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725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898in"/>
    </style:style>
    <style:style style:name="co4" style:family="table-column">
      <style:table-column-properties fo:break-before="auto" style:column-width="1.4925in"/>
    </style:style>
    <style:style style:name="co5" style:family="table-column">
      <style:table-column-properties fo:break-before="auto" style:column-width="1.2472in"/>
    </style:style>
    <style:style style:name="co6" style:family="table-column">
      <style:table-column-properties fo:break-before="auto" style:column-width="1.1484in"/>
    </style:style>
    <style:style style:name="co7" style:family="table-column">
      <style:table-column-properties fo:break-before="auto" style:column-width="1.2228in"/>
    </style:style>
    <style:style style:name="co8" style:family="table-column">
      <style:table-column-properties fo:break-before="auto" style:column-width="1.1362in"/>
    </style:style>
    <style:style style:name="co9" style:family="table-column">
      <style:table-column-properties fo:break-before="auto" style:column-width="1.031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6.1291in"/>
    </style:style>
    <style:style style:name="co12" style:family="table-column">
      <style:table-column-properties fo:break-before="auto" style:column-width="1.0154in"/>
    </style:style>
    <style:style style:name="co13" style:family="table-column">
      <style:table-column-properties fo:break-before="auto" style:column-width="1.1598in"/>
    </style:style>
    <style:style style:name="co14" style:family="table-column">
      <style:table-column-properties fo:break-before="auto" style:column-width="0.8319in"/>
    </style:style>
    <style:style style:name="co15" style:family="table-column">
      <style:table-column-properties fo:break-before="auto" style:column-width="1.2252in"/>
    </style:style>
    <style:style style:name="co16" style:family="table-column">
      <style:table-column-properties fo:break-before="auto" style:column-width="1.8445in"/>
    </style:style>
    <style:style style:name="co17" style:family="table-column">
      <style:table-column-properties fo:break-before="auto" style:column-width="1.2311in"/>
    </style:style>
    <style:style style:name="co18" style:family="table-column">
      <style:table-column-properties fo:break-before="auto" style:column-width="1.2563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1.0126in"/>
    </style:style>
    <style:style style:name="co22" style:family="table-column">
      <style:table-column-properties fo:break-before="auto" style:column-width="5.7807in"/>
    </style:style>
    <style:style style:name="co23" style:family="table-column">
      <style:table-column-properties fo:break-before="auto" style:column-width="1.0028in"/>
    </style:style>
    <style:style style:name="co24" style:family="table-column">
      <style:table-column-properties fo:break-before="auto" style:column-width="1.1709in"/>
    </style:style>
    <style:style style:name="co25" style:family="table-column">
      <style:table-column-properties fo:break-before="auto" style:column-width="1.411in"/>
    </style:style>
    <style:style style:name="co26" style:family="table-column">
      <style:table-column-properties fo:break-before="auto" style:column-width="1.2799in"/>
    </style:style>
    <style:style style:name="co27" style:family="table-column">
      <style:table-column-properties fo:break-before="auto" style:column-width="2.8016in"/>
    </style:style>
    <style:style style:name="co28" style:family="table-column">
      <style:table-column-properties fo:break-before="auto" style:column-width="1.3008in"/>
    </style:style>
    <style:style style:name="co29" style:family="table-column">
      <style:table-column-properties fo:break-before="auto" style:column-width="2.4063in"/>
    </style:style>
    <style:style style:name="co30" style:family="table-column">
      <style:table-column-properties fo:break-before="auto" style:column-width="1.1744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7898in"/>
    </style:style>
    <style:style style:name="co33" style:family="table-column">
      <style:table-column-properties fo:break-before="auto" style:column-width="2.3866in"/>
    </style:style>
    <style:style style:name="co34" style:family="table-column">
      <style:table-column-properties fo:break-before="auto" style:column-width="2.0098in"/>
    </style:style>
    <style:style style:name="co35" style:family="table-column">
      <style:table-column-properties fo:break-before="auto" style:column-width="2.8945in"/>
    </style:style>
    <style:style style:name="co36" style:family="table-column">
      <style:table-column-properties fo:break-before="auto" style:column-width="1.2291in"/>
    </style:style>
    <style:style style:name="co37" style:family="table-column">
      <style:table-column-properties fo:break-before="auto" style:column-width="0.6929in"/>
    </style:style>
    <style:style style:name="co38" style:family="table-column">
      <style:table-column-properties fo:break-before="auto" style:column-width="1.1008in"/>
    </style:style>
    <style:style style:name="co39" style:family="table-column">
      <style:table-column-properties fo:break-before="auto" style:column-width="1.3862in"/>
    </style:style>
    <style:style style:name="co40" style:family="table-column">
      <style:table-column-properties fo:break-before="auto" style:column-width="1.3264in"/>
    </style:style>
    <style:style style:name="co41" style:family="table-column">
      <style:table-column-properties fo:break-before="auto" style:column-width="1.572in"/>
    </style:style>
    <style:style style:name="co42" style:family="table-column">
      <style:table-column-properties fo:break-before="auto" style:column-width="2.4457in"/>
    </style:style>
    <style:style style:name="co43" style:family="table-column">
      <style:table-column-properties fo:break-before="auto" style:column-width="1.6327in"/>
    </style:style>
    <style:style style:name="co44" style:family="table-column">
      <style:table-column-properties fo:break-before="auto" style:column-width="2.0165in"/>
    </style:style>
    <style:style style:name="co45" style:family="table-column">
      <style:table-column-properties fo:break-before="auto" style:column-width="1.0118in"/>
    </style:style>
    <style:style style:name="co46" style:family="table-column">
      <style:table-column-properties fo:break-before="auto" style:column-width="1.2709in"/>
    </style:style>
    <style:style style:name="ro1" style:family="table-row">
      <style:table-row-properties style:row-height="0.2591in" fo:break-before="auto" style:use-optimal-row-height="fals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fo:background-color="transparent"/>
    </style:style>
    <style:style style:name="ce10" style:family="table-cell" style:parent-style-name="Default">
      <style:table-cell-properties style:text-align-source="value-type" style:repeat-content="false"/>
      <style:paragraph-properties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4" style:family="table-cell" style:parent-style-name="Default" style:data-style-name="N100"/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0"/>
    <style:style style:name="ce17" style:family="table-cell" style:parent-style-name="Default" style:data-style-name="N99"/>
    <style:style style:name="gr1" style:family="graphic">
      <style:graphic-properties draw:stroke="none" draw:fill="none" draw:ole-draw-aspect="1"/>
    </style:style>
    <style:style style:name="gr2" style:family="graphic">
      <style:graphic-properties draw:stroke="solid" svg:stroke-width="0in" svg:stroke-color="#808080" draw:marker-start="" draw:marker-start-width="0.1181in" draw:marker-start-center="false" draw:marker-end="" draw:marker-end-width="0.1181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3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280099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4" style:family="graphic">
      <style:graphic-properties draw:stroke="solid" svg:stroke-width="0in" svg:stroke-color="#000000" draw:marker-start="" draw:marker-start-width="0.1181in" draw:marker-start-center="false" draw:marker-end="" draw:marker-end-width="0.1181in" draw:marker-end-center="false" draw:fill="solid" draw:fill-color="#ff6633" draw:textarea-horizontal-align="justify" draw:textarea-vertical-align="middle" draw:auto-grow-height="false" fo:padding-top="0.0492in" fo:padding-bottom="0.0492in" fo:padding-left="0.0984in" fo:padding-right="0.0984in" draw:shadow="hidden" draw:shadow-offset-x="0.1181in" draw:shadow-offset-y="0.1181in" draw:shadow-color="#808080"/>
    </style:style>
    <style:style style:name="gr5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622in" fo:padding-top="0.0492in" fo:padding-bottom="0.0492in" fo:padding-left="0.0984in" fo:padding-right="0.0984in" draw:shadow="hidden" draw:shadow-offset-x="0.1181in" draw:shadow-offset-y="0.1181in" draw:shadow-color="#808080"/>
    </style:style>
    <style:style style:name="gr6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false" fo:min-height="3.7465in" fo:min-width="0.9917in" fo:padding-top="0.0492in" fo:padding-bottom="0.0492in" fo:padding-left="0.0984in" fo:padding-right="0.0984in" draw:shadow="hidden" draw:shadow-offset-x="0.1181in" draw:shadow-offset-y="0.1181in" draw:shadow-color="#808080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in" fo:margin-right="0in" fo:margin-top="0in" fo:margin-bottom="0in" fo:line-height="100%" fo:text-indent="0in"/>
    </style:style>
    <style:style style:name="P3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2pt" fo:font-style="normal" fo:text-shadow="none" style:text-underline-style="none" fo:font-weight="normal" style:letter-kerning="true" style:font-name-asian="Bitstream Vera Sans" style:font-size-asian="12pt" style:font-style-asian="normal" style:font-weight-asian="normal" style:font-name-complex="Bitstream Ver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style:text-line-through-type="none" fo:font-family="Arial" style:font-family-generic="roman" style:font-pitch="variable" fo:font-size="11pt" fo:font-style="normal" fo:text-shadow="none" style:text-underline-style="none" fo:font-weight="normal" style:letter-kerning="true" style:font-name-asian="Bitstream Vera Sans" style:font-size-asian="11pt" style:font-style-asian="normal" style:font-weight-asian="normal" style:font-name-complex="Bitstream Vera Sans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PCA Confidence" table:style-name="ta1" table:print="false">
        <table:table-column table:style-name="co1" table:default-cell-style-name="ce3"/>
        <table:table-column table:style-name="co2" table:number-columns-repeated="3" table:default-cell-style-name="ce2"/>
        <table:table-column table:style-name="co3" table:default-cell-style-name="ce8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CA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10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table:style-name="Default" office:value-type="string" calcext:value-type="string">
            <text:p>?b <text:s/>&lt;isMarriedTo&gt; <text:s/>?a <text:s text:c="2"/>=&gt; ?a <text:s/>&lt;isMarriedTo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]/([.B2]+[.C2])" office:value-type="percentage" office:value="1" calcext:value-type="percentage">
            <text:p>100.00%</text:p>
          </table:table-cell>
          <table:table-cell table:style-name="ce8" office:value-type="percentage" office:value="0.53014258" calcext:value-type="percentage">
            <text:p>53.01%</text:p>
          </table:table-cell>
          <table:table-cell table:style-name="ce8" office:value-type="percentage" office:value="0.91785766" calcext:value-type="percentage">
            <text:p>91.79%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formula="of:=[.H2]" office:value-type="float" office:value="5158" calcext:value-type="float">
            <text:p>5158</text:p>
          </table:table-cell>
          <table:table-cell table:style-name="ce11" table:formula="of:=[.B2]" office:value-type="float" office:value="29" calcext:value-type="float">
            <text:p>29</text:p>
          </table:table-cell>
          <table:table-cell table:style-name="ce11" table:formula="of:=[.C2]" office:value-type="float" office:value="0" calcext:value-type="float">
            <text:p>0</text:p>
          </table:table-cell>
          <table:table-cell table:style-name="ce12" table:formula="of:=[.K2]/([.K2]+[.L2])" office:value-type="percentage" office:value="1" calcext:value-type="percentage">
            <text:p>10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0" calcext:value-type="float">
            <text:p>0</text:p>
          </table:table-cell>
          <table:table-cell table:formula="of:=[.B3]/([.B3]+[.C3])" office:value-type="percentage" office:value="0.166666666666667" calcext:value-type="percentage">
            <text:p>16.67%</text:p>
          </table:table-cell>
          <table:table-cell table:style-name="ce8" office:value-type="percentage" office:value="0.02701493" calcext:value-type="percentage">
            <text:p>2.70%</text:p>
          </table:table-cell>
          <table:table-cell table:style-name="ce8" office:value-type="percentage" office:value="0.85377358" calcext:value-type="percentage">
            <text:p>85.38%</text:p>
          </table:table-cell>
          <table:table-cell table:number-columns-repeated="2" table:style-name="ce11" office:value-type="float" office:value="13038" calcext:value-type="float">
            <text:p>13038</text:p>
          </table:table-cell>
          <table:table-cell table:formula="of:=[.J2]+[.H3]" office:value-type="float" office:value="18196" calcext:value-type="float">
            <text:p>18196</text:p>
          </table:table-cell>
          <table:table-cell table:style-name="ce11" table:formula="of:=[.B3]+[.K2]" office:value-type="float" office:value="34" calcext:value-type="float">
            <text:p>34</text:p>
          </table:table-cell>
          <table:table-cell table:style-name="ce11" table:formula="of:=[.C3]+[.L2]" office:value-type="float" office:value="25" calcext:value-type="float">
            <text:p>25</text:p>
          </table:table-cell>
          <table:table-cell table:style-name="ce12" table:formula="of:=[.K3]/([.K3]+[.L3])" office:value-type="percentage" office:value="0.576271186440678" calcext:value-type="percentage">
            <text:p>57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PoliticianOf&gt; <text:s/>?b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0" calcext:value-type="float">
            <text:p>0</text:p>
          </table:table-cell>
          <table:table-cell table:formula="of:=[.B4]/([.B4]+[.C4])" office:value-type="percentage" office:value="0.433333333333333" calcext:value-type="percentage">
            <text:p>43.33%</text:p>
          </table:table-cell>
          <table:table-cell table:style-name="ce8" office:value-type="percentage" office:value="0.02467261" calcext:value-type="percentage">
            <text:p>2.4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style-name="ce11" office:value-type="float" office:value="4939" calcext:value-type="float">
            <text:p>4939</text:p>
          </table:table-cell>
          <table:table-cell table:style-name="ce11" office:value-type="float" office:value="5137" calcext:value-type="float">
            <text:p>5137</text:p>
          </table:table-cell>
          <table:table-cell table:formula="of:=[.J3]+[.H4]" office:value-type="float" office:value="23135" calcext:value-type="float">
            <text:p>23135</text:p>
          </table:table-cell>
          <table:table-cell table:style-name="ce11" table:formula="of:=[.B4]+[.K3]" office:value-type="float" office:value="47" calcext:value-type="float">
            <text:p>47</text:p>
          </table:table-cell>
          <table:table-cell table:style-name="ce11" table:formula="of:=[.C4]+[.L3]" office:value-type="float" office:value="42" calcext:value-type="float">
            <text:p>42</text:p>
          </table:table-cell>
          <table:table-cell table:style-name="ce12" table:formula="of:=[.K4]/([.K4]+[.L4])" office:value-type="percentage" office:value="0.528089887640449" calcext:value-type="percentage">
            <text:p>52.81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LocatedIn&gt; <text:s/>?c <text:s/>?c <text:s/>&lt;hasOfficialLanguage&gt; <text:s/>?b <text:s text:c="2"/>=&gt; ?a <text:s/>&lt;hasOfficialLanguage&gt; <text:s/>?b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formula="of:=[.B5]/([.B5]+[.C5])" office:value-type="percentage" office:value="0.72" calcext:value-type="percentage">
            <text:p>72.00%</text:p>
          </table:table-cell>
          <table:table-cell table:style-name="ce8" office:value-type="percentage" office:value="0.00066107" calcext:value-type="percentage">
            <text:p>0.07%</text:p>
          </table:table-cell>
          <table:table-cell table:style-name="ce8" office:value-type="percentage" office:value="0.83333333" calcext:value-type="percentage">
            <text:p>83.33%</text:p>
          </table:table-cell>
          <table:table-cell table:number-columns-repeated="2" table:style-name="ce11" office:value-type="float" office:value="75579" calcext:value-type="float">
            <text:p>75579</text:p>
          </table:table-cell>
          <table:table-cell table:formula="of:=[.J4]+[.H5]" office:value-type="float" office:value="98714" calcext:value-type="float">
            <text:p>98714</text:p>
          </table:table-cell>
          <table:table-cell table:style-name="ce11" table:formula="of:=[.B5]+[.K4]" office:value-type="float" office:value="65" calcext:value-type="float">
            <text:p>65</text:p>
          </table:table-cell>
          <table:table-cell table:style-name="ce11" table:formula="of:=[.C5]+[.L4]" office:value-type="float" office:value="49" calcext:value-type="float">
            <text:p>49</text:p>
          </table:table-cell>
          <table:table-cell table:style-name="ce12" table:formula="of:=[.K5]/([.K5]+[.L5])" office:value-type="percentage" office:value="0.570175438596491" calcext:value-type="percentage">
            <text:p>5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" calcext:value-type="float">
            <text:p>1</text:p>
          </table:table-cell>
          <table:table-cell table:formula="of:=[.B6]/([.B6]+[.C6])" office:value-type="percentage" office:value="0.793103448275862" calcext:value-type="percentage">
            <text:p>79.31%</text:p>
          </table:table-cell>
          <table:table-cell table:style-name="ce8" office:value-type="percentage" office:value="0.33705773" calcext:value-type="percentage">
            <text:p>33.71%</text:p>
          </table:table-cell>
          <table:table-cell table:style-name="ce8" office:value-type="percentage" office:value="0.6988417" calcext:value-type="percentage">
            <text:p>69.88%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formula="of:=[.J5]+[.H6]" office:value-type="float" office:value="99040" calcext:value-type="float">
            <text:p>99040</text:p>
          </table:table-cell>
          <table:table-cell table:style-name="ce11" table:formula="of:=[.B6]+[.K5]" office:value-type="float" office:value="88" calcext:value-type="float">
            <text:p>88</text:p>
          </table:table-cell>
          <table:table-cell table:style-name="ce11" table:formula="of:=[.C6]+[.L5]" office:value-type="float" office:value="55" calcext:value-type="float">
            <text:p>55</text:p>
          </table:table-cell>
          <table:table-cell table:style-name="ce12" table:formula="of:=[.K6]/([.K6]+[.L6])" office:value-type="percentage" office:value="0.615384615384615" calcext:value-type="percentage">
            <text:p>61.5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MarriedTo&gt; <text:s/>?a <text:s/>?c <text:s/>&lt;livesIn&gt; <text:s/>?b <text:s text:c="2"/>=&gt; ?a <text:s/>&lt;livesIn&gt; <text:s/>?b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formula="of:=[.B7]/([.B7]+[.C7])" office:value-type="percentage" office:value="0.607142857142857" calcext:value-type="percentage">
            <text:p>60.71%</text:p>
          </table:table-cell>
          <table:table-cell table:style-name="ce8" office:value-type="percentage" office:value="0.22807018" calcext:value-type="percentage">
            <text:p>22.81%</text:p>
          </table:table-cell>
          <table:table-cell table:style-name="ce8" office:value-type="percentage" office:value="0.68421053" calcext:value-type="percentage">
            <text:p>68.42%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formula="of:=[.J6]+[.H7]" office:value-type="float" office:value="99339" calcext:value-type="float">
            <text:p>99339</text:p>
          </table:table-cell>
          <table:table-cell table:style-name="ce11" table:formula="of:=[.B7]+[.K6]" office:value-type="float" office:value="105" calcext:value-type="float">
            <text:p>105</text:p>
          </table:table-cell>
          <table:table-cell table:style-name="ce11" table:formula="of:=[.C7]+[.L6]" office:value-type="float" office:value="66" calcext:value-type="float">
            <text:p>66</text:p>
          </table:table-cell>
          <table:table-cell table:style-name="ce12" table:formula="of:=[.K7]/([.K7]+[.L7])" office:value-type="percentage" office:value="0.614035087719298" calcext:value-type="percentage">
            <text:p>61.4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0" calcext:value-type="float">
            <text:p>0</text:p>
          </table:table-cell>
          <table:table-cell table:formula="of:=[.B8]/([.B8]+[.C8])" office:value-type="percentage" office:value="0.3" calcext:value-type="percentage">
            <text:p>30.00%</text:p>
          </table:table-cell>
          <table:table-cell table:style-name="ce8" office:value-type="percentage" office:value="0.14285714" calcext:value-type="percentage">
            <text:p>14.29%</text:p>
          </table:table-cell>
          <table:table-cell table:style-name="ce8" office:value-type="percentage" office:value="0.64285714" calcext:value-type="percentage">
            <text:p>64.29%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formula="of:=[.J7]+[.H8]" office:value-type="float" office:value="99439" calcext:value-type="float">
            <text:p>99439</text:p>
          </table:table-cell>
          <table:table-cell table:style-name="ce11" table:formula="of:=[.B8]+[.K7]" office:value-type="float" office:value="114" calcext:value-type="float">
            <text:p>114</text:p>
          </table:table-cell>
          <table:table-cell table:style-name="ce11" table:formula="of:=[.C8]+[.L7]" office:value-type="float" office:value="87" calcext:value-type="float">
            <text:p>87</text:p>
          </table:table-cell>
          <table:table-cell table:style-name="ce12" table:formula="of:=[.K8]/([.K8]+[.L8])" office:value-type="percentage" office:value="0.567164179104478" calcext:value-type="percentage">
            <text:p>56.7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0" calcext:value-type="float">
            <text:p>0</text:p>
          </table:table-cell>
          <table:table-cell table:formula="of:=[.B9]/([.B9]+[.C9])" office:value-type="percentage" office:value="0" calcext:value-type="percentage">
            <text:p>0.00%</text:p>
          </table:table-cell>
          <table:table-cell table:style-name="ce8" office:value-type="percentage" office:value="0.49827501" calcext:value-type="percentage">
            <text:p>49.83%</text:p>
          </table:table-cell>
          <table:table-cell table:style-name="ce8" office:value-type="percentage" office:value="0.58676727" calcext:value-type="percentage">
            <text:p>58.68%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formula="of:=[.J8]+[.H9]" office:value-type="float" office:value="100415" calcext:value-type="float">
            <text:p>100415</text:p>
          </table:table-cell>
          <table:table-cell table:style-name="ce11" table:formula="of:=[.B9]+[.K8]" office:value-type="float" office:value="114" calcext:value-type="float">
            <text:p>114</text:p>
          </table:table-cell>
          <table:table-cell table:style-name="ce11" table:formula="of:=[.C9]+[.L8]" office:value-type="float" office:value="117" calcext:value-type="float">
            <text:p>117</text:p>
          </table:table-cell>
          <table:table-cell table:style-name="ce12" table:formula="of:=[.K9]/([.K9]+[.L9])" office:value-type="percentage" office:value="0.493506493506493" calcext:value-type="percentage">
            <text:p>49.3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" calcext:value-type="float">
            <text:p>1</text:p>
          </table:table-cell>
          <table:table-cell table:formula="of:=[.B10]/([.B10]+[.C10])" office:value-type="percentage" office:value="0.344827586206897" calcext:value-type="percentage">
            <text:p>34.48%</text:p>
          </table:table-cell>
          <table:table-cell table:number-columns-repeated="2" table:style-name="ce8" office:value-type="percentage" office:value="0.57565326" calcext:value-type="percentage">
            <text:p>57.57%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formula="of:=[.J9]+[.H10]" office:value-type="float" office:value="102280" calcext:value-type="float">
            <text:p>102280</text:p>
          </table:table-cell>
          <table:table-cell table:style-name="ce11" table:formula="of:=[.B10]+[.K9]" office:value-type="float" office:value="124" calcext:value-type="float">
            <text:p>124</text:p>
          </table:table-cell>
          <table:table-cell table:style-name="ce11" table:formula="of:=[.C10]+[.L9]" office:value-type="float" office:value="136" calcext:value-type="float">
            <text:p>136</text:p>
          </table:table-cell>
          <table:table-cell table:style-name="ce12" table:formula="of:=[.K10]/([.K10]+[.L10])" office:value-type="percentage" office:value="0.476923076923077" calcext:value-type="percentage">
            <text:p>47.6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1]/([.B11]+[.C11])" office:value-type="percentage" office:value="0.233333333333333" calcext:value-type="percentage">
            <text:p>23.33%</text:p>
          </table:table-cell>
          <table:table-cell table:style-name="ce8" office:value-type="percentage" office:value="0.03745041" calcext:value-type="percentage">
            <text:p>3.75%</text:p>
          </table:table-cell>
          <table:table-cell table:style-name="ce8" office:value-type="percentage" office:value="0.57421698" calcext:value-type="percentage">
            <text:p>57.42%</text:p>
          </table:table-cell>
          <table:table-cell table:number-columns-repeated="2" table:style-name="ce11" office:value-type="float" office:value="32491" calcext:value-type="float">
            <text:p>32491</text:p>
          </table:table-cell>
          <table:table-cell table:formula="of:=[.J10]+[.H11]" office:value-type="float" office:value="134771" calcext:value-type="float">
            <text:p>134771</text:p>
          </table:table-cell>
          <table:table-cell table:style-name="ce11" table:formula="of:=[.B11]+[.K10]" office:value-type="float" office:value="131" calcext:value-type="float">
            <text:p>131</text:p>
          </table:table-cell>
          <table:table-cell table:style-name="ce11" table:formula="of:=[.C11]+[.L10]" office:value-type="float" office:value="159" calcext:value-type="float">
            <text:p>159</text:p>
          </table:table-cell>
          <table:table-cell table:style-name="ce12" table:formula="of:=[.K11]/([.K11]+[.L11])" office:value-type="percentage" office:value="0.451724137931034" calcext:value-type="percentage">
            <text:p>45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wasBornIn&gt; <text:s/>?c <text:s/>?c <text:s/>&lt;isLocatedIn&gt; <text:s/>?b <text:s text:c="2"/>=&gt; ?a <text:s/>&lt;isPoliticianOf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" calcext:value-type="float">
            <text:p>1</text:p>
          </table:table-cell>
          <table:table-cell table:formula="of:=[.B12]/([.B12]+[.C12])" office:value-type="percentage" office:value="0.172413793103448" calcext:value-type="percentage">
            <text:p>17.24%</text:p>
          </table:table-cell>
          <table:table-cell table:style-name="ce8" office:value-type="percentage" office:value="0.00648351" calcext:value-type="percentage">
            <text:p>0.65%</text:p>
          </table:table-cell>
          <table:table-cell table:style-name="ce8" office:value-type="percentage" office:value="0.57180157" calcext:value-type="percentage">
            <text:p>57.18%</text:p>
          </table:table-cell>
          <table:table-cell table:style-name="ce11" office:value-type="float" office:value="30883" calcext:value-type="float">
            <text:p>30883</text:p>
          </table:table-cell>
          <table:table-cell table:style-name="ce11" office:value-type="float" office:value="33559" calcext:value-type="float">
            <text:p>33559</text:p>
          </table:table-cell>
          <table:table-cell table:formula="of:=[.J11]+[.H12]" office:value-type="float" office:value="165654" calcext:value-type="float">
            <text:p>165654</text:p>
          </table:table-cell>
          <table:table-cell table:style-name="ce11" table:formula="of:=[.B12]+[.K11]" office:value-type="float" office:value="136" calcext:value-type="float">
            <text:p>136</text:p>
          </table:table-cell>
          <table:table-cell table:style-name="ce11" table:formula="of:=[.C12]+[.L11]" office:value-type="float" office:value="183" calcext:value-type="float">
            <text:p>183</text:p>
          </table:table-cell>
          <table:table-cell table:style-name="ce12" table:formula="of:=[.K12]/([.K12]+[.L12])" office:value-type="percentage" office:value="0.426332288401254" calcext:value-type="percentage">
            <text:p>42.6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formula="of:=[.B13]/([.B13]+[.C13])" office:value-type="percentage" office:value="0.333333333333333" calcext:value-type="percentage">
            <text:p>33.33%</text:p>
          </table:table-cell>
          <table:table-cell table:number-columns-repeated="2" table:style-name="ce8" office:value-type="percentage" office:value="0.56113903" calcext:value-type="percentage">
            <text:p>56.11%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formula="of:=[.J12]+[.H13]" office:value-type="float" office:value="166722" calcext:value-type="float">
            <text:p>166722</text:p>
          </table:table-cell>
          <table:table-cell table:style-name="ce11" table:formula="of:=[.B13]+[.K12]" office:value-type="float" office:value="146" calcext:value-type="float">
            <text:p>146</text:p>
          </table:table-cell>
          <table:table-cell table:style-name="ce11" table:formula="of:=[.C13]+[.L12]" office:value-type="float" office:value="203" calcext:value-type="float">
            <text:p>203</text:p>
          </table:table-cell>
          <table:table-cell table:style-name="ce12" table:formula="of:=[.K13]/([.K13]+[.L13])" office:value-type="percentage" office:value="0.418338108882521" calcext:value-type="percentage">
            <text:p>41.8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c <text:s/>&lt;isLocatedIn&gt; <text:s/>?b <text:s/>?a <text:s/>&lt;isLocatedIn&gt; <text:s/>?c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4]/([.B14]+[.C14])" office:value-type="percentage" office:value="0.0344827586206897" calcext:value-type="percentage">
            <text:p>3.45%</text:p>
          </table:table-cell>
          <table:table-cell table:style-name="ce8" office:value-type="percentage" office:value="0.00401278" calcext:value-type="percentage">
            <text:p>0.40%</text:p>
          </table:table-cell>
          <table:table-cell table:style-name="ce8" office:value-type="percentage" office:value="0.54241645" calcext:value-type="percentage">
            <text:p>54.24%</text:p>
          </table:table-cell>
          <table:table-cell table:style-name="ce11" office:value-type="float" office:value="52354" calcext:value-type="float">
            <text:p>52354</text:p>
          </table:table-cell>
          <table:table-cell table:style-name="ce11" office:value-type="float" office:value="52367" calcext:value-type="float">
            <text:p>52367</text:p>
          </table:table-cell>
          <table:table-cell table:formula="of:=[.J13]+[.H14]" office:value-type="float" office:value="219076" calcext:value-type="float">
            <text:p>219076</text:p>
          </table:table-cell>
          <table:table-cell table:style-name="ce11" table:formula="of:=[.B14]+[.K13]" office:value-type="float" office:value="147" calcext:value-type="float">
            <text:p>147</text:p>
          </table:table-cell>
          <table:table-cell table:style-name="ce11" table:formula="of:=[.C14]+[.L13]" office:value-type="float" office:value="231" calcext:value-type="float">
            <text:p>231</text:p>
          </table:table-cell>
          <table:table-cell table:style-name="ce12" table:formula="of:=[.K14]/([.K14]+[.L14])" office:value-type="percentage" office:value="0.388888888888889" calcext:value-type="percentage">
            <text:p>38.8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sCitizenOf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15]/([.B15]+[.C15])" office:value-type="percentage" office:value="1" calcext:value-type="percentage">
            <text:p>100.00%</text:p>
          </table:table-cell>
          <table:table-cell table:style-name="ce8" office:value-type="percentage" office:value="0.04495539" calcext:value-type="percentage">
            <text:p>4.50%</text:p>
          </table:table-cell>
          <table:table-cell table:style-name="ce8" office:value-type="percentage" office:value="0.52358114" calcext:value-type="percentage">
            <text:p>52.36%</text:p>
          </table:table-cell>
          <table:table-cell table:style-name="ce11" office:value-type="float" office:value="13913" calcext:value-type="float">
            <text:p>13913</text:p>
          </table:table-cell>
          <table:table-cell table:style-name="ce11" office:value-type="float" office:value="13915" calcext:value-type="float">
            <text:p>13915</text:p>
          </table:table-cell>
          <table:table-cell table:formula="of:=[.J14]+[.H15]" office:value-type="float" office:value="232989" calcext:value-type="float">
            <text:p>232989</text:p>
          </table:table-cell>
          <table:table-cell table:style-name="ce11" table:formula="of:=[.B15]+[.K14]" office:value-type="float" office:value="176" calcext:value-type="float">
            <text:p>176</text:p>
          </table:table-cell>
          <table:table-cell table:style-name="ce11" table:formula="of:=[.C15]+[.L14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32432432432432" calcext:value-type="percentage">
            <text:p>43.24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" calcext:value-type="float">
            <text:p>1</text:p>
          </table:table-cell>
          <table:table-cell table:formula="of:=[.B16]/([.B16]+[.C16])" office:value-type="percentage" office:value="0.3" calcext:value-type="percentage">
            <text:p>30.00%</text:p>
          </table:table-cell>
          <table:table-cell table:style-name="ce8" office:value-type="percentage" office:value="0.10564399" calcext:value-type="percentage">
            <text:p>10.56%</text:p>
          </table:table-cell>
          <table:table-cell table:style-name="ce8" office:value-type="percentage" office:value="0.51957295" calcext:value-type="percentage">
            <text:p>51.96%</text:p>
          </table:table-cell>
          <table:table-cell table:style-name="ce11" office:value-type="float" office:value="1173" calcext:value-type="float">
            <text:p>1173</text:p>
          </table:table-cell>
          <table:table-cell table:style-name="ce11" office:value-type="float" office:value="1199" calcext:value-type="float">
            <text:p>1199</text:p>
          </table:table-cell>
          <table:table-cell table:formula="of:=[.J15]+[.H16]" office:value-type="float" office:value="234162" calcext:value-type="float">
            <text:p>234162</text:p>
          </table:table-cell>
          <table:table-cell table:style-name="ce11" table:formula="of:=[.B16]+[.K15]" office:value-type="float" office:value="185" calcext:value-type="float">
            <text:p>185</text:p>
          </table:table-cell>
          <table:table-cell table:style-name="ce11" table:formula="of:=[.C16]+[.L15]" office:value-type="float" office:value="252" calcext:value-type="float">
            <text:p>252</text:p>
          </table:table-cell>
          <table:table-cell table:style-name="ce12" table:formula="of:=[.K16]/([.K16]+[.L16])" office:value-type="percentage" office:value="0.423340961098398" calcext:value-type="percentage">
            <text:p>42.3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livesIn&gt; <text:s/>?c <text:s/>?c <text:s/>&lt;isLocatedIn&gt; <text:s/>?b <text:s text:c="2"/>=&gt; ?a <text:s/>&lt;isCitizen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0" calcext:value-type="float">
            <text:p>0</text:p>
          </table:table-cell>
          <table:table-cell table:formula="of:=[.B17]/([.B17]+[.C17])" office:value-type="percentage" office:value="0.0357142857142857" calcext:value-type="percentage">
            <text:p>3.57%</text:p>
          </table:table-cell>
          <table:table-cell table:style-name="ce8" office:value-type="percentage" office:value="0.0390966" calcext:value-type="percentage">
            <text:p>3.91%</text:p>
          </table:table-cell>
          <table:table-cell table:style-name="ce8" office:value-type="percentage" office:value="0.48130841" calcext:value-type="percentage">
            <text:p>48.13%</text:p>
          </table:table-cell>
          <table:table-cell table:style-name="ce11" office:value-type="float" office:value="4167" calcext:value-type="float">
            <text:p>4167</text:p>
          </table:table-cell>
          <table:table-cell table:style-name="ce11" office:value-type="float" office:value="5047" calcext:value-type="float">
            <text:p>5047</text:p>
          </table:table-cell>
          <table:table-cell table:formula="of:=[.J16]+[.H17]" office:value-type="float" office:value="238329" calcext:value-type="float">
            <text:p>238329</text:p>
          </table:table-cell>
          <table:table-cell table:style-name="ce11" table:formula="of:=[.B17]+[.K16]" office:value-type="float" office:value="186" calcext:value-type="float">
            <text:p>186</text:p>
          </table:table-cell>
          <table:table-cell table:style-name="ce11" table:formula="of:=[.C17]+[.L16]" office:value-type="float" office:value="279" calcext:value-type="float">
            <text:p>279</text:p>
          </table:table-cell>
          <table:table-cell table:style-name="ce12" table:formula="of:=[.K17]/([.K17]+[.L17])" office:value-type="percentage" office:value="0.4" calcext:value-type="percentage">
            <text:p>40.0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diedIn&gt; <text:s/>?c <text:s/>?c <text:s/>&lt;isLocatedIn&gt; <text:s/>?b <text:s text:c="2"/>=&gt; ?a <text:s/>&lt;isCitizenOf&gt; <text:s/>?b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0" calcext:value-type="float">
            <text:p>0</text:p>
          </table:table-cell>
          <table:table-cell table:formula="of:=[.B18]/([.B18]+[.C18])" office:value-type="percentage" office:value="0.233333333333333" calcext:value-type="percentage">
            <text:p>23.33%</text:p>
          </table:table-cell>
          <table:table-cell table:style-name="ce8" office:value-type="percentage" office:value="0.04514925" calcext:value-type="percentage">
            <text:p>4.51%</text:p>
          </table:table-cell>
          <table:table-cell table:style-name="ce8" office:value-type="percentage" office:value="0.48130469" calcext:value-type="percentage">
            <text:p>48.13%</text:p>
          </table:table-cell>
          <table:table-cell table:style-name="ce11" office:value-type="float" office:value="10681" calcext:value-type="float">
            <text:p>10681</text:p>
          </table:table-cell>
          <table:table-cell table:style-name="ce11" office:value-type="float" office:value="12791" calcext:value-type="float">
            <text:p>12791</text:p>
          </table:table-cell>
          <table:table-cell table:formula="of:=[.J17]+[.H18]" office:value-type="float" office:value="249010" calcext:value-type="float">
            <text:p>249010</text:p>
          </table:table-cell>
          <table:table-cell table:style-name="ce11" table:formula="of:=[.B18]+[.K17]" office:value-type="float" office:value="193" calcext:value-type="float">
            <text:p>193</text:p>
          </table:table-cell>
          <table:table-cell table:style-name="ce11" table:formula="of:=[.C18]+[.L17]" office:value-type="float" office:value="302" calcext:value-type="float">
            <text:p>302</text:p>
          </table:table-cell>
          <table:table-cell table:style-name="ce12" table:formula="of:=[.K18]/([.K18]+[.L18])" office:value-type="percentage" office:value="0.38989898989899" calcext:value-type="percentage">
            <text:p>38.99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Default"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" calcext:value-type="float">
            <text:p>1</text:p>
          </table:table-cell>
          <table:table-cell table:formula="of:=[.B19]/([.B19]+[.C19])" office:value-type="percentage" office:value="0.0344827586206897" calcext:value-type="percentage">
            <text:p>3.45%</text:p>
          </table:table-cell>
          <table:table-cell table:style-name="ce8" office:value-type="percentage" office:value="0.38285145" calcext:value-type="percentage">
            <text:p>38.29%</text:p>
          </table:table-cell>
          <table:table-cell table:style-name="ce8" office:value-type="percentage" office:value="0.45229682" calcext:value-type="percentage">
            <text:p>45.23%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formula="of:=[.J18]+[.H19]" office:value-type="float" office:value="249528" calcext:value-type="float">
            <text:p>249528</text:p>
          </table:table-cell>
          <table:table-cell table:style-name="ce11" table:formula="of:=[.B19]+[.K18]" office:value-type="float" office:value="194" calcext:value-type="float">
            <text:p>194</text:p>
          </table:table-cell>
          <table:table-cell table:style-name="ce11" table:formula="of:=[.C19]+[.L18]" office:value-type="float" office:value="330" calcext:value-type="float">
            <text:p>330</text:p>
          </table:table-cell>
          <table:table-cell table:style-name="ce12" table:formula="of:=[.K19]/([.K19]+[.L19])" office:value-type="percentage" office:value="0.370229007633588" calcext:value-type="percentage">
            <text:p>37.0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b <text:s text:c="2"/>=&gt; ?a <text:s/>&lt;livesIn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formula="of:=[.B20]/([.B20]+[.C20])" office:value-type="percentage" office:value="0.84" calcext:value-type="percentage">
            <text:p>84.00%</text:p>
          </table:table-cell>
          <table:table-cell table:style-name="ce8" office:value-type="percentage" office:value="0.01205091" calcext:value-type="percentage">
            <text:p>1.21%</text:p>
          </table:table-cell>
          <table:table-cell table:style-name="ce8" office:value-type="percentage" office:value="0.43414634" calcext:value-type="percentage">
            <text:p>43.41%</text:p>
          </table:table-cell>
          <table:table-cell table:style-name="ce11" office:value-type="float" office:value="21883" calcext:value-type="float">
            <text:p>21883</text:p>
          </table:table-cell>
          <table:table-cell table:style-name="ce11" office:value-type="float" office:value="21889" calcext:value-type="float">
            <text:p>21889</text:p>
          </table:table-cell>
          <table:table-cell table:formula="of:=[.J19]+[.H20]" office:value-type="float" office:value="271411" calcext:value-type="float">
            <text:p>271411</text:p>
          </table:table-cell>
          <table:table-cell table:style-name="ce11" table:formula="of:=[.B20]+[.K19]" office:value-type="float" office:value="215" calcext:value-type="float">
            <text:p>215</text:p>
          </table:table-cell>
          <table:table-cell table:style-name="ce11" table:formula="of:=[.C20]+[.L19]" office:value-type="float" office:value="334" calcext:value-type="float">
            <text:p>334</text:p>
          </table:table-cell>
          <table:table-cell table:style-name="ce12" table:formula="of:=[.K20]/([.K20]+[.L20])" office:value-type="percentage" office:value="0.391621129326047" calcext:value-type="percentage">
            <text:p>39.1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formula="of:=[.B21]/([.B21]+[.C21])" office:value-type="percentage" office:value="0.7" calcext:value-type="percentage">
            <text:p>70.00%</text:p>
          </table:table-cell>
          <table:table-cell table:style-name="ce8" office:value-type="percentage" office:value="0.17321165" calcext:value-type="percentage">
            <text:p>17.32%</text:p>
          </table:table-cell>
          <table:table-cell table:style-name="ce8" office:value-type="percentage" office:value="0.40981461" calcext:value-type="percentage">
            <text:p>40.98%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formula="of:=[.J20]+[.H21]" office:value-type="float" office:value="272581" calcext:value-type="float">
            <text:p>272581</text:p>
          </table:table-cell>
          <table:table-cell table:style-name="ce11" table:formula="of:=[.B21]+[.K20]" office:value-type="float" office:value="236" calcext:value-type="float">
            <text:p>236</text:p>
          </table:table-cell>
          <table:table-cell table:style-name="ce11" table:formula="of:=[.C21]+[.L20]" office:value-type="float" office:value="343" calcext:value-type="float">
            <text:p>343</text:p>
          </table:table-cell>
          <table:table-cell table:style-name="ce12" table:formula="of:=[.K21]/([.K21]+[.L21])" office:value-type="percentage" office:value="0.407599309153713" calcext:value-type="percentage">
            <text:p>40.76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b <text:s/>&lt;hasCapital&gt; <text:s/>?c <text:s text:c="2"/>=&gt; ?a <text:s/>&lt;isPoliticia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" calcext:value-type="float">
            <text:p>1</text:p>
          </table:table-cell>
          <table:table-cell table:formula="of:=[.B22]/([.B22]+[.C22])" office:value-type="percentage" office:value="0.206896551724138" calcext:value-type="percentage">
            <text:p>20.69%</text:p>
          </table:table-cell>
          <table:table-cell table:style-name="ce8" office:value-type="percentage" office:value="0.00161044" calcext:value-type="percentage">
            <text:p>0.16%</text:p>
          </table:table-cell>
          <table:table-cell table:style-name="ce8" office:value-type="percentage" office:value="0.3960396" calcext:value-type="percentage">
            <text:p>39.60%</text:p>
          </table:table-cell>
          <table:table-cell table:style-name="ce11" office:value-type="float" office:value="22069" calcext:value-type="float">
            <text:p>22069</text:p>
          </table:table-cell>
          <table:table-cell table:style-name="ce11" office:value-type="float" office:value="24784" calcext:value-type="float">
            <text:p>24784</text:p>
          </table:table-cell>
          <table:table-cell table:formula="of:=[.J21]+[.H22]" office:value-type="float" office:value="294650" calcext:value-type="float">
            <text:p>294650</text:p>
          </table:table-cell>
          <table:table-cell table:style-name="ce11" table:formula="of:=[.B22]+[.K21]" office:value-type="float" office:value="242" calcext:value-type="float">
            <text:p>242</text:p>
          </table:table-cell>
          <table:table-cell table:style-name="ce11" table:formula="of:=[.C22]+[.L21]" office:value-type="float" office:value="366" calcext:value-type="float">
            <text:p>366</text:p>
          </table:table-cell>
          <table:table-cell table:style-name="ce12" table:formula="of:=[.K22]/([.K22]+[.L22])" office:value-type="percentage" office:value="0.398026315789474" calcext:value-type="percentage">
            <text:p>39.8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graduatedFrom&gt; <text:s/>?b <text:s/>?c <text:s/>&lt;hasAcademicAdvisor&gt; <text:s/>?a <text:s text:c="2"/>=&gt; ?a <text:s/>&lt;worksAt&gt; <text:s/>?b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0" calcext:value-type="float">
            <text:p>0</text:p>
          </table:table-cell>
          <table:table-cell table:formula="of:=[.B23]/([.B23]+[.C23])" office:value-type="percentage" office:value="0.466666666666667" calcext:value-type="percentage">
            <text:p>46.67%</text:p>
          </table:table-cell>
          <table:table-cell table:style-name="ce8" office:value-type="percentage" office:value="0.13444109" calcext:value-type="percentage">
            <text:p>13.44%</text:p>
          </table:table-cell>
          <table:table-cell table:style-name="ce8" office:value-type="percentage" office:value="0.39035088" calcext:value-type="percentage">
            <text:p>39.04%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formula="of:=[.J22]+[.H23]" office:value-type="float" office:value="295202" calcext:value-type="float">
            <text:p>295202</text:p>
          </table:table-cell>
          <table:table-cell table:style-name="ce11" table:formula="of:=[.B23]+[.K22]" office:value-type="float" office:value="256" calcext:value-type="float">
            <text:p>256</text:p>
          </table:table-cell>
          <table:table-cell table:style-name="ce11" table:formula="of:=[.C23]+[.L22]" office:value-type="float" office:value="382" calcext:value-type="float">
            <text:p>382</text:p>
          </table:table-cell>
          <table:table-cell table:style-name="ce12" table:formula="of:=[.K23]/([.K23]+[.L23])" office:value-type="percentage" office:value="0.401253918495298" calcext:value-type="percentage">
            <text:p>40.13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9" calcext:value-type="float">
            <text:p>9</text:p>
          </table:table-cell>
          <table:table-cell table:formula="of:=[.B24]/([.B24]+[.C24])" office:value-type="percentage" office:value="0" calcext:value-type="percentage">
            <text:p>0.00%</text:p>
          </table:table-cell>
          <table:table-cell table:style-name="ce8" office:value-type="percentage" office:value="0.20638086" calcext:value-type="percentage">
            <text:p>20.64%</text:p>
          </table:table-cell>
          <table:table-cell table:style-name="ce8" office:value-type="percentage" office:value="0.38983051" calcext:value-type="percentage">
            <text:p>38.98%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formula="of:=[.J23]+[.H24]" office:value-type="float" office:value="295992" calcext:value-type="float">
            <text:p>295992</text:p>
          </table:table-cell>
          <table:table-cell table:style-name="ce11" table:formula="of:=[.B24]+[.K23]" office:value-type="float" office:value="256" calcext:value-type="float">
            <text:p>256</text:p>
          </table:table-cell>
          <table:table-cell table:style-name="ce11" table:formula="of:=[.C24]+[.L23]" office:value-type="float" office:value="403" calcext:value-type="float">
            <text:p>403</text:p>
          </table:table-cell>
          <table:table-cell table:style-name="ce12" table:formula="of:=[.K24]/([.K24]+[.L24])" office:value-type="percentage" office:value="0.388467374810319" calcext:value-type="percentage">
            <text:p>38.8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edIn&gt; <text:s/>?c <text:s/>?c <text:s/>&lt;isLocatedIn&gt; <text:s/>?b <text:s text:c="2"/>=&gt; ?a <text:s/>&lt;livesIn&gt; <text:s/>?b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[.B25]/([.B25]+[.C25])" office:value-type="percentage" office:value="1" calcext:value-type="percentage">
            <text:p>100.00%</text:p>
          </table:table-cell>
          <table:table-cell table:style-name="ce8" office:value-type="percentage" office:value="0.0130597" calcext:value-type="percentage">
            <text:p>1.31%</text:p>
          </table:table-cell>
          <table:table-cell table:style-name="ce8" office:value-type="percentage" office:value="0.38546256" calcext:value-type="percentage">
            <text:p>38.55%</text:p>
          </table:table-cell>
          <table:table-cell table:style-name="ce11" office:value-type="float" office:value="12643" calcext:value-type="float">
            <text:p>12643</text:p>
          </table:table-cell>
          <table:table-cell table:style-name="ce11" office:value-type="float" office:value="13225" calcext:value-type="float">
            <text:p>13225</text:p>
          </table:table-cell>
          <table:table-cell table:formula="of:=[.J24]+[.H25]" office:value-type="float" office:value="308635" calcext:value-type="float">
            <text:p>308635</text:p>
          </table:table-cell>
          <table:table-cell table:style-name="ce11" table:formula="of:=[.B25]+[.K24]" office:value-type="float" office:value="285" calcext:value-type="float">
            <text:p>285</text:p>
          </table:table-cell>
          <table:table-cell table:style-name="ce11" table:formula="of:=[.C25]+[.L24]" office:value-type="float" office:value="403" calcext:value-type="float">
            <text:p>403</text:p>
          </table:table-cell>
          <table:table-cell table:style-name="ce12" table:formula="of:=[.K25]/([.K25]+[.L25])" office:value-type="percentage" office:value="0.414244186046512" calcext:value-type="percentage">
            <text:p>41.4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c <text:s/>&lt;hasCapital&gt; <text:s/>?b <text:s/>?a <text:s/>&lt;isCitizenOf&gt; <text:s/>?c <text:s text:c="2"/>=&gt; ?a <text:s/>&lt;diedIn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" calcext:value-type="float">
            <text:p>23</text:p>
          </table:table-cell>
          <table:table-cell table:formula="of:=[.B26]/([.B26]+[.C26])" office:value-type="percentage" office:value="0.142857142857143" calcext:value-type="percentage">
            <text:p>14.29%</text:p>
          </table:table-cell>
          <table:table-cell table:style-name="ce8" office:value-type="percentage" office:value="0.05049912" calcext:value-type="percentage">
            <text:p>5.05%</text:p>
          </table:table-cell>
          <table:table-cell table:style-name="ce8" office:value-type="percentage" office:value="0.38457239" calcext:value-type="percentage">
            <text:p>38.46%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formula="of:=[.J25]+[.H26]" office:value-type="float" office:value="321571" calcext:value-type="float">
            <text:p>321571</text:p>
          </table:table-cell>
          <table:table-cell table:style-name="ce11" table:formula="of:=[.B26]+[.K25]" office:value-type="float" office:value="286" calcext:value-type="float">
            <text:p>286</text:p>
          </table:table-cell>
          <table:table-cell table:style-name="ce11" table:formula="of:=[.C26]+[.L25]" office:value-type="float" office:value="409" calcext:value-type="float">
            <text:p>409</text:p>
          </table:table-cell>
          <table:table-cell table:style-name="ce12" table:formula="of:=[.K26]/([.K26]+[.L26])" office:value-type="percentage" office:value="0.411510791366907" calcext:value-type="percentage">
            <text:p>41.15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7" calcext:value-type="float">
            <text:p>7</text:p>
          </table:table-cell>
          <table:table-cell table:formula="of:=[.B27]/([.B27]+[.C27])" office:value-type="percentage" office:value="0.0434782608695652" calcext:value-type="percentage">
            <text:p>4.35%</text:p>
          </table:table-cell>
          <table:table-cell table:style-name="ce8" office:value-type="percentage" office:value="0.1610642" calcext:value-type="percentage">
            <text:p>16.11%</text:p>
          </table:table-cell>
          <table:table-cell table:style-name="ce8" office:value-type="percentage" office:value="0.37472202" calcext:value-type="percentage">
            <text:p>37.47%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formula="of:=[.J26]+[.H27]" office:value-type="float" office:value="326544" calcext:value-type="float">
            <text:p>326544</text:p>
          </table:table-cell>
          <table:table-cell table:style-name="ce11" table:formula="of:=[.B27]+[.K26]" office:value-type="float" office:value="287" calcext:value-type="float">
            <text:p>287</text:p>
          </table:table-cell>
          <table:table-cell table:style-name="ce11" table:formula="of:=[.C27]+[.L26]" office:value-type="float" office:value="431" calcext:value-type="float">
            <text:p>431</text:p>
          </table:table-cell>
          <table:table-cell table:style-name="ce12" table:formula="of:=[.K27]/([.K27]+[.L27])" office:value-type="percentage" office:value="0.399721448467967" calcext:value-type="percentage">
            <text:p>39.9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CitizenOf&gt; <text:s/>?b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0" calcext:value-type="float">
            <text:p>0</text:p>
          </table:table-cell>
          <table:table-cell table:formula="of:=[.B28]/([.B28]+[.C28])" office:value-type="percentage" office:value="0.2" calcext:value-type="percentage">
            <text:p>20.00%</text:p>
          </table:table-cell>
          <table:table-cell table:style-name="ce8" office:value-type="percentage" office:value="0.04488453" calcext:value-type="percentage">
            <text:p>4.49%</text:p>
          </table:table-cell>
          <table:table-cell table:style-name="ce8" office:value-type="percentage" office:value="0.36571748" calcext:value-type="percentage">
            <text:p>36.57%</text:p>
          </table:table-cell>
          <table:table-cell table:style-name="ce11" office:value-type="float" office:value="12609" calcext:value-type="float">
            <text:p>12609</text:p>
          </table:table-cell>
          <table:table-cell table:style-name="ce11" office:value-type="float" office:value="13611" calcext:value-type="float">
            <text:p>13611</text:p>
          </table:table-cell>
          <table:table-cell table:formula="of:=[.J27]+[.H28]" office:value-type="float" office:value="339153" calcext:value-type="float">
            <text:p>339153</text:p>
          </table:table-cell>
          <table:table-cell table:style-name="ce11" table:formula="of:=[.B28]+[.K27]" office:value-type="float" office:value="293" calcext:value-type="float">
            <text:p>293</text:p>
          </table:table-cell>
          <table:table-cell table:style-name="ce11" table:formula="of:=[.C28]+[.L27]" office:value-type="float" office:value="455" calcext:value-type="float">
            <text:p>455</text:p>
          </table:table-cell>
          <table:table-cell table:style-name="ce12" table:formula="of:=[.K28]/([.K28]+[.L28])" office:value-type="percentage" office:value="0.391711229946524" calcext:value-type="percentage">
            <text:p>39.17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directed&gt; <text:s/>?b <text:s text:c="2"/>=&gt; ?a <text:s/>&lt;created&gt; <text:s/>?b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6" calcext:value-type="float">
            <text:p>6</text:p>
          </table:table-cell>
          <table:table-cell table:formula="of:=[.B29]/([.B29]+[.C29])" office:value-type="percentage" office:value="0.208333333333333" calcext:value-type="percentage">
            <text:p>20.83%</text:p>
          </table:table-cell>
          <table:table-cell table:style-name="ce8" office:value-type="percentage" office:value="0.18752427" calcext:value-type="percentage">
            <text:p>18.75%</text:p>
          </table:table-cell>
          <table:table-cell table:style-name="ce8" office:value-type="percentage" office:value="0.32464443" calcext:value-type="percentage">
            <text:p>32.46%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formula="of:=[.J28]+[.H29]" office:value-type="float" office:value="366133" calcext:value-type="float">
            <text:p>366133</text:p>
          </table:table-cell>
          <table:table-cell table:style-name="ce11" table:formula="of:=[.B29]+[.K28]" office:value-type="float" office:value="298" calcext:value-type="float">
            <text:p>298</text:p>
          </table:table-cell>
          <table:table-cell table:style-name="ce11" table:formula="of:=[.C29]+[.L28]" office:value-type="float" office:value="474" calcext:value-type="float">
            <text:p>474</text:p>
          </table:table-cell>
          <table:table-cell table:style-name="ce12" table:formula="of:=[.K29]/([.K29]+[.L29])" office:value-type="percentage" office:value="0.3860103626943" calcext:value-type="percentage">
            <text:p>38.6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isLeaderOf&gt; <text:s/>?b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0" calcext:value-type="float">
            <text:p>0</text:p>
          </table:table-cell>
          <table:table-cell table:formula="of:=[.B30]/([.B30]+[.C30])" office:value-type="percentage" office:value="0.0333333333333333" calcext:value-type="percentage">
            <text:p>3.33%</text:p>
          </table:table-cell>
          <table:table-cell table:style-name="ce8" office:value-type="percentage" office:value="0.01473309" calcext:value-type="percentage">
            <text:p>1.47%</text:p>
          </table:table-cell>
          <table:table-cell table:style-name="ce8" office:value-type="percentage" office:value="0.31386861" calcext:value-type="percentage">
            <text:p>31.39%</text:p>
          </table:table-cell>
          <table:table-cell table:number-columns-repeated="2" table:style-name="ce11" office:value-type="float" office:value="14287" calcext:value-type="float">
            <text:p>14287</text:p>
          </table:table-cell>
          <table:table-cell table:formula="of:=[.J29]+[.H30]" office:value-type="float" office:value="380420" calcext:value-type="float">
            <text:p>380420</text:p>
          </table:table-cell>
          <table:table-cell table:style-name="ce11" table:formula="of:=[.B30]+[.K29]" office:value-type="float" office:value="299" calcext:value-type="float">
            <text:p>299</text:p>
          </table:table-cell>
          <table:table-cell table:style-name="ce11" table:formula="of:=[.C30]+[.L29]" office:value-type="float" office:value="503" calcext:value-type="float">
            <text:p>503</text:p>
          </table:table-cell>
          <table:table-cell table:style-name="ce12" table:formula="of:=[.K30]/([.K30]+[.L30])" office:value-type="percentage" office:value="0.372817955112219" calcext:value-type="percentage">
            <text:p>37.2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table:style-name="ce2" office:value-type="string" calcext:value-type="string">
            <text:p>?a <text:s/>&lt;livesIn&gt; <text:s/>?b <text:s text:c="2"/>=&gt; ?a <text:s/>&lt;diedIn&gt; <text:s/>?b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formula="of:=[.B31]/([.B31]+[.C31])" office:value-type="percentage" office:value="1" calcext:value-type="percentage">
            <text:p>100.00%</text:p>
          </table:table-cell>
          <table:table-cell table:style-name="ce8" office:value-type="percentage" office:value="0.01829644" calcext:value-type="percentage">
            <text:p>1.83%</text:p>
          </table:table-cell>
          <table:table-cell table:style-name="ce8" office:value-type="percentage" office:value="0.29053319" calcext:value-type="percentage">
            <text:p>29.05%</text:p>
          </table:table-cell>
          <table:table-cell table:style-name="ce11" office:value-type="float" office:value="13949" calcext:value-type="float">
            <text:p>13949</text:p>
          </table:table-cell>
          <table:table-cell table:style-name="ce11" office:value-type="float" office:value="14140" calcext:value-type="float">
            <text:p>14140</text:p>
          </table:table-cell>
          <table:table-cell table:formula="of:=[.J30]+[.H31]" office:value-type="float" office:value="394369" calcext:value-type="float">
            <text:p>394369</text:p>
          </table:table-cell>
          <table:table-cell table:style-name="ce11" table:formula="of:=[.B31]+[.K30]" office:value-type="float" office:value="301" calcext:value-type="float">
            <text:p>301</text:p>
          </table:table-cell>
          <table:table-cell table:style-name="ce11" table:formula="of:=[.C31]+[.L30]" office:value-type="float" office:value="503" calcext:value-type="float">
            <text:p>503</text:p>
          </table:table-cell>
          <table:table-cell table:style-name="ce12" table:formula="of:=[.K31]/([.K31]+[.L31])" office:value-type="percentage" office:value="0.374378109452736" calcext:value-type="percentage">
            <text:p>37.44%</text:p>
          </table:table-cell>
          <table:table-cell office:value-type="string" calcext:value-type="string">
            <text:p>PCA Ranking</text:p>
          </table:table-cell>
        </table:table-row>
        <table:table-row table:style-name="ro2" table:number-rows-repeated="2">
          <table:table-cell table:style-name="Default" table:number-columns-repeated="9"/>
          <table:table-cell table:number-columns-repeated="5"/>
        </table:table-row>
        <table:table-row table:style-name="ro2" table:number-rows-repeated="9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16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 table:number-rows-repeated="3">
          <table:table-cell table:number-columns-repeated="4"/>
          <table:table-cell table:style-name="ce9"/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 table:style-name="ce2"/>
          <table:table-cell table:number-columns-repeated="3"/>
          <table:table-cell table:style-name="ce2"/>
          <table:table-cell table:number-columns-repeated="9"/>
        </table:table-row>
        <table:table-row table:style-name="ro2" table:number-rows-repeated="4">
          <table:table-cell table:style-name="ce4"/>
          <table:table-cell table:style-name="Default" table:number-columns-repeated="8"/>
          <table:table-cell table:number-columns-repeated="5"/>
        </table:table-row>
        <table:table-row table:style-name="ro2">
          <table:table-cell table:style-name="ce4"/>
          <table:table-cell table:style-name="Default" table:number-columns-repeated="8"/>
          <table:table-cell table:number-columns-repeated="5"/>
        </table:table-row>
      </table:table>
      <table:table table:name="Std Confidence" table:style-name="ta1" table:print="false">
        <table:table-column table:style-name="co11" table:default-cell-style-name="Default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12"/>
        <table:table-column table:style-name="co16" table:default-cell-style-name="Default"/>
        <table:table-column table:style-name="co17" table:default-cell-style-name="Default"/>
        <table:table-column table:style-name="co6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style-name="ce1" office:value-type="string" calcext:value-type="string">
            <text:p>Standard Confidence (rules 1-30)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5" office:value-type="boolean" office:boolean-value="false" calcext:value-type="boolean">
            <text:p>FALSE</text:p>
          </table:table-cell>
          <table:table-cell table:style-name="ce7" office:value-type="string" calcext:value-type="string">
            <text:p>Unknown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Std. 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Predictions</text:p>
          </table:table-cell>
          <table:table-cell table:style-name="ce7" office:value-type="string" calcext:value-type="string">
            <text:p>Body – support</text:p>
          </table:table-cell>
          <table:table-cell table:style-name="ce7" office:value-type="string" calcext:value-type="string">
            <text:p>Agg predictions</text:p>
          </table:table-cell>
          <table:table-cell table:style-name="ce7" office:value-type="string" calcext:value-type="string">
            <text:p>Agg true</text:p>
          </table:table-cell>
          <table:table-cell table:style-name="ce7" office:value-type="string" calcext:value-type="string">
            <text:p>Agg false</text:p>
          </table:table-cell>
          <table:table-cell table:style-name="ce7" office:value-type="string" calcext:value-type="string">
            <text:p>Agg precision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B2]/([.B2]+[.C2])" office:value-type="percentage" office:value="0.344827586206897" calcext:value-type="percentage">
            <text:p>34.48%</text:p>
          </table:table-cell>
          <table:table-cell table:number-columns-repeated="2" table:style-name="ce11" office:value-type="float" office:value="0.57565326" calcext:value-type="float">
            <text:p>0.57565326</text:p>
          </table:table-cell>
          <table:table-cell table:number-columns-repeated="2" table:style-name="ce11" office:value-type="float" office:value="1865" calcext:value-type="float">
            <text:p>1865</text:p>
          </table:table-cell>
          <table:table-cell table:style-name="ce11" table:formula="of:=[.H2]" office:value-type="float" office:value="1865" calcext:value-type="float">
            <text:p>1865</text:p>
          </table:table-cell>
          <table:table-cell table:style-name="ce11" table:formula="of:=[.B2]" office:value-type="float" office:value="10" calcext:value-type="float">
            <text:p>10</text:p>
          </table:table-cell>
          <table:table-cell table:style-name="ce11" table:formula="of:=[.C2]" office:value-type="float" office:value="19" calcext:value-type="float">
            <text:p>19</text:p>
          </table:table-cell>
          <table:table-cell table:style-name="ce12" table:formula="of:=[.K2]/([.K2]+[.L2])" office:value-type="percentage" office:value="0.344827586206897" calcext:value-type="percentage">
            <text:p>34.48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3]/([.B3]+[.C3])" office:value-type="percentage" office:value="0.333333333333333" calcext:value-type="percentage">
            <text:p>33.33%</text:p>
          </table:table-cell>
          <table:table-cell table:number-columns-repeated="2" table:style-name="ce11" office:value-type="float" office:value="0.56113903" calcext:value-type="float">
            <text:p>0.56113903</text:p>
          </table:table-cell>
          <table:table-cell table:style-name="ce11" office:value-type="float" office:value="1068" calcext:value-type="float">
            <text:p>1068</text:p>
          </table:table-cell>
          <table:table-cell table:style-name="ce11" office:value-type="float" office:value="1986" calcext:value-type="float">
            <text:p>1986</text:p>
          </table:table-cell>
          <table:table-cell table:style-name="ce11" table:formula="of:=[.J2]+[.H3]" office:value-type="float" office:value="2933" calcext:value-type="float">
            <text:p>2933</text:p>
          </table:table-cell>
          <table:table-cell table:style-name="ce11" table:formula="of:=[.K2]+[.B3]" office:value-type="float" office:value="20" calcext:value-type="float">
            <text:p>20</text:p>
          </table:table-cell>
          <table:table-cell table:style-name="ce11" table:formula="of:=[.L2]+[.C3]" office:value-type="float" office:value="39" calcext:value-type="float">
            <text:p>39</text:p>
          </table:table-cell>
          <table:table-cell table:style-name="ce12" table:formula="of:=[.K3]/([.K3]+[.L3])" office:value-type="percentage" office:value="0.338983050847458" calcext:value-type="percentage">
            <text:p>33.9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4]/([.B4]+[.C4])" office:value-type="percentage" office:value="0.966666666666667" calcext:value-type="percentage">
            <text:p>96.67%</text:p>
          </table:table-cell>
          <table:table-cell table:style-name="ce11" office:value-type="float" office:value="0.53014258" calcext:value-type="float">
            <text:p>0.53014258</text:p>
          </table:table-cell>
          <table:table-cell table:style-name="ce11" office:value-type="float" office:value="0.91785766" calcext:value-type="float">
            <text:p>0.91785766</text:p>
          </table:table-cell>
          <table:table-cell table:number-columns-repeated="2" table:style-name="ce11" office:value-type="float" office:value="5158" calcext:value-type="float">
            <text:p>5158</text:p>
          </table:table-cell>
          <table:table-cell table:style-name="ce11" table:formula="of:=[.J3]+[.H4]" office:value-type="float" office:value="8091" calcext:value-type="float">
            <text:p>8091</text:p>
          </table:table-cell>
          <table:table-cell table:style-name="ce11" table:formula="of:=[.K3]+[.B4]" office:value-type="float" office:value="49" calcext:value-type="float">
            <text:p>49</text:p>
          </table:table-cell>
          <table:table-cell table:style-name="ce11" table:formula="of:=[.L3]+[.C4]" office:value-type="float" office:value="40" calcext:value-type="float">
            <text:p>40</text:p>
          </table:table-cell>
          <table:table-cell table:style-name="ce12" table:formula="of:=[.K4]/([.K4]+[.L4])" office:value-type="percentage" office:value="0.550561797752809" calcext:value-type="percentage">
            <text:p>55.0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5]/([.B5]+[.C5])" office:value-type="percentage" office:value="0.0333333333333333" calcext:value-type="percentage">
            <text:p>3.33%</text:p>
          </table:table-cell>
          <table:table-cell table:style-name="ce11" office:value-type="float" office:value="0.49827501" calcext:value-type="float">
            <text:p>0.49827501</text:p>
          </table:table-cell>
          <table:table-cell table:style-name="ce11" office:value-type="float" office:value="0.58676727" calcext:value-type="float">
            <text:p>0.58676727</text:p>
          </table:table-cell>
          <table:table-cell table:number-columns-repeated="2" table:style-name="ce11" office:value-type="float" office:value="976" calcext:value-type="float">
            <text:p>976</text:p>
          </table:table-cell>
          <table:table-cell table:style-name="ce11" table:formula="of:=[.J4]+[.H5]" office:value-type="float" office:value="9067" calcext:value-type="float">
            <text:p>9067</text:p>
          </table:table-cell>
          <table:table-cell table:style-name="ce11" table:formula="of:=[.K4]+[.B5]" office:value-type="float" office:value="50" calcext:value-type="float">
            <text:p>50</text:p>
          </table:table-cell>
          <table:table-cell table:style-name="ce11" table:formula="of:=[.L4]+[.C5]" office:value-type="float" office:value="69" calcext:value-type="float">
            <text:p>69</text:p>
          </table:table-cell>
          <table:table-cell table:style-name="ce12" table:formula="of:=[.K5]/([.K5]+[.L5])" office:value-type="percentage" office:value="0.420168067226891" calcext:value-type="percentage">
            <text:p>42.0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6]/([.B6]+[.C6])" office:value-type="percentage" office:value="0.0344827586206897" calcext:value-type="percentage">
            <text:p>3.45%</text:p>
          </table:table-cell>
          <table:table-cell table:style-name="ce11" office:value-type="float" office:value="0.38285145" calcext:value-type="float">
            <text:p>0.38285145</text:p>
          </table:table-cell>
          <table:table-cell table:style-name="ce11" office:value-type="float" office:value="0.45229682" calcext:value-type="float">
            <text:p>0.45229682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office:value-type="float" office:value="608" calcext:value-type="float">
            <text:p>608</text:p>
          </table:table-cell>
          <table:table-cell table:style-name="ce11" table:formula="of:=[.J5]+[.H6]" office:value-type="float" office:value="9585" calcext:value-type="float">
            <text:p>9585</text:p>
          </table:table-cell>
          <table:table-cell table:style-name="ce11" table:formula="of:=[.K5]+[.B6]" office:value-type="float" office:value="51" calcext:value-type="float">
            <text:p>51</text:p>
          </table:table-cell>
          <table:table-cell table:style-name="ce11" table:formula="of:=[.L5]+[.C6]" office:value-type="float" office:value="97" calcext:value-type="float">
            <text:p>97</text:p>
          </table:table-cell>
          <table:table-cell table:style-name="ce12" table:formula="of:=[.K6]/([.K6]+[.L6])" office:value-type="percentage" office:value="0.344594594594595" calcext:value-type="percentage">
            <text:p>34.4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B7]/([.B7]+[.C7])" office:value-type="percentage" office:value="0.75" calcext:value-type="percentage">
            <text:p>75.00%</text:p>
          </table:table-cell>
          <table:table-cell table:style-name="ce11" office:value-type="float" office:value="0.33705773" calcext:value-type="float">
            <text:p>0.33705773</text:p>
          </table:table-cell>
          <table:table-cell table:style-name="ce11" office:value-type="float" office:value="0.6988417" calcext:value-type="float">
            <text:p>0.6988417</text:p>
          </table:table-cell>
          <table:table-cell table:number-columns-repeated="2" table:style-name="ce11" office:value-type="float" office:value="326" calcext:value-type="float">
            <text:p>326</text:p>
          </table:table-cell>
          <table:table-cell table:style-name="ce11" table:formula="of:=[.J6]+[.H7]" office:value-type="float" office:value="9911" calcext:value-type="float">
            <text:p>9911</text:p>
          </table:table-cell>
          <table:table-cell table:style-name="ce11" table:formula="of:=[.K6]+[.B7]" office:value-type="float" office:value="69" calcext:value-type="float">
            <text:p>69</text:p>
          </table:table-cell>
          <table:table-cell table:style-name="ce11" table:formula="of:=[.L6]+[.C7]" office:value-type="float" office:value="103" calcext:value-type="float">
            <text:p>103</text:p>
          </table:table-cell>
          <table:table-cell table:style-name="ce12" table:formula="of:=[.K7]/([.K7]+[.L7])" office:value-type="percentage" office:value="0.401162790697674" calcext:value-type="percentage">
            <text:p>40.1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8]/([.B8]+[.C8])" office:value-type="percentage" office:value="0.2" calcext:value-type="percentage">
            <text:p>20.00%</text:p>
          </table:table-cell>
          <table:table-cell table:number-columns-repeated="2" table:style-name="ce11" office:value-type="float" office:value="0.28194103" calcext:value-type="float">
            <text:p>0.28194103</text:p>
          </table:table-cell>
          <table:table-cell table:number-columns-repeated="2" table:style-name="ce11" office:value-type="float" office:value="75" calcext:value-type="float">
            <text:p>75</text:p>
          </table:table-cell>
          <table:table-cell table:style-name="ce11" table:formula="of:=[.J7]+[.H8]" office:value-type="float" office:value="9986" calcext:value-type="float">
            <text:p>9986</text:p>
          </table:table-cell>
          <table:table-cell table:style-name="ce11" table:formula="of:=[.K7]+[.B8]" office:value-type="float" office:value="75" calcext:value-type="float">
            <text:p>75</text:p>
          </table:table-cell>
          <table:table-cell table:style-name="ce11" table:formula="of:=[.L7]+[.C8]" office:value-type="float" office:value="127" calcext:value-type="float">
            <text:p>127</text:p>
          </table:table-cell>
          <table:table-cell table:style-name="ce12" table:formula="of:=[.K8]/([.K8]+[.L8])" office:value-type="percentage" office:value="0.371287128712871" calcext:value-type="percentage">
            <text:p>37.1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B9]/([.B9]+[.C9])" office:value-type="percentage" office:value="1" calcext:value-type="percentage">
            <text:p>100.00%</text:p>
          </table:table-cell>
          <table:table-cell table:style-name="ce11" office:value-type="float" office:value="0.22807018" calcext:value-type="float">
            <text:p>0.22807018</text:p>
          </table:table-cell>
          <table:table-cell table:style-name="ce11" office:value-type="float" office:value="0.68421053" calcext:value-type="float">
            <text:p>0.68421053</text:p>
          </table:table-cell>
          <table:table-cell table:style-name="ce11" office:value-type="float" office:value="299" calcext:value-type="float">
            <text:p>299</text:p>
          </table:table-cell>
          <table:table-cell table:style-name="ce11" office:value-type="float" office:value="542" calcext:value-type="float">
            <text:p>542</text:p>
          </table:table-cell>
          <table:table-cell table:style-name="ce11" table:formula="of:=[.J8]+[.H9]" office:value-type="float" office:value="10285" calcext:value-type="float">
            <text:p>10285</text:p>
          </table:table-cell>
          <table:table-cell table:style-name="ce11" table:formula="of:=[.K8]+[.B9]" office:value-type="float" office:value="99" calcext:value-type="float">
            <text:p>99</text:p>
          </table:table-cell>
          <table:table-cell table:style-name="ce11" table:formula="of:=[.L8]+[.C9]" office:value-type="float" office:value="127" calcext:value-type="float">
            <text:p>127</text:p>
          </table:table-cell>
          <table:table-cell table:style-name="ce12" table:formula="of:=[.K9]/([.K9]+[.L9])" office:value-type="percentage" office:value="0.438053097345133" calcext:value-type="percentage">
            <text:p>43.8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0]/([.B10]+[.C10])" office:value-type="percentage" office:value="0.185185185185185" calcext:value-type="percentage">
            <text:p>18.52%</text:p>
          </table:table-cell>
          <table:table-cell table:style-name="ce11" office:value-type="float" office:value="0.20638086" calcext:value-type="float">
            <text:p>0.20638086</text:p>
          </table:table-cell>
          <table:table-cell table:style-name="ce11" office:value-type="float" office:value="0.38983051" calcext:value-type="float">
            <text:p>0.38983051</text:p>
          </table:table-cell>
          <table:table-cell table:number-columns-repeated="2" table:style-name="ce11" office:value-type="float" office:value="790" calcext:value-type="float">
            <text:p>790</text:p>
          </table:table-cell>
          <table:table-cell table:style-name="ce11" table:formula="of:=[.J9]+[.H10]" office:value-type="float" office:value="11075" calcext:value-type="float">
            <text:p>11075</text:p>
          </table:table-cell>
          <table:table-cell table:style-name="ce11" table:formula="of:=[.K9]+[.B10]" office:value-type="float" office:value="104" calcext:value-type="float">
            <text:p>104</text:p>
          </table:table-cell>
          <table:table-cell table:style-name="ce11" table:formula="of:=[.L9]+[.C10]" office:value-type="float" office:value="149" calcext:value-type="float">
            <text:p>149</text:p>
          </table:table-cell>
          <table:table-cell table:style-name="ce12" table:formula="of:=[.K10]/([.K10]+[.L10])" office:value-type="percentage" office:value="0.411067193675889" calcext:value-type="percentage">
            <text:p>41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11]/([.B11]+[.C11])" office:value-type="percentage" office:value="0.241379310344828" calcext:value-type="percentage">
            <text:p>24.14%</text:p>
          </table:table-cell>
          <table:table-cell table:style-name="ce11" office:value-type="float" office:value="0.18752427" calcext:value-type="float">
            <text:p>0.18752427</text:p>
          </table:table-cell>
          <table:table-cell table:style-name="ce11" office:value-type="float" office:value="0.32464443" calcext:value-type="float">
            <text:p>0.32464443</text:p>
          </table:table-cell>
          <table:table-cell table:number-columns-repeated="2" table:style-name="ce11" office:value-type="float" office:value="26980" calcext:value-type="float">
            <text:p>26980</text:p>
          </table:table-cell>
          <table:table-cell table:style-name="ce11" table:formula="of:=[.J10]+[.H11]" office:value-type="float" office:value="38055" calcext:value-type="float">
            <text:p>38055</text:p>
          </table:table-cell>
          <table:table-cell table:style-name="ce11" table:formula="of:=[.K10]+[.B11]" office:value-type="float" office:value="111" calcext:value-type="float">
            <text:p>111</text:p>
          </table:table-cell>
          <table:table-cell table:style-name="ce11" table:formula="of:=[.L10]+[.C11]" office:value-type="float" office:value="171" calcext:value-type="float">
            <text:p>171</text:p>
          </table:table-cell>
          <table:table-cell table:style-name="ce12" table:formula="of:=[.K11]/([.K11]+[.L11])" office:value-type="percentage" office:value="0.393617021276596" calcext:value-type="percentage">
            <text:p>39.3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12]/([.B12]+[.C12])" office:value-type="percentage" office:value="0.185185185185185" calcext:value-type="percentage">
            <text:p>18.52%</text:p>
          </table:table-cell>
          <table:table-cell table:number-columns-repeated="2" table:style-name="ce11" office:value-type="float" office:value="0.18533145" calcext:value-type="float">
            <text:p>0.18533145</text:p>
          </table:table-cell>
          <table:table-cell table:style-name="ce11" office:value-type="float" office:value="2851" calcext:value-type="float">
            <text:p>2851</text:p>
          </table:table-cell>
          <table:table-cell table:style-name="ce11" office:value-type="float" office:value="2852" calcext:value-type="float">
            <text:p>2852</text:p>
          </table:table-cell>
          <table:table-cell table:style-name="ce11" table:formula="of:=[.J11]+[.H12]" office:value-type="float" office:value="40906" calcext:value-type="float">
            <text:p>40906</text:p>
          </table:table-cell>
          <table:table-cell table:style-name="ce11" table:formula="of:=[.K11]+[.B12]" office:value-type="float" office:value="116" calcext:value-type="float">
            <text:p>116</text:p>
          </table:table-cell>
          <table:table-cell table:style-name="ce11" table:formula="of:=[.L11]+[.C12]" office:value-type="float" office:value="193" calcext:value-type="float">
            <text:p>193</text:p>
          </table:table-cell>
          <table:table-cell table:style-name="ce12" table:formula="of:=[.K12]/([.K12]+[.L12])" office:value-type="percentage" office:value="0.375404530744337" calcext:value-type="percentage">
            <text:p>37.5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3]/([.B13]+[.C13])" office:value-type="percentage" office:value="0.896551724137931" calcext:value-type="percentage">
            <text:p>89.66%</text:p>
          </table:table-cell>
          <table:table-cell table:number-columns-repeated="2" table:style-name="ce11" office:value-type="float" office:value="0.1780224" calcext:value-type="float">
            <text:p>0.1780224</text:p>
          </table:table-cell>
          <table:table-cell table:style-name="ce11" office:value-type="float" office:value="4225" calcext:value-type="float">
            <text:p>4225</text:p>
          </table:table-cell>
          <table:table-cell table:style-name="ce11" office:value-type="float" office:value="4227" calcext:value-type="float">
            <text:p>4227</text:p>
          </table:table-cell>
          <table:table-cell table:style-name="ce11" table:formula="of:=[.J12]+[.H13]" office:value-type="float" office:value="45131" calcext:value-type="float">
            <text:p>45131</text:p>
          </table:table-cell>
          <table:table-cell table:style-name="ce11" table:formula="of:=[.K12]+[.B13]" office:value-type="float" office:value="142" calcext:value-type="float">
            <text:p>142</text:p>
          </table:table-cell>
          <table:table-cell table:style-name="ce11" table:formula="of:=[.L12]+[.C13]" office:value-type="float" office:value="196" calcext:value-type="float">
            <text:p>196</text:p>
          </table:table-cell>
          <table:table-cell table:style-name="ce12" table:formula="of:=[.K13]/([.K13]+[.L13])" office:value-type="percentage" office:value="0.420118343195266" calcext:value-type="percentage">
            <text:p>42.0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B14]/([.B14]+[.C14])" office:value-type="percentage" office:value="0.766666666666667" calcext:value-type="percentage">
            <text:p>76.67%</text:p>
          </table:table-cell>
          <table:table-cell table:style-name="ce11" office:value-type="float" office:value="0.17321165" calcext:value-type="float">
            <text:p>0.17321165</text:p>
          </table:table-cell>
          <table:table-cell table:style-name="ce11" office:value-type="float" office:value="0.40981461" calcext:value-type="float">
            <text:p>0.40981461</text:p>
          </table:table-cell>
          <table:table-cell table:style-name="ce11" office:value-type="float" office:value="1170" calcext:value-type="float">
            <text:p>1170</text:p>
          </table:table-cell>
          <table:table-cell table:style-name="ce11" office:value-type="float" office:value="1720" calcext:value-type="float">
            <text:p>1720</text:p>
          </table:table-cell>
          <table:table-cell table:style-name="ce11" table:formula="of:=[.J13]+[.H14]" office:value-type="float" office:value="46301" calcext:value-type="float">
            <text:p>46301</text:p>
          </table:table-cell>
          <table:table-cell table:style-name="ce11" table:formula="of:=[.K13]+[.B14]" office:value-type="float" office:value="165" calcext:value-type="float">
            <text:p>165</text:p>
          </table:table-cell>
          <table:table-cell table:style-name="ce11" table:formula="of:=[.L13]+[.C14]" office:value-type="float" office:value="203" calcext:value-type="float">
            <text:p>203</text:p>
          </table:table-cell>
          <table:table-cell table:style-name="ce12" table:formula="of:=[.K14]/([.K14]+[.L14])" office:value-type="percentage" office:value="0.448369565217391" calcext:value-type="percentage">
            <text:p>44.8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B15]/([.B15]+[.C15])" office:value-type="percentage" office:value="0" calcext:value-type="percentage">
            <text:p>0.00%</text:p>
          </table:table-cell>
          <table:table-cell table:style-name="ce11" office:value-type="float" office:value="0.1610642" calcext:value-type="float">
            <text:p>0.1610642</text:p>
          </table:table-cell>
          <table:table-cell table:style-name="ce11" office:value-type="float" office:value="0.37472202" calcext:value-type="float">
            <text:p>0.37472202</text:p>
          </table:table-cell>
          <table:table-cell table:style-name="ce11" office:value-type="float" office:value="4973" calcext:value-type="float">
            <text:p>4973</text:p>
          </table:table-cell>
          <table:table-cell table:style-name="ce11" office:value-type="float" office:value="5258" calcext:value-type="float">
            <text:p>5258</text:p>
          </table:table-cell>
          <table:table-cell table:style-name="ce11" table:formula="of:=[.J14]+[.H15]" office:value-type="float" office:value="51274" calcext:value-type="float">
            <text:p>51274</text:p>
          </table:table-cell>
          <table:table-cell table:style-name="ce11" table:formula="of:=[.K14]+[.B15]" office:value-type="float" office:value="165" calcext:value-type="float">
            <text:p>165</text:p>
          </table:table-cell>
          <table:table-cell table:style-name="ce11" table:formula="of:=[.L14]+[.C15]" office:value-type="float" office:value="231" calcext:value-type="float">
            <text:p>231</text:p>
          </table:table-cell>
          <table:table-cell table:style-name="ce12" table:formula="of:=[.K15]/([.K15]+[.L15])" office:value-type="percentage" office:value="0.416666666666667" calcext:value-type="percentage">
            <text:p>41.6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16]/([.B16]+[.C16])" office:value-type="percentage" office:value="0.464285714285714" calcext:value-type="percentage">
            <text:p>46.43%</text:p>
          </table:table-cell>
          <table:table-cell table:style-name="ce11" office:value-type="float" office:value="0.15442452" calcext:value-type="float">
            <text:p>0.15442452</text:p>
          </table:table-cell>
          <table:table-cell table:style-name="ce11" office:value-type="float" office:value="0.2177814" calcext:value-type="float">
            <text:p>0.2177814</text:p>
          </table:table-cell>
          <table:table-cell table:style-name="ce11" office:value-type="float" office:value="471" calcext:value-type="float">
            <text:p>471</text:p>
          </table:table-cell>
          <table:table-cell table:style-name="ce11" office:value-type="float" office:value="473" calcext:value-type="float">
            <text:p>473</text:p>
          </table:table-cell>
          <table:table-cell table:style-name="ce11" table:formula="of:=[.J15]+[.H16]" office:value-type="float" office:value="51745" calcext:value-type="float">
            <text:p>51745</text:p>
          </table:table-cell>
          <table:table-cell table:style-name="ce11" table:formula="of:=[.K15]+[.B16]" office:value-type="float" office:value="178" calcext:value-type="float">
            <text:p>178</text:p>
          </table:table-cell>
          <table:table-cell table:style-name="ce11" table:formula="of:=[.L15]+[.C16]" office:value-type="float" office:value="246" calcext:value-type="float">
            <text:p>246</text:p>
          </table:table-cell>
          <table:table-cell table:style-name="ce12" table:formula="of:=[.K16]/([.K16]+[.L16])" office:value-type="percentage" office:value="0.419811320754717" calcext:value-type="percentage">
            <text:p>41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B17]/([.B17]+[.C17])" office:value-type="percentage" office:value="0.333333333333333" calcext:value-type="percentage">
            <text:p>33.33%</text:p>
          </table:table-cell>
          <table:table-cell table:style-name="ce11" office:value-type="float" office:value="0.14285714" calcext:value-type="float">
            <text:p>0.14285714</text:p>
          </table:table-cell>
          <table:table-cell table:style-name="ce11" office:value-type="float" office:value="0.64285714" calcext:value-type="float">
            <text:p>0.64285714</text:p>
          </table:table-cell>
          <table:table-cell table:number-columns-repeated="2" table:style-name="ce11" office:value-type="float" office:value="100" calcext:value-type="float">
            <text:p>100</text:p>
          </table:table-cell>
          <table:table-cell table:style-name="ce11" table:formula="of:=[.J16]+[.H17]" office:value-type="float" office:value="51845" calcext:value-type="float">
            <text:p>51845</text:p>
          </table:table-cell>
          <table:table-cell table:style-name="ce11" table:formula="of:=[.K16]+[.B17]" office:value-type="float" office:value="188" calcext:value-type="float">
            <text:p>188</text:p>
          </table:table-cell>
          <table:table-cell table:style-name="ce11" table:formula="of:=[.L16]+[.C17]" office:value-type="float" office:value="266" calcext:value-type="float">
            <text:p>266</text:p>
          </table:table-cell>
          <table:table-cell table:style-name="ce12" table:formula="of:=[.K17]/([.K17]+[.L17])" office:value-type="percentage" office:value="0.414096916299559" calcext:value-type="percentage">
            <text:p>41.4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B18]/([.B18]+[.C18])" office:value-type="percentage" office:value="1" calcext:value-type="percentage">
            <text:p>100.00%</text:p>
          </table:table-cell>
          <table:table-cell table:style-name="ce11" office:value-type="float" office:value="0.13642961" calcext:value-type="float">
            <text:p>0.13642961</text:p>
          </table:table-cell>
          <table:table-cell table:style-name="ce11" office:value-type="float" office:value="0.18323587" calcext:value-type="float">
            <text:p>0.18323587</text:p>
          </table:table-cell>
          <table:table-cell table:style-name="ce11" office:value-type="float" office:value="152" calcext:value-type="float">
            <text:p>152</text:p>
          </table:table-cell>
          <table:table-cell table:style-name="ce11" office:value-type="float" office:value="219" calcext:value-type="float">
            <text:p>219</text:p>
          </table:table-cell>
          <table:table-cell table:style-name="ce11" table:formula="of:=[.J17]+[.H18]" office:value-type="float" office:value="51997" calcext:value-type="float">
            <text:p>51997</text:p>
          </table:table-cell>
          <table:table-cell table:style-name="ce11" table:formula="of:=[.K17]+[.B18]" office:value-type="float" office:value="218" calcext:value-type="float">
            <text:p>218</text:p>
          </table:table-cell>
          <table:table-cell table:style-name="ce11" table:formula="of:=[.L17]+[.C18]" office:value-type="float" office:value="266" calcext:value-type="float">
            <text:p>266</text:p>
          </table:table-cell>
          <table:table-cell table:style-name="ce12" table:formula="of:=[.K18]/([.K18]+[.L18])" office:value-type="percentage" office:value="0.450413223140496" calcext:value-type="percentage">
            <text:p>45.04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9]/([.B19]+[.C19])" office:value-type="percentage" office:value="0.482758620689655" calcext:value-type="percentage">
            <text:p>48.28%</text:p>
          </table:table-cell>
          <table:table-cell table:number-columns-repeated="2" table:style-name="ce11" office:value-type="float" office:value="0.13490451" calcext:value-type="float">
            <text:p>0.13490451</text:p>
          </table:table-cell>
          <table:table-cell table:style-name="ce11" office:value-type="float" office:value="2856" calcext:value-type="float">
            <text:p>2856</text:p>
          </table:table-cell>
          <table:table-cell table:style-name="ce11" office:value-type="float" office:value="3209" calcext:value-type="float">
            <text:p>3209</text:p>
          </table:table-cell>
          <table:table-cell table:style-name="ce11" table:formula="of:=[.J18]+[.H19]" office:value-type="float" office:value="54853" calcext:value-type="float">
            <text:p>54853</text:p>
          </table:table-cell>
          <table:table-cell table:style-name="ce11" table:formula="of:=[.K18]+[.B19]" office:value-type="float" office:value="232" calcext:value-type="float">
            <text:p>232</text:p>
          </table:table-cell>
          <table:table-cell table:style-name="ce11" table:formula="of:=[.L18]+[.C19]" office:value-type="float" office:value="281" calcext:value-type="float">
            <text:p>281</text:p>
          </table:table-cell>
          <table:table-cell table:style-name="ce12" table:formula="of:=[.K19]/([.K19]+[.L19])" office:value-type="percentage" office:value="0.45224171539961" calcext:value-type="percentage">
            <text:p>45.2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B20]/([.B20]+[.C20])" office:value-type="percentage" office:value="0.466666666666667" calcext:value-type="percentage">
            <text:p>46.67%</text:p>
          </table:table-cell>
          <table:table-cell table:style-name="ce11" office:value-type="float" office:value="0.13444109" calcext:value-type="float">
            <text:p>0.13444109</text:p>
          </table:table-cell>
          <table:table-cell table:style-name="ce11" office:value-type="float" office:value="0.39035088" calcext:value-type="float">
            <text:p>0.39035088</text:p>
          </table:table-cell>
          <table:table-cell table:number-columns-repeated="2" table:style-name="ce11" office:value-type="float" office:value="552" calcext:value-type="float">
            <text:p>552</text:p>
          </table:table-cell>
          <table:table-cell table:style-name="ce11" table:formula="of:=[.J19]+[.H20]" office:value-type="float" office:value="55405" calcext:value-type="float">
            <text:p>55405</text:p>
          </table:table-cell>
          <table:table-cell table:style-name="ce11" table:formula="of:=[.K19]+[.B20]" office:value-type="float" office:value="246" calcext:value-type="float">
            <text:p>246</text:p>
          </table:table-cell>
          <table:table-cell table:style-name="ce11" table:formula="of:=[.L19]+[.C20]" office:value-type="float" office:value="297" calcext:value-type="float">
            <text:p>297</text:p>
          </table:table-cell>
          <table:table-cell table:style-name="ce12" table:formula="of:=[.K20]/([.K20]+[.L20])" office:value-type="percentage" office:value="0.453038674033149" calcext:value-type="percentage">
            <text:p>45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21]/([.B21]+[.C21])" office:value-type="percentage" office:value="0.0333333333333333" calcext:value-type="percentage">
            <text:p>3.33%</text:p>
          </table:table-cell>
          <table:table-cell table:style-name="ce11" office:value-type="float" office:value="0.13095238" calcext:value-type="float">
            <text:p>0.13095238</text:p>
          </table:table-cell>
          <table:table-cell table:style-name="ce11" office:value-type="float" office:value="0.14473684" calcext:value-type="float">
            <text:p>0.14473684</text:p>
          </table:table-cell>
          <table:table-cell table:number-columns-repeated="2" table:style-name="ce11" office:value-type="float" office:value="94" calcext:value-type="float">
            <text:p>94</text:p>
          </table:table-cell>
          <table:table-cell table:style-name="ce11" table:formula="of:=[.J20]+[.H21]" office:value-type="float" office:value="55499" calcext:value-type="float">
            <text:p>55499</text:p>
          </table:table-cell>
          <table:table-cell table:style-name="ce11" table:formula="of:=[.K20]+[.B21]" office:value-type="float" office:value="247" calcext:value-type="float">
            <text:p>247</text:p>
          </table:table-cell>
          <table:table-cell table:style-name="ce11" table:formula="of:=[.L20]+[.C21]" office:value-type="float" office:value="326" calcext:value-type="float">
            <text:p>326</text:p>
          </table:table-cell>
          <table:table-cell table:style-name="ce12" table:formula="of:=[.K21]/([.K21]+[.L21])" office:value-type="percentage" office:value="0.431064572425829" calcext:value-type="percentage">
            <text:p>43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2]/([.B22]+[.C22])" office:value-type="percentage" office:value="0" calcext:value-type="percentage">
            <text:p>0.00%</text:p>
          </table:table-cell>
          <table:table-cell table:style-name="ce11" office:value-type="float" office:value="0.11255948" calcext:value-type="float">
            <text:p>0.11255948</text:p>
          </table:table-cell>
          <table:table-cell table:style-name="ce11" office:value-type="float" office:value="0.13395069" calcext:value-type="float">
            <text:p>0.13395069</text:p>
          </table:table-cell>
          <table:table-cell table:style-name="ce11" office:value-type="float" office:value="16262" calcext:value-type="float">
            <text:p>16262</text:p>
          </table:table-cell>
          <table:table-cell table:style-name="ce11" office:value-type="float" office:value="17188" calcext:value-type="float">
            <text:p>17188</text:p>
          </table:table-cell>
          <table:table-cell table:style-name="ce11" table:formula="of:=[.J21]+[.H22]" office:value-type="float" office:value="71761" calcext:value-type="float">
            <text:p>71761</text:p>
          </table:table-cell>
          <table:table-cell table:style-name="ce11" table:formula="of:=[.K21]+[.B22]" office:value-type="float" office:value="247" calcext:value-type="float">
            <text:p>247</text:p>
          </table:table-cell>
          <table:table-cell table:style-name="ce11" table:formula="of:=[.L21]+[.C22]" office:value-type="float" office:value="356" calcext:value-type="float">
            <text:p>356</text:p>
          </table:table-cell>
          <table:table-cell table:style-name="ce12" table:formula="of:=[.K22]/([.K22]+[.L22])" office:value-type="percentage" office:value="0.409618573797678" calcext:value-type="percentage">
            <text:p>40.96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3]/([.B23]+[.C23])" office:value-type="percentage" office:value="0.464285714285714" calcext:value-type="percentage">
            <text:p>46.43%</text:p>
          </table:table-cell>
          <table:table-cell table:style-name="ce11" office:value-type="float" office:value="0.10581506" calcext:value-type="float">
            <text:p>0.10581506</text:p>
          </table:table-cell>
          <table:table-cell table:style-name="ce11" office:value-type="float" office:value="0.14879357" calcext:value-type="float">
            <text:p>0.14879357</text:p>
          </table:table-cell>
          <table:table-cell table:number-columns-repeated="2" table:style-name="ce11" office:value-type="float" office:value="438" calcext:value-type="float">
            <text:p>438</text:p>
          </table:table-cell>
          <table:table-cell table:style-name="ce11" table:formula="of:=[.J22]+[.H23]" office:value-type="float" office:value="72199" calcext:value-type="float">
            <text:p>72199</text:p>
          </table:table-cell>
          <table:table-cell table:style-name="ce11" table:formula="of:=[.K22]+[.B23]" office:value-type="float" office:value="260" calcext:value-type="float">
            <text:p>260</text:p>
          </table:table-cell>
          <table:table-cell table:style-name="ce11" table:formula="of:=[.L22]+[.C23]" office:value-type="float" office:value="371" calcext:value-type="float">
            <text:p>371</text:p>
          </table:table-cell>
          <table:table-cell table:style-name="ce12" table:formula="of:=[.K23]/([.K23]+[.L23])" office:value-type="percentage" office:value="0.412044374009509" calcext:value-type="percentage">
            <text:p>41.2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nfluences&gt; <text:s/>?f <text:s/>?f <text:s/>&lt;isCitizenOf&gt; <text:s/>?b <text:s text:c="2"/>=&gt; ?a <text:s/>&lt;isCitizenOf&gt; <text:s/>?b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B24]/([.B24]+[.C24])" office:value-type="percentage" office:value="0.3" calcext:value-type="percentage">
            <text:p>30.00%</text:p>
          </table:table-cell>
          <table:table-cell table:style-name="ce11" office:value-type="float" office:value="0.10564399" calcext:value-type="float">
            <text:p>0.10564399</text:p>
          </table:table-cell>
          <table:table-cell table:style-name="ce11" office:value-type="float" office:value="0.51957295" calcext:value-type="float">
            <text:p>0.51957295</text:p>
          </table:table-cell>
          <table:table-cell table:number-columns-repeated="2" table:style-name="ce11" office:value-type="float" office:value="1199" calcext:value-type="float">
            <text:p>1199</text:p>
          </table:table-cell>
          <table:table-cell table:style-name="ce11" table:formula="of:=[.J23]+[.H24]" office:value-type="float" office:value="73398" calcext:value-type="float">
            <text:p>73398</text:p>
          </table:table-cell>
          <table:table-cell table:style-name="ce11" table:formula="of:=[.K23]+[.B24]" office:value-type="float" office:value="269" calcext:value-type="float">
            <text:p>269</text:p>
          </table:table-cell>
          <table:table-cell table:style-name="ce11" table:formula="of:=[.L23]+[.C24]" office:value-type="float" office:value="392" calcext:value-type="float">
            <text:p>392</text:p>
          </table:table-cell>
          <table:table-cell table:style-name="ce12" table:formula="of:=[.K24]/([.K24]+[.L24])" office:value-type="percentage" office:value="0.40695915279879" calcext:value-type="percentage">
            <text:p>40.70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B25]/([.B25]+[.C25])" office:value-type="percentage" office:value="0.103448275862069" calcext:value-type="percentage">
            <text:p>10.34%</text:p>
          </table:table-cell>
          <table:table-cell table:style-name="ce11" office:value-type="float" office:value="0.10056503" calcext:value-type="float">
            <text:p>0.10056503</text:p>
          </table:table-cell>
          <table:table-cell table:style-name="ce11" office:value-type="float" office:value="0.15689762" calcext:value-type="float">
            <text:p>0.15689762</text:p>
          </table:table-cell>
          <table:table-cell table:style-name="ce11" office:value-type="float" office:value="16272" calcext:value-type="float">
            <text:p>16272</text:p>
          </table:table-cell>
          <table:table-cell table:style-name="ce11" office:value-type="float" office:value="17463" calcext:value-type="float">
            <text:p>17463</text:p>
          </table:table-cell>
          <table:table-cell table:style-name="ce11" table:formula="of:=[.J24]+[.H25]" office:value-type="float" office:value="89670" calcext:value-type="float">
            <text:p>89670</text:p>
          </table:table-cell>
          <table:table-cell table:style-name="ce11" table:formula="of:=[.K24]+[.B25]" office:value-type="float" office:value="272" calcext:value-type="float">
            <text:p>272</text:p>
          </table:table-cell>
          <table:table-cell table:style-name="ce11" table:formula="of:=[.L24]+[.C25]" office:value-type="float" office:value="418" calcext:value-type="float">
            <text:p>418</text:p>
          </table:table-cell>
          <table:table-cell table:style-name="ce12" table:formula="of:=[.K25]/([.K25]+[.L25])" office:value-type="percentage" office:value="0.394202898550725" calcext:value-type="percentage">
            <text:p>39.4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B26]/([.B26]+[.C26])" office:value-type="percentage" office:value="0.266666666666667" calcext:value-type="percentage">
            <text:p>26.67%</text:p>
          </table:table-cell>
          <table:table-cell table:style-name="ce11" office:value-type="float" office:value="0.09282178" calcext:value-type="float">
            <text:p>0.09282178</text:p>
          </table:table-cell>
          <table:table-cell table:style-name="ce11" office:value-type="float" office:value="0.14097744" calcext:value-type="float">
            <text:p>0.14097744</text:p>
          </table:table-cell>
          <table:table-cell table:style-name="ce11" office:value-type="float" office:value="271" calcext:value-type="float">
            <text:p>271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table:formula="of:=[.J25]+[.H26]" office:value-type="float" office:value="89941" calcext:value-type="float">
            <text:p>89941</text:p>
          </table:table-cell>
          <table:table-cell table:style-name="ce11" table:formula="of:=[.K25]+[.B26]" office:value-type="float" office:value="280" calcext:value-type="float">
            <text:p>280</text:p>
          </table:table-cell>
          <table:table-cell table:style-name="ce11" table:formula="of:=[.L25]+[.C26]" office:value-type="float" office:value="440" calcext:value-type="float">
            <text:p>440</text:p>
          </table:table-cell>
          <table:table-cell table:style-name="ce12" table:formula="of:=[.K26]/([.K26]+[.L26])" office:value-type="percentage" office:value="0.388888888888889" calcext:value-type="percentage">
            <text:p>38.8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27]/([.B27]+[.C27])" office:value-type="percentage" office:value="0.0740740740740741" calcext:value-type="percentage">
            <text:p>7.41%</text:p>
          </table:table-cell>
          <table:table-cell table:style-name="ce11" office:value-type="float" office:value="0.08990148" calcext:value-type="float">
            <text:p>0.08990148</text:p>
          </table:table-cell>
          <table:table-cell table:style-name="ce11" office:value-type="float" office:value="0.16246291" calcext:value-type="float">
            <text:p>0.16246291</text:p>
          </table:table-cell>
          <table:table-cell table:number-columns-repeated="2" table:style-name="ce11" office:value-type="float" office:value="2217" calcext:value-type="float">
            <text:p>2217</text:p>
          </table:table-cell>
          <table:table-cell table:style-name="ce11" table:formula="of:=[.J26]+[.H27]" office:value-type="float" office:value="92158" calcext:value-type="float">
            <text:p>92158</text:p>
          </table:table-cell>
          <table:table-cell table:style-name="ce11" table:formula="of:=[.K26]+[.B27]" office:value-type="float" office:value="282" calcext:value-type="float">
            <text:p>282</text:p>
          </table:table-cell>
          <table:table-cell table:style-name="ce11" table:formula="of:=[.L26]+[.C27]" office:value-type="float" office:value="465" calcext:value-type="float">
            <text:p>465</text:p>
          </table:table-cell>
          <table:table-cell table:style-name="ce12" table:formula="of:=[.K27]/([.K27]+[.L27])" office:value-type="percentage" office:value="0.377510040160643" calcext:value-type="percentage">
            <text:p>37.7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28]/([.B28]+[.C28])" office:value-type="percentage" office:value="0" calcext:value-type="percentage">
            <text:p>0.00%</text:p>
          </table:table-cell>
          <table:table-cell table:style-name="ce11" office:value-type="float" office:value="0.08846362" calcext:value-type="float">
            <text:p>0.08846362</text:p>
          </table:table-cell>
          <table:table-cell table:style-name="ce11" office:value-type="float" office:value="0.22531325" calcext:value-type="float">
            <text:p>0.22531325</text:p>
          </table:table-cell>
          <table:table-cell table:number-columns-repeated="2" table:style-name="ce11" office:value-type="float" office:value="20196" calcext:value-type="float">
            <text:p>20196</text:p>
          </table:table-cell>
          <table:table-cell table:style-name="ce11" table:formula="of:=[.J27]+[.H28]" office:value-type="float" office:value="112354" calcext:value-type="float">
            <text:p>112354</text:p>
          </table:table-cell>
          <table:table-cell table:style-name="ce11" table:formula="of:=[.K27]+[.B28]" office:value-type="float" office:value="282" calcext:value-type="float">
            <text:p>282</text:p>
          </table:table-cell>
          <table:table-cell table:style-name="ce11" table:formula="of:=[.L27]+[.C28]" office:value-type="float" office:value="495" calcext:value-type="float">
            <text:p>495</text:p>
          </table:table-cell>
          <table:table-cell table:style-name="ce12" table:formula="of:=[.K28]/([.K28]+[.L28])" office:value-type="percentage" office:value="0.362934362934363" calcext:value-type="percentage">
            <text:p>36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B29]/([.B29]+[.C29])" office:value-type="percentage" office:value="0.0344827586206897" calcext:value-type="percentage">
            <text:p>3.45%</text:p>
          </table:table-cell>
          <table:table-cell table:style-name="ce11" office:value-type="float" office:value="0.08678501" calcext:value-type="float">
            <text:p>0.08678501</text:p>
          </table:table-cell>
          <table:table-cell table:style-name="ce11" office:value-type="float" office:value="0.10328638" calcext:value-type="float">
            <text:p>0.10328638</text:p>
          </table:table-cell>
          <table:table-cell table:style-name="ce11" office:value-type="float" office:value="380" calcext:value-type="float">
            <text:p>380</text:p>
          </table:table-cell>
          <table:table-cell table:style-name="ce11" office:value-type="float" office:value="393" calcext:value-type="float">
            <text:p>393</text:p>
          </table:table-cell>
          <table:table-cell table:style-name="ce11" table:formula="of:=[.J28]+[.H29]" office:value-type="float" office:value="112734" calcext:value-type="float">
            <text:p>112734</text:p>
          </table:table-cell>
          <table:table-cell table:style-name="ce11" table:formula="of:=[.K28]+[.B29]" office:value-type="float" office:value="283" calcext:value-type="float">
            <text:p>283</text:p>
          </table:table-cell>
          <table:table-cell table:style-name="ce11" table:formula="of:=[.L28]+[.C29]" office:value-type="float" office:value="523" calcext:value-type="float">
            <text:p>523</text:p>
          </table:table-cell>
          <table:table-cell table:style-name="ce12" table:formula="of:=[.K29]/([.K29]+[.L29])" office:value-type="percentage" office:value="0.351116625310174" calcext:value-type="percentage">
            <text:p>35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B30]/([.B30]+[.C30])" office:value-type="percentage" office:value="0.4" calcext:value-type="percentage">
            <text:p>40.00%</text:p>
          </table:table-cell>
          <table:table-cell table:style-name="ce11" office:value-type="float" office:value="0.08655617" calcext:value-type="float">
            <text:p>0.08655617</text:p>
          </table:table-cell>
          <table:table-cell table:style-name="ce11" office:value-type="float" office:value="0.21860465" calcext:value-type="float">
            <text:p>0.21860465</text:p>
          </table:table-cell>
          <table:table-cell table:style-name="ce11" office:value-type="float" office:value="430" calcext:value-type="float">
            <text:p>430</text:p>
          </table:table-cell>
          <table:table-cell table:style-name="ce11" office:value-type="float" office:value="486" calcext:value-type="float">
            <text:p>486</text:p>
          </table:table-cell>
          <table:table-cell table:style-name="ce11" table:formula="of:=[.J29]+[.H30]" office:value-type="float" office:value="113164" calcext:value-type="float">
            <text:p>113164</text:p>
          </table:table-cell>
          <table:table-cell table:style-name="ce11" table:formula="of:=[.K29]+[.B30]" office:value-type="float" office:value="295" calcext:value-type="float">
            <text:p>295</text:p>
          </table:table-cell>
          <table:table-cell table:style-name="ce11" table:formula="of:=[.L29]+[.C30]" office:value-type="float" office:value="541" calcext:value-type="float">
            <text:p>541</text:p>
          </table:table-cell>
          <table:table-cell table:style-name="ce12" table:formula="of:=[.K30]/([.K30]+[.L30])" office:value-type="percentage" office:value="0.352870813397129" calcext:value-type="percentage">
            <text:p>35.2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1]/([.B31]+[.C31])" office:value-type="percentage" office:value="0.0967741935483871" calcext:value-type="percentage">
            <text:p>9.68%</text:p>
          </table:table-cell>
          <table:table-cell table:style-name="ce11" office:value-type="float" office:value="0.07784431" calcext:value-type="float">
            <text:p>0.07784431</text:p>
          </table:table-cell>
          <table:table-cell table:style-name="ce11" office:value-type="float" office:value="0.09647495" calcext:value-type="float">
            <text:p>0.09647495</text:p>
          </table:table-cell>
          <table:table-cell table:number-columns-repeated="2" table:style-name="ce11" office:value-type="float" office:value="275" calcext:value-type="float">
            <text:p>275</text:p>
          </table:table-cell>
          <table:table-cell table:style-name="ce11" table:formula="of:=[.J30]+[.H31]" office:value-type="float" office:value="113439" calcext:value-type="float">
            <text:p>113439</text:p>
          </table:table-cell>
          <table:table-cell table:style-name="ce11" table:formula="of:=[.K30]+[.B31]" office:value-type="float" office:value="298" calcext:value-type="float">
            <text:p>298</text:p>
          </table:table-cell>
          <table:table-cell table:style-name="ce11" table:formula="of:=[.L30]+[.C31]" office:value-type="float" office:value="569" calcext:value-type="float">
            <text:p>569</text:p>
          </table:table-cell>
          <table:table-cell table:style-name="ce12" table:formula="of:=[.K31]/([.K31]+[.L31])" office:value-type="percentage" office:value="0.343713956170704" calcext:value-type="percentage">
            <text:p>34.37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4" office:value-type="string" calcext:value-type="string">
            <text:p>?c <text:s/>&lt;hasCapital&gt; <text:s/>?b <text:s/>?a <text:s/>&lt;isCitizenOf&gt; <text:s/>?c <text:s text:c="2"/>=&gt; ?a <text:s/>&lt;wasBornIn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32]/([.B32]+[.C32])" office:value-type="percentage" office:value="0.1" calcext:value-type="percentage">
            <text:p>10.00%</text:p>
          </table:table-cell>
          <table:table-cell table:style-name="ce11" office:value-type="float" office:value="0.07163829" calcext:value-type="float">
            <text:p>0.07163829</text:p>
          </table:table-cell>
          <table:table-cell table:style-name="ce11" office:value-type="float" office:value="0.26872247" calcext:value-type="float">
            <text:p>0.26872247</text:p>
          </table:table-cell>
          <table:table-cell table:style-name="ce11" office:value-type="float" office:value="12070" calcext:value-type="float">
            <text:p>12070</text:p>
          </table:table-cell>
          <table:table-cell table:style-name="ce11" office:value-type="float" office:value="12648" calcext:value-type="float">
            <text:p>12648</text:p>
          </table:table-cell>
          <table:table-cell table:style-name="ce11" table:formula="of:=[.J31]+[.H32]" office:value-type="float" office:value="125509" calcext:value-type="float">
            <text:p>125509</text:p>
          </table:table-cell>
          <table:table-cell table:style-name="ce11" table:formula="of:=[.K31]+[.B32]" office:value-type="float" office:value="300" calcext:value-type="float">
            <text:p>300</text:p>
          </table:table-cell>
          <table:table-cell table:style-name="ce11" table:formula="of:=[.L31]+[.C32]" office:value-type="float" office:value="587" calcext:value-type="float">
            <text:p>587</text:p>
          </table:table-cell>
          <table:table-cell table:style-name="ce12" table:formula="of:=[.K32]/([.K32]+[.L32])" office:value-type="percentage" office:value="0.338218714768884" calcext:value-type="percentage">
            <text:p>33.82%</text:p>
          </table:table-cell>
          <table:table-cell office:value-type="string" calcext:value-type="string">
            <text:p>PCA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33]/([.B33]+[.C33])" office:value-type="percentage" office:value="0.0666666666666667" calcext:value-type="percentage">
            <text:p>6.67%</text:p>
          </table:table-cell>
          <table:table-cell table:style-name="ce11" office:value-type="float" office:value="0.06982544" calcext:value-type="float">
            <text:p>0.06982544</text:p>
          </table:table-cell>
          <table:table-cell table:style-name="ce11" office:value-type="float" office:value="0.08695652" calcext:value-type="float">
            <text:p>0.08695652</text:p>
          </table:table-cell>
          <table:table-cell table:style-name="ce11" office:value-type="float" office:value="333" calcext:value-type="float">
            <text:p>333</text:p>
          </table:table-cell>
          <table:table-cell table:style-name="ce11" office:value-type="float" office:value="392" calcext:value-type="float">
            <text:p>392</text:p>
          </table:table-cell>
          <table:table-cell table:style-name="ce11" table:formula="of:=[.J32]+[.H33]" office:value-type="float" office:value="125842" calcext:value-type="float">
            <text:p>125842</text:p>
          </table:table-cell>
          <table:table-cell table:style-name="ce11" table:formula="of:=[.K32]+[.B33]" office:value-type="float" office:value="302" calcext:value-type="float">
            <text:p>302</text:p>
          </table:table-cell>
          <table:table-cell table:style-name="ce11" table:formula="of:=[.L32]+[.C33]" office:value-type="float" office:value="615" calcext:value-type="float">
            <text:p>615</text:p>
          </table:table-cell>
          <table:table-cell table:style-name="ce12" table:formula="of:=[.K33]/([.K33]+[.L33])" office:value-type="percentage" office:value="0.329334787350054" calcext:value-type="percentage">
            <text:p>32.9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34]/([.B34]+[.C34])" office:value-type="percentage" office:value="0.448275862068966" calcext:value-type="percentage">
            <text:p>44.83%</text:p>
          </table:table-cell>
          <table:table-cell table:style-name="ce11" office:value-type="float" office:value="0.06868132" calcext:value-type="float">
            <text:p>0.06868132</text:p>
          </table:table-cell>
          <table:table-cell table:style-name="ce11" office:value-type="float" office:value="0.22727273" calcext:value-type="float">
            <text:p>0.22727273</text:p>
          </table:table-cell>
          <table:table-cell table:style-name="ce11" office:value-type="float" office:value="663" calcext:value-type="float">
            <text:p>663</text:p>
          </table:table-cell>
          <table:table-cell table:style-name="ce11" office:value-type="float" office:value="676" calcext:value-type="float">
            <text:p>676</text:p>
          </table:table-cell>
          <table:table-cell table:style-name="ce11" table:formula="of:=[.J33]+[.H34]" office:value-type="float" office:value="126505" calcext:value-type="float">
            <text:p>126505</text:p>
          </table:table-cell>
          <table:table-cell table:style-name="ce11" table:formula="of:=[.K33]+[.B34]" office:value-type="float" office:value="315" calcext:value-type="float">
            <text:p>315</text:p>
          </table:table-cell>
          <table:table-cell table:style-name="ce11" table:formula="of:=[.L33]+[.C34]" office:value-type="float" office:value="631" calcext:value-type="float">
            <text:p>631</text:p>
          </table:table-cell>
          <table:table-cell table:style-name="ce12" table:formula="of:=[.K34]/([.K34]+[.L34])" office:value-type="percentage" office:value="0.332980972515856" calcext:value-type="percentage">
            <text:p>33.30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5]/([.B35]+[.C35])" office:value-type="percentage" office:value="0.1" calcext:value-type="percentage">
            <text:p>10.00%</text:p>
          </table:table-cell>
          <table:table-cell table:style-name="ce11" office:value-type="float" office:value="0.0681445" calcext:value-type="float">
            <text:p>0.0681445</text:p>
          </table:table-cell>
          <table:table-cell table:style-name="ce15" office:value-type="float" office:value="0.09181416" calcext:value-type="float">
            <text:p>0.09181416</text:p>
          </table:table-cell>
          <table:table-cell table:style-name="ce11" office:value-type="float" office:value="355" calcext:value-type="float">
            <text:p>355</text:p>
          </table:table-cell>
          <table:table-cell table:style-name="ce11" office:value-type="float" office:value="518" calcext:value-type="float">
            <text:p>518</text:p>
          </table:table-cell>
          <table:table-cell table:style-name="ce11" table:formula="of:=[.J34]+[.H35]" office:value-type="float" office:value="126860" calcext:value-type="float">
            <text:p>126860</text:p>
          </table:table-cell>
          <table:table-cell table:style-name="ce11" table:formula="of:=[.K34]+[.B35]" office:value-type="float" office:value="318" calcext:value-type="float">
            <text:p>318</text:p>
          </table:table-cell>
          <table:table-cell table:style-name="ce11" table:formula="of:=[.L34]+[.C35]" office:value-type="float" office:value="658" calcext:value-type="float">
            <text:p>658</text:p>
          </table:table-cell>
          <table:table-cell table:style-name="ce12" table:formula="of:=[.K35]/([.K35]+[.L35])" office:value-type="percentage" office:value="0.325819672131148" calcext:value-type="percentage">
            <text:p>32.5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6]/([.B36]+[.C36])" office:value-type="percentage" office:value="0" calcext:value-type="percentage">
            <text:p>0.00%</text:p>
          </table:table-cell>
          <table:table-cell table:style-name="ce11" office:value-type="float" office:value="0.06798867" calcext:value-type="float">
            <text:p>0.06798867</text:p>
          </table:table-cell>
          <table:table-cell table:style-name="ce15" office:value-type="float" office:value="0.07272727" calcext:value-type="float">
            <text:p>0.07272727</text:p>
          </table:table-cell>
          <table:table-cell table:number-columns-repeated="2" table:style-name="ce11" office:value-type="float" office:value="194" calcext:value-type="float">
            <text:p>194</text:p>
          </table:table-cell>
          <table:table-cell table:style-name="ce11" table:formula="of:=[.J35]+[.H36]" office:value-type="float" office:value="127054" calcext:value-type="float">
            <text:p>127054</text:p>
          </table:table-cell>
          <table:table-cell table:style-name="ce11" table:formula="of:=[.K35]+[.B36]" office:value-type="float" office:value="318" calcext:value-type="float">
            <text:p>318</text:p>
          </table:table-cell>
          <table:table-cell table:style-name="ce11" table:formula="of:=[.L35]+[.C36]" office:value-type="float" office:value="688" calcext:value-type="float">
            <text:p>688</text:p>
          </table:table-cell>
          <table:table-cell table:style-name="ce12" table:formula="of:=[.K36]/([.K36]+[.L36])" office:value-type="percentage" office:value="0.31610337972167" calcext:value-type="percentage">
            <text:p>31.6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B37]/([.B37]+[.C37])" office:value-type="percentage" office:value="0.1" calcext:value-type="percentage">
            <text:p>10.00%</text:p>
          </table:table-cell>
          <table:table-cell table:style-name="ce11" office:value-type="float" office:value="0.06784573" calcext:value-type="float">
            <text:p>0.06784573</text:p>
          </table:table-cell>
          <table:table-cell table:style-name="ce15" office:value-type="float" office:value="0.1618905" calcext:value-type="float">
            <text:p>0.1618905</text:p>
          </table:table-cell>
          <table:table-cell table:style-name="ce11" office:value-type="float" office:value="25774" calcext:value-type="float">
            <text:p>25774</text:p>
          </table:table-cell>
          <table:table-cell table:style-name="ce11" office:value-type="float" office:value="31017" calcext:value-type="float">
            <text:p>31017</text:p>
          </table:table-cell>
          <table:table-cell table:style-name="ce11" table:formula="of:=[.J36]+[.H37]" office:value-type="float" office:value="152828" calcext:value-type="float">
            <text:p>152828</text:p>
          </table:table-cell>
          <table:table-cell table:style-name="ce11" table:formula="of:=[.K36]+[.B37]" office:value-type="float" office:value="321" calcext:value-type="float">
            <text:p>321</text:p>
          </table:table-cell>
          <table:table-cell table:style-name="ce11" table:formula="of:=[.L36]+[.C37]" office:value-type="float" office:value="715" calcext:value-type="float">
            <text:p>715</text:p>
          </table:table-cell>
          <table:table-cell table:style-name="ce12" table:formula="of:=[.K37]/([.K37]+[.L37])" office:value-type="percentage" office:value="0.30984555984556" calcext:value-type="percentage">
            <text:p>30.9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B38]/([.B38]+[.C38])" office:value-type="percentage" office:value="0" calcext:value-type="percentage">
            <text:p>0.00%</text:p>
          </table:table-cell>
          <table:table-cell table:style-name="ce11" office:value-type="float" office:value="0.06013746" calcext:value-type="float">
            <text:p>0.06013746</text:p>
          </table:table-cell>
          <table:table-cell table:style-name="ce15" office:value-type="float" office:value="0.06410256" calcext:value-type="float">
            <text:p>0.06410256</text:p>
          </table:table-cell>
          <table:table-cell table:style-name="ce11" office:value-type="float" office:value="107" calcext:value-type="float">
            <text:p>107</text:p>
          </table:table-cell>
          <table:table-cell table:style-name="ce11" office:value-type="float" office:value="115" calcext:value-type="float">
            <text:p>115</text:p>
          </table:table-cell>
          <table:table-cell table:style-name="ce11" table:formula="of:=[.J37]+[.H38]" office:value-type="float" office:value="152935" calcext:value-type="float">
            <text:p>152935</text:p>
          </table:table-cell>
          <table:table-cell table:style-name="ce11" table:formula="of:=[.K37]+[.B38]" office:value-type="float" office:value="321" calcext:value-type="float">
            <text:p>321</text:p>
          </table:table-cell>
          <table:table-cell table:style-name="ce11" table:formula="of:=[.L37]+[.C38]" office:value-type="float" office:value="745" calcext:value-type="float">
            <text:p>745</text:p>
          </table:table-cell>
          <table:table-cell table:style-name="ce12" table:formula="of:=[.K38]/([.K38]+[.L38])" office:value-type="percentage" office:value="0.301125703564728" calcext:value-type="percentage">
            <text:p>30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39]/([.B39]+[.C39])" office:value-type="percentage" office:value="0.0333333333333333" calcext:value-type="percentage">
            <text:p>3.33%</text:p>
          </table:table-cell>
          <table:table-cell table:style-name="ce11" office:value-type="float" office:value="0.05858311" calcext:value-type="float">
            <text:p>0.05858311</text:p>
          </table:table-cell>
          <table:table-cell table:style-name="ce15" office:value-type="float" office:value="0.06574924" calcext:value-type="float">
            <text:p>0.06574924</text:p>
          </table:table-cell>
          <table:table-cell table:style-name="ce11" office:value-type="float" office:value="118" calcext:value-type="float">
            <text:p>118</text:p>
          </table:table-cell>
          <table:table-cell table:style-name="ce11" office:value-type="float" office:value="135" calcext:value-type="float">
            <text:p>135</text:p>
          </table:table-cell>
          <table:table-cell table:style-name="ce11" table:formula="of:=[.J38]+[.H39]" office:value-type="float" office:value="153053" calcext:value-type="float">
            <text:p>153053</text:p>
          </table:table-cell>
          <table:table-cell table:style-name="ce11" table:formula="of:=[.K38]+[.B39]" office:value-type="float" office:value="322" calcext:value-type="float">
            <text:p>322</text:p>
          </table:table-cell>
          <table:table-cell table:style-name="ce11" table:formula="of:=[.L38]+[.C39]" office:value-type="float" office:value="774" calcext:value-type="float">
            <text:p>774</text:p>
          </table:table-cell>
          <table:table-cell table:style-name="ce12" table:formula="of:=[.K39]/([.K39]+[.L39])" office:value-type="percentage" office:value="0.293795620437956" calcext:value-type="percentage">
            <text:p>29.3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B40]/([.B40]+[.C40])" office:value-type="percentage" office:value="0.214285714285714" calcext:value-type="percentage">
            <text:p>21.43%</text:p>
          </table:table-cell>
          <table:table-cell table:style-name="ce11" office:value-type="float" office:value="0.05569307" calcext:value-type="float">
            <text:p>0.05569307</text:p>
          </table:table-cell>
          <table:table-cell table:style-name="ce15" office:value-type="float" office:value="0.0647482" calcext:value-type="float">
            <text:p>0.0647482</text:p>
          </table:table-cell>
          <table:table-cell table:style-name="ce11" office:value-type="float" office:value="389" calcext:value-type="float">
            <text:p>389</text:p>
          </table:table-cell>
          <table:table-cell table:style-name="ce11" office:value-type="float" office:value="394" calcext:value-type="float">
            <text:p>394</text:p>
          </table:table-cell>
          <table:table-cell table:style-name="ce11" table:formula="of:=[.J39]+[.H40]" office:value-type="float" office:value="153442" calcext:value-type="float">
            <text:p>153442</text:p>
          </table:table-cell>
          <table:table-cell table:style-name="ce11" table:formula="of:=[.K39]+[.B40]" office:value-type="float" office:value="328" calcext:value-type="float">
            <text:p>328</text:p>
          </table:table-cell>
          <table:table-cell table:style-name="ce11" table:formula="of:=[.L39]+[.C40]" office:value-type="float" office:value="796" calcext:value-type="float">
            <text:p>796</text:p>
          </table:table-cell>
          <table:table-cell table:style-name="ce12" table:formula="of:=[.K40]/([.K40]+[.L40])" office:value-type="percentage" office:value="0.291814946619217" calcext:value-type="percentage">
            <text:p>29.18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.B41]/([.B41]+[.C41])" office:value-type="percentage" office:value="0.137931034482759" calcext:value-type="percentage">
            <text:p>13.79%</text:p>
          </table:table-cell>
          <table:table-cell table:style-name="ce11" office:value-type="float" office:value="0.0529706" calcext:value-type="float">
            <text:p>0.0529706</text:p>
          </table:table-cell>
          <table:table-cell table:style-name="ce15" office:value-type="float" office:value="0.17116918" calcext:value-type="float">
            <text:p>0.17116918</text:p>
          </table:table-cell>
          <table:table-cell table:style-name="ce11" office:value-type="float" office:value="13120" calcext:value-type="float">
            <text:p>13120</text:p>
          </table:table-cell>
          <table:table-cell table:style-name="ce11" office:value-type="float" office:value="13493" calcext:value-type="float">
            <text:p>13493</text:p>
          </table:table-cell>
          <table:table-cell table:style-name="ce11" table:formula="of:=[.J40]+[.H41]" office:value-type="float" office:value="166562" calcext:value-type="float">
            <text:p>166562</text:p>
          </table:table-cell>
          <table:table-cell table:style-name="ce11" table:formula="of:=[.K40]+[.B41]" office:value-type="float" office:value="332" calcext:value-type="float">
            <text:p>332</text:p>
          </table:table-cell>
          <table:table-cell table:style-name="ce11" table:formula="of:=[.L40]+[.C41]" office:value-type="float" office:value="821" calcext:value-type="float">
            <text:p>821</text:p>
          </table:table-cell>
          <table:table-cell table:style-name="ce12" table:formula="of:=[.K41]/([.K41]+[.L41])" office:value-type="percentage" office:value="0.287944492627927" calcext:value-type="percentage">
            <text:p>28.79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B42]/([.B42]+[.C42])" office:value-type="percentage" office:value="0.0434782608695652" calcext:value-type="percentage">
            <text:p>4.35%</text:p>
          </table:table-cell>
          <table:table-cell table:style-name="ce11" office:value-type="float" office:value="0.05049912" calcext:value-type="float">
            <text:p>0.05049912</text:p>
          </table:table-cell>
          <table:table-cell table:style-name="ce15" office:value-type="float" office:value="0.38457239" calcext:value-type="float">
            <text:p>0.38457239</text:p>
          </table:table-cell>
          <table:table-cell table:number-columns-repeated="2" table:style-name="ce11" office:value-type="float" office:value="12936" calcext:value-type="float">
            <text:p>12936</text:p>
          </table:table-cell>
          <table:table-cell table:style-name="ce11" table:formula="of:=[.J41]+[.H42]" office:value-type="float" office:value="179498" calcext:value-type="float">
            <text:p>179498</text:p>
          </table:table-cell>
          <table:table-cell table:style-name="ce11" table:formula="of:=[.K41]+[.B42]" office:value-type="float" office:value="333" calcext:value-type="float">
            <text:p>333</text:p>
          </table:table-cell>
          <table:table-cell table:style-name="ce11" table:formula="of:=[.L41]+[.C42]" office:value-type="float" office:value="843" calcext:value-type="float">
            <text:p>843</text:p>
          </table:table-cell>
          <table:table-cell table:style-name="ce12" table:formula="of:=[.K42]/([.K42]+[.L42])" office:value-type="percentage" office:value="0.283163265306122" calcext:value-type="percentage">
            <text:p>28.32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3]/([.B43]+[.C43])" office:value-type="percentage" office:value="0.2" calcext:value-type="percentage">
            <text:p>20.00%</text:p>
          </table:table-cell>
          <table:table-cell table:style-name="ce11" office:value-type="float" office:value="0.04995837" calcext:value-type="float">
            <text:p>0.04995837</text:p>
          </table:table-cell>
          <table:table-cell table:style-name="ce15" office:value-type="float" office:value="0.06413683" calcext:value-type="float">
            <text:p>0.06413683</text:p>
          </table:table-cell>
          <table:table-cell table:style-name="ce11" office:value-type="float" office:value="797" calcext:value-type="float">
            <text:p>797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2]+[.H43]" office:value-type="float" office:value="180295" calcext:value-type="float">
            <text:p>180295</text:p>
          </table:table-cell>
          <table:table-cell table:style-name="ce11" table:formula="of:=[.K42]+[.B43]" office:value-type="float" office:value="339" calcext:value-type="float">
            <text:p>339</text:p>
          </table:table-cell>
          <table:table-cell table:style-name="ce11" table:formula="of:=[.L42]+[.C43]" office:value-type="float" office:value="867" calcext:value-type="float">
            <text:p>867</text:p>
          </table:table-cell>
          <table:table-cell table:style-name="ce12" table:formula="of:=[.K43]/([.K43]+[.L43])" office:value-type="percentage" office:value="0.281094527363184" calcext:value-type="percentage">
            <text:p>28.1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B44]/([.B44]+[.C44])" office:value-type="percentage" office:value="0.2" calcext:value-type="percentage">
            <text:p>20.00%</text:p>
          </table:table-cell>
          <table:table-cell table:style-name="ce11" office:value-type="float" office:value="0.04957102" calcext:value-type="float">
            <text:p>0.04957102</text:p>
          </table:table-cell>
          <table:table-cell table:style-name="ce15" office:value-type="float" office:value="0.05450734" calcext:value-type="float">
            <text:p>0.05450734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office:value-type="float" office:value="309" calcext:value-type="float">
            <text:p>309</text:p>
          </table:table-cell>
          <table:table-cell table:style-name="ce11" table:formula="of:=[.J43]+[.H44]" office:value-type="float" office:value="180541" calcext:value-type="float">
            <text:p>180541</text:p>
          </table:table-cell>
          <table:table-cell table:style-name="ce11" table:formula="of:=[.K43]+[.B44]" office:value-type="float" office:value="345" calcext:value-type="float">
            <text:p>345</text:p>
          </table:table-cell>
          <table:table-cell table:style-name="ce11" table:formula="of:=[.L43]+[.C44]" office:value-type="float" office:value="891" calcext:value-type="float">
            <text:p>891</text:p>
          </table:table-cell>
          <table:table-cell table:style-name="ce12" table:formula="of:=[.K44]/([.K44]+[.L44])" office:value-type="percentage" office:value="0.279126213592233" calcext:value-type="percentage">
            <text:p>27.91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B45]/([.B45]+[.C45])" office:value-type="percentage" office:value="0.0333333333333333" calcext:value-type="percentage">
            <text:p>3.33%</text:p>
          </table:table-cell>
          <table:table-cell table:style-name="ce11" office:value-type="float" office:value="0.0490391" calcext:value-type="float">
            <text:p>0.0490391</text:p>
          </table:table-cell>
          <table:table-cell table:style-name="ce15" office:value-type="float" office:value="0.0490391" calcext:value-type="float">
            <text:p>0.0490391</text:p>
          </table:table-cell>
          <table:table-cell table:style-name="ce11" office:value-type="float" office:value="750" calcext:value-type="float">
            <text:p>750</text:p>
          </table:table-cell>
          <table:table-cell table:style-name="ce11" office:value-type="float" office:value="833" calcext:value-type="float">
            <text:p>833</text:p>
          </table:table-cell>
          <table:table-cell table:style-name="ce11" table:formula="of:=[.J44]+[.H45]" office:value-type="float" office:value="181291" calcext:value-type="float">
            <text:p>181291</text:p>
          </table:table-cell>
          <table:table-cell table:style-name="ce11" table:formula="of:=[.K44]+[.B45]" office:value-type="float" office:value="346" calcext:value-type="float">
            <text:p>346</text:p>
          </table:table-cell>
          <table:table-cell table:style-name="ce11" table:formula="of:=[.L44]+[.C45]" office:value-type="float" office:value="920" calcext:value-type="float">
            <text:p>920</text:p>
          </table:table-cell>
          <table:table-cell table:style-name="ce12" table:formula="of:=[.K45]/([.K45]+[.L45])" office:value-type="percentage" office:value="0.273301737756714" calcext:value-type="percentage">
            <text:p>27.33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office:value-type="string" calcext:value-type="string">
            <text:p>?a <text:s/>&lt;dealsWith&gt; <text:s/>?f <text:s/>?b <text:s/>&lt;dealsWith&gt; <text:s/>?f <text:s text:c="2"/>=&gt; ?a <text:s/>&lt;dealsWith&gt; <text:s/>?b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B46]/([.B46]+[.C46])" office:value-type="percentage" office:value="0.0666666666666667" calcext:value-type="percentage">
            <text:p>6.67%</text:p>
          </table:table-cell>
          <table:table-cell table:number-columns-repeated="2" table:style-name="ce11" office:value-type="float" office:value="0.04769526" calcext:value-type="float">
            <text:p>0.04769526</text:p>
          </table:table-cell>
          <table:table-cell table:style-name="ce11" office:value-type="float" office:value="6758" calcext:value-type="float">
            <text:p>6758</text:p>
          </table:table-cell>
          <table:table-cell table:style-name="ce11" table:formula="of:=9372-447" office:value-type="float" office:value="8925" calcext:value-type="float">
            <text:p>8925</text:p>
          </table:table-cell>
          <table:table-cell table:style-name="ce11" table:formula="of:=[.J45]+[.H46]" office:value-type="float" office:value="188049" calcext:value-type="float">
            <text:p>188049</text:p>
          </table:table-cell>
          <table:table-cell table:style-name="ce11" table:formula="of:=[.K45]+[.B46]" office:value-type="float" office:value="348" calcext:value-type="float">
            <text:p>348</text:p>
          </table:table-cell>
          <table:table-cell table:style-name="ce11" table:formula="of:=[.L45]+[.C46]" office:value-type="float" office:value="948" calcext:value-type="float">
            <text:p>948</text:p>
          </table:table-cell>
          <table:table-cell table:style-name="ce12" table:formula="of:=[.K46]/([.K46]+[.L46])" office:value-type="percentage" office:value="0.268518518518519" calcext:value-type="percentage">
            <text:p>26.85%</text:p>
          </table:table-cell>
          <table:table-cell office:value-type="string" calcext:value-type="string">
            <text:p>Std. Ranking</text:p>
          </table:table-cell>
        </table:table-row>
        <table:table-row table:style-name="ro2">
          <table:table-cell table:style-name="ce1" office:value-type="string" calcext:value-type="string">
            <text:p>Standard Confidence (rules 31-45)</text:p>
          </table:table-cell>
          <table:table-cell table:style-name="ce13" table:number-columns-repeated="3"/>
          <table:table-cell table:style-name="Default"/>
          <table:table-cell table:style-name="ce11" table:number-columns-repeated="2"/>
          <table:table-cell/>
          <table:table-cell table:style-name="ce11" table:number-columns-repeated="4"/>
          <table:table-cell table:style-name="ce12"/>
          <table:table-cell/>
        </table:table-row>
        <table:table-row table:style-name="ro2" table:number-rows-repeated="16">
          <table:table-cell/>
          <table:table-cell table:style-name="Default" table:number-columns-repeated="4"/>
          <table:table-cell table:style-name="ce14"/>
          <table:table-cell table:number-columns-repeated="8"/>
        </table:table-row>
        <table:table-row table:style-name="ro2" table:number-rows-repeated="44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 table:style-name="ce4"/>
          <table:table-cell table:style-name="Default" table:number-columns-repeated="4"/>
          <table:table-cell table:number-columns-repeated="9"/>
        </table:table-row>
        <table:table-row table:style-name="ro2">
          <table:table-cell table:style-name="ce1"/>
          <table:table-cell table:style-name="ce5" table:number-columns-repeated="2"/>
          <table:table-cell table:style-name="ce7" table:number-columns-repeated="2"/>
          <table:table-cell table:number-columns-repeated="9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9"/>
          <table:table-cell table:style-name="ce8"/>
          <table:table-cell table:number-columns-repeated="4"/>
        </table:table-row>
        <table:table-row table:style-name="ro2" table:number-rows-repeated="4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 table:number-rows-repeated="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number-columns-repeated="5"/>
          <table:table-cell table:style-name="ce4"/>
          <table:table-cell table:number-columns-repeated="3"/>
          <table:table-cell table:style-name="ce8"/>
          <table:table-cell table:number-columns-repeated="4"/>
        </table:table-row>
        <table:table-row table:style-name="ro2" table:number-rows-repeated="2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 table:style-name="ce4"/>
          <table:table-cell table:number-columns-repeated="13"/>
        </table:table-row>
        <table:table-row table:style-name="ro2" table:number-rows-repeated="17">
          <table:table-cell table:number-columns-repeated="5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16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number-columns-repeated="9"/>
        </table:table-row>
        <table:table-row table:style-name="ro2" table:number-rows-repeated="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  <table:table-row table:style-name="ro2">
          <table:table-cell/>
          <table:table-cell table:style-name="Default" table:number-columns-repeated="4"/>
          <table:table-cell table:style-name="ce3"/>
          <table:table-cell table:style-name="ce2" table:number-columns-repeated="3"/>
          <table:table-cell table:style-name="ce8"/>
          <table:table-cell table:number-columns-repeated="4"/>
        </table:table-row>
      </table:table>
      <table:table table:name="Charts" table:style-name="ta1" table:print="false">
        <table:table-column table:style-name="co2" table:number-columns-repeated="14" table:default-cell-style-name="Default"/>
        <table:table-row table:style-name="ro4" table:number-rows-repeated="5">
          <table:table-cell table:number-columns-repeated="14"/>
        </table:table-row>
        <table:table-row table:style-name="ro4">
          <table:table-cell table:number-columns-repeated="4"/>
          <table:table-cell>
            <draw:frame table:end-cell-address="Charts.N21" table:end-x="0.1106in" table:end-y="0.1287in" draw:z-index="1" draw:style-name="gr1" svg:width="7.8437in" svg:height="2.7571in" svg:x="0.2988in" svg:y="0.0291in">
              <draw:object draw:notify-on-update-of-ranges="'PCA Confidence'.J2:'PCA Confidence'.J31 'PCA Confidence'.A1:'PCA Confidence'.A1 'PCA Confidence'.M2:'PCA Confidence'.M31 'Std Confidence'.J2:'Std Confidence'.J30 'Std Confidence'.A1:'Std Confidence'.A1 'Std Confidence'.M2:'Std Confidence'.M30 'Std Confidence'.J31:'Std Confidence'.J46 'Std Confidence'.A47:'Std Confidence'.A47 'Std Confidence'.M31:'Std Confidence'.M4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</table:table-row>
        <table:table-row table:style-name="ro3">
          <table:table-cell table:number-columns-repeated="14"/>
        </table:table-row>
        <table:table-row table:style-name="ro3">
          <table:table-cell table:number-columns-repeated="13"/>
          <table:table-cell>
            <draw:g table:end-cell-address="Charts.Q14" table:end-x="0.1744in" table:end-y="0.0193in" draw:z-index="0">
              <draw:custom-shape draw:style-name="gr2" draw:text-style-name="P1" svg:width="2.1634in" svg:height="0.0004in" svg:x="0.6819in" svg:y="0.1602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" draw:text-style-name="P1" svg:width="0.235in" svg:height="0.0004in" svg:x="0.9165in" svg:y="0.1602in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" draw:text-style-name="P1" svg:width="0.235in" svg:height="0.0004in" svg:x="0.9165in" svg:y="0.1602in">
                <text:p/>
    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    </draw:custom-shape>
              <draw:frame draw:style-name="gr5" draw:text-style-name="P3" svg:width="1.4591in" svg:height="3.8449in" svg:x="1.1685in" svg:y="0.1602in">
                <draw:text-box>
                  <text:p text:style-name="P2"><text:span text:style-name="T1">Std. Confidence</text:span></text:p>
                </draw:text-box>
              </draw:frame>
              <draw:frame draw:style-name="gr6" draw:text-style-name="P4" svg:width="1.5461in" svg:height="3.8449in" svg:x="1.1685in" svg:y="0.1602in">
                <draw:text-box>
                  <text:p text:style-name="P2"><text:span text:style-name="T1">PCA Confidence</text:span></text:p>
                </draw:text-box>
              </draw:frame>
            </draw:g>
          </table:table-cell>
        </table:table-row>
        <table:table-row table:style-name="ro3" table:number-rows-repeated="16">
          <table:table-cell table:number-columns-repeated="14"/>
        </table:table-row>
        <table:table-row table:style-name="ro3">
          <table:table-cell table:number-columns-repeated="2"/>
          <table:table-cell>
            <draw:frame table:end-cell-address="Charts.L45" table:end-x="0.3118in" table:end-y="0.1689in" draw:z-index="2" draw:style-name="gr1" svg:width="8.0126in" svg:height="3.5764in" svg:x="0.3311in" svg:y="0.148in">
              <draw:object draw:notify-on-update-of-ranges="'PCA Conf (multiple rules, types)'.R3:'PCA Conf (multiple rules, types)'.R10 'PCA Confidence'.J2:'PCA Confidence'.J28 'PCA Confidence'.A1:'PCA Confidence'.A1 'PCA Confidence'.M2:'PCA Confidence'.M28 'Std Confidence'.J2:'Std Confidence'.J46 'Std Confidence'.A1:'Std Confidence'.A1 'Std Confidence'.M2:'Std Confidence'.M46 'PCA Conf (types)'.Q4:'PCA Conf (types)'.Q11 'PCA Conf (types)'.P3:'PCA Conf (types)'.P3 'PCA Conf (types)'.P4:'PCA Conf (types)'.P1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</table:table>
      <table:table table:name="yago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" table:number-columns-repeated="2" table:default-cell-style-name="Default"/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produc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c <text:s/>?c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b <text:s/>?a <text:s/>&lt;dealsWith&gt; <text:s/>?c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c <text:s/>?b <text:s/>&lt;hasChild&gt; <text:s/>?c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OfficialLanguage&gt; <text:s/>?b <text:s/>?c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b <text:s/>?a <text:s/>&lt;influences&gt; <text:s/>?c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hasAcademicAdvisor&gt; <text:s/>?a <text:s/>?c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c <text:s/>?c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isCitizenOf&gt; <text:s/>?a <text:s/>?c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c <text:s/>&lt;dealsWith&gt; <text:s/>?a <text:s/>?c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c <text:s/>?c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c <text:s/>?b <text:s/>&lt;exports&gt; <text:s/>?c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c <text:s/>?c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47]-[.F4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office:value-type="float" office:value="6758" calcext:value-type="float">
            <text:p>67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49]-[.F49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50]-[.F50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51]-[.F51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52]-[.F52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3]-[.F5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54]-[.F5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55]-[.F55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56]-[.F56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57]-[.F57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58]-[.F58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59]-[.F59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60]-[.F6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61]-[.F61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62]-[.F62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63]-[.F6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64]-[.F6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65]-[.F6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66]-[.F66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67]-[.F67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68]-[.F68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69]-[.F69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70]-[.F70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71]-[.F71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72]-[.F72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73]-[.F73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74]-[.F74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75]-[.F75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76]-[.F7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77]-[.F77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78]-[.F78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79]-[.F79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80]-[.F80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1]-[.F8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82]-[.F82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83]-[.F83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84]-[.F84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85]-[.F85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86]-[.F86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87]-[.F87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88]-[.F88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89]-[.F8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90]-[.F9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91]-[.F91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2]-[.F92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93]-[.F93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94]-[.F94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5]-[.F95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96]-[.F9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97]-[.F97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98]-[.F98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99]-[.F9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ocatedIn&gt; <text:s/>?b <text:s/>?a <text:s/>&lt;isLocatedIn&gt; <text:s/>?e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00]-[.F100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101]-[.F101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102]-[.F102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3]-[.F103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104]-[.F104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105]-[.F105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06]-[.F106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07]-[.F107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08]-[.F108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109]-[.F109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110]-[.F110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1]-[.F111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112]-[.F11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113]-[.F113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14]-[.F11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15]-[.F115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116]-[.F116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17]-[.F117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18]-[.F118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19]-[.F119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120]-[.F120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1]-[.F12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122]-[.F122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123]-[.F123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124]-[.F124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5]-[.F125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6]-[.F126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127]-[.F127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128]-[.F128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129]-[.F129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130]-[.F130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131]-[.F131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2]-[.F132]" office:value-type="float" office:value="1650453" calcext:value-type="float">
            <text:p>16504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133]-[.F133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134]-[.F13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135]-[.F135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136]-[.F13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137]-[.F137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138]-[.F138]" office:value-type="float" office:value="17698607" calcext:value-type="float">
            <text:p>17698607</text:p>
          </table:table-cell>
          <table:table-cell/>
          <table:table-cell table:formula="of:=SUM([.I2:.I138])" office:value-type="float" office:value="129157023" calcext:value-type="float">
            <text:p>129157023</text:p>
          </table:table-cell>
        </table:table-row>
        <table:table-row table:style-name="ro2">
          <table:table-cell office:value-type="string" calcext:value-type="string">
            <text:p>Mining done in 3 min</text:p>
          </table:table-cell>
          <table:table-cell office:value-type="string" calcext:value-type="string">
            <text:p><text:s/>37 s seconds</text:p>
          </table:table-cell>
          <table:table-cell table:number-columns-repeated="9"/>
        </table:table-row>
        <table:table-row table:style-name="ro2">
          <table:table-cell/>
          <table:table-cell table:style-name="ce7" office:value-type="string" calcext:value-type="string">
            <text:p>Support</text:p>
          </table:table-cell>
          <table:table-cell table:style-name="ce7" office:value-type="string" calcext:value-type="string">
            <text:p>Head coverage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PCA Confidence</text:p>
          </table:table-cell>
          <table:table-cell table:style-name="ce7" office:value-type="string" calcext:value-type="string">
            <text:p>Cardinality</text:p>
          </table:table-cell>
          <table:table-cell table:style-name="ce7" office:value-type="string" calcext:value-type="string">
            <text:p>Body size</text:p>
          </table:table-cell>
          <table:table-cell table:style-name="ce7" office:value-type="string" calcext:value-type="string">
            <text:p>Functional variable</text:p>
          </table:table-cell>
          <table:table-cell table:style-name="ce7" office:value-type="string" calcext:value-type="string">
            <text:p>Total Prediction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MarriedTo&gt; <text:s/>?a <text:s text:c="2"/>=&gt; ?a <text:s/>&lt;isMarriedTo&gt; <text:s/>?b</text:p>
          </table:table-cell>
          <table:table-cell office:value-type="float" office:value="0.00670644" calcext:value-type="float">
            <text:p>0.00670644</text:p>
          </table:table-cell>
          <table:table-cell table:number-columns-repeated="2" office:value-type="float" office:value="0.53014258" calcext:value-type="float">
            <text:p>0.53014258</text:p>
          </table:table-cell>
          <table:table-cell office:value-type="float" office:value="0.91785766" calcext:value-type="float">
            <text:p>0.91785766</text:p>
          </table:table-cell>
          <table:table-cell office:value-type="float" office:value="6358" calcext:value-type="float">
            <text:p>6358</text:p>
          </table:table-cell>
          <table:table-cell office:value-type="float" office:value="11993" calcext:value-type="float">
            <text:p>11993</text:p>
          </table:table-cell>
          <table:table-cell office:value-type="string" calcext:value-type="string">
            <text:p>?b</text:p>
          </table:table-cell>
          <table:table-cell table:formula="of:=[.G141]-[.F141]" office:value-type="float" office:value="5635" calcext:value-type="float">
            <text:p>56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PoliticianOf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24794521" calcext:value-type="float">
            <text:p>0.24794521</text:p>
          </table:table-cell>
          <table:table-cell office:value-type="float" office:value="0.02701493" calcext:value-type="float">
            <text:p>0.02701493</text:p>
          </table:table-cell>
          <table:table-cell office:value-type="float" office:value="0.85377358" calcext:value-type="float">
            <text:p>0.85377358</text:p>
          </table:table-cell>
          <table:table-cell office:value-type="float" office:value="362" calcext:value-type="float">
            <text:p>362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42]-[.F142]" office:value-type="float" office:value="13038" calcext:value-type="float">
            <text:p>130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PoliticianOf&gt; <text:s/>?b</text:p>
          </table:table-cell>
          <table:table-cell office:value-type="float" office:value="0.00013712" calcext:value-type="float">
            <text:p>0.00013712</text:p>
          </table:table-cell>
          <table:table-cell office:value-type="float" office:value="0.0890411" calcext:value-type="float">
            <text:p>0.0890411</text:p>
          </table:table-cell>
          <table:table-cell office:value-type="float" office:value="0.02467261" calcext:value-type="float">
            <text:p>0.02467261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130" calcext:value-type="float">
            <text:p>130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43]-[.F143]" office:value-type="float" office:value="5139" calcext:value-type="float">
            <text:p>5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hasOfficialLanguage&gt; <text:s/>?b <text:s text:c="2"/>=&gt; ?a <text:s/>&lt;hasOfficialLanguage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622665" calcext:value-type="float">
            <text:p>0.0622665</text:p>
          </table:table-cell>
          <table:table-cell office:value-type="float" office:value="0.00066107" calcext:value-type="float">
            <text:p>0.00066107</text:p>
          </table:table-cell>
          <table:table-cell office:value-type="float" office:value="0.83333333" calcext:value-type="float">
            <text:p>0.83333333</text:p>
          </table:table-cell>
          <table:table-cell office:value-type="float" office:value="50" calcext:value-type="float">
            <text:p>50</text:p>
          </table:table-cell>
          <table:table-cell office:value-type="float" office:value="75635" calcext:value-type="float">
            <text:p>75635</text:p>
          </table:table-cell>
          <table:table-cell office:value-type="string" calcext:value-type="string">
            <text:p>?a</text:p>
          </table:table-cell>
          <table:table-cell table:formula="of:=[.G144]-[.F144]" office:value-type="float" office:value="75585" calcext:value-type="float">
            <text:p>755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livesIn&gt; <text:s/>?b <text:s text:c="2"/>=&gt; ?a <text:s/>&lt;livesIn&gt; <text:s/>?b</text:p>
          </table:table-cell>
          <table:table-cell office:value-type="float" office:value="0.00019092" calcext:value-type="float">
            <text:p>0.00019092</text:p>
          </table:table-cell>
          <table:table-cell office:value-type="float" office:value="0.01240321" calcext:value-type="float">
            <text:p>0.01240321</text:p>
          </table:table-cell>
          <table:table-cell office:value-type="float" office:value="0.33705773" calcext:value-type="float">
            <text:p>0.33705773</text:p>
          </table:table-cell>
          <table:table-cell office:value-type="float" office:value="0.6988417" calcext:value-type="float">
            <text:p>0.6988417</text:p>
          </table:table-cell>
          <table:table-cell office:value-type="float" office:value="181" calcext:value-type="float">
            <text:p>181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?a</text:p>
          </table:table-cell>
          <table:table-cell table:formula="of:=[.G145]-[.F145]" office:value-type="float" office:value="356" calcext:value-type="float">
            <text:p>3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livesIn&gt; <text:s/>?b <text:s text:c="2"/>=&gt; ?a <text:s/>&lt;livesIn&gt; <text:s/>?b</text:p>
          </table:table-cell>
          <table:table-cell office:value-type="float" office:value="0.00017826" calcext:value-type="float">
            <text:p>0.00017826</text:p>
          </table:table-cell>
          <table:table-cell office:value-type="float" office:value="0.01158089" calcext:value-type="float">
            <text:p>0.01158089</text:p>
          </table:table-cell>
          <table:table-cell office:value-type="float" office:value="0.22807018" calcext:value-type="float">
            <text:p>0.22807018</text:p>
          </table:table-cell>
          <table:table-cell office:value-type="float" office:value="0.68421053" calcext:value-type="float">
            <text:p>0.68421053</text:p>
          </table:table-cell>
          <table:table-cell office:value-type="float" office:value="169" calcext:value-type="float">
            <text:p>169</text:p>
          </table:table-cell>
          <table:table-cell office:value-type="float" office:value="741" calcext:value-type="float">
            <text:p>741</text:p>
          </table:table-cell>
          <table:table-cell office:value-type="string" calcext:value-type="string">
            <text:p>?a</text:p>
          </table:table-cell>
          <table:table-cell table:formula="of:=[.G146]-[.F146]" office:value-type="float" office:value="572" calcext:value-type="float">
            <text:p>5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OfficialLanguage&gt; <text:s/>?b <text:s/>?e <text:s/>&lt;isLocatedIn&gt; <text:s/>?a <text:s text:c="2"/>=&gt; ?a <text:s/>&lt;hasOfficialLanguage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241594" calcext:value-type="float">
            <text:p>0.02241594</text:p>
          </table:table-cell>
          <table:table-cell office:value-type="float" office:value="0.14285714" calcext:value-type="float">
            <text:p>0.14285714</text:p>
          </table:table-cell>
          <table:table-cell office:value-type="float" office:value="0.64285714" calcext:value-type="float">
            <text:p>0.64285714</text:p>
          </table:table-cell>
          <table:table-cell office:value-type="float" office:value="18" calcext:value-type="float">
            <text:p>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?a</text:p>
          </table:table-cell>
          <table:table-cell table:formula="of:=[.G147]-[.F147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/>?a <text:s/>&lt;created&gt; <text:s/>?b <text:s text:c="2"/>=&gt; ?a <text:s/>&lt;direct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3020345" calcext:value-type="float">
            <text:p>0.03020345</text:p>
          </table:table-cell>
          <table:table-cell office:value-type="float" office:value="0.49827501" calcext:value-type="float">
            <text:p>0.49827501</text:p>
          </table:table-cell>
          <table:table-cell office:value-type="float" office:value="0.58676727" calcext:value-type="float">
            <text:p>0.58676727</text:p>
          </table:table-cell>
          <table:table-cell office:value-type="float" office:value="1011" calcext:value-type="float">
            <text:p>1011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?b</text:p>
          </table:table-cell>
          <table:table-cell table:formula="of:=[.G148]-[.F148]" office:value-type="float" office:value="1018" calcext:value-type="float">
            <text:p>1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hasChild&gt; <text:s/>?b <text:s text:c="2"/>=&gt; ?a <text:s/>&lt;hasChild&gt; <text:s/>?b</text:p>
          </table:table-cell>
          <table:table-cell office:value-type="float" office:value="0.00388062" calcext:value-type="float">
            <text:p>0.00388062</text:p>
          </table:table-cell>
          <table:table-cell office:value-type="float" office:value="0.31839031" calcext:value-type="float">
            <text:p>0.31839031</text:p>
          </table:table-cell>
          <table:table-cell table:number-columns-repeated="2" office:value-type="float" office:value="0.57565326" calcext:value-type="float">
            <text:p>0.57565326</text:p>
          </table:table-cell>
          <table:table-cell office:value-type="float" office:value="3679" calcext:value-type="float">
            <text:p>3679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?b</text:p>
          </table:table-cell>
          <table:table-cell table:formula="of:=[.G149]-[.F149]" office:value-type="float" office:value="2712" calcext:value-type="float">
            <text:p>27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CitizenOf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8682224" calcext:value-type="float">
            <text:p>0.08682224</text:p>
          </table:table-cell>
          <table:table-cell office:value-type="float" office:value="0.03745041" calcext:value-type="float">
            <text:p>0.03745041</text:p>
          </table:table-cell>
          <table:table-cell office:value-type="float" office:value="0.57421698" calcext:value-type="float">
            <text:p>0.57421698</text:p>
          </table:table-cell>
          <table:table-cell office:value-type="float" office:value="1265" calcext:value-type="float">
            <text:p>1265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0]-[.F150]" office:value-type="float" office:value="32513" calcext:value-type="float">
            <text:p>325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isPoliticianOf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15" calcext:value-type="float">
            <text:p>0.15</text:p>
          </table:table-cell>
          <table:table-cell office:value-type="float" office:value="0.00648351" calcext:value-type="float">
            <text:p>0.00648351</text:p>
          </table:table-cell>
          <table:table-cell office:value-type="float" office:value="0.57180157" calcext:value-type="float">
            <text:p>0.57180157</text:p>
          </table:table-cell>
          <table:table-cell office:value-type="float" office:value="219" calcext:value-type="float">
            <text:p>219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151]-[.F151]" office:value-type="float" office:value="33559" calcext:value-type="float">
            <text:p>335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MarriedTo&gt; <text:s/>?f <text:s/>?f <text:s/>&lt;hasChild&gt; <text:s/>?b <text:s text:c="2"/>=&gt; ?a <text:s/>&lt;hasChild&gt; <text:s/>?b</text:p>
          </table:table-cell>
          <table:table-cell office:value-type="float" office:value="0.00388695" calcext:value-type="float">
            <text:p>0.00388695</text:p>
          </table:table-cell>
          <table:table-cell office:value-type="float" office:value="0.31890956" calcext:value-type="float">
            <text:p>0.31890956</text:p>
          </table:table-cell>
          <table:table-cell table:number-columns-repeated="2" office:value-type="float" office:value="0.56113903" calcext:value-type="float">
            <text:p>0.56113903</text:p>
          </table:table-cell>
          <table:table-cell office:value-type="float" office:value="3685" calcext:value-type="float">
            <text:p>3685</text:p>
          </table:table-cell>
          <table:table-cell office:value-type="float" office:value="6567" calcext:value-type="float">
            <text:p>6567</text:p>
          </table:table-cell>
          <table:table-cell office:value-type="string" calcext:value-type="string">
            <text:p>?b</text:p>
          </table:table-cell>
          <table:table-cell table:formula="of:=[.G152]-[.F152]" office:value-type="float" office:value="2882" calcext:value-type="float">
            <text:p>28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f <text:s/>?f <text:s/>&lt;isLocatedIn&gt; <text:s/>?b <text:s text:c="2"/>=&gt; ?a <text:s/>&lt;isCitizenOf&gt; <text:s/>?b</text:p>
          </table:table-cell>
          <table:table-cell office:value-type="float" office:value="0.00022256" calcext:value-type="float">
            <text:p>0.00022256</text:p>
          </table:table-cell>
          <table:table-cell office:value-type="float" office:value="0.01448181" calcext:value-type="float">
            <text:p>0.01448181</text:p>
          </table:table-cell>
          <table:table-cell office:value-type="float" office:value="0.00401278" calcext:value-type="float">
            <text:p>0.00401278</text:p>
          </table:table-cell>
          <table:table-cell office:value-type="float" office:value="0.54241645" calcext:value-type="float">
            <text:p>0.54241645</text:p>
          </table:table-cell>
          <table:table-cell office:value-type="float" office:value="211" calcext:value-type="float">
            <text:p>211</text:p>
          </table:table-cell>
          <table:table-cell office:value-type="float" office:value="52582" calcext:value-type="float">
            <text:p>52582</text:p>
          </table:table-cell>
          <table:table-cell office:value-type="string" calcext:value-type="string">
            <text:p>?a</text:p>
          </table:table-cell>
          <table:table-cell table:formula="of:=[.G153]-[.F153]" office:value-type="float" office:value="52371" calcext:value-type="float">
            <text:p>523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b <text:s text:c="2"/>=&gt; ?a <text:s/>&lt;livesIn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52358114" calcext:value-type="float">
            <text:p>0.52358114</text:p>
          </table:table-cell>
          <table:table-cell office:value-type="float" office:value="655" calcext:value-type="float">
            <text:p>655</text:p>
          </table:table-cell>
          <table:table-cell office:value-type="float" office:value="14570" calcext:value-type="float">
            <text:p>14570</text:p>
          </table:table-cell>
          <table:table-cell office:value-type="string" calcext:value-type="string">
            <text:p>?a</text:p>
          </table:table-cell>
          <table:table-cell table:formula="of:=[.G154]-[.F154]" office:value-type="float" office:value="13915" calcext:value-type="float">
            <text:p>13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b <text:s/>?a <text:s/>&lt;influences&gt; <text:s/>?e <text:s text:c="2"/>=&gt; ?a <text:s/>&lt;isCitizenOf&gt; <text:s/>?b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.01002059" calcext:value-type="float">
            <text:p>0.01002059</text:p>
          </table:table-cell>
          <table:table-cell office:value-type="float" office:value="0.10564399" calcext:value-type="float">
            <text:p>0.10564399</text:p>
          </table:table-cell>
          <table:table-cell office:value-type="float" office:value="0.51957295" calcext:value-type="float">
            <text:p>0.51957295</text:p>
          </table:table-cell>
          <table:table-cell office:value-type="float" office:value="146" calcext:value-type="float">
            <text:p>146</text:p>
          </table:table-cell>
          <table:table-cell office:value-type="float" office:value="1382" calcext:value-type="float">
            <text:p>1382</text:p>
          </table:table-cell>
          <table:table-cell office:value-type="string" calcext:value-type="string">
            <text:p>?a</text:p>
          </table:table-cell>
          <table:table-cell table:formula="of:=[.G155]-[.F155]" office:value-type="float" office:value="1236" calcext:value-type="float">
            <text:p>1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isCitizenOf&gt; <text:s/>?b</text:p>
          </table:table-cell>
          <table:table-cell office:value-type="float" office:value="0.00021729" calcext:value-type="float">
            <text:p>0.00021729</text:p>
          </table:table-cell>
          <table:table-cell office:value-type="float" office:value="0.01413864" calcext:value-type="float">
            <text:p>0.01413864</text:p>
          </table:table-cell>
          <table:table-cell office:value-type="float" office:value="0.0390966" calcext:value-type="float">
            <text:p>0.0390966</text:p>
          </table:table-cell>
          <table:table-cell office:value-type="float" office:value="0.48130841" calcext:value-type="float">
            <text:p>0.48130841</text:p>
          </table:table-cell>
          <table:table-cell office:value-type="float" office:value="206" calcext:value-type="float">
            <text:p>206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56]-[.F156]" office:value-type="float" office:value="5063" calcext:value-type="float">
            <text:p>50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isCitizenOf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4152368" calcext:value-type="float">
            <text:p>0.04152368</text:p>
          </table:table-cell>
          <table:table-cell office:value-type="float" office:value="0.04514925" calcext:value-type="float">
            <text:p>0.04514925</text:p>
          </table:table-cell>
          <table:table-cell office:value-type="float" office:value="0.48130469" calcext:value-type="float">
            <text:p>0.48130469</text:p>
          </table:table-cell>
          <table:table-cell office:value-type="float" office:value="605" calcext:value-type="float">
            <text:p>60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57]-[.F157]" office:value-type="float" office:value="12795" calcext:value-type="float">
            <text:p>127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directed&gt; <text:s/>?b</text:p>
          </table:table-cell>
          <table:table-cell office:value-type="float" office:value="0.00040504" calcext:value-type="float">
            <text:p>0.00040504</text:p>
          </table:table-cell>
          <table:table-cell office:value-type="float" office:value="0.01147193" calcext:value-type="float">
            <text:p>0.01147193</text:p>
          </table:table-cell>
          <table:table-cell office:value-type="float" office:value="0.38285145" calcext:value-type="float">
            <text:p>0.38285145</text:p>
          </table:table-cell>
          <table:table-cell office:value-type="float" office:value="0.45229682" calcext:value-type="float">
            <text:p>0.45229682</text:p>
          </table:table-cell>
          <table:table-cell office:value-type="float" office:value="384" calcext:value-type="float">
            <text:p>38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58]-[.F158]" office:value-type="float" office:value="619" calcext:value-type="float">
            <text:p>6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lives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43414634" calcext:value-type="float">
            <text:p>0.43414634</text:p>
          </table:table-cell>
          <table:table-cell office:value-type="float" office:value="267" calcext:value-type="float">
            <text:p>267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59]-[.F159]" office:value-type="float" office:value="21889" calcext:value-type="float">
            <text:p>218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hild&gt; <text:s/>?f <text:s/>?b <text:s/>&lt;hasChild&gt; <text:s/>?f <text:s text:c="2"/>=&gt; ?a <text:s/>&lt;isMarriedTo&gt; <text:s/>?b</text:p>
          </table:table-cell>
          <table:table-cell office:value-type="float" office:value="0.00198198" calcext:value-type="float">
            <text:p>0.00198198</text:p>
          </table:table-cell>
          <table:table-cell office:value-type="float" office:value="0.15667473" calcext:value-type="float">
            <text:p>0.15667473</text:p>
          </table:table-cell>
          <table:table-cell office:value-type="float" office:value="0.17321165" calcext:value-type="float">
            <text:p>0.17321165</text:p>
          </table:table-cell>
          <table:table-cell office:value-type="float" office:value="0.40981461" calcext:value-type="float">
            <text:p>0.40981461</text:p>
          </table:table-cell>
          <table:table-cell office:value-type="float" office:value="1879" calcext:value-type="float">
            <text:p>1879</text:p>
          </table:table-cell>
          <table:table-cell office:value-type="float" office:value="10848" calcext:value-type="float">
            <text:p>10848</text:p>
          </table:table-cell>
          <table:table-cell office:value-type="string" calcext:value-type="string">
            <text:p>?b</text:p>
          </table:table-cell>
          <table:table-cell table:formula="of:=[.G160]-[.F160]" office:value-type="float" office:value="8969" calcext:value-type="float">
            <text:p>89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PoliticianOf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02739726" calcext:value-type="float">
            <text:p>0.02739726</text:p>
          </table:table-cell>
          <table:table-cell office:value-type="float" office:value="0.00161044" calcext:value-type="float">
            <text:p>0.00161044</text:p>
          </table:table-cell>
          <table:table-cell office:value-type="float" office:value="0.3960396" calcext:value-type="float">
            <text:p>0.3960396</text:p>
          </table:table-cell>
          <table:table-cell office:value-type="float" office:value="40" calcext:value-type="float">
            <text:p>40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61]-[.F161]" office:value-type="float" office:value="24798" calcext:value-type="float">
            <text:p>247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graduatedFrom&gt; <text:s/>?b <text:s text:c="2"/>=&gt; ?a <text:s/>&lt;worksAt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0365353" calcext:value-type="float">
            <text:p>0.0365353</text:p>
          </table:table-cell>
          <table:table-cell office:value-type="float" office:value="0.13444109" calcext:value-type="float">
            <text:p>0.13444109</text:p>
          </table:table-cell>
          <table:table-cell office:value-type="float" office:value="0.39035088" calcext:value-type="float">
            <text:p>0.39035088</text:p>
          </table:table-cell>
          <table:table-cell office:value-type="float" office:value="89" calcext:value-type="float">
            <text:p>89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?a</text:p>
          </table:table-cell>
          <table:table-cell table:formula="of:=[.G162]-[.F162]" office:value-type="float" office:value="573" calcext:value-type="float">
            <text:p>5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/>?a <text:s/>&lt;created&gt; <text:s/>?b <text:s text:c="2"/>=&gt; ?a <text:s/>&lt;produced&gt; <text:s/>?b</text:p>
          </table:table-cell>
          <table:table-cell office:value-type="float" office:value="0.00021834" calcext:value-type="float">
            <text:p>0.00021834</text:p>
          </table:table-cell>
          <table:table-cell office:value-type="float" office:value="0.01025971" calcext:value-type="float">
            <text:p>0.01025971</text:p>
          </table:table-cell>
          <table:table-cell office:value-type="float" office:value="0.20638086" calcext:value-type="float">
            <text:p>0.20638086</text:p>
          </table:table-cell>
          <table:table-cell office:value-type="float" office:value="0.38983051" calcext:value-type="float">
            <text:p>0.38983051</text:p>
          </table:table-cell>
          <table:table-cell office:value-type="float" office:value="207" calcext:value-type="float">
            <text:p>207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?b</text:p>
          </table:table-cell>
          <table:table-cell table:formula="of:=[.G163]-[.F163]" office:value-type="float" office:value="796" calcext:value-type="float">
            <text:p>7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f <text:s/>&lt;isLocatedIn&gt; <text:s/>?b <text:s text:c="2"/>=&gt; ?a <text:s/>&lt;livesIn&gt; <text:s/>?b</text:p>
          </table:table-cell>
          <table:table-cell office:value-type="float" office:value="0.00018459" calcext:value-type="float">
            <text:p>0.00018459</text:p>
          </table:table-cell>
          <table:table-cell office:value-type="float" office:value="0.01199205" calcext:value-type="float">
            <text:p>0.01199205</text:p>
          </table:table-cell>
          <table:table-cell office:value-type="float" office:value="0.0130597" calcext:value-type="float">
            <text:p>0.0130597</text:p>
          </table:table-cell>
          <table:table-cell office:value-type="float" office:value="0.38546256" calcext:value-type="float">
            <text:p>0.38546256</text:p>
          </table:table-cell>
          <table:table-cell office:value-type="float" office:value="175" calcext:value-type="float">
            <text:p>175</text:p>
          </table:table-cell>
          <table:table-cell office:value-type="float" office:value="13400" calcext:value-type="float">
            <text:p>13400</text:p>
          </table:table-cell>
          <table:table-cell office:value-type="string" calcext:value-type="string">
            <text:p>?a</text:p>
          </table:table-cell>
          <table:table-cell table:formula="of:=[.G164]-[.F164]" office:value-type="float" office:value="13225" calcext:value-type="float">
            <text:p>13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diedIn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3105254" calcext:value-type="float">
            <text:p>0.03105254</text:p>
          </table:table-cell>
          <table:table-cell office:value-type="float" office:value="0.05049912" calcext:value-type="float">
            <text:p>0.05049912</text:p>
          </table:table-cell>
          <table:table-cell office:value-type="float" office:value="0.38457239" calcext:value-type="float">
            <text:p>0.38457239</text:p>
          </table:table-cell>
          <table:table-cell office:value-type="float" office:value="688" calcext:value-type="float">
            <text:p>688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65]-[.F165]" office:value-type="float" office:value="12936" calcext:value-type="float">
            <text:p>129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isKnownFor&gt; <text:s/>?b</text:p>
          </table:table-cell>
          <table:table-cell office:value-type="float" office:value="0.00031855" calcext:value-type="float">
            <text:p>0.00031855</text:p>
          </table:table-cell>
          <table:table-cell office:value-type="float" office:value="0.05137802" calcext:value-type="float">
            <text:p>0.05137802</text:p>
          </table:table-cell>
          <table:table-cell office:value-type="float" office:value="0.00150881" calcext:value-type="float">
            <text:p>0.00150881</text:p>
          </table:table-cell>
          <table:table-cell office:value-type="float" office:value="0.38131313" calcext:value-type="float">
            <text:p>0.38131313</text:p>
          </table:table-cell>
          <table:table-cell office:value-type="float" office:value="302" calcext:value-type="float">
            <text:p>302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66]-[.F166]" office:value-type="float" office:value="199856" calcext:value-type="float">
            <text:p>1998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/>?a <text:s/>&lt;directed&gt; <text:s/>?b <text:s text:c="2"/>=&gt; ?a <text:s/>&lt;produced&gt; <text:s/>?b</text:p>
          </table:table-cell>
          <table:table-cell office:value-type="float" office:value="0.00106641" calcext:value-type="float">
            <text:p>0.00106641</text:p>
          </table:table-cell>
          <table:table-cell office:value-type="float" office:value="0.05010904" calcext:value-type="float">
            <text:p>0.05010904</text:p>
          </table:table-cell>
          <table:table-cell office:value-type="float" office:value="0.1610642" calcext:value-type="float">
            <text:p>0.1610642</text:p>
          </table:table-cell>
          <table:table-cell office:value-type="float" office:value="0.37472202" calcext:value-type="float">
            <text:p>0.37472202</text:p>
          </table:table-cell>
          <table:table-cell office:value-type="float" office:value="1011" calcext:value-type="float">
            <text:p>1011</text:p>
          </table:table-cell>
          <table:table-cell office:value-type="float" office:value="6277" calcext:value-type="float">
            <text:p>6277</text:p>
          </table:table-cell>
          <table:table-cell office:value-type="string" calcext:value-type="string">
            <text:p>?b</text:p>
          </table:table-cell>
          <table:table-cell table:formula="of:=[.G167]-[.F167]" office:value-type="float" office:value="5266" calcext:value-type="float">
            <text:p>5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CitizenOf&gt; <text:s/>?b</text:p>
          </table:table-cell>
          <table:table-cell office:value-type="float" office:value="0.0006909" calcext:value-type="float">
            <text:p>0.0006909</text:p>
          </table:table-cell>
          <table:table-cell office:value-type="float" office:value="0.04495539" calcext:value-type="float">
            <text:p>0.04495539</text:p>
          </table:table-cell>
          <table:table-cell office:value-type="float" office:value="0.04488453" calcext:value-type="float">
            <text:p>0.04488453</text:p>
          </table:table-cell>
          <table:table-cell office:value-type="float" office:value="0.36571748" calcext:value-type="float">
            <text:p>0.36571748</text:p>
          </table:table-cell>
          <table:table-cell office:value-type="float" office:value="655" calcext:value-type="float">
            <text:p>65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68]-[.F168]" office:value-type="float" office:value="13938" calcext:value-type="float">
            <text:p>13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crea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32464443" calcext:value-type="float">
            <text:p>0.32464443</text:p>
          </table:table-cell>
          <table:table-cell office:value-type="float" office:value="6277" calcext:value-type="float">
            <text:p>6277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69]-[.F169]" office:value-type="float" office:value="27196" calcext:value-type="float">
            <text:p>27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LeaderOf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31386861" calcext:value-type="float">
            <text:p>0.31386861</text:p>
          </table:table-cell>
          <table:table-cell office:value-type="float" office:value="215" calcext:value-type="float">
            <text:p>215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0]-[.F170]" office:value-type="float" office:value="14378" calcext:value-type="float">
            <text:p>143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diedIn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01205091" calcext:value-type="float">
            <text:p>0.01205091</text:p>
          </table:table-cell>
          <table:table-cell office:value-type="float" office:value="0.01829644" calcext:value-type="float">
            <text:p>0.01829644</text:p>
          </table:table-cell>
          <table:table-cell office:value-type="float" office:value="0.29053319" calcext:value-type="float">
            <text:p>0.29053319</text:p>
          </table:table-cell>
          <table:table-cell office:value-type="float" office:value="267" calcext:value-type="float">
            <text:p>267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1]-[.F171]" office:value-type="float" office:value="14326" calcext:value-type="float">
            <text:p>14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isPoliticianOf&gt; <text:s/>?b</text:p>
          </table:table-cell>
          <table:table-cell office:value-type="float" office:value="0.00008227" calcext:value-type="float">
            <text:p>0.00008227</text:p>
          </table:table-cell>
          <table:table-cell office:value-type="float" office:value="0.05342466" calcext:value-type="float">
            <text:p>0.05342466</text:p>
          </table:table-cell>
          <table:table-cell office:value-type="float" office:value="0.00534503" calcext:value-type="float">
            <text:p>0.00534503</text:p>
          </table:table-cell>
          <table:table-cell office:value-type="float" office:value="0.28782288" calcext:value-type="float">
            <text:p>0.28782288</text:p>
          </table:table-cell>
          <table:table-cell office:value-type="float" office:value="78" calcext:value-type="float">
            <text:p>78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72]-[.F172]" office:value-type="float" office:value="14515" calcext:value-type="float">
            <text:p>145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dealsWith&gt; <text:s/>?b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3]-[.F173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b <text:s/>?a <text:s/>&lt;dealsWith&gt; <text:s/>?e <text:s text:c="2"/>=&gt; ?a <text:s/>&lt;dealsWith&gt; <text:s/>?b</text:p>
          </table:table-cell>
          <table:table-cell office:value-type="float" office:value="0.00048415" calcext:value-type="float">
            <text:p>0.00048415</text:p>
          </table:table-cell>
          <table:table-cell office:value-type="float" office:value="0.66618287" calcext:value-type="float">
            <text:p>0.66618287</text:p>
          </table:table-cell>
          <table:table-cell table:number-columns-repeated="2" office:value-type="float" office:value="0.28194103" calcext:value-type="float">
            <text:p>0.28194103</text:p>
          </table:table-cell>
          <table:table-cell office:value-type="float" office:value="459" calcext:value-type="float">
            <text:p>459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174]-[.F174]" office:value-type="float" office:value="1169" calcext:value-type="float">
            <text:p>1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f <text:s/>&lt;hasCapital&gt; <text:s/>?b <text:s text:c="2"/>=&gt; ?a <text:s/>&lt;wasBornIn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1744009" calcext:value-type="float">
            <text:p>0.01744009</text:p>
          </table:table-cell>
          <table:table-cell office:value-type="float" office:value="0.07163829" calcext:value-type="float">
            <text:p>0.07163829</text:p>
          </table:table-cell>
          <table:table-cell office:value-type="float" office:value="0.26872247" calcext:value-type="float">
            <text:p>0.26872247</text:p>
          </table:table-cell>
          <table:table-cell office:value-type="float" office:value="976" calcext:value-type="float">
            <text:p>976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75]-[.F175]" office:value-type="float" office:value="12648" calcext:value-type="float">
            <text:p>126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LeaderOf&gt; <text:s/>?a <text:s/>?e <text:s/>&lt;wasBornIn&gt; <text:s/>?b <text:s text:c="2"/>=&gt; ?a <text:s/>&lt;hasCapital&gt; <text:s/>?b</text:p>
          </table:table-cell>
          <table:table-cell office:value-type="float" office:value="0.00002532" calcext:value-type="float">
            <text:p>0.00002532</text:p>
          </table:table-cell>
          <table:table-cell office:value-type="float" office:value="0.0113261" calcext:value-type="float">
            <text:p>0.0113261</text:p>
          </table:table-cell>
          <table:table-cell office:value-type="float" office:value="0.01959184" calcext:value-type="float">
            <text:p>0.01959184</text:p>
          </table:table-cell>
          <table:table-cell office:value-type="float" office:value="0.24" calcext:value-type="float">
            <text:p>0.24</text:p>
          </table:table-cell>
          <table:table-cell office:value-type="float" office:value="24" calcext:value-type="float">
            <text:p>24</text:p>
          </table:table-cell>
          <table:table-cell office:value-type="float" office:value="1225" calcext:value-type="float">
            <text:p>1225</text:p>
          </table:table-cell>
          <table:table-cell office:value-type="string" calcext:value-type="string">
            <text:p>?a</text:p>
          </table:table-cell>
          <table:table-cell table:formula="of:=[.G176]-[.F176]" office:value-type="float" office:value="1201" calcext:value-type="float">
            <text:p>1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directed&gt; <text:s/>?b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18752427" calcext:value-type="float">
            <text:p>0.18752427</text:p>
          </table:table-cell>
          <table:table-cell office:value-type="float" office:value="0.03136023" calcext:value-type="float">
            <text:p>0.03136023</text:p>
          </table:table-cell>
          <table:table-cell office:value-type="float" office:value="0.22802238" calcext:value-type="float">
            <text:p>0.22802238</text:p>
          </table:table-cell>
          <table:table-cell office:value-type="float" office:value="6277" calcext:value-type="float">
            <text:p>6277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177]-[.F177]" office:value-type="float" office:value="193881" calcext:value-type="float">
            <text:p>1938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AcademicAdvisor&gt; <text:s/>?f <text:s/>?f <text:s/>&lt;worksAt&gt; <text:s/>?b <text:s text:c="2"/>=&gt; ?a <text:s/>&lt;worksAt&gt; <text:s/>?b</text:p>
          </table:table-cell>
          <table:table-cell office:value-type="float" office:value="0.00005274" calcext:value-type="float">
            <text:p>0.00005274</text:p>
          </table:table-cell>
          <table:table-cell office:value-type="float" office:value="0.02052545" calcext:value-type="float">
            <text:p>0.02052545</text:p>
          </table:table-cell>
          <table:table-cell office:value-type="float" office:value="0.06868132" calcext:value-type="float">
            <text:p>0.06868132</text:p>
          </table:table-cell>
          <table:table-cell office:value-type="float" office:value="0.22727273" calcext:value-type="float">
            <text:p>0.22727273</text:p>
          </table:table-cell>
          <table:table-cell office:value-type="float" office:value="50" calcext:value-type="float">
            <text:p>50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?a</text:p>
          </table:table-cell>
          <table:table-cell table:formula="of:=[.G178]-[.F178]" office:value-type="float" office:value="678" calcext:value-type="float">
            <text:p>6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lives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22695244" calcext:value-type="float">
            <text:p>0.22695244</text:p>
          </table:table-cell>
          <table:table-cell office:value-type="float" office:value="773" calcext:value-type="float">
            <text:p>773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79]-[.F179]" office:value-type="float" office:value="55190" calcext:value-type="float">
            <text:p>55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b <text:s text:c="2"/>=&gt; ?a <text:s/>&lt;wasBorn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22156" calcext:value-type="float">
            <text:p>22156</text:p>
          </table:table-cell>
          <table:table-cell office:value-type="string" calcext:value-type="string">
            <text:p>?a</text:p>
          </table:table-cell>
          <table:table-cell table:formula="of:=[.G180]-[.F180]" office:value-type="float" office:value="20196" calcext:value-type="float">
            <text:p>20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diedIn&gt; <text:s/>?b</text:p>
          </table:table-cell>
          <table:table-cell office:value-type="float" office:value="0.00206741" calcext:value-type="float">
            <text:p>0.00206741</text:p>
          </table:table-cell>
          <table:table-cell office:value-type="float" office:value="0.08846362" calcext:value-type="float">
            <text:p>0.08846362</text:p>
          </table:table-cell>
          <table:table-cell office:value-type="float" office:value="0.03502314" calcext:value-type="float">
            <text:p>0.03502314</text:p>
          </table:table-cell>
          <table:table-cell office:value-type="float" office:value="0.22531325" calcext:value-type="float">
            <text:p>0.22531325</text:p>
          </table:table-cell>
          <table:table-cell office:value-type="float" office:value="1960" calcext:value-type="float">
            <text:p>1960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81]-[.F181]" office:value-type="float" office:value="54003" calcext:value-type="float">
            <text:p>540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AcademicAdvisor&gt; <text:s/>?a <text:s/>?e <text:s/>&lt;worksAt&gt; <text:s/>?b <text:s text:c="2"/>=&gt; ?a <text:s/>&lt;worksAt&gt; <text:s/>?b</text:p>
          </table:table-cell>
          <table:table-cell office:value-type="float" office:value="0.00004958" calcext:value-type="float">
            <text:p>0.00004958</text:p>
          </table:table-cell>
          <table:table-cell office:value-type="float" office:value="0.01929392" calcext:value-type="float">
            <text:p>0.01929392</text:p>
          </table:table-cell>
          <table:table-cell office:value-type="float" office:value="0.08655617" calcext:value-type="float">
            <text:p>0.08655617</text:p>
          </table:table-cell>
          <table:table-cell office:value-type="float" office:value="0.21860465" calcext:value-type="float">
            <text:p>0.21860465</text:p>
          </table:table-cell>
          <table:table-cell office:value-type="float" office:value="47" calcext:value-type="float">
            <text:p>47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?a</text:p>
          </table:table-cell>
          <table:table-cell table:formula="of:=[.G182]-[.F182]" office:value-type="float" office:value="496" calcext:value-type="float">
            <text:p>4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dealsWith&gt; <text:s/>?b <text:s text:c="2"/>=&gt; ?a <text:s/>&lt;dealsWith&gt; <text:s/>?b</text:p>
          </table:table-cell>
          <table:table-cell office:value-type="float" office:value="0.00028163" calcext:value-type="float">
            <text:p>0.00028163</text:p>
          </table:table-cell>
          <table:table-cell office:value-type="float" office:value="0.38751814" calcext:value-type="float">
            <text:p>0.38751814</text:p>
          </table:table-cell>
          <table:table-cell office:value-type="float" office:value="0.15442452" calcext:value-type="float">
            <text:p>0.15442452</text:p>
          </table:table-cell>
          <table:table-cell office:value-type="float" office:value="0.2177814" calcext:value-type="float">
            <text:p>0.2177814</text:p>
          </table:table-cell>
          <table:table-cell office:value-type="float" office:value="267" calcext:value-type="float">
            <text:p>267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?a</text:p>
          </table:table-cell>
          <table:table-cell table:formula="of:=[.G183]-[.F183]" office:value-type="float" office:value="1462" calcext:value-type="float">
            <text:p>14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hasCapital&gt; <text:s/>?f <text:s text:c="2"/>=&gt; ?a <text:s/>&lt;isCitizenOf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9547" calcext:value-type="float">
            <text:p>0.01379547</text:p>
          </table:table-cell>
          <table:table-cell office:value-type="float" office:value="0.04083706" calcext:value-type="float">
            <text:p>0.04083706</text:p>
          </table:table-cell>
          <table:table-cell office:value-type="float" office:value="0.20700309" calcext:value-type="float">
            <text:p>0.20700309</text:p>
          </table:table-cell>
          <table:table-cell office:value-type="float" office:value="201" calcext:value-type="float">
            <text:p>20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184]-[.F184]" office:value-type="float" office:value="4721" calcext:value-type="float">
            <text:p>47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hasCapital&gt; <text:s/>?f <text:s text:c="2"/>=&gt; ?a <text:s/>&lt;isCitizenOf&gt; <text:s/>?b</text:p>
          </table:table-cell>
          <table:table-cell office:value-type="float" office:value="0.00102949" calcext:value-type="float">
            <text:p>0.00102949</text:p>
          </table:table-cell>
          <table:table-cell office:value-type="float" office:value="0.06698696" calcext:value-type="float">
            <text:p>0.06698696</text:p>
          </table:table-cell>
          <table:table-cell office:value-type="float" office:value="0.02492657" calcext:value-type="float">
            <text:p>0.02492657</text:p>
          </table:table-cell>
          <table:table-cell office:value-type="float" office:value="0.19817259" calcext:value-type="float">
            <text:p>0.19817259</text:p>
          </table:table-cell>
          <table:table-cell office:value-type="float" office:value="976" calcext:value-type="float">
            <text:p>976</text:p>
          </table:table-cell>
          <table:table-cell office:value-type="float" office:value="39155" calcext:value-type="float">
            <text:p>39155</text:p>
          </table:table-cell>
          <table:table-cell office:value-type="string" calcext:value-type="string">
            <text:p>?a</text:p>
          </table:table-cell>
          <table:table-cell table:formula="of:=[.G185]-[.F185]" office:value-type="float" office:value="38179" calcext:value-type="float">
            <text:p>38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hasCapital&gt; <text:s/>?b <text:s text:c="2"/>=&gt; ?a <text:s/>&lt;livesIn&gt; <text:s/>?b</text:p>
          </table:table-cell>
          <table:table-cell office:value-type="float" office:value="0.00069301" calcext:value-type="float">
            <text:p>0.00069301</text:p>
          </table:table-cell>
          <table:table-cell office:value-type="float" office:value="0.04502159" calcext:value-type="float">
            <text:p>0.04502159</text:p>
          </table:table-cell>
          <table:table-cell table:number-columns-repeated="2" office:value-type="float" office:value="0.18533145" calcext:value-type="float">
            <text:p>0.18533145</text:p>
          </table:table-cell>
          <table:table-cell office:value-type="float" office:value="657" calcext:value-type="float">
            <text:p>657</text:p>
          </table:table-cell>
          <table:table-cell office:value-type="float" office:value="3545" calcext:value-type="float">
            <text:p>3545</text:p>
          </table:table-cell>
          <table:table-cell office:value-type="string" calcext:value-type="string">
            <text:p>?a</text:p>
          </table:table-cell>
          <table:table-cell table:formula="of:=[.G186]-[.F186]" office:value-type="float" office:value="2888" calcext:value-type="float">
            <text:p>28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a <text:s text:c="2"/>=&gt; ?a <text:s/>&lt;dealsWith&gt; <text:s/>?b</text:p>
          </table:table-cell>
          <table:table-cell office:value-type="float" office:value="0.00009915" calcext:value-type="float">
            <text:p>0.00009915</text:p>
          </table:table-cell>
          <table:table-cell table:number-columns-repeated="2" office:value-type="float" office:value="0.13642961" calcext:value-type="float">
            <text:p>0.13642961</text:p>
          </table:table-cell>
          <table:table-cell office:value-type="float" office:value="0.18323587" calcext:value-type="float">
            <text:p>0.18323587</text:p>
          </table:table-cell>
          <table:table-cell office:value-type="float" office:value="94" calcext:value-type="float">
            <text:p>94</text:p>
          </table:table-cell>
          <table:table-cell office:value-type="float" office:value="689" calcext:value-type="float">
            <text:p>689</text:p>
          </table:table-cell>
          <table:table-cell office:value-type="string" calcext:value-type="string">
            <text:p>?a</text:p>
          </table:table-cell>
          <table:table-cell table:formula="of:=[.G187]-[.F187]" office:value-type="float" office:value="595" calcext:value-type="float">
            <text:p>5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hasCapital&gt; <text:s/>?f <text:s text:c="2"/>=&gt; ?a <text:s/>&lt;isCitizenOf&gt; <text:s/>?b</text:p>
          </table:table-cell>
          <table:table-cell office:value-type="float" office:value="0.0007257" calcext:value-type="float">
            <text:p>0.0007257</text:p>
          </table:table-cell>
          <table:table-cell office:value-type="float" office:value="0.04722032" calcext:value-type="float">
            <text:p>0.04722032</text:p>
          </table:table-cell>
          <table:table-cell office:value-type="float" office:value="0.02769949" calcext:value-type="float">
            <text:p>0.02769949</text:p>
          </table:table-cell>
          <table:table-cell office:value-type="float" office:value="0.18057743" calcext:value-type="float">
            <text:p>0.18057743</text:p>
          </table:table-cell>
          <table:table-cell office:value-type="float" office:value="688" calcext:value-type="float">
            <text:p>688</text:p>
          </table:table-cell>
          <table:table-cell office:value-type="float" office:value="24838" calcext:value-type="float">
            <text:p>24838</text:p>
          </table:table-cell>
          <table:table-cell office:value-type="string" calcext:value-type="string">
            <text:p>?a</text:p>
          </table:table-cell>
          <table:table-cell table:formula="of:=[.G188]-[.F188]" office:value-type="float" office:value="24150" calcext:value-type="float">
            <text:p>24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f <text:s/>&lt;isLocatedIn&gt; <text:s/>?b <text:s text:c="2"/>=&gt; ?a <text:s/>&lt;livesIn&gt; <text:s/>?b</text:p>
          </table:table-cell>
          <table:table-cell office:value-type="float" office:value="0.00098941" calcext:value-type="float">
            <text:p>0.00098941</text:p>
          </table:table-cell>
          <table:table-cell office:value-type="float" office:value="0.06427739" calcext:value-type="float">
            <text:p>0.06427739</text:p>
          </table:table-cell>
          <table:table-cell table:number-columns-repeated="2" office:value-type="float" office:value="0.1780224" calcext:value-type="float">
            <text:p>0.1780224</text:p>
          </table:table-cell>
          <table:table-cell office:value-type="float" office:value="938" calcext:value-type="float">
            <text:p>938</text:p>
          </table:table-cell>
          <table:table-cell office:value-type="float" office:value="5269" calcext:value-type="float">
            <text:p>5269</text:p>
          </table:table-cell>
          <table:table-cell office:value-type="string" calcext:value-type="string">
            <text:p>?a</text:p>
          </table:table-cell>
          <table:table-cell table:formula="of:=[.G189]-[.F189]" office:value-type="float" office:value="4331" calcext:value-type="float">
            <text:p>4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hasCapital&gt; <text:s/>?b <text:s/>?a <text:s/>&lt;isCitizenOf&gt; <text:s/>?e <text:s text:c="2"/>=&gt; ?a <text:s/>&lt;livesIn&gt; <text:s/>?b</text:p>
          </table:table-cell>
          <table:table-cell office:value-type="float" office:value="0.00021202" calcext:value-type="float">
            <text:p>0.00021202</text:p>
          </table:table-cell>
          <table:table-cell office:value-type="float" office:value="0.01377373" calcext:value-type="float">
            <text:p>0.01377373</text:p>
          </table:table-cell>
          <table:table-cell office:value-type="float" office:value="0.01475338" calcext:value-type="float">
            <text:p>0.01475338</text:p>
          </table:table-cell>
          <table:table-cell office:value-type="float" office:value="0.17693662" calcext:value-type="float">
            <text:p>0.17693662</text:p>
          </table:table-cell>
          <table:table-cell office:value-type="float" office:value="201" calcext:value-type="float">
            <text:p>201</text:p>
          </table:table-cell>
          <table:table-cell office:value-type="float" office:value="13624" calcext:value-type="float">
            <text:p>13624</text:p>
          </table:table-cell>
          <table:table-cell office:value-type="string" calcext:value-type="string">
            <text:p>?a</text:p>
          </table:table-cell>
          <table:table-cell table:formula="of:=[.G190]-[.F190]" office:value-type="float" office:value="13423" calcext:value-type="float">
            <text:p>134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b <text:s text:c="2"/>=&gt; ?a <text:s/>&lt;wasBornIn&gt; <text:s/>?b</text:p>
          </table:table-cell>
          <table:table-cell office:value-type="float" office:value="0.00081536" calcext:value-type="float">
            <text:p>0.00081536</text:p>
          </table:table-cell>
          <table:table-cell office:value-type="float" office:value="0.0138127" calcext:value-type="float">
            <text:p>0.0138127</text:p>
          </table:table-cell>
          <table:table-cell office:value-type="float" office:value="0.0529706" calcext:value-type="float">
            <text:p>0.0529706</text:p>
          </table:table-cell>
          <table:table-cell office:value-type="float" office:value="0.17116918" calcext:value-type="float">
            <text:p>0.17116918</text:p>
          </table:table-cell>
          <table:table-cell office:value-type="float" office:value="773" calcext:value-type="float">
            <text:p>773</text:p>
          </table:table-cell>
          <table:table-cell office:value-type="float" office:value="14593" calcext:value-type="float">
            <text:p>14593</text:p>
          </table:table-cell>
          <table:table-cell office:value-type="string" calcext:value-type="string">
            <text:p>?a</text:p>
          </table:table-cell>
          <table:table-cell table:formula="of:=[.G191]-[.F191]" office:value-type="float" office:value="13820" calcext:value-type="float">
            <text:p>138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ocatedIn&gt; <text:s/>?b <text:s text:c="2"/>=&gt; ?a <text:s/>&lt;diedIn&gt; <text:s/>?b</text:p>
          </table:table-cell>
          <table:table-cell office:value-type="float" office:value="0.00025315" calcext:value-type="float">
            <text:p>0.00025315</text:p>
          </table:table-cell>
          <table:table-cell office:value-type="float" office:value="0.01083228" calcext:value-type="float">
            <text:p>0.01083228</text:p>
          </table:table-cell>
          <table:table-cell office:value-type="float" office:value="0.00112631" calcext:value-type="float">
            <text:p>0.00112631</text:p>
          </table:table-cell>
          <table:table-cell office:value-type="float" office:value="0.16985138" calcext:value-type="float">
            <text:p>0.16985138</text:p>
          </table:table-cell>
          <table:table-cell office:value-type="float" office:value="240" calcext:value-type="float">
            <text:p>240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192]-[.F192]" office:value-type="float" office:value="212845" calcext:value-type="float">
            <text:p>2128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b <text:s text:c="2"/>=&gt; ?a <text:s/>&lt;isLeaderOf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1551967" calcext:value-type="float">
            <text:p>0.01551967</text:p>
          </table:table-cell>
          <table:table-cell office:value-type="float" office:value="0.00176903" calcext:value-type="float">
            <text:p>0.00176903</text:p>
          </table:table-cell>
          <table:table-cell office:value-type="float" office:value="0.16923077" calcext:value-type="float">
            <text:p>0.16923077</text:p>
          </table:table-cell>
          <table:table-cell office:value-type="float" office:value="99" calcext:value-type="float">
            <text:p>99</text:p>
          </table:table-cell>
          <table:table-cell office:value-type="float" office:value="55963" calcext:value-type="float">
            <text:p>55963</text:p>
          </table:table-cell>
          <table:table-cell office:value-type="string" calcext:value-type="string">
            <text:p>?a</text:p>
          </table:table-cell>
          <table:table-cell table:formula="of:=[.G193]-[.F193]" office:value-type="float" office:value="55864" calcext:value-type="float">
            <text:p>55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b <text:s text:c="2"/>=&gt; ?a <text:s/>&lt;graduatedFrom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2436" calcext:value-type="float">
            <text:p>2436</text:p>
          </table:table-cell>
          <table:table-cell office:value-type="string" calcext:value-type="string">
            <text:p>?a</text:p>
          </table:table-cell>
          <table:table-cell table:formula="of:=[.G194]-[.F194]" office:value-type="float" office:value="2217" calcext:value-type="float">
            <text:p>2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b <text:s text:c="2"/>=&gt; ?a <text:s/>&lt;worksAt&gt; <text:s/>?b</text:p>
          </table:table-cell>
          <table:table-cell office:value-type="float" office:value="0.000231" calcext:value-type="float">
            <text:p>0.000231</text:p>
          </table:table-cell>
          <table:table-cell office:value-type="float" office:value="0.08990148" calcext:value-type="float">
            <text:p>0.08990148</text:p>
          </table:table-cell>
          <table:table-cell office:value-type="float" office:value="0.01844211" calcext:value-type="float">
            <text:p>0.01844211</text:p>
          </table:table-cell>
          <table:table-cell office:value-type="float" office:value="0.16246291" calcext:value-type="float">
            <text:p>0.16246291</text:p>
          </table:table-cell>
          <table:table-cell office:value-type="float" office:value="219" calcext:value-type="float">
            <text:p>219</text:p>
          </table:table-cell>
          <table:table-cell office:value-type="float" office:value="11875" calcext:value-type="float">
            <text:p>11875</text:p>
          </table:table-cell>
          <table:table-cell office:value-type="string" calcext:value-type="string">
            <text:p>?a</text:p>
          </table:table-cell>
          <table:table-cell table:formula="of:=[.G195]-[.F195]" office:value-type="float" office:value="11656" calcext:value-type="float">
            <text:p>116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b <text:s text:c="2"/>=&gt; ?a <text:s/>&lt;produc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618905" calcext:value-type="float">
            <text:p>0.1618905</text:p>
          </table:table-cell>
          <table:table-cell office:value-type="float" office:value="2271" calcext:value-type="float">
            <text:p>2271</text:p>
          </table:table-cell>
          <table:table-cell office:value-type="float" office:value="33473" calcext:value-type="float">
            <text:p>33473</text:p>
          </table:table-cell>
          <table:table-cell office:value-type="string" calcext:value-type="string">
            <text:p>?b</text:p>
          </table:table-cell>
          <table:table-cell table:formula="of:=[.G196]-[.F196]" office:value-type="float" office:value="31202" calcext:value-type="float">
            <text:p>31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isCitizenOf&gt; <text:s/>?b <text:s text:c="2"/>=&gt; ?a <text:s/>&lt;dealsWith&gt; <text:s/>?b</text:p>
          </table:table-cell>
          <table:table-cell office:value-type="float" office:value="0.00001899" calcext:value-type="float">
            <text:p>0.00001899</text:p>
          </table:table-cell>
          <table:table-cell office:value-type="float" office:value="0.02612482" calcext:value-type="float">
            <text:p>0.02612482</text:p>
          </table:table-cell>
          <table:table-cell office:value-type="float" office:value="0.02452316" calcext:value-type="float">
            <text:p>0.02452316</text:p>
          </table:table-cell>
          <table:table-cell office:value-type="float" office:value="0.16071429" calcext:value-type="float">
            <text:p>0.16071429</text:p>
          </table:table-cell>
          <table:table-cell office:value-type="float" office:value="18" calcext:value-type="float">
            <text:p>18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197]-[.F197]" office:value-type="float" office:value="716" calcext:value-type="float">
            <text:p>7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diedIn&gt; <text:s/>?b <text:s text:c="2"/>=&gt; ?a <text:s/>&lt;hasCapital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01179802" calcext:value-type="float">
            <text:p>0.01179802</text:p>
          </table:table-cell>
          <table:table-cell office:value-type="float" office:value="0.04266212" calcext:value-type="float">
            <text:p>0.04266212</text:p>
          </table:table-cell>
          <table:table-cell office:value-type="float" office:value="0.15923567" calcext:value-type="float">
            <text:p>0.15923567</text:p>
          </table:table-cell>
          <table:table-cell office:value-type="float" office:value="25" calcext:value-type="float">
            <text:p>2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?a</text:p>
          </table:table-cell>
          <table:table-cell table:formula="of:=[.G198]-[.F198]" office:value-type="float" office:value="561" calcext:value-type="float">
            <text:p>5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creat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15689762" calcext:value-type="float">
            <text:p>0.15689762</text:p>
          </table:table-cell>
          <table:table-cell office:value-type="float" office:value="2029" calcext:value-type="float">
            <text:p>2029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199]-[.F199]" office:value-type="float" office:value="18147" calcext:value-type="float">
            <text:p>18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f <text:s/>&lt;isLocatedIn&gt; <text:s/>?b <text:s text:c="2"/>=&gt; ?a <text:s/>&lt;livesIn&gt; <text:s/>?b</text:p>
          </table:table-cell>
          <table:table-cell office:value-type="float" office:value="0.00036707" calcext:value-type="float">
            <text:p>0.00036707</text:p>
          </table:table-cell>
          <table:table-cell office:value-type="float" office:value="0.02384705" calcext:value-type="float">
            <text:p>0.02384705</text:p>
          </table:table-cell>
          <table:table-cell office:value-type="float" office:value="0.01030256" calcext:value-type="float">
            <text:p>0.01030256</text:p>
          </table:table-cell>
          <table:table-cell office:value-type="float" office:value="0.15330396" calcext:value-type="float">
            <text:p>0.15330396</text:p>
          </table:table-cell>
          <table:table-cell office:value-type="float" office:value="348" calcext:value-type="float">
            <text:p>348</text:p>
          </table:table-cell>
          <table:table-cell office:value-type="float" office:value="33778" calcext:value-type="float">
            <text:p>33778</text:p>
          </table:table-cell>
          <table:table-cell office:value-type="string" calcext:value-type="string">
            <text:p>?a</text:p>
          </table:table-cell>
          <table:table-cell table:formula="of:=[.G200]-[.F200]" office:value-type="float" office:value="33430" calcext:value-type="float">
            <text:p>334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imports&gt; <text:s/>?b</text:p>
          </table:table-cell>
          <table:table-cell office:value-type="float" office:value="0.00011708" calcext:value-type="float">
            <text:p>0.00011708</text:p>
          </table:table-cell>
          <table:table-cell office:value-type="float" office:value="0.33035714" calcext:value-type="float">
            <text:p>0.33035714</text:p>
          </table:table-cell>
          <table:table-cell office:value-type="float" office:value="0.10581506" calcext:value-type="float">
            <text:p>0.10581506</text:p>
          </table:table-cell>
          <table:table-cell office:value-type="float" office:value="0.14879357" calcext:value-type="float">
            <text:p>0.14879357</text:p>
          </table:table-cell>
          <table:table-cell office:value-type="float" office:value="111" calcext:value-type="float">
            <text:p>111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a</text:p>
          </table:table-cell>
          <table:table-cell table:formula="of:=[.G201]-[.F201]" office:value-type="float" office:value="938" calcext:value-type="float">
            <text:p>9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b <text:s text:c="2"/>=&gt; ?a <text:s/>&lt;ex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14473684" calcext:value-type="float">
            <text:p>0.14473684</text:p>
          </table:table-cell>
          <table:table-cell office:value-type="float" office:value="44" calcext:value-type="float">
            <text:p>44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?b</text:p>
          </table:table-cell>
          <table:table-cell table:formula="of:=[.G202]-[.F202]" office:value-type="float" office:value="292" calcext:value-type="float">
            <text:p>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LeaderOf&gt; <text:s/>?b <text:s text:c="2"/>=&gt; ?a <text:s/>&lt;livesIn&gt; <text:s/>?b</text:p>
          </table:table-cell>
          <table:table-cell office:value-type="float" office:value="0.00022678" calcext:value-type="float">
            <text:p>0.00022678</text:p>
          </table:table-cell>
          <table:table-cell office:value-type="float" office:value="0.01473309" calcext:value-type="float">
            <text:p>0.01473309</text:p>
          </table:table-cell>
          <table:table-cell office:value-type="float" office:value="0.03370434" calcext:value-type="float">
            <text:p>0.03370434</text:p>
          </table:table-cell>
          <table:table-cell office:value-type="float" office:value="0.14448925" calcext:value-type="float">
            <text:p>0.14448925</text:p>
          </table:table-cell>
          <table:table-cell office:value-type="float" office:value="215" calcext:value-type="float">
            <text:p>215</text:p>
          </table:table-cell>
          <table:table-cell office:value-type="float" office:value="6379" calcext:value-type="float">
            <text:p>6379</text:p>
          </table:table-cell>
          <table:table-cell office:value-type="string" calcext:value-type="string">
            <text:p>?a</text:p>
          </table:table-cell>
          <table:table-cell table:formula="of:=[.G203]-[.F203]" office:value-type="float" office:value="6164" calcext:value-type="float">
            <text:p>6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imports&gt; <text:s/>?b</text:p>
          </table:table-cell>
          <table:table-cell office:value-type="float" office:value="0.00007911" calcext:value-type="float">
            <text:p>0.00007911</text:p>
          </table:table-cell>
          <table:table-cell office:value-type="float" office:value="0.22321429" calcext:value-type="float">
            <text:p>0.22321429</text:p>
          </table:table-cell>
          <table:table-cell office:value-type="float" office:value="0.09282178" calcext:value-type="float">
            <text:p>0.09282178</text:p>
          </table:table-cell>
          <table:table-cell office:value-type="float" office:value="0.14097744" calcext:value-type="float">
            <text:p>0.14097744</text:p>
          </table:table-cell>
          <table:table-cell office:value-type="float" office:value="75" calcext:value-type="float">
            <text:p>7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a</text:p>
          </table:table-cell>
          <table:table-cell table:formula="of:=[.G204]-[.F204]" office:value-type="float" office:value="733" calcext:value-type="float">
            <text:p>7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hasCapital&gt; <text:s/>?f <text:s/>?a <text:s/>&lt;livesIn&gt; <text:s/>?f <text:s text:c="2"/>=&gt; ?a <text:s/>&lt;livesIn&gt; <text:s/>?b</text:p>
          </table:table-cell>
          <table:table-cell office:value-type="float" office:value="0.00070039" calcext:value-type="float">
            <text:p>0.00070039</text:p>
          </table:table-cell>
          <table:table-cell office:value-type="float" office:value="0.04550127" calcext:value-type="float">
            <text:p>0.04550127</text:p>
          </table:table-cell>
          <table:table-cell table:number-columns-repeated="2" office:value-type="float" office:value="0.13490451" calcext:value-type="float">
            <text:p>0.13490451</text:p>
          </table:table-cell>
          <table:table-cell office:value-type="float" office:value="664" calcext:value-type="float">
            <text:p>664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?a</text:p>
          </table:table-cell>
          <table:table-cell table:formula="of:=[.G205]-[.F205]" office:value-type="float" office:value="4258" calcext:value-type="float">
            <text:p>4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roduced&gt; <text:s/>?b <text:s text:c="2"/>=&gt; ?a <text:s/>&lt;directed&gt; <text:s/>?b</text:p>
          </table:table-cell>
          <table:table-cell office:value-type="float" office:value="0.00239546" calcext:value-type="float">
            <text:p>0.00239546</text:p>
          </table:table-cell>
          <table:table-cell office:value-type="float" office:value="0.06784573" calcext:value-type="float">
            <text:p>0.06784573</text:p>
          </table:table-cell>
          <table:table-cell office:value-type="float" office:value="0.11255948" calcext:value-type="float">
            <text:p>0.11255948</text:p>
          </table:table-cell>
          <table:table-cell office:value-type="float" office:value="0.13395069" calcext:value-type="float">
            <text:p>0.13395069</text:p>
          </table:table-cell>
          <table:table-cell office:value-type="float" office:value="2271" calcext:value-type="float">
            <text:p>2271</text:p>
          </table:table-cell>
          <table:table-cell office:value-type="float" office:value="20176" calcext:value-type="float">
            <text:p>20176</text:p>
          </table:table-cell>
          <table:table-cell office:value-type="string" calcext:value-type="string">
            <text:p>?b</text:p>
          </table:table-cell>
          <table:table-cell table:formula="of:=[.G206]-[.F206]" office:value-type="float" office:value="17905" calcext:value-type="float">
            <text:p>17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b <text:s text:c="2"/>=&gt; ?a <text:s/>&lt;produced&gt; <text:s/>?b</text:p>
          </table:table-cell>
          <table:table-cell office:value-type="float" office:value="0.0021402" calcext:value-type="float">
            <text:p>0.0021402</text:p>
          </table:table-cell>
          <table:table-cell office:value-type="float" office:value="0.10056503" calcext:value-type="float">
            <text:p>0.10056503</text:p>
          </table:table-cell>
          <table:table-cell office:value-type="float" office:value="0.01013699" calcext:value-type="float">
            <text:p>0.01013699</text:p>
          </table:table-cell>
          <table:table-cell office:value-type="float" office:value="0.12969829" calcext:value-type="float">
            <text:p>0.12969829</text:p>
          </table:table-cell>
          <table:table-cell office:value-type="float" office:value="2029" calcext:value-type="float">
            <text:p>2029</text:p>
          </table:table-cell>
          <table:table-cell office:value-type="float" office:value="200158" calcext:value-type="float">
            <text:p>200158</text:p>
          </table:table-cell>
          <table:table-cell office:value-type="string" calcext:value-type="string">
            <text:p>?b</text:p>
          </table:table-cell>
          <table:table-cell table:formula="of:=[.G207]-[.F207]" office:value-type="float" office:value="198129" calcext:value-type="float">
            <text:p>198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nfluences&gt; <text:s/>?a <text:s text:c="2"/>=&gt; ?a <text:s/>&lt;hasAcademicAdvisor&gt; <text:s/>?b</text:p>
          </table:table-cell>
          <table:table-cell office:value-type="float" office:value="0.00003059" calcext:value-type="float">
            <text:p>0.00003059</text:p>
          </table:table-cell>
          <table:table-cell office:value-type="float" office:value="0.01489471" calcext:value-type="float">
            <text:p>0.01489471</text:p>
          </table:table-cell>
          <table:table-cell office:value-type="float" office:value="0.00207885" calcext:value-type="float">
            <text:p>0.00207885</text:p>
          </table:table-cell>
          <table:table-cell office:value-type="float" office:value="0.11372549" calcext:value-type="float">
            <text:p>0.11372549</text:p>
          </table:table-cell>
          <table:table-cell office:value-type="float" office:value="29" calcext:value-type="float">
            <text:p>29</text:p>
          </table:table-cell>
          <table:table-cell office:value-type="float" office:value="13950" calcext:value-type="float">
            <text:p>13950</text:p>
          </table:table-cell>
          <table:table-cell office:value-type="string" calcext:value-type="string">
            <text:p>?a</text:p>
          </table:table-cell>
          <table:table-cell table:formula="of:=[.G208]-[.F208]" office:value-type="float" office:value="13921" calcext:value-type="float">
            <text:p>139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b <text:s text:c="2"/>=&gt; ?a <text:s/>&lt;imports&gt; <text:s/>?b</text:p>
          </table:table-cell>
          <table:table-cell office:value-type="float" office:value="0.00004641" calcext:value-type="float">
            <text:p>0.00004641</text:p>
          </table:table-cell>
          <table:table-cell office:value-type="float" office:value="0.13095238" calcext:value-type="float">
            <text:p>0.13095238</text:p>
          </table:table-cell>
          <table:table-cell office:value-type="float" office:value="0.08678501" calcext:value-type="float">
            <text:p>0.08678501</text:p>
          </table:table-cell>
          <table:table-cell office:value-type="float" office:value="0.10328638" calcext:value-type="float">
            <text:p>0.10328638</text:p>
          </table:table-cell>
          <table:table-cell office:value-type="float" office:value="44" calcext:value-type="float">
            <text:p>4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?a</text:p>
          </table:table-cell>
          <table:table-cell table:formula="of:=[.G209]-[.F209]" office:value-type="float" office:value="463" calcext:value-type="float">
            <text:p>4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OfficialLanguage&gt; <text:s/>?b <text:s text:c="2"/>=&gt; ?a <text:s/>&lt;hasOfficialLanguage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06475716" calcext:value-type="float">
            <text:p>0.06475716</text:p>
          </table:table-cell>
          <table:table-cell office:value-type="float" office:value="0.07784431" calcext:value-type="float">
            <text:p>0.07784431</text:p>
          </table:table-cell>
          <table:table-cell office:value-type="float" office:value="0.09647495" calcext:value-type="float">
            <text:p>0.09647495</text:p>
          </table:table-cell>
          <table:table-cell office:value-type="float" office:value="52" calcext:value-type="float">
            <text:p>52</text:p>
          </table:table-cell>
          <table:table-cell office:value-type="float" office:value="668" calcext:value-type="float">
            <text:p>668</text:p>
          </table:table-cell>
          <table:table-cell office:value-type="string" calcext:value-type="string">
            <text:p>?a</text:p>
          </table:table-cell>
          <table:table-cell table:formula="of:=[.G210]-[.F210]" office:value-type="float" office:value="616" calcext:value-type="float">
            <text:p>6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imports&gt; <text:s/>?b</text:p>
          </table:table-cell>
          <table:table-cell office:value-type="float" office:value="0.00008755" calcext:value-type="float">
            <text:p>0.00008755</text:p>
          </table:table-cell>
          <table:table-cell office:value-type="float" office:value="0.24702381" calcext:value-type="float">
            <text:p>0.24702381</text:p>
          </table:table-cell>
          <table:table-cell office:value-type="float" office:value="0.0681445" calcext:value-type="float">
            <text:p>0.0681445</text:p>
          </table:table-cell>
          <table:table-cell office:value-type="float" office:value="0.09181416" calcext:value-type="float">
            <text:p>0.09181416</text:p>
          </table:table-cell>
          <table:table-cell office:value-type="float" office:value="83" calcext:value-type="float">
            <text:p>83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a</text:p>
          </table:table-cell>
          <table:table-cell table:formula="of:=[.G211]-[.F211]" office:value-type="float" office:value="1135" calcext:value-type="float">
            <text:p>1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OfficialLanguage&gt; <text:s/>?b <text:s text:c="2"/>=&gt; ?a <text:s/>&lt;hasOfficialLanguage&gt; <text:s/>?b</text:p>
          </table:table-cell>
          <table:table-cell office:value-type="float" office:value="0.00005907" calcext:value-type="float">
            <text:p>0.00005907</text:p>
          </table:table-cell>
          <table:table-cell office:value-type="float" office:value="0.06973848" calcext:value-type="float">
            <text:p>0.06973848</text:p>
          </table:table-cell>
          <table:table-cell office:value-type="float" office:value="0.06982544" calcext:value-type="float">
            <text:p>0.06982544</text:p>
          </table:table-cell>
          <table:table-cell office:value-type="float" office:value="0.08695652" calcext:value-type="float">
            <text:p>0.08695652</text:p>
          </table:table-cell>
          <table:table-cell office:value-type="float" office:value="56" calcext:value-type="float">
            <text:p>56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?a</text:p>
          </table:table-cell>
          <table:table-cell table:formula="of:=[.G212]-[.F212]" office:value-type="float" office:value="746" calcext:value-type="float">
            <text:p>7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exports&gt; <text:s/>?b <text:s text:c="2"/>=&gt; ?a <text:s/>&lt;exports&gt; <text:s/>?b</text:p>
          </table:table-cell>
          <table:table-cell office:value-type="float" office:value="0.00009388" calcext:value-type="float">
            <text:p>0.00009388</text:p>
          </table:table-cell>
          <table:table-cell office:value-type="float" office:value="0.17554241" calcext:value-type="float">
            <text:p>0.17554241</text:p>
          </table:table-cell>
          <table:table-cell table:number-columns-repeated="2" office:value-type="float" office:value="0.07307061" calcext:value-type="float">
            <text:p>0.07307061</text:p>
          </table:table-cell>
          <table:table-cell office:value-type="float" office:value="89" calcext:value-type="float">
            <text:p>89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?b</text:p>
          </table:table-cell>
          <table:table-cell table:formula="of:=[.G213]-[.F213]" office:value-type="float" office:value="1129" calcext:value-type="float">
            <text:p>1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diedIn&gt; <text:s/>?b <text:s text:c="2"/>=&gt; ?a <text:s/>&lt;hasCapital&gt; <text:s/>?b</text:p>
          </table:table-cell>
          <table:table-cell office:value-type="float" office:value="0.00005063" calcext:value-type="float">
            <text:p>0.00005063</text:p>
          </table:table-cell>
          <table:table-cell office:value-type="float" office:value="0.02265219" calcext:value-type="float">
            <text:p>0.02265219</text:p>
          </table:table-cell>
          <table:table-cell office:value-type="float" office:value="0.06798867" calcext:value-type="float">
            <text:p>0.06798867</text:p>
          </table:table-cell>
          <table:table-cell office:value-type="float" office:value="0.07272727" calcext:value-type="float">
            <text:p>0.07272727</text:p>
          </table:table-cell>
          <table:table-cell office:value-type="float" office:value="48" calcext:value-type="float">
            <text:p>48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?a</text:p>
          </table:table-cell>
          <table:table-cell table:formula="of:=[.G214]-[.F214]" office:value-type="float" office:value="658" calcext:value-type="float">
            <text:p>6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lives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5858311" calcext:value-type="float">
            <text:p>0.05858311</text:p>
          </table:table-cell>
          <table:table-cell office:value-type="float" office:value="0.06574924" calcext:value-type="float">
            <text:p>0.06574924</text:p>
          </table:table-cell>
          <table:table-cell office:value-type="float" office:value="43" calcext:value-type="float">
            <text:p>4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15]-[.F215]" office:value-type="float" office:value="691" calcext:value-type="float">
            <text:p>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imports&gt; <text:s/>?b <text:s text:c="2"/>=&gt; ?a <text:s/>&lt;exports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887574" calcext:value-type="float">
            <text:p>0.0887574</text:p>
          </table:table-cell>
          <table:table-cell office:value-type="float" office:value="0.05569307" calcext:value-type="float">
            <text:p>0.05569307</text:p>
          </table:table-cell>
          <table:table-cell office:value-type="float" office:value="0.0647482" calcext:value-type="float">
            <text:p>0.0647482</text:p>
          </table:table-cell>
          <table:table-cell office:value-type="float" office:value="45" calcext:value-type="float">
            <text:p>45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?b</text:p>
          </table:table-cell>
          <table:table-cell table:formula="of:=[.G216]-[.F216]" office:value-type="float" office:value="763" calcext:value-type="float">
            <text:p>7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hasCapital&gt; <text:s/>?b</text:p>
          </table:table-cell>
          <table:table-cell office:value-type="float" office:value="0.00010443" calcext:value-type="float">
            <text:p>0.00010443</text:p>
          </table:table-cell>
          <table:table-cell office:value-type="float" office:value="0.04672015" calcext:value-type="float">
            <text:p>0.04672015</text:p>
          </table:table-cell>
          <table:table-cell office:value-type="float" office:value="0.01074335" calcext:value-type="float">
            <text:p>0.01074335</text:p>
          </table:table-cell>
          <table:table-cell office:value-type="float" office:value="0.06436931" calcext:value-type="float">
            <text:p>0.06436931</text:p>
          </table:table-cell>
          <table:table-cell office:value-type="float" office:value="99" calcext:value-type="float">
            <text:p>99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17]-[.F217]" office:value-type="float" office:value="9116" calcext:value-type="float">
            <text:p>9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exports&gt; <text:s/>?f <text:s text:c="2"/>=&gt; ?a <text:s/>&lt;dealsWith&gt; <text:s/>?b</text:p>
          </table:table-cell>
          <table:table-cell office:value-type="float" office:value="0.00012658" calcext:value-type="float">
            <text:p>0.00012658</text:p>
          </table:table-cell>
          <table:table-cell office:value-type="float" office:value="0.17416546" calcext:value-type="float">
            <text:p>0.17416546</text:p>
          </table:table-cell>
          <table:table-cell office:value-type="float" office:value="0.04995837" calcext:value-type="float">
            <text:p>0.04995837</text:p>
          </table:table-cell>
          <table:table-cell office:value-type="float" office:value="0.06413683" calcext:value-type="float">
            <text:p>0.06413683</text:p>
          </table:table-cell>
          <table:table-cell office:value-type="float" office:value="120" calcext:value-type="float">
            <text:p>120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18]-[.F218]" office:value-type="float" office:value="2282" calcext:value-type="float">
            <text:p>2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isLocatedIn&gt; <text:s/>?b <text:s text:c="2"/>=&gt; ?a <text:s/>&lt;hasCapital&gt; <text:s/>?b</text:p>
          </table:table-cell>
          <table:table-cell office:value-type="float" office:value="0.00003692" calcext:value-type="float">
            <text:p>0.00003692</text:p>
          </table:table-cell>
          <table:table-cell office:value-type="float" office:value="0.01651723" calcext:value-type="float">
            <text:p>0.01651723</text:p>
          </table:table-cell>
          <table:table-cell office:value-type="float" office:value="0.06013746" calcext:value-type="float">
            <text:p>0.06013746</text:p>
          </table:table-cell>
          <table:table-cell office:value-type="float" office:value="0.06410256" calcext:value-type="float">
            <text:p>0.06410256</text:p>
          </table:table-cell>
          <table:table-cell office:value-type="float" office:value="35" calcext:value-type="float">
            <text:p>35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?a</text:p>
          </table:table-cell>
          <table:table-cell table:formula="of:=[.G219]-[.F219]" office:value-type="float" office:value="547" calcext:value-type="float">
            <text:p>5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wasBornIn&gt; <text:s/>?b <text:s text:c="2"/>=&gt; ?a <text:s/>&lt;hasCapital&gt; <text:s/>?b</text:p>
          </table:table-cell>
          <table:table-cell office:value-type="float" office:value="0.00004536" calcext:value-type="float">
            <text:p>0.00004536</text:p>
          </table:table-cell>
          <table:table-cell office:value-type="float" office:value="0.02029259" calcext:value-type="float">
            <text:p>0.02029259</text:p>
          </table:table-cell>
          <table:table-cell office:value-type="float" office:value="0.01147279" calcext:value-type="float">
            <text:p>0.01147279</text:p>
          </table:table-cell>
          <table:table-cell office:value-type="float" office:value="0.0625" calcext:value-type="float">
            <text:p>0.0625</text:p>
          </table:table-cell>
          <table:table-cell office:value-type="float" office:value="43" calcext:value-type="float">
            <text:p>43</text:p>
          </table:table-cell>
          <table:table-cell office:value-type="float" office:value="3748" calcext:value-type="float">
            <text:p>3748</text:p>
          </table:table-cell>
          <table:table-cell office:value-type="string" calcext:value-type="string">
            <text:p>?a</text:p>
          </table:table-cell>
          <table:table-cell table:formula="of:=[.G220]-[.F220]" office:value-type="float" office:value="3705" calcext:value-type="float">
            <text:p>37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hasCurrency&gt; <text:s/>?b <text:s text:c="2"/>=&gt; ?a <text:s/>&lt;hasCurrency&gt; <text:s/>?b</text:p>
          </table:table-cell>
          <table:table-cell office:value-type="float" office:value="0.00000844" calcext:value-type="float">
            <text:p>0.00000844</text:p>
          </table:table-cell>
          <table:table-cell office:value-type="float" office:value="0.02139037" calcext:value-type="float">
            <text:p>0.02139037</text:p>
          </table:table-cell>
          <table:table-cell office:value-type="float" office:value="0.02749141" calcext:value-type="float">
            <text:p>0.02749141</text:p>
          </table:table-cell>
          <table:table-cell office:value-type="float" office:value="0.05970149" calcext:value-type="float">
            <text:p>0.05970149</text:p>
          </table:table-cell>
          <table:table-cell office:value-type="float" office:value="8" calcext:value-type="float">
            <text:p>8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?a</text:p>
          </table:table-cell>
          <table:table-cell table:formula="of:=[.G221]-[.F221]" office:value-type="float" office:value="283" calcext:value-type="float">
            <text:p>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participatedIn&gt; <text:s/>?f <text:s/>?b <text:s/>&lt;participatedIn&gt; <text:s/>?f <text:s text:c="2"/>=&gt; ?a <text:s/>&lt;dealsWith&gt; <text:s/>?b</text:p>
          </table:table-cell>
          <table:table-cell office:value-type="float" office:value="0.00025632" calcext:value-type="float">
            <text:p>0.00025632</text:p>
          </table:table-cell>
          <table:table-cell office:value-type="float" office:value="0.35268505" calcext:value-type="float">
            <text:p>0.35268505</text:p>
          </table:table-cell>
          <table:table-cell office:value-type="float" office:value="0.01290974" calcext:value-type="float">
            <text:p>0.01290974</text:p>
          </table:table-cell>
          <table:table-cell office:value-type="float" office:value="0.05834334" calcext:value-type="float">
            <text:p>0.05834334</text:p>
          </table:table-cell>
          <table:table-cell office:value-type="float" office:value="243" calcext:value-type="float">
            <text:p>243</text:p>
          </table:table-cell>
          <table:table-cell office:value-type="float" office:value="18823" calcext:value-type="float">
            <text:p>18823</text:p>
          </table:table-cell>
          <table:table-cell office:value-type="string" calcext:value-type="string">
            <text:p>?a</text:p>
          </table:table-cell>
          <table:table-cell table:formula="of:=[.G222]-[.F222]" office:value-type="float" office:value="18580" calcext:value-type="float">
            <text:p>185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f <text:s/>&lt;dealsWith&gt; <text:s/>?a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3]-[.F223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b <text:s/>&lt;dealsWith&gt; <text:s/>?e <text:s text:c="2"/>=&gt; ?a <text:s/>&lt;dealsWith&gt; <text:s/>?b</text:p>
          </table:table-cell>
          <table:table-cell office:value-type="float" office:value="0.00007489" calcext:value-type="float">
            <text:p>0.00007489</text:p>
          </table:table-cell>
          <table:table-cell office:value-type="float" office:value="0.1030479" calcext:value-type="float">
            <text:p>0.1030479</text:p>
          </table:table-cell>
          <table:table-cell office:value-type="float" office:value="0.04361179" calcext:value-type="float">
            <text:p>0.04361179</text:p>
          </table:table-cell>
          <table:table-cell office:value-type="float" office:value="0.05577376" calcext:value-type="float">
            <text:p>0.05577376</text:p>
          </table:table-cell>
          <table:table-cell office:value-type="float" office:value="71" calcext:value-type="float">
            <text:p>71</text:p>
          </table:table-cell>
          <table:table-cell office:value-type="float" office:value="1628" calcext:value-type="float">
            <text:p>1628</text:p>
          </table:table-cell>
          <table:table-cell office:value-type="string" calcext:value-type="string">
            <text:p>?a</text:p>
          </table:table-cell>
          <table:table-cell table:formula="of:=[.G224]-[.F224]" office:value-type="float" office:value="1557" calcext:value-type="float">
            <text:p>15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imports&gt; <text:s/>?b <text:s text:c="2"/>=&gt; ?a <text:s/>&lt;exports&gt; <text:s/>?b</text:p>
          </table:table-cell>
          <table:table-cell office:value-type="float" office:value="0.00005485" calcext:value-type="float">
            <text:p>0.00005485</text:p>
          </table:table-cell>
          <table:table-cell office:value-type="float" office:value="0.1025641" calcext:value-type="float">
            <text:p>0.1025641</text:p>
          </table:table-cell>
          <table:table-cell office:value-type="float" office:value="0.04957102" calcext:value-type="float">
            <text:p>0.04957102</text:p>
          </table:table-cell>
          <table:table-cell office:value-type="float" office:value="0.05450734" calcext:value-type="float">
            <text:p>0.05450734</text:p>
          </table:table-cell>
          <table:table-cell office:value-type="float" office:value="52" calcext:value-type="float">
            <text:p>52</text:p>
          </table:table-cell>
          <table:table-cell office:value-type="float" office:value="1049" calcext:value-type="float">
            <text:p>1049</text:p>
          </table:table-cell>
          <table:table-cell office:value-type="string" calcext:value-type="string">
            <text:p>?b</text:p>
          </table:table-cell>
          <table:table-cell table:formula="of:=[.G225]-[.F225]" office:value-type="float" office:value="997" calcext:value-type="float">
            <text:p>9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hasCurrency&gt; <text:s/>?b <text:s text:c="2"/>=&gt; ?a <text:s/>&lt;hasCurrency&gt; <text:s/>?b</text:p>
          </table:table-cell>
          <table:table-cell office:value-type="float" office:value="0.00000738" calcext:value-type="float">
            <text:p>0.00000738</text:p>
          </table:table-cell>
          <table:table-cell office:value-type="float" office:value="0.01871658" calcext:value-type="float">
            <text:p>0.01871658</text:p>
          </table:table-cell>
          <table:table-cell office:value-type="float" office:value="0.02389078" calcext:value-type="float">
            <text:p>0.02389078</text:p>
          </table:table-cell>
          <table:table-cell office:value-type="float" office:value="0.05035971" calcext:value-type="float">
            <text:p>0.05035971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?a</text:p>
          </table:table-cell>
          <table:table-cell table:formula="of:=[.G226]-[.F226]" office:value-type="float" office:value="286" calcext:value-type="float">
            <text:p>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exports&gt; <text:s/>?b</text:p>
          </table:table-cell>
          <table:table-cell office:value-type="float" office:value="0.00007806" calcext:value-type="float">
            <text:p>0.00007806</text:p>
          </table:table-cell>
          <table:table-cell office:value-type="float" office:value="0.14595661" calcext:value-type="float">
            <text:p>0.14595661</text:p>
          </table:table-cell>
          <table:table-cell table:number-columns-repeated="2" office:value-type="float" office:value="0.0490391" calcext:value-type="float">
            <text:p>0.0490391</text:p>
          </table:table-cell>
          <table:table-cell office:value-type="float" office:value="74" calcext:value-type="float">
            <text:p>74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b</text:p>
          </table:table-cell>
          <table:table-cell table:formula="of:=[.G227]-[.F227]" office:value-type="float" office:value="1435" calcext:value-type="float">
            <text:p>14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CitizenOf&gt; <text:s/>?a <text:s/>?e <text:s/>&lt;wasBornIn&gt; <text:s/>?b <text:s text:c="2"/>=&gt; ?a <text:s/>&lt;hasCapital&gt; <text:s/>?b</text:p>
          </table:table-cell>
          <table:table-cell office:value-type="float" office:value="0.00006856" calcext:value-type="float">
            <text:p>0.00006856</text:p>
          </table:table-cell>
          <table:table-cell office:value-type="float" office:value="0.03067485" calcext:value-type="float">
            <text:p>0.03067485</text:p>
          </table:table-cell>
          <table:table-cell office:value-type="float" office:value="0.04513889" calcext:value-type="float">
            <text:p>0.04513889</text:p>
          </table:table-cell>
          <table:table-cell office:value-type="float" office:value="0.04772394" calcext:value-type="float">
            <text:p>0.04772394</text:p>
          </table:table-cell>
          <table:table-cell office:value-type="float" office:value="65" calcext:value-type="float">
            <text:p>65</text:p>
          </table:table-cell>
          <table:table-cell office:value-type="float" office:value="1440" calcext:value-type="float">
            <text:p>1440</text:p>
          </table:table-cell>
          <table:table-cell office:value-type="string" calcext:value-type="string">
            <text:p>?a</text:p>
          </table:table-cell>
          <table:table-cell table:formula="of:=[.G228]-[.F228]" office:value-type="float" office:value="1375" calcext:value-type="float">
            <text:p>13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dealsWith&gt; <text:s/>?f <text:s/>?a <text:s/>&lt;dealsWith&gt; <text:s/>?f <text:s text:c="2"/>=&gt; ?a <text:s/>&lt;dealsWith&gt; <text:s/>?b</text:p>
          </table:table-cell>
          <table:table-cell office:value-type="float" office:value="0.0004715" calcext:value-type="float">
            <text:p>0.0004715</text:p>
          </table:table-cell>
          <table:table-cell office:value-type="float" office:value="0.64876633" calcext:value-type="float">
            <text:p>0.64876633</text:p>
          </table:table-cell>
          <table:table-cell table:number-columns-repeated="2" office:value-type="float" office:value="0.04769526" calcext:value-type="float">
            <text:p>0.04769526</text:p>
          </table:table-cell>
          <table:table-cell office:value-type="float" office:value="447" calcext:value-type="float">
            <text:p>447</text:p>
          </table:table-cell>
          <table:table-cell office:value-type="float" office:value="9372" calcext:value-type="float">
            <text:p>9372</text:p>
          </table:table-cell>
          <table:table-cell office:value-type="string" calcext:value-type="string">
            <text:p>?a</text:p>
          </table:table-cell>
          <table:table-cell table:formula="of:=[.G229]-[.F229]" office:value-type="float" office:value="8925" calcext:value-type="float">
            <text:p>89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a <text:s/>?e <text:s/>&lt;livesIn&gt; <text:s/>?b <text:s text:c="2"/>=&gt; ?a <text:s/>&lt;dealsWith&gt; <text:s/>?b</text:p>
          </table:table-cell>
          <table:table-cell office:value-type="float" office:value="0.00003797" calcext:value-type="float">
            <text:p>0.00003797</text:p>
          </table:table-cell>
          <table:table-cell office:value-type="float" office:value="0.05224964" calcext:value-type="float">
            <text:p>0.05224964</text:p>
          </table:table-cell>
          <table:table-cell office:value-type="float" office:value="0.00390667" calcext:value-type="float">
            <text:p>0.00390667</text:p>
          </table:table-cell>
          <table:table-cell office:value-type="float" office:value="0.04528302" calcext:value-type="float">
            <text:p>0.04528302</text:p>
          </table:table-cell>
          <table:table-cell office:value-type="float" office:value="36" calcext:value-type="float">
            <text:p>36</text:p>
          </table:table-cell>
          <table:table-cell office:value-type="float" office:value="9215" calcext:value-type="float">
            <text:p>9215</text:p>
          </table:table-cell>
          <table:table-cell office:value-type="string" calcext:value-type="string">
            <text:p>?a</text:p>
          </table:table-cell>
          <table:table-cell table:formula="of:=[.G230]-[.F230]" office:value-type="float" office:value="9179" calcext:value-type="float">
            <text:p>9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b <text:s/>&lt;influences&gt; <text:s/>?f <text:s text:c="2"/>=&gt; ?a <text:s/>&lt;influences&gt; <text:s/>?b</text:p>
          </table:table-cell>
          <table:table-cell office:value-type="float" office:value="0.00199041" calcext:value-type="float">
            <text:p>0.00199041</text:p>
          </table:table-cell>
          <table:table-cell office:value-type="float" office:value="0.13526882" calcext:value-type="float">
            <text:p>0.13526882</text:p>
          </table:table-cell>
          <table:table-cell office:value-type="float" office:value="0.02812262" calcext:value-type="float">
            <text:p>0.02812262</text:p>
          </table:table-cell>
          <table:table-cell office:value-type="float" office:value="0.04357666" calcext:value-type="float">
            <text:p>0.04357666</text:p>
          </table:table-cell>
          <table:table-cell office:value-type="float" office:value="1887" calcext:value-type="float">
            <text:p>1887</text:p>
          </table:table-cell>
          <table:table-cell office:value-type="float" office:value="67099" calcext:value-type="float">
            <text:p>67099</text:p>
          </table:table-cell>
          <table:table-cell office:value-type="string" calcext:value-type="string">
            <text:p>?b</text:p>
          </table:table-cell>
          <table:table-cell table:formula="of:=[.G231]-[.F231]" office:value-type="float" office:value="65212" calcext:value-type="float">
            <text:p>652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nfluences&gt; <text:s/>?b <text:s text:c="2"/>=&gt; ?a <text:s/>&lt;influences&gt; <text:s/>?b</text:p>
          </table:table-cell>
          <table:table-cell office:value-type="float" office:value="0.00261064" calcext:value-type="float">
            <text:p>0.00261064</text:p>
          </table:table-cell>
          <table:table-cell office:value-type="float" office:value="0.17741935" calcext:value-type="float">
            <text:p>0.17741935</text:p>
          </table:table-cell>
          <table:table-cell table:number-columns-repeated="2" office:value-type="float" office:value="0.04255502" calcext:value-type="float">
            <text:p>0.04255502</text:p>
          </table:table-cell>
          <table:table-cell office:value-type="float" office:value="2475" calcext:value-type="float">
            <text:p>2475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?b</text:p>
          </table:table-cell>
          <table:table-cell table:formula="of:=[.G232]-[.F232]" office:value-type="float" office:value="55685" calcext:value-type="float">
            <text:p>556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imports&gt; <text:s/>?f <text:s text:c="2"/>=&gt; ?a <text:s/>&lt;dealsWith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1233672" calcext:value-type="float">
            <text:p>0.1233672</text:p>
          </table:table-cell>
          <table:table-cell office:value-type="float" office:value="0.03538718" calcext:value-type="float">
            <text:p>0.03538718</text:p>
          </table:table-cell>
          <table:table-cell office:value-type="float" office:value="0.04214179" calcext:value-type="float">
            <text:p>0.04214179</text:p>
          </table:table-cell>
          <table:table-cell office:value-type="float" office:value="85" calcext:value-type="float">
            <text:p>85</text:p>
          </table:table-cell>
          <table:table-cell office:value-type="float" office:value="2402" calcext:value-type="float">
            <text:p>2402</text:p>
          </table:table-cell>
          <table:table-cell office:value-type="string" calcext:value-type="string">
            <text:p>?a</text:p>
          </table:table-cell>
          <table:table-cell table:formula="of:=[.G233]-[.F233]" office:value-type="float" office:value="2317" calcext:value-type="float">
            <text:p>2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exports&gt; <text:s/>?f <text:s/>?b <text:s/>&lt;exports&gt; <text:s/>?f <text:s text:c="2"/>=&gt; ?a <text:s/>&lt;dealsWith&gt; <text:s/>?b</text:p>
          </table:table-cell>
          <table:table-cell office:value-type="float" office:value="0.00010654" calcext:value-type="float">
            <text:p>0.00010654</text:p>
          </table:table-cell>
          <table:table-cell office:value-type="float" office:value="0.14658926" calcext:value-type="float">
            <text:p>0.14658926</text:p>
          </table:table-cell>
          <table:table-cell office:value-type="float" office:value="0.03208386" calcext:value-type="float">
            <text:p>0.03208386</text:p>
          </table:table-cell>
          <table:table-cell office:value-type="float" office:value="0.04211843" calcext:value-type="float">
            <text:p>0.04211843</text:p>
          </table:table-cell>
          <table:table-cell office:value-type="float" office:value="101" calcext:value-type="float">
            <text:p>101</text:p>
          </table:table-cell>
          <table:table-cell office:value-type="float" office:value="3148" calcext:value-type="float">
            <text:p>3148</text:p>
          </table:table-cell>
          <table:table-cell office:value-type="string" calcext:value-type="string">
            <text:p>?a</text:p>
          </table:table-cell>
          <table:table-cell table:formula="of:=[.G234]-[.F234]" office:value-type="float" office:value="3047" calcext:value-type="float">
            <text:p>30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mports&gt; <text:s/>?f <text:s/>?b <text:s/>&lt;imports&gt; <text:s/>?f <text:s text:c="2"/>=&gt; ?a <text:s/>&lt;dealsWith&gt; <text:s/>?b</text:p>
          </table:table-cell>
          <table:table-cell office:value-type="float" office:value="0.00018143" calcext:value-type="float">
            <text:p>0.00018143</text:p>
          </table:table-cell>
          <table:table-cell office:value-type="float" office:value="0.24963716" calcext:value-type="float">
            <text:p>0.24963716</text:p>
          </table:table-cell>
          <table:table-cell office:value-type="float" office:value="0.03193465" calcext:value-type="float">
            <text:p>0.03193465</text:p>
          </table:table-cell>
          <table:table-cell office:value-type="float" office:value="0.04154589" calcext:value-type="float">
            <text:p>0.04154589</text:p>
          </table:table-cell>
          <table:table-cell office:value-type="float" office:value="172" calcext:value-type="float">
            <text:p>172</text:p>
          </table:table-cell>
          <table:table-cell office:value-type="float" office:value="5386" calcext:value-type="float">
            <text:p>5386</text:p>
          </table:table-cell>
          <table:table-cell office:value-type="string" calcext:value-type="string">
            <text:p>?a</text:p>
          </table:table-cell>
          <table:table-cell table:formula="of:=[.G235]-[.F235]" office:value-type="float" office:value="5214" calcext:value-type="float">
            <text:p>5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livesIn&gt; <text:s/>?b <text:s/>?e <text:s/>&lt;isCitizenOf&gt; <text:s/>?a <text:s text:c="2"/>=&gt; ?a <text:s/>&lt;dealsWith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03338171" calcext:value-type="float">
            <text:p>0.03338171</text:p>
          </table:table-cell>
          <table:table-cell office:value-type="float" office:value="0.03133515" calcext:value-type="float">
            <text:p>0.03133515</text:p>
          </table:table-cell>
          <table:table-cell office:value-type="float" office:value="0.04144144" calcext:value-type="float">
            <text:p>0.04144144</text:p>
          </table:table-cell>
          <table:table-cell office:value-type="float" office:value="23" calcext:value-type="float">
            <text:p>23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?a</text:p>
          </table:table-cell>
          <table:table-cell table:formula="of:=[.G236]-[.F236]" office:value-type="float" office:value="711" calcext:value-type="float">
            <text:p>7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participatedIn&gt; <text:s/>?b <text:s text:c="2"/>=&gt; ?a <text:s/>&lt;participatedIn&gt; <text:s/>?b</text:p>
          </table:table-cell>
          <table:table-cell office:value-type="float" office:value="0.00086283" calcext:value-type="float">
            <text:p>0.00086283</text:p>
          </table:table-cell>
          <table:table-cell office:value-type="float" office:value="0.05837437" calcext:value-type="float">
            <text:p>0.05837437</text:p>
          </table:table-cell>
          <table:table-cell table:number-columns-repeated="2" office:value-type="float" office:value="0.03884325" calcext:value-type="float">
            <text:p>0.03884325</text:p>
          </table:table-cell>
          <table:table-cell office:value-type="float" office:value="818" calcext:value-type="float">
            <text:p>818</text:p>
          </table:table-cell>
          <table:table-cell office:value-type="float" office:value="21059" calcext:value-type="float">
            <text:p>21059</text:p>
          </table:table-cell>
          <table:table-cell office:value-type="string" calcext:value-type="string">
            <text:p>?b</text:p>
          </table:table-cell>
          <table:table-cell table:formula="of:=[.G237]-[.F237]" office:value-type="float" office:value="20241" calcext:value-type="float">
            <text:p>20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dealsWith&gt; <text:s/>?a <text:s/>?e <text:s/>&lt;exports&gt; <text:s/>?b <text:s text:c="2"/>=&gt; ?a <text:s/>&lt;imports&gt; <text:s/>?b</text:p>
          </table:table-cell>
          <table:table-cell office:value-type="float" office:value="0.00004219" calcext:value-type="float">
            <text:p>0.00004219</text:p>
          </table:table-cell>
          <table:table-cell office:value-type="float" office:value="0.11904762" calcext:value-type="float">
            <text:p>0.11904762</text:p>
          </table:table-cell>
          <table:table-cell office:value-type="float" office:value="0.02650762" calcext:value-type="float">
            <text:p>0.02650762</text:p>
          </table:table-cell>
          <table:table-cell office:value-type="float" office:value="0.03831418" calcext:value-type="float">
            <text:p>0.03831418</text:p>
          </table:table-cell>
          <table:table-cell office:value-type="float" office:value="40" calcext:value-type="float">
            <text:p>40</text:p>
          </table:table-cell>
          <table:table-cell office:value-type="float" office:value="1509" calcext:value-type="float">
            <text:p>1509</text:p>
          </table:table-cell>
          <table:table-cell office:value-type="string" calcext:value-type="string">
            <text:p>?a</text:p>
          </table:table-cell>
          <table:table-cell table:formula="of:=[.G238]-[.F238]" office:value-type="float" office:value="1469" calcext:value-type="float">
            <text:p>14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Currency&gt; <text:s/>?f <text:s/>?b <text:s/>&lt;hasCurrency&gt; <text:s/>?f <text:s text:c="2"/>=&gt; ?a <text:s/>&lt;dealsWith&gt; <text:s/>?b</text:p>
          </table:table-cell>
          <table:table-cell office:value-type="float" office:value="0.00000949" calcext:value-type="float">
            <text:p>0.00000949</text:p>
          </table:table-cell>
          <table:table-cell office:value-type="float" office:value="0.01306241" calcext:value-type="float">
            <text:p>0.01306241</text:p>
          </table:table-cell>
          <table:table-cell office:value-type="float" office:value="0.00485699" calcext:value-type="float">
            <text:p>0.00485699</text:p>
          </table:table-cell>
          <table:table-cell office:value-type="float" office:value="0.03061224" calcext:value-type="float">
            <text:p>0.03061224</text:p>
          </table:table-cell>
          <table:table-cell office:value-type="float" office:value="9" calcext:value-type="float">
            <text:p>9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?a</text:p>
          </table:table-cell>
          <table:table-cell table:formula="of:=[.G239]-[.F239]" office:value-type="float" office:value="1844" calcext:value-type="float">
            <text:p>18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hasChild&gt; <text:s/>?b</text:p>
          </table:table-cell>
          <table:table-cell office:value-type="float" office:value="0.00019303" calcext:value-type="float">
            <text:p>0.00019303</text:p>
          </table:table-cell>
          <table:table-cell office:value-type="float" office:value="0.0158373" calcext:value-type="float">
            <text:p>0.0158373</text:p>
          </table:table-cell>
          <table:table-cell office:value-type="float" office:value="0.00004374" calcext:value-type="float">
            <text:p>0.00004374</text:p>
          </table:table-cell>
          <table:table-cell office:value-type="float" office:value="0.02801592" calcext:value-type="float">
            <text:p>0.02801592</text:p>
          </table:table-cell>
          <table:table-cell office:value-type="float" office:value="183" calcext:value-type="float">
            <text:p>18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0]-[.F240]" office:value-type="float" office:value="4183839" calcext:value-type="float">
            <text:p>41838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created&gt; <text:s/>?a <text:s/>?e <text:s/>&lt;created&gt; <text:s/>?b <text:s text:c="2"/>=&gt; ?a <text:s/>&lt;isMarriedTo&gt; <text:s/>?b</text:p>
          </table:table-cell>
          <table:table-cell office:value-type="float" office:value="0.00021413" calcext:value-type="float">
            <text:p>0.00021413</text:p>
          </table:table-cell>
          <table:table-cell office:value-type="float" office:value="0.01692654" calcext:value-type="float">
            <text:p>0.01692654</text:p>
          </table:table-cell>
          <table:table-cell office:value-type="float" office:value="0.00004852" calcext:value-type="float">
            <text:p>0.00004852</text:p>
          </table:table-cell>
          <table:table-cell office:value-type="float" office:value="0.02545135" calcext:value-type="float">
            <text:p>0.02545135</text:p>
          </table:table-cell>
          <table:table-cell office:value-type="float" office:value="203" calcext:value-type="float">
            <text:p>203</text:p>
          </table:table-cell>
          <table:table-cell office:value-type="float" office:value="4184022" calcext:value-type="float">
            <text:p>4184022</text:p>
          </table:table-cell>
          <table:table-cell office:value-type="string" calcext:value-type="string">
            <text:p>?b</text:p>
          </table:table-cell>
          <table:table-cell table:formula="of:=[.G241]-[.F241]" office:value-type="float" office:value="4183819" calcext:value-type="float">
            <text:p>41838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created&gt; <text:s/>?f <text:s/>?b <text:s/>&lt;created&gt; <text:s/>?f <text:s text:c="2"/>=&gt; ?a <text:s/>&lt;isMarriedTo&gt; <text:s/>?b</text:p>
          </table:table-cell>
          <table:table-cell office:value-type="float" office:value="0.00014978" calcext:value-type="float">
            <text:p>0.00014978</text:p>
          </table:table-cell>
          <table:table-cell office:value-type="float" office:value="0.01184024" calcext:value-type="float">
            <text:p>0.01184024</text:p>
          </table:table-cell>
          <table:table-cell office:value-type="float" office:value="0.00102797" calcext:value-type="float">
            <text:p>0.00102797</text:p>
          </table:table-cell>
          <table:table-cell office:value-type="float" office:value="0.02368245" calcext:value-type="float">
            <text:p>0.02368245</text:p>
          </table:table-cell>
          <table:table-cell office:value-type="float" office:value="142" calcext:value-type="float">
            <text:p>142</text:p>
          </table:table-cell>
          <table:table-cell office:value-type="float" office:value="138136" calcext:value-type="float">
            <text:p>138136</text:p>
          </table:table-cell>
          <table:table-cell office:value-type="string" calcext:value-type="string">
            <text:p>?b</text:p>
          </table:table-cell>
          <table:table-cell table:formula="of:=[.G242]-[.F242]" office:value-type="float" office:value="137994" calcext:value-type="float">
            <text:p>1379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nfluences&gt; <text:s/>?f <text:s/>?f <text:s/>&lt;isInterestedIn&gt; <text:s/>?b <text:s text:c="2"/>=&gt; ?a <text:s/>&lt;isInterestedIn&gt; <text:s/>?b</text:p>
          </table:table-cell>
          <table:table-cell office:value-type="float" office:value="0.00002426" calcext:value-type="float">
            <text:p>0.00002426</text:p>
          </table:table-cell>
          <table:table-cell office:value-type="float" office:value="0.125" calcext:value-type="float">
            <text:p>0.125</text:p>
          </table:table-cell>
          <table:table-cell table:number-columns-repeated="2" office:value-type="float" office:value="0.02226525" calcext:value-type="float">
            <text:p>0.02226525</text:p>
          </table:table-cell>
          <table:table-cell office:value-type="float" office:value="23" calcext:value-type="float">
            <text:p>23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?b</text:p>
          </table:table-cell>
          <table:table-cell table:formula="of:=[.G243]-[.F243]" office:value-type="float" office:value="1010" calcext:value-type="float">
            <text:p>10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OfficialLanguage&gt; <text:s/>?f <text:s/>?b <text:s/>&lt;hasOfficialLanguage&gt; <text:s/>?f <text:s text:c="2"/>=&gt; ?a <text:s/>&lt;dealsWith&gt; <text:s/>?b</text:p>
          </table:table-cell>
          <table:table-cell office:value-type="float" office:value="0.00008438" calcext:value-type="float">
            <text:p>0.00008438</text:p>
          </table:table-cell>
          <table:table-cell office:value-type="float" office:value="0.1161103" calcext:value-type="float">
            <text:p>0.1161103</text:p>
          </table:table-cell>
          <table:table-cell office:value-type="float" office:value="0.0027591" calcext:value-type="float">
            <text:p>0.0027591</text:p>
          </table:table-cell>
          <table:table-cell office:value-type="float" office:value="0.02179837" calcext:value-type="float">
            <text:p>0.02179837</text:p>
          </table:table-cell>
          <table:table-cell office:value-type="float" office:value="80" calcext:value-type="float">
            <text:p>80</text:p>
          </table:table-cell>
          <table:table-cell office:value-type="float" office:value="28995" calcext:value-type="float">
            <text:p>28995</text:p>
          </table:table-cell>
          <table:table-cell office:value-type="string" calcext:value-type="string">
            <text:p>?a</text:p>
          </table:table-cell>
          <table:table-cell table:formula="of:=[.G244]-[.F244]" office:value-type="float" office:value="28915" calcext:value-type="float">
            <text:p>289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ealsWith&gt; <text:s/>?f <text:s/>?f <text:s/>&lt;participatedIn&gt; <text:s/>?b <text:s text:c="2"/>=&gt; ?a <text:s/>&lt;participatedIn&gt; <text:s/>?b</text:p>
          </table:table-cell>
          <table:table-cell office:value-type="float" office:value="0.0009546" calcext:value-type="float">
            <text:p>0.0009546</text:p>
          </table:table-cell>
          <table:table-cell office:value-type="float" office:value="0.06458289" calcext:value-type="float">
            <text:p>0.06458289</text:p>
          </table:table-cell>
          <table:table-cell table:number-columns-repeated="2" office:value-type="float" office:value="0.02056958" calcext:value-type="float">
            <text:p>0.02056958</text:p>
          </table:table-cell>
          <table:table-cell office:value-type="float" office:value="905" calcext:value-type="float">
            <text:p>905</text:p>
          </table:table-cell>
          <table:table-cell office:value-type="float" office:value="43997" calcext:value-type="float">
            <text:p>43997</text:p>
          </table:table-cell>
          <table:table-cell office:value-type="string" calcext:value-type="string">
            <text:p>?b</text:p>
          </table:table-cell>
          <table:table-cell table:formula="of:=[.G245]-[.F245]" office:value-type="float" office:value="43092" calcext:value-type="float">
            <text:p>430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produced&gt; <text:s/>?b</text:p>
          </table:table-cell>
          <table:table-cell office:value-type="float" office:value="0.00091979" calcext:value-type="float">
            <text:p>0.00091979</text:p>
          </table:table-cell>
          <table:table-cell office:value-type="float" office:value="0.04321967" calcext:value-type="float">
            <text:p>0.04321967</text:p>
          </table:table-cell>
          <table:table-cell office:value-type="float" office:value="0.00810597" calcext:value-type="float">
            <text:p>0.00810597</text:p>
          </table:table-cell>
          <table:table-cell office:value-type="float" office:value="0.01812588" calcext:value-type="float">
            <text:p>0.01812588</text:p>
          </table:table-cell>
          <table:table-cell office:value-type="float" office:value="872" calcext:value-type="float">
            <text:p>872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46]-[.F246]" office:value-type="float" office:value="106703" calcext:value-type="float">
            <text:p>10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nfluences&gt; <text:s/>?a <text:s/>?e <text:s/>&lt;influences&gt; <text:s/>?b <text:s text:c="2"/>=&gt; ?a <text:s/>&lt;influences&gt; <text:s/>?b</text:p>
          </table:table-cell>
          <table:table-cell office:value-type="float" office:value="0.00265494" calcext:value-type="float">
            <text:p>0.00265494</text:p>
          </table:table-cell>
          <table:table-cell office:value-type="float" office:value="0.18043011" calcext:value-type="float">
            <text:p>0.18043011</text:p>
          </table:table-cell>
          <table:table-cell table:number-columns-repeated="2" office:value-type="float" office:value="0.01573932" calcext:value-type="float">
            <text:p>0.01573932</text:p>
          </table:table-cell>
          <table:table-cell office:value-type="float" office:value="2517" calcext:value-type="float">
            <text:p>2517</text:p>
          </table:table-cell>
          <table:table-cell office:value-type="float" office:value="159918" calcext:value-type="float">
            <text:p>159918</text:p>
          </table:table-cell>
          <table:table-cell office:value-type="string" calcext:value-type="string">
            <text:p>?b</text:p>
          </table:table-cell>
          <table:table-cell table:formula="of:=[.G247]-[.F247]" office:value-type="float" office:value="157401" calcext:value-type="float">
            <text:p>1574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directed&gt; <text:s/>?f <text:s text:c="2"/>=&gt; ?a <text:s/>&lt;isMarriedTo&gt; <text:s/>?b</text:p>
          </table:table-cell>
          <table:table-cell office:value-type="float" office:value="0.00016771" calcext:value-type="float">
            <text:p>0.00016771</text:p>
          </table:table-cell>
          <table:table-cell office:value-type="float" office:value="0.01325773" calcext:value-type="float">
            <text:p>0.01325773</text:p>
          </table:table-cell>
          <table:table-cell office:value-type="float" office:value="0.00214144" calcext:value-type="float">
            <text:p>0.00214144</text:p>
          </table:table-cell>
          <table:table-cell office:value-type="float" office:value="0.01458849" calcext:value-type="float">
            <text:p>0.01458849</text:p>
          </table:table-cell>
          <table:table-cell office:value-type="float" office:value="159" calcext:value-type="float">
            <text:p>159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48]-[.F248]" office:value-type="float" office:value="74090" calcext:value-type="float">
            <text:p>740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InterestedIn&gt; <text:s/>?b <text:s/>?e <text:s/>&lt;influences&gt; <text:s/>?a <text:s text:c="2"/>=&gt; ?a <text:s/>&lt;isInterestedIn&gt; <text:s/>?b</text:p>
          </table:table-cell>
          <table:table-cell office:value-type="float" office:value="0.00002637" calcext:value-type="float">
            <text:p>0.00002637</text:p>
          </table:table-cell>
          <table:table-cell office:value-type="float" office:value="0.13586957" calcext:value-type="float">
            <text:p>0.13586957</text:p>
          </table:table-cell>
          <table:table-cell table:number-columns-repeated="2" office:value-type="float" office:value="0.01327669" calcext:value-type="float">
            <text:p>0.01327669</text:p>
          </table:table-cell>
          <table:table-cell office:value-type="float" office:value="25" calcext:value-type="float">
            <text:p>25</text:p>
          </table:table-cell>
          <table:table-cell office:value-type="float" office:value="1883" calcext:value-type="float">
            <text:p>1883</text:p>
          </table:table-cell>
          <table:table-cell office:value-type="string" calcext:value-type="string">
            <text:p>?b</text:p>
          </table:table-cell>
          <table:table-cell table:formula="of:=[.G249]-[.F249]" office:value-type="float" office:value="1858" calcext:value-type="float">
            <text:p>18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b <text:s text:c="2"/>=&gt; ?a <text:s/>&lt;directed&gt; <text:s/>?b</text:p>
          </table:table-cell>
          <table:table-cell office:value-type="float" office:value="0.00100523" calcext:value-type="float">
            <text:p>0.00100523</text:p>
          </table:table-cell>
          <table:table-cell office:value-type="float" office:value="0.02847071" calcext:value-type="float">
            <text:p>0.02847071</text:p>
          </table:table-cell>
          <table:table-cell office:value-type="float" office:value="0.00885894" calcext:value-type="float">
            <text:p>0.00885894</text:p>
          </table:table-cell>
          <table:table-cell office:value-type="float" office:value="0.01167635" calcext:value-type="float">
            <text:p>0.01167635</text:p>
          </table:table-cell>
          <table:table-cell office:value-type="float" office:value="953" calcext:value-type="float">
            <text:p>953</text:p>
          </table:table-cell>
          <table:table-cell office:value-type="float" office:value="107575" calcext:value-type="float">
            <text:p>107575</text:p>
          </table:table-cell>
          <table:table-cell office:value-type="string" calcext:value-type="string">
            <text:p>?b</text:p>
          </table:table-cell>
          <table:table-cell table:formula="of:=[.G250]-[.F250]" office:value-type="float" office:value="106622" calcext:value-type="float">
            <text:p>1066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e <text:s/>&lt;isMarriedTo&gt; <text:s/>?a <text:s/>?e <text:s/>&lt;actedIn&gt; <text:s/>?b <text:s text:c="2"/>=&gt; ?a <text:s/>&lt;directed&gt; <text:s/>?b</text:p>
          </table:table-cell>
          <table:table-cell office:value-type="float" office:value="0.0003734" calcext:value-type="float">
            <text:p>0.0003734</text:p>
          </table:table-cell>
          <table:table-cell office:value-type="float" office:value="0.01057569" calcext:value-type="float">
            <text:p>0.01057569</text:p>
          </table:table-cell>
          <table:table-cell office:value-type="float" office:value="0.00967398" calcext:value-type="float">
            <text:p>0.00967398</text:p>
          </table:table-cell>
          <table:table-cell office:value-type="float" office:value="0.01162333" calcext:value-type="float">
            <text:p>0.01162333</text:p>
          </table:table-cell>
          <table:table-cell office:value-type="float" office:value="354" calcext:value-type="float">
            <text:p>354</text:p>
          </table:table-cell>
          <table:table-cell office:value-type="float" office:value="36593" calcext:value-type="float">
            <text:p>36593</text:p>
          </table:table-cell>
          <table:table-cell office:value-type="string" calcext:value-type="string">
            <text:p>?b</text:p>
          </table:table-cell>
          <table:table-cell table:formula="of:=[.G251]-[.F251]" office:value-type="float" office:value="36239" calcext:value-type="float">
            <text:p>36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rected&gt; <text:s/>?f <text:s/>?b <text:s/>&lt;actedIn&gt; <text:s/>?f <text:s text:c="2"/>=&gt; ?a <text:s/>&lt;isMarriedTo&gt; <text:s/>?b</text:p>
          </table:table-cell>
          <table:table-cell office:value-type="float" office:value="0.00015189" calcext:value-type="float">
            <text:p>0.00015189</text:p>
          </table:table-cell>
          <table:table-cell office:value-type="float" office:value="0.012007" calcext:value-type="float">
            <text:p>0.012007</text:p>
          </table:table-cell>
          <table:table-cell office:value-type="float" office:value="0.00193942" calcext:value-type="float">
            <text:p>0.00193942</text:p>
          </table:table-cell>
          <table:table-cell office:value-type="float" office:value="0.00816419" calcext:value-type="float">
            <text:p>0.00816419</text:p>
          </table:table-cell>
          <table:table-cell office:value-type="float" office:value="144" calcext:value-type="float">
            <text:p>144</text:p>
          </table:table-cell>
          <table:table-cell office:value-type="float" office:value="74249" calcext:value-type="float">
            <text:p>74249</text:p>
          </table:table-cell>
          <table:table-cell office:value-type="string" calcext:value-type="string">
            <text:p>?b</text:p>
          </table:table-cell>
          <table:table-cell table:formula="of:=[.G252]-[.F252]" office:value-type="float" office:value="74105" calcext:value-type="float">
            <text:p>74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isMarriedTo&gt; <text:s/>?b</text:p>
          </table:table-cell>
          <table:table-cell office:value-type="float" office:value="0.00016138" calcext:value-type="float">
            <text:p>0.00016138</text:p>
          </table:table-cell>
          <table:table-cell office:value-type="float" office:value="0.01275744" calcext:value-type="float">
            <text:p>0.01275744</text:p>
          </table:table-cell>
          <table:table-cell office:value-type="float" office:value="0.00023529" calcext:value-type="float">
            <text:p>0.00023529</text:p>
          </table:table-cell>
          <table:table-cell office:value-type="float" office:value="0.00811757" calcext:value-type="float">
            <text:p>0.00811757</text:p>
          </table:table-cell>
          <table:table-cell office:value-type="float" office:value="153" calcext:value-type="float">
            <text:p>153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3]-[.F253]" office:value-type="float" office:value="650109" calcext:value-type="float">
            <text:p>650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worksAt&gt; <text:s/>?f <text:s text:c="2"/>=&gt; ?a <text:s/>&lt;hasAcademicAdvisor&gt; <text:s/>?b</text:p>
          </table:table-cell>
          <table:table-cell office:value-type="float" office:value="0.00010548" calcext:value-type="float">
            <text:p>0.00010548</text:p>
          </table:table-cell>
          <table:table-cell office:value-type="float" office:value="0.05136107" calcext:value-type="float">
            <text:p>0.05136107</text:p>
          </table:table-cell>
          <table:table-cell office:value-type="float" office:value="0.00081271" calcext:value-type="float">
            <text:p>0.00081271</text:p>
          </table:table-cell>
          <table:table-cell office:value-type="float" office:value="0.00761557" calcext:value-type="float">
            <text:p>0.00761557</text:p>
          </table:table-cell>
          <table:table-cell office:value-type="float" office:value="100" calcext:value-type="float">
            <text:p>100</text:p>
          </table:table-cell>
          <table:table-cell office:value-type="float" office:value="123045" calcext:value-type="float">
            <text:p>123045</text:p>
          </table:table-cell>
          <table:table-cell office:value-type="string" calcext:value-type="string">
            <text:p>?a</text:p>
          </table:table-cell>
          <table:table-cell table:formula="of:=[.G254]-[.F254]" office:value-type="float" office:value="122945" calcext:value-type="float">
            <text:p>1229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Child&gt; <text:s/>?b</text:p>
          </table:table-cell>
          <table:table-cell office:value-type="float" office:value="0.00013923" calcext:value-type="float">
            <text:p>0.00013923</text:p>
          </table:table-cell>
          <table:table-cell office:value-type="float" office:value="0.01142363" calcext:value-type="float">
            <text:p>0.01142363</text:p>
          </table:table-cell>
          <table:table-cell office:value-type="float" office:value="0.000203" calcext:value-type="float">
            <text:p>0.000203</text:p>
          </table:table-cell>
          <table:table-cell office:value-type="float" office:value="0.00722417" calcext:value-type="float">
            <text:p>0.00722417</text:p>
          </table:table-cell>
          <table:table-cell office:value-type="float" office:value="132" calcext:value-type="float">
            <text:p>132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b</text:p>
          </table:table-cell>
          <table:table-cell table:formula="of:=[.G255]-[.F255]" office:value-type="float" office:value="650130" calcext:value-type="float">
            <text:p>650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actedIn&gt; <text:s/>?f <text:s/>?b <text:s/>&lt;actedIn&gt; <text:s/>?f <text:s text:c="2"/>=&gt; ?a <text:s/>&lt;isMarriedTo&gt; <text:s/>?b</text:p>
          </table:table-cell>
          <table:table-cell office:value-type="float" office:value="0.00053373" calcext:value-type="float">
            <text:p>0.00053373</text:p>
          </table:table-cell>
          <table:table-cell office:value-type="float" office:value="0.04219128" calcext:value-type="float">
            <text:p>0.04219128</text:p>
          </table:table-cell>
          <table:table-cell office:value-type="float" office:value="0.0013577" calcext:value-type="float">
            <text:p>0.0013577</text:p>
          </table:table-cell>
          <table:table-cell office:value-type="float" office:value="0.00637529" calcext:value-type="float">
            <text:p>0.00637529</text:p>
          </table:table-cell>
          <table:table-cell office:value-type="float" office:value="506" calcext:value-type="float">
            <text:p>506</text:p>
          </table:table-cell>
          <table:table-cell office:value-type="float" office:value="372690" calcext:value-type="float">
            <text:p>372690</text:p>
          </table:table-cell>
          <table:table-cell office:value-type="string" calcext:value-type="string">
            <text:p>?b</text:p>
          </table:table-cell>
          <table:table-cell table:formula="of:=[.G256]-[.F256]" office:value-type="float" office:value="372184" calcext:value-type="float">
            <text:p>372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orksAt&gt; <text:s/>?f <text:s/>?b <text:s/>&lt;worksAt&gt; <text:s/>?f <text:s text:c="2"/>=&gt; ?a <text:s/>&lt;hasAcademicAdvisor&gt; <text:s/>?b</text:p>
          </table:table-cell>
          <table:table-cell office:value-type="float" office:value="0.00005379" calcext:value-type="float">
            <text:p>0.00005379</text:p>
          </table:table-cell>
          <table:table-cell office:value-type="float" office:value="0.02619414" calcext:value-type="float">
            <text:p>0.02619414</text:p>
          </table:table-cell>
          <table:table-cell office:value-type="float" office:value="0.00119148" calcext:value-type="float">
            <text:p>0.00119148</text:p>
          </table:table-cell>
          <table:table-cell office:value-type="float" office:value="0.00446585" calcext:value-type="float">
            <text:p>0.00446585</text:p>
          </table:table-cell>
          <table:table-cell office:value-type="float" office:value="51" calcext:value-type="float">
            <text:p>51</text:p>
          </table:table-cell>
          <table:table-cell office:value-type="float" office:value="42804" calcext:value-type="float">
            <text:p>42804</text:p>
          </table:table-cell>
          <table:table-cell office:value-type="string" calcext:value-type="string">
            <text:p>?a</text:p>
          </table:table-cell>
          <table:table-cell table:formula="of:=[.G257]-[.F257]" office:value-type="float" office:value="42753" calcext:value-type="float">
            <text:p>42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b <text:s/>&lt;isLocatedIn&gt; <text:s/>?a <text:s text:c="2"/>=&gt; ?a <text:s/>&lt;hasCapital&gt; <text:s/>?b</text:p>
          </table:table-cell>
          <table:table-cell office:value-type="float" office:value="0.00011181" calcext:value-type="float">
            <text:p>0.00011181</text:p>
          </table:table-cell>
          <table:table-cell office:value-type="float" office:value="0.0500236" calcext:value-type="float">
            <text:p>0.0500236</text:p>
          </table:table-cell>
          <table:table-cell office:value-type="float" office:value="0.00049745" calcext:value-type="float">
            <text:p>0.00049745</text:p>
          </table:table-cell>
          <table:table-cell office:value-type="float" office:value="0.00208703" calcext:value-type="float">
            <text:p>0.00208703</text:p>
          </table:table-cell>
          <table:table-cell office:value-type="float" office:value="106" calcext:value-type="float">
            <text:p>106</text:p>
          </table:table-cell>
          <table:table-cell office:value-type="float" office:value="213085" calcext:value-type="float">
            <text:p>213085</text:p>
          </table:table-cell>
          <table:table-cell office:value-type="string" calcext:value-type="string">
            <text:p>?a</text:p>
          </table:table-cell>
          <table:table-cell table:formula="of:=[.G258]-[.F258]" office:value-type="float" office:value="212979" calcext:value-type="float">
            <text:p>212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hasAcademicAdvisor&gt; <text:s/>?b</text:p>
          </table:table-cell>
          <table:table-cell office:value-type="float" office:value="0.00008966" calcext:value-type="float">
            <text:p>0.00008966</text:p>
          </table:table-cell>
          <table:table-cell office:value-type="float" office:value="0.04365691" calcext:value-type="float">
            <text:p>0.04365691</text:p>
          </table:table-cell>
          <table:table-cell office:value-type="float" office:value="0.0000048" calcext:value-type="float">
            <text:p>0.0000048</text:p>
          </table:table-cell>
          <table:table-cell office:value-type="float" office:value="0.00199854" calcext:value-type="float">
            <text:p>0.00199854</text:p>
          </table:table-cell>
          <table:table-cell office:value-type="float" office:value="85" calcext:value-type="float">
            <text:p>85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a</text:p>
          </table:table-cell>
          <table:table-cell table:formula="of:=[.G259]-[.F259]" office:value-type="float" office:value="17698607" calcext:value-type="float">
            <text:p>176986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PoliticianOf&gt; <text:s/>?f <text:s/>?b <text:s/>&lt;isLocatedIn&gt; <text:s/>?f <text:s text:c="2"/>=&gt; ?a <text:s/>&lt;diedIn&gt; <text:s/>?b</text:p>
          </table:table-cell>
          <table:table-cell office:value-type="float" office:value="0.00038184" calcext:value-type="float">
            <text:p>0.00038184</text:p>
          </table:table-cell>
          <table:table-cell office:value-type="float" office:value="0.01633869" calcext:value-type="float">
            <text:p>0.01633869</text:p>
          </table:table-cell>
          <table:table-cell office:value-type="float" office:value="0.0004068" calcext:value-type="float">
            <text:p>0.0004068</text:p>
          </table:table-cell>
          <table:table-cell office:value-type="float" office:value="0.0012178" calcext:value-type="float">
            <text:p>0.0012178</text:p>
          </table:table-cell>
          <table:table-cell office:value-type="float" office:value="362" calcext:value-type="float">
            <text:p>362</text:p>
          </table:table-cell>
          <table:table-cell office:value-type="float" office:value="889862" calcext:value-type="float">
            <text:p>889862</text:p>
          </table:table-cell>
          <table:table-cell office:value-type="string" calcext:value-type="string">
            <text:p>?a</text:p>
          </table:table-cell>
          <table:table-cell table:formula="of:=[.G260]-[.F260]" office:value-type="float" office:value="889500" calcext:value-type="float">
            <text:p>889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hasWonPrize&gt; <text:s/>?f <text:s/>?b <text:s/>&lt;hasWonPrize&gt; <text:s/>?f <text:s text:c="2"/>=&gt; ?a <text:s/>&lt;influences&gt; <text:s/>?b</text:p>
          </table:table-cell>
          <table:table-cell office:value-type="float" office:value="0.00022573" calcext:value-type="float">
            <text:p>0.00022573</text:p>
          </table:table-cell>
          <table:table-cell office:value-type="float" office:value="0.0153405" calcext:value-type="float">
            <text:p>0.0153405</text:p>
          </table:table-cell>
          <table:table-cell office:value-type="float" office:value="0.00001209" calcext:value-type="float">
            <text:p>0.00001209</text:p>
          </table:table-cell>
          <table:table-cell office:value-type="float" office:value="0.00119607" calcext:value-type="float">
            <text:p>0.00119607</text:p>
          </table:table-cell>
          <table:table-cell office:value-type="float" office:value="214" calcext:value-type="float">
            <text:p>214</text:p>
          </table:table-cell>
          <table:table-cell office:value-type="float" office:value="17698692" calcext:value-type="float">
            <text:p>17698692</text:p>
          </table:table-cell>
          <table:table-cell office:value-type="string" calcext:value-type="string">
            <text:p>?b</text:p>
          </table:table-cell>
          <table:table-cell table:formula="of:=[.G261]-[.F261]" office:value-type="float" office:value="17698478" calcext:value-type="float">
            <text:p>176984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wasBornIn&gt; <text:s/>?f <text:s text:c="2"/>=&gt; ?a <text:s/>&lt;hasChild&gt; <text:s/>?b</text:p>
          </table:table-cell>
          <table:table-cell office:value-type="float" office:value="0.00033332" calcext:value-type="float">
            <text:p>0.00033332</text:p>
          </table:table-cell>
          <table:table-cell office:value-type="float" office:value="0.02734747" calcext:value-type="float">
            <text:p>0.02734747</text:p>
          </table:table-cell>
          <table:table-cell office:value-type="float" office:value="0.00005967" calcext:value-type="float">
            <text:p>0.00005967</text:p>
          </table:table-cell>
          <table:table-cell office:value-type="float" office:value="0.00110541" calcext:value-type="float">
            <text:p>0.00110541</text:p>
          </table:table-cell>
          <table:table-cell office:value-type="float" office:value="316" calcext:value-type="float">
            <text:p>316</text:p>
          </table:table-cell>
          <table:table-cell office:value-type="float" office:value="5295416" calcext:value-type="float">
            <text:p>5295416</text:p>
          </table:table-cell>
          <table:table-cell office:value-type="string" calcext:value-type="string">
            <text:p>?b</text:p>
          </table:table-cell>
          <table:table-cell table:formula="of:=[.G262]-[.F262]" office:value-type="float" office:value="5295100" calcext:value-type="float">
            <text:p>5295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5844" calcext:value-type="float">
            <text:p>0.00005844</text:p>
          </table:table-cell>
          <table:table-cell office:value-type="float" office:value="0.00104663" calcext:value-type="float">
            <text:p>0.00104663</text:p>
          </table:table-cell>
          <table:table-cell office:value-type="float" office:value="38" calcext:value-type="float">
            <text:p>38</text:p>
          </table:table-cell>
          <table:table-cell office:value-type="float" office:value="650262" calcext:value-type="float">
            <text:p>650262</text:p>
          </table:table-cell>
          <table:table-cell office:value-type="string" calcext:value-type="string">
            <text:p>?a</text:p>
          </table:table-cell>
          <table:table-cell table:formula="of:=[.G263]-[.F263]" office:value-type="float" office:value="650224" calcext:value-type="float">
            <text:p>650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isMarriedTo&gt; <text:s/>?b</text:p>
          </table:table-cell>
          <table:table-cell office:value-type="float" office:value="0.00019725" calcext:value-type="float">
            <text:p>0.00019725</text:p>
          </table:table-cell>
          <table:table-cell office:value-type="float" office:value="0.01559243" calcext:value-type="float">
            <text:p>0.01559243</text:p>
          </table:table-cell>
          <table:table-cell office:value-type="float" office:value="0.00004655" calcext:value-type="float">
            <text:p>0.00004655</text:p>
          </table:table-cell>
          <table:table-cell office:value-type="float" office:value="0.00093241" calcext:value-type="float">
            <text:p>0.00093241</text:p>
          </table:table-cell>
          <table:table-cell office:value-type="float" office:value="187" calcext:value-type="float">
            <text:p>187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4]-[.F264]" office:value-type="float" office:value="4016703" calcext:value-type="float">
            <text:p>40167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wasBornIn&gt; <text:s/>?b</text:p>
          </table:table-cell>
          <table:table-cell office:value-type="float" office:value="0.00133433" calcext:value-type="float">
            <text:p>0.00133433</text:p>
          </table:table-cell>
          <table:table-cell office:value-type="float" office:value="0.02260422" calcext:value-type="float">
            <text:p>0.02260422</text:p>
          </table:table-cell>
          <table:table-cell office:value-type="float" office:value="0.00026544" calcext:value-type="float">
            <text:p>0.00026544</text:p>
          </table:table-cell>
          <table:table-cell office:value-type="float" office:value="0.00083455" calcext:value-type="float">
            <text:p>0.00083455</text:p>
          </table:table-cell>
          <table:table-cell office:value-type="float" office:value="1265" calcext:value-type="float">
            <text:p>126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65]-[.F265]" office:value-type="float" office:value="4764349" calcext:value-type="float">
            <text:p>47643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graduatedFrom&gt; <text:s/>?f <text:s/>?b <text:s/>&lt;graduatedFrom&gt; <text:s/>?f <text:s text:c="2"/>=&gt; ?a <text:s/>&lt;hasAcademicAdvisor&gt; <text:s/>?b</text:p>
          </table:table-cell>
          <table:table-cell office:value-type="float" office:value="0.00004747" calcext:value-type="float">
            <text:p>0.00004747</text:p>
          </table:table-cell>
          <table:table-cell office:value-type="float" office:value="0.02311248" calcext:value-type="float">
            <text:p>0.02311248</text:p>
          </table:table-cell>
          <table:table-cell office:value-type="float" office:value="0.00006858" calcext:value-type="float">
            <text:p>0.00006858</text:p>
          </table:table-cell>
          <table:table-cell office:value-type="float" office:value="0.0008227" calcext:value-type="float">
            <text:p>0.0008227</text:p>
          </table:table-cell>
          <table:table-cell office:value-type="float" office:value="45" calcext:value-type="float">
            <text:p>45</text:p>
          </table:table-cell>
          <table:table-cell office:value-type="float" office:value="656197" calcext:value-type="float">
            <text:p>656197</text:p>
          </table:table-cell>
          <table:table-cell office:value-type="string" calcext:value-type="string">
            <text:p>?a</text:p>
          </table:table-cell>
          <table:table-cell table:formula="of:=[.G266]-[.F266]" office:value-type="float" office:value="656152" calcext:value-type="float">
            <text:p>656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wasBornIn&gt; <text:s/>?f <text:s/>?b <text:s/>&lt;wasBornIn&gt; <text:s/>?f <text:s text:c="2"/>=&gt; ?a <text:s/>&lt;hasChild&gt; <text:s/>?b</text:p>
          </table:table-cell>
          <table:table-cell office:value-type="float" office:value="0.00035547" calcext:value-type="float">
            <text:p>0.00035547</text:p>
          </table:table-cell>
          <table:table-cell office:value-type="float" office:value="0.02916486" calcext:value-type="float">
            <text:p>0.02916486</text:p>
          </table:table-cell>
          <table:table-cell office:value-type="float" office:value="0.00003546" calcext:value-type="float">
            <text:p>0.00003546</text:p>
          </table:table-cell>
          <table:table-cell office:value-type="float" office:value="0.00080836" calcext:value-type="float">
            <text:p>0.00080836</text:p>
          </table:table-cell>
          <table:table-cell office:value-type="float" office:value="337" calcext:value-type="float">
            <text:p>337</text:p>
          </table:table-cell>
          <table:table-cell office:value-type="float" office:value="9503871" calcext:value-type="float">
            <text:p>9503871</text:p>
          </table:table-cell>
          <table:table-cell office:value-type="string" calcext:value-type="string">
            <text:p>?b</text:p>
          </table:table-cell>
          <table:table-cell table:formula="of:=[.G267]-[.F267]" office:value-type="float" office:value="9503534" calcext:value-type="float">
            <text:p>95035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Child&gt; <text:s/>?b</text:p>
          </table:table-cell>
          <table:table-cell office:value-type="float" office:value="0.00015822" calcext:value-type="float">
            <text:p>0.00015822</text:p>
          </table:table-cell>
          <table:table-cell office:value-type="float" office:value="0.01298139" calcext:value-type="float">
            <text:p>0.01298139</text:p>
          </table:table-cell>
          <table:table-cell office:value-type="float" office:value="0.00003734" calcext:value-type="float">
            <text:p>0.00003734</text:p>
          </table:table-cell>
          <table:table-cell office:value-type="float" office:value="0.00079203" calcext:value-type="float">
            <text:p>0.00079203</text:p>
          </table:table-cell>
          <table:table-cell office:value-type="float" office:value="150" calcext:value-type="float">
            <text:p>150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b</text:p>
          </table:table-cell>
          <table:table-cell table:formula="of:=[.G268]-[.F268]" office:value-type="float" office:value="4016740" calcext:value-type="float">
            <text:p>40167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isLeaderOf&gt; <text:s/>?b</text:p>
          </table:table-cell>
          <table:table-cell office:value-type="float" office:value="0.00011286" calcext:value-type="float">
            <text:p>0.00011286</text:p>
          </table:table-cell>
          <table:table-cell office:value-type="float" office:value="0.01677379" calcext:value-type="float">
            <text:p>0.01677379</text:p>
          </table:table-cell>
          <table:table-cell office:value-type="float" office:value="0.00003372" calcext:value-type="float">
            <text:p>0.00003372</text:p>
          </table:table-cell>
          <table:table-cell office:value-type="float" office:value="0.00078352" calcext:value-type="float">
            <text:p>0.00078352</text:p>
          </table:table-cell>
          <table:table-cell office:value-type="float" office:value="107" calcext:value-type="float">
            <text:p>107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69]-[.F269]" office:value-type="float" office:value="3172817" calcext:value-type="float">
            <text:p>31728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livesIn&gt; <text:s/>?f <text:s text:c="2"/>=&gt; ?a <text:s/>&lt;hasAcademicAdvisor&gt; <text:s/>?b</text:p>
          </table:table-cell>
          <table:table-cell office:value-type="float" office:value="0.00004008" calcext:value-type="float">
            <text:p>0.00004008</text:p>
          </table:table-cell>
          <table:table-cell office:value-type="float" office:value="0.01951721" calcext:value-type="float">
            <text:p>0.01951721</text:p>
          </table:table-cell>
          <table:table-cell office:value-type="float" office:value="0.00002302" calcext:value-type="float">
            <text:p>0.00002302</text:p>
          </table:table-cell>
          <table:table-cell office:value-type="float" office:value="0.00069575" calcext:value-type="float">
            <text:p>0.00069575</text:p>
          </table:table-cell>
          <table:table-cell office:value-type="float" office:value="38" calcext:value-type="float">
            <text:p>38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0]-[.F270]" office:value-type="float" office:value="1650454" calcext:value-type="float">
            <text:p>16504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diedIn&gt; <text:s/>?b</text:p>
          </table:table-cell>
          <table:table-cell office:value-type="float" office:value="0.00063816" calcext:value-type="float">
            <text:p>0.00063816</text:p>
          </table:table-cell>
          <table:table-cell office:value-type="float" office:value="0.02730637" calcext:value-type="float">
            <text:p>0.02730637</text:p>
          </table:table-cell>
          <table:table-cell office:value-type="float" office:value="0.00012695" calcext:value-type="float">
            <text:p>0.00012695</text:p>
          </table:table-cell>
          <table:table-cell office:value-type="float" office:value="0.00056565" calcext:value-type="float">
            <text:p>0.00056565</text:p>
          </table:table-cell>
          <table:table-cell office:value-type="float" office:value="605" calcext:value-type="float">
            <text:p>605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1]-[.F271]" office:value-type="float" office:value="4765009" calcext:value-type="float">
            <text:p>47650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LocatedIn&gt; <text:s/>?f <text:s text:c="2"/>=&gt; ?a <text:s/>&lt;livesIn&gt; <text:s/>?b</text:p>
          </table:table-cell>
          <table:table-cell office:value-type="float" office:value="0.00022045" calcext:value-type="float">
            <text:p>0.00022045</text:p>
          </table:table-cell>
          <table:table-cell office:value-type="float" office:value="0.01432194" calcext:value-type="float">
            <text:p>0.01432194</text:p>
          </table:table-cell>
          <table:table-cell office:value-type="float" office:value="0.00004386" calcext:value-type="float">
            <text:p>0.00004386</text:p>
          </table:table-cell>
          <table:table-cell office:value-type="float" office:value="0.00053172" calcext:value-type="float">
            <text:p>0.00053172</text:p>
          </table:table-cell>
          <table:table-cell office:value-type="float" office:value="209" calcext:value-type="float">
            <text:p>209</text:p>
          </table:table-cell>
          <table:table-cell office:value-type="float" office:value="4765614" calcext:value-type="float">
            <text:p>4765614</text:p>
          </table:table-cell>
          <table:table-cell office:value-type="string" calcext:value-type="string">
            <text:p>?a</text:p>
          </table:table-cell>
          <table:table-cell table:formula="of:=[.G272]-[.F272]" office:value-type="float" office:value="4765405" calcext:value-type="float">
            <text:p>47654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diedIn&gt; <text:s/>?f <text:s/>?b <text:s/>&lt;diedIn&gt; <text:s/>?f <text:s text:c="2"/>=&gt; ?a <text:s/>&lt;hasAcademicAdvisor&gt; <text:s/>?b</text:p>
          </table:table-cell>
          <table:table-cell office:value-type="float" office:value="0.00002742" calcext:value-type="float">
            <text:p>0.00002742</text:p>
          </table:table-cell>
          <table:table-cell office:value-type="float" office:value="0.01335388" calcext:value-type="float">
            <text:p>0.01335388</text:p>
          </table:table-cell>
          <table:table-cell office:value-type="float" office:value="0.00000647" calcext:value-type="float">
            <text:p>0.00000647</text:p>
          </table:table-cell>
          <table:table-cell office:value-type="float" office:value="0.00048337" calcext:value-type="float">
            <text:p>0.00048337</text:p>
          </table:table-cell>
          <table:table-cell office:value-type="float" office:value="26" calcext:value-type="float">
            <text:p>26</text:p>
          </table:table-cell>
          <table:table-cell office:value-type="float" office:value="4016890" calcext:value-type="float">
            <text:p>4016890</text:p>
          </table:table-cell>
          <table:table-cell office:value-type="string" calcext:value-type="string">
            <text:p>?a</text:p>
          </table:table-cell>
          <table:table-cell table:formula="of:=[.G273]-[.F273]" office:value-type="float" office:value="4016864" calcext:value-type="float">
            <text:p>40168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influences&gt; <text:s/>?b</text:p>
          </table:table-cell>
          <table:table-cell office:value-type="float" office:value="0.00019197" calcext:value-type="float">
            <text:p>0.00019197</text:p>
          </table:table-cell>
          <table:table-cell office:value-type="float" office:value="0.01304659" calcext:value-type="float">
            <text:p>0.01304659</text:p>
          </table:table-cell>
          <table:table-cell office:value-type="float" office:value="0.00001315" calcext:value-type="float">
            <text:p>0.00001315</text:p>
          </table:table-cell>
          <table:table-cell office:value-type="float" office:value="0.00033134" calcext:value-type="float">
            <text:p>0.00033134</text:p>
          </table:table-cell>
          <table:table-cell office:value-type="float" office:value="182" calcext:value-type="float">
            <text:p>182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b</text:p>
          </table:table-cell>
          <table:table-cell table:formula="of:=[.G274]-[.F274]" office:value-type="float" office:value="13841618" calcext:value-type="float">
            <text:p>138416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LocatedIn&gt; <text:s/>?f <text:s text:c="2"/>=&gt; ?a <text:s/>&lt;livesIn&gt; <text:s/>?b</text:p>
          </table:table-cell>
          <table:table-cell office:value-type="float" office:value="0.00099679" calcext:value-type="float">
            <text:p>0.00099679</text:p>
          </table:table-cell>
          <table:table-cell office:value-type="float" office:value="0.06475708" calcext:value-type="float">
            <text:p>0.06475708</text:p>
          </table:table-cell>
          <table:table-cell table:number-columns-repeated="2" office:value-type="float" office:value="0.00029783" calcext:value-type="float">
            <text:p>0.00029783</text:p>
          </table:table-cell>
          <table:table-cell office:value-type="float" office:value="945" calcext:value-type="float">
            <text:p>945</text:p>
          </table:table-cell>
          <table:table-cell office:value-type="float" office:value="3172924" calcext:value-type="float">
            <text:p>3172924</text:p>
          </table:table-cell>
          <table:table-cell office:value-type="string" calcext:value-type="string">
            <text:p>?a</text:p>
          </table:table-cell>
          <table:table-cell table:formula="of:=[.G275]-[.F275]" office:value-type="float" office:value="3171979" calcext:value-type="float">
            <text:p>31719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isCitizenOf&gt; <text:s/>?f <text:s/>?b <text:s/>&lt;isCitizenOf&gt; <text:s/>?f <text:s text:c="2"/>=&gt; ?a <text:s/>&lt;hasAcademicAdvisor&gt; <text:s/>?b</text:p>
          </table:table-cell>
          <table:table-cell office:value-type="float" office:value="0.00010864" calcext:value-type="float">
            <text:p>0.00010864</text:p>
          </table:table-cell>
          <table:table-cell office:value-type="float" office:value="0.0529019" calcext:value-type="float">
            <text:p>0.0529019</text:p>
          </table:table-cell>
          <table:table-cell office:value-type="float" office:value="0.00000744" calcext:value-type="float">
            <text:p>0.00000744</text:p>
          </table:table-cell>
          <table:table-cell office:value-type="float" office:value="0.00024395" calcext:value-type="float">
            <text:p>0.00024395</text:p>
          </table:table-cell>
          <table:table-cell office:value-type="float" office:value="103" calcext:value-type="float">
            <text:p>103</text:p>
          </table:table-cell>
          <table:table-cell office:value-type="float" office:value="13841800" calcext:value-type="float">
            <text:p>13841800</text:p>
          </table:table-cell>
          <table:table-cell office:value-type="string" calcext:value-type="string">
            <text:p>?a</text:p>
          </table:table-cell>
          <table:table-cell table:formula="of:=[.G276]-[.F276]" office:value-type="float" office:value="13841697" calcext:value-type="float">
            <text:p>138416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?a <text:s/>&lt;livesIn&gt; <text:s/>?f <text:s/>?b <text:s/>&lt;isCitizenOf&gt; <text:s/>?f <text:s text:c="2"/>=&gt; ?a <text:s/>&lt;hasAcademicAdvisor&gt; <text:s/>?b</text:p>
          </table:table-cell>
          <table:table-cell office:value-type="float" office:value="0.00004114" calcext:value-type="float">
            <text:p>0.00004114</text:p>
          </table:table-cell>
          <table:table-cell office:value-type="float" office:value="0.02003082" calcext:value-type="float">
            <text:p>0.02003082</text:p>
          </table:table-cell>
          <table:table-cell office:value-type="float" office:value="0.00002363" calcext:value-type="float">
            <text:p>0.00002363</text:p>
          </table:table-cell>
          <table:table-cell office:value-type="float" office:value="0.00023461" calcext:value-type="float">
            <text:p>0.00023461</text:p>
          </table:table-cell>
          <table:table-cell office:value-type="float" office:value="39" calcext:value-type="float">
            <text:p>39</text:p>
          </table:table-cell>
          <table:table-cell office:value-type="float" office:value="1650492" calcext:value-type="float">
            <text:p>1650492</text:p>
          </table:table-cell>
          <table:table-cell office:value-type="string" calcext:value-type="string">
            <text:p>?a</text:p>
          </table:table-cell>
          <table:table-cell table:formula="of:=[.G277]-[.F277]" office:value-type="float" office:value="1650453" calcext:value-type="float">
            <text:p>1650453</text:p>
          </table:table-cell>
          <table:table-cell table:number-columns-repeated="2"/>
        </table:table-row>
      </table:table>
      <table:table table:name="Sheet5" table:style-name="ta1">
        <table:table-column table:style-name="co10" table:number-columns-repeated="4" table:default-cell-style-name="Default"/>
        <table:table-row table:style-name="ro5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std</text:p>
          </table:table-cell>
          <table:table-cell office:value-type="string" calcext:value-type="string">
            <text:p>pca</text:p>
          </table:table-cell>
        </table:table-row>
        <table:table-row table:style-name="ro4">
          <table:table-cell office:value-type="float" office:value="1865" calcext:value-type="float">
            <text:p>1865</text:p>
          </table:table-cell>
          <table:table-cell/>
          <table:table-cell office:value-type="float" office:value="0.344827586206897" calcext:value-type="float">
            <text:p>0.34482758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2933" calcext:value-type="float">
            <text:p>2933</text:p>
          </table:table-cell>
          <table:table-cell/>
          <table:table-cell office:value-type="float" office:value="0.338983050847458" calcext:value-type="float">
            <text:p>0.33898305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091" calcext:value-type="float">
            <text:p>8091</text:p>
          </table:table-cell>
          <table:table-cell/>
          <table:table-cell office:value-type="float" office:value="0.550561797752809" calcext:value-type="float">
            <text:p>0.55056179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067" calcext:value-type="float">
            <text:p>9067</text:p>
          </table:table-cell>
          <table:table-cell/>
          <table:table-cell office:value-type="float" office:value="0.420168067226891" calcext:value-type="float">
            <text:p>0.420168067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585" calcext:value-type="float">
            <text:p>9585</text:p>
          </table:table-cell>
          <table:table-cell/>
          <table:table-cell office:value-type="float" office:value="0.344594594594595" calcext:value-type="float">
            <text:p>0.344594594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11" calcext:value-type="float">
            <text:p>9911</text:p>
          </table:table-cell>
          <table:table-cell/>
          <table:table-cell office:value-type="float" office:value="0.401162790697674" calcext:value-type="float">
            <text:p>0.40116279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986" calcext:value-type="float">
            <text:p>9986</text:p>
          </table:table-cell>
          <table:table-cell/>
          <table:table-cell office:value-type="float" office:value="0.371287128712871" calcext:value-type="float">
            <text:p>0.371287128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0285" calcext:value-type="float">
            <text:p>10285</text:p>
          </table:table-cell>
          <table:table-cell/>
          <table:table-cell office:value-type="float" office:value="0.438053097345133" calcext:value-type="float">
            <text:p>0.438053097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075" calcext:value-type="float">
            <text:p>11075</text:p>
          </table:table-cell>
          <table:table-cell/>
          <table:table-cell office:value-type="float" office:value="0.411067193675889" calcext:value-type="float">
            <text:p>0.411067193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38055" calcext:value-type="float">
            <text:p>38055</text:p>
          </table:table-cell>
          <table:table-cell/>
          <table:table-cell office:value-type="float" office:value="0.393617021276596" calcext:value-type="float">
            <text:p>0.393617021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0906" calcext:value-type="float">
            <text:p>40906</text:p>
          </table:table-cell>
          <table:table-cell/>
          <table:table-cell office:value-type="float" office:value="0.375404530744337" calcext:value-type="float">
            <text:p>0.37540453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5131" calcext:value-type="float">
            <text:p>45131</text:p>
          </table:table-cell>
          <table:table-cell/>
          <table:table-cell office:value-type="float" office:value="0.420118343195266" calcext:value-type="float">
            <text:p>0.420118343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46301" calcext:value-type="float">
            <text:p>46301</text:p>
          </table:table-cell>
          <table:table-cell/>
          <table:table-cell office:value-type="float" office:value="0.448369565217391" calcext:value-type="float">
            <text:p>0.448369565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274" calcext:value-type="float">
            <text:p>51274</text:p>
          </table:table-cell>
          <table:table-cell/>
          <table:table-cell office:value-type="float" office:value="0.416666666666667" calcext:value-type="float">
            <text:p>0.41666666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745" calcext:value-type="float">
            <text:p>51745</text:p>
          </table:table-cell>
          <table:table-cell/>
          <table:table-cell office:value-type="float" office:value="0.419811320754717" calcext:value-type="float">
            <text:p>0.419811320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845" calcext:value-type="float">
            <text:p>51845</text:p>
          </table:table-cell>
          <table:table-cell/>
          <table:table-cell office:value-type="float" office:value="0.414096916299559" calcext:value-type="float">
            <text:p>0.414096916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997" calcext:value-type="float">
            <text:p>51997</text:p>
          </table:table-cell>
          <table:table-cell/>
          <table:table-cell office:value-type="float" office:value="0.450413223140496" calcext:value-type="float">
            <text:p>0.450413223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4853" calcext:value-type="float">
            <text:p>54853</text:p>
          </table:table-cell>
          <table:table-cell/>
          <table:table-cell office:value-type="float" office:value="0.45224171539961" calcext:value-type="float">
            <text:p>0.452241715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05" calcext:value-type="float">
            <text:p>55405</text:p>
          </table:table-cell>
          <table:table-cell/>
          <table:table-cell office:value-type="float" office:value="0.453038674033149" calcext:value-type="float">
            <text:p>0.4530386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5499" calcext:value-type="float">
            <text:p>55499</text:p>
          </table:table-cell>
          <table:table-cell/>
          <table:table-cell office:value-type="float" office:value="0.431064572425829" calcext:value-type="float">
            <text:p>0.43106457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1761" calcext:value-type="float">
            <text:p>71761</text:p>
          </table:table-cell>
          <table:table-cell/>
          <table:table-cell office:value-type="float" office:value="0.409618573797678" calcext:value-type="float">
            <text:p>0.409618573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2199" calcext:value-type="float">
            <text:p>72199</text:p>
          </table:table-cell>
          <table:table-cell/>
          <table:table-cell office:value-type="float" office:value="0.412044374009509" calcext:value-type="float">
            <text:p>0.4120443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73398" calcext:value-type="float">
            <text:p>73398</text:p>
          </table:table-cell>
          <table:table-cell/>
          <table:table-cell office:value-type="float" office:value="0.40695915279879" calcext:value-type="float">
            <text:p>0.406959152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670" calcext:value-type="float">
            <text:p>89670</text:p>
          </table:table-cell>
          <table:table-cell/>
          <table:table-cell office:value-type="float" office:value="0.394202898550725" calcext:value-type="float">
            <text:p>0.394202898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89941" calcext:value-type="float">
            <text:p>89941</text:p>
          </table:table-cell>
          <table:table-cell/>
          <table:table-cell office:value-type="float" office:value="0.388888888888889" calcext:value-type="float">
            <text:p>0.388888888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92158" calcext:value-type="float">
            <text:p>92158</text:p>
          </table:table-cell>
          <table:table-cell/>
          <table:table-cell office:value-type="float" office:value="0.377510040160643" calcext:value-type="float">
            <text:p>0.377510040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354" calcext:value-type="float">
            <text:p>112354</text:p>
          </table:table-cell>
          <table:table-cell/>
          <table:table-cell office:value-type="float" office:value="0.362934362934363" calcext:value-type="float">
            <text:p>0.36293436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2734" calcext:value-type="float">
            <text:p>112734</text:p>
          </table:table-cell>
          <table:table-cell/>
          <table:table-cell office:value-type="float" office:value="0.351116625310174" calcext:value-type="float">
            <text:p>0.35111662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164" calcext:value-type="float">
            <text:p>113164</text:p>
          </table:table-cell>
          <table:table-cell/>
          <table:table-cell office:value-type="float" office:value="0.352870813397129" calcext:value-type="float">
            <text:p>0.352870813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13439" calcext:value-type="float">
            <text:p>113439</text:p>
          </table:table-cell>
          <table:table-cell/>
          <table:table-cell office:value-type="float" office:value="0.343713956170704" calcext:value-type="float">
            <text:p>0.3437139562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509" calcext:value-type="float">
            <text:p>125509</text:p>
          </table:table-cell>
          <table:table-cell/>
          <table:table-cell office:value-type="float" office:value="0.338218714768884" calcext:value-type="float">
            <text:p>0.338218714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5842" calcext:value-type="float">
            <text:p>125842</text:p>
          </table:table-cell>
          <table:table-cell/>
          <table:table-cell office:value-type="float" office:value="0.329334787350054" calcext:value-type="float">
            <text:p>0.32933478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505" calcext:value-type="float">
            <text:p>126505</text:p>
          </table:table-cell>
          <table:table-cell/>
          <table:table-cell office:value-type="float" office:value="0.332980972515856" calcext:value-type="float">
            <text:p>0.33298097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6860" calcext:value-type="float">
            <text:p>126860</text:p>
          </table:table-cell>
          <table:table-cell/>
          <table:table-cell office:value-type="float" office:value="0.325819672131148" calcext:value-type="float">
            <text:p>0.325819672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27054" calcext:value-type="float">
            <text:p>127054</text:p>
          </table:table-cell>
          <table:table-cell/>
          <table:table-cell office:value-type="float" office:value="0.31610337972167" calcext:value-type="float">
            <text:p>0.316103379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828" calcext:value-type="float">
            <text:p>152828</text:p>
          </table:table-cell>
          <table:table-cell/>
          <table:table-cell office:value-type="float" office:value="0.30984555984556" calcext:value-type="float">
            <text:p>0.309845559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2935" calcext:value-type="float">
            <text:p>152935</text:p>
          </table:table-cell>
          <table:table-cell/>
          <table:table-cell office:value-type="float" office:value="0.301125703564728" calcext:value-type="float">
            <text:p>0.30112570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053" calcext:value-type="float">
            <text:p>153053</text:p>
          </table:table-cell>
          <table:table-cell/>
          <table:table-cell office:value-type="float" office:value="0.293795620437956" calcext:value-type="float">
            <text:p>0.293795620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53442" calcext:value-type="float">
            <text:p>153442</text:p>
          </table:table-cell>
          <table:table-cell/>
          <table:table-cell office:value-type="float" office:value="0.291814946619217" calcext:value-type="float">
            <text:p>0.2918149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66562" calcext:value-type="float">
            <text:p>166562</text:p>
          </table:table-cell>
          <table:table-cell/>
          <table:table-cell office:value-type="float" office:value="0.287944492627927" calcext:value-type="float">
            <text:p>0.287944492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79498" calcext:value-type="float">
            <text:p>179498</text:p>
          </table:table-cell>
          <table:table-cell/>
          <table:table-cell office:value-type="float" office:value="0.283163265306122" calcext:value-type="float">
            <text:p>0.283163265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295" calcext:value-type="float">
            <text:p>180295</text:p>
          </table:table-cell>
          <table:table-cell/>
          <table:table-cell office:value-type="float" office:value="0.281094527363184" calcext:value-type="float">
            <text:p>0.28109452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0541" calcext:value-type="float">
            <text:p>180541</text:p>
          </table:table-cell>
          <table:table-cell/>
          <table:table-cell office:value-type="float" office:value="0.279126213592233" calcext:value-type="float">
            <text:p>0.279126213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1291" calcext:value-type="float">
            <text:p>181291</text:p>
          </table:table-cell>
          <table:table-cell/>
          <table:table-cell office:value-type="float" office:value="0.273301737756714" calcext:value-type="float">
            <text:p>0.2733017378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188049" calcext:value-type="float">
            <text:p>188049</text:p>
          </table:table-cell>
          <table:table-cell/>
          <table:table-cell office:value-type="float" office:value="0.268518518518519" calcext:value-type="float">
            <text:p>0.26851851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office:value-type="float" office:value="5158" calcext:value-type="float">
            <text:p>515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</table:table-row>
        <table:table-row table:style-name="ro4">
          <table:table-cell office:value-type="float" office:value="18196" calcext:value-type="float">
            <text:p>1819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6271186440678" calcext:value-type="float">
            <text:p>0.5762711864</text:p>
          </table:table-cell>
        </table:table-row>
        <table:table-row table:style-name="ro4">
          <table:table-cell office:value-type="float" office:value="23135" calcext:value-type="float">
            <text:p>231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28089887640449" calcext:value-type="float">
            <text:p>0.5280898876</text:p>
          </table:table-cell>
        </table:table-row>
        <table:table-row table:style-name="ro4">
          <table:table-cell office:value-type="float" office:value="98714" calcext:value-type="float">
            <text:p>9871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70175438596491" calcext:value-type="float">
            <text:p>0.5701754386</text:p>
          </table:table-cell>
        </table:table-row>
        <table:table-row table:style-name="ro4">
          <table:table-cell office:value-type="float" office:value="99040" calcext:value-type="float">
            <text:p>9904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5384615384615" calcext:value-type="float">
            <text:p>0.6153846154</text:p>
          </table:table-cell>
        </table:table-row>
        <table:table-row table:style-name="ro4">
          <table:table-cell office:value-type="float" office:value="99339" calcext:value-type="float">
            <text:p>993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614035087719298" calcext:value-type="float">
            <text:p>0.6140350877</text:p>
          </table:table-cell>
        </table:table-row>
        <table:table-row table:style-name="ro4">
          <table:table-cell office:value-type="float" office:value="99439" calcext:value-type="float">
            <text:p>9943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567164179104478" calcext:value-type="float">
            <text:p>0.5671641791</text:p>
          </table:table-cell>
        </table:table-row>
        <table:table-row table:style-name="ro4">
          <table:table-cell office:value-type="float" office:value="100415" calcext:value-type="float">
            <text:p>10041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93506493506493" calcext:value-type="float">
            <text:p>0.4935064935</text:p>
          </table:table-cell>
        </table:table-row>
        <table:table-row table:style-name="ro4">
          <table:table-cell office:value-type="float" office:value="102280" calcext:value-type="float">
            <text:p>10228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76923076923077" calcext:value-type="float">
            <text:p>0.4769230769</text:p>
          </table:table-cell>
        </table:table-row>
        <table:table-row table:style-name="ro4">
          <table:table-cell office:value-type="float" office:value="134771" calcext:value-type="float">
            <text:p>1347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51724137931034" calcext:value-type="float">
            <text:p>0.4517241379</text:p>
          </table:table-cell>
        </table:table-row>
        <table:table-row table:style-name="ro4">
          <table:table-cell office:value-type="float" office:value="165654" calcext:value-type="float">
            <text:p>16565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6332288401254" calcext:value-type="float">
            <text:p>0.4263322884</text:p>
          </table:table-cell>
        </table:table-row>
        <table:table-row table:style-name="ro4">
          <table:table-cell office:value-type="float" office:value="166722" calcext:value-type="float">
            <text:p>16672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8338108882521" calcext:value-type="float">
            <text:p>0.4183381089</text:p>
          </table:table-cell>
        </table:table-row>
        <table:table-row table:style-name="ro4">
          <table:table-cell office:value-type="float" office:value="219076" calcext:value-type="float">
            <text:p>219076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888888888889" calcext:value-type="float">
            <text:p>0.3888888889</text:p>
          </table:table-cell>
        </table:table-row>
        <table:table-row table:style-name="ro4">
          <table:table-cell office:value-type="float" office:value="232989" calcext:value-type="float">
            <text:p>23298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32432432432432" calcext:value-type="float">
            <text:p>0.4324324324</text:p>
          </table:table-cell>
        </table:table-row>
        <table:table-row table:style-name="ro4">
          <table:table-cell office:value-type="float" office:value="234162" calcext:value-type="float">
            <text:p>23416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23340961098398" calcext:value-type="float">
            <text:p>0.4233409611</text:p>
          </table:table-cell>
        </table:table-row>
        <table:table-row table:style-name="ro4">
          <table:table-cell office:value-type="float" office:value="238329" calcext:value-type="float">
            <text:p>23832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" calcext:value-type="float">
            <text:p>0.4</text:p>
          </table:table-cell>
        </table:table-row>
        <table:table-row table:style-name="ro4">
          <table:table-cell office:value-type="float" office:value="249010" calcext:value-type="float">
            <text:p>24901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989898989899" calcext:value-type="float">
            <text:p>0.3898989899</text:p>
          </table:table-cell>
        </table:table-row>
        <table:table-row table:style-name="ro4">
          <table:table-cell office:value-type="float" office:value="249528" calcext:value-type="float">
            <text:p>249528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0229007633588" calcext:value-type="float">
            <text:p>0.3702290076</text:p>
          </table:table-cell>
        </table:table-row>
        <table:table-row table:style-name="ro4">
          <table:table-cell office:value-type="float" office:value="271411" calcext:value-type="float">
            <text:p>27141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621129326047" calcext:value-type="float">
            <text:p>0.3916211293</text:p>
          </table:table-cell>
        </table:table-row>
        <table:table-row table:style-name="ro4">
          <table:table-cell office:value-type="float" office:value="272581" calcext:value-type="float">
            <text:p>27258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7599309153713" calcext:value-type="float">
            <text:p>0.4075993092</text:p>
          </table:table-cell>
        </table:table-row>
        <table:table-row table:style-name="ro4">
          <table:table-cell office:value-type="float" office:value="294650" calcext:value-type="float">
            <text:p>29465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8026315789474" calcext:value-type="float">
            <text:p>0.3980263158</text:p>
          </table:table-cell>
        </table:table-row>
        <table:table-row table:style-name="ro4">
          <table:table-cell office:value-type="float" office:value="295202" calcext:value-type="float">
            <text:p>29520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01253918495298" calcext:value-type="float">
            <text:p>0.4012539185</text:p>
          </table:table-cell>
        </table:table-row>
        <table:table-row table:style-name="ro4">
          <table:table-cell office:value-type="float" office:value="295992" calcext:value-type="float">
            <text:p>295992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8467374810319" calcext:value-type="float">
            <text:p>0.3884673748</text:p>
          </table:table-cell>
        </table:table-row>
        <table:table-row table:style-name="ro4">
          <table:table-cell office:value-type="float" office:value="308635" calcext:value-type="float">
            <text:p>308635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4244186046512" calcext:value-type="float">
            <text:p>0.414244186</text:p>
          </table:table-cell>
        </table:table-row>
        <table:table-row table:style-name="ro4">
          <table:table-cell office:value-type="float" office:value="321571" calcext:value-type="float">
            <text:p>321571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411510791366907" calcext:value-type="float">
            <text:p>0.4115107914</text:p>
          </table:table-cell>
        </table:table-row>
        <table:table-row table:style-name="ro4">
          <table:table-cell office:value-type="float" office:value="326544" calcext:value-type="float">
            <text:p>326544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9721448467967" calcext:value-type="float">
            <text:p>0.3997214485</text:p>
          </table:table-cell>
        </table:table-row>
        <table:table-row table:style-name="ro4">
          <table:table-cell office:value-type="float" office:value="339153" calcext:value-type="float">
            <text:p>33915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91711229946524" calcext:value-type="float">
            <text:p>0.3917112299</text:p>
          </table:table-cell>
        </table:table-row>
        <table:table-row table:style-name="ro4">
          <table:table-cell office:value-type="float" office:value="366133" calcext:value-type="float">
            <text:p>366133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860103626943" calcext:value-type="float">
            <text:p>0.3860103627</text:p>
          </table:table-cell>
        </table:table-row>
        <table:table-row table:style-name="ro4">
          <table:table-cell office:value-type="float" office:value="380420" calcext:value-type="float">
            <text:p>380420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2817955112219" calcext:value-type="float">
            <text:p>0.3728179551</text:p>
          </table:table-cell>
        </table:table-row>
        <table:table-row table:style-name="ro4">
          <table:table-cell office:value-type="float" office:value="394369" calcext:value-type="float">
            <text:p>394369</text:p>
          </table:table-cell>
          <table:table-cell/>
          <table:table-cell office:value-type="string" calcext:value-type="string">
            <text:p>NA</text:p>
          </table:table-cell>
          <table:table-cell office:value-type="float" office:value="0.374378109452736" calcext:value-type="float">
            <text:p>0.3743781095</text:p>
          </table:table-cell>
        </table:table-row>
      </table:table>
      <table:table table:name="PCA Conf (multiple rules, types)" table:style-name="ta1"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0" table:number-columns-repeated="2" table:default-cell-style-name="Default"/>
        <table:table-column table:style-name="co29" table:default-cell-style-name="Default"/>
        <table:table-column table:style-name="co10" table:default-cell-style-name="ce17"/>
        <table:table-column table:style-name="co10" table:number-columns-repeated="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0.9-1.0</text:p>
          </table:table-cell>
          <table:table-cell office:value-type="float" office:value="1664" calcext:value-type="float">
            <text:p>1664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Johanne_Luise_Heibe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types + multiples rules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Frederick_de_Hout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]" office:value-type="string" office:string-value="0.9-1.0" calcext:value-type="string">
            <text:p>0.9-1.0</text:p>
          </table:table-cell>
          <table:table-cell table:formula="of:=[.B1]" office:value-type="float" office:value="1664" calcext:value-type="float">
            <text:p>1664</text:p>
          </table:table-cell>
          <table:table-cell table:formula="of:=COUNTIF([.G2:.G21]; &quot;=TRUE&quot;)" office:value-type="float" office:value="20" calcext:value-type="float">
            <text:p>20</text:p>
          </table:table-cell>
          <table:table-cell table:formula="of:=COUNTIF([.G2:.G21]; &quot;=FALSE&quot;)" office:value-type="float" office:value="0" calcext:value-type="float">
            <text:p>0</text:p>
          </table:table-cell>
          <table:table-cell table:formula="of:=COUNTIF([.G2:.G21]; &quot;=Unknown&quot;)" office:value-type="float" office:value="0" calcext:value-type="float">
            <text:p>0</text:p>
          </table:table-cell>
          <table:table-cell table:formula="of:=[.L3]/([.L3]+[.M3])" office:value-type="float" office:value="1" calcext:value-type="float">
            <text:p>1</text:p>
          </table:table-cell>
          <table:table-cell table:formula="of:=[.L3]" office:value-type="float" office:value="20" calcext:value-type="float">
            <text:p>20</text:p>
          </table:table-cell>
          <table:table-cell table:formula="of:=[.M3]" office:value-type="float" office:value="0" calcext:value-type="float">
            <text:p>0</text:p>
          </table:table-cell>
          <table:table-cell table:formula="of:=[.P3]/([.P3]+[.Q3])" office:value-type="float" office:value="1" calcext:value-type="float">
            <text:p>1</text:p>
          </table:table-cell>
          <table:table-cell table:formula="of:=[.K3]" office:value-type="float" office:value="1664" calcext:value-type="float">
            <text:p>1664</text:p>
          </table:table-cell>
        </table:table-row>
        <table:table-row table:style-name="ro3">
          <table:table-cell office:value-type="string" calcext:value-type="string">
            <text:p>&lt;Oleksandr_Omel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23]" office:value-type="string" office:string-value="0.8-0.9" calcext:value-type="string">
            <text:p>0.8-0.9</text:p>
          </table:table-cell>
          <table:table-cell table:formula="of:=[.B23]" office:value-type="float" office:value="6669" calcext:value-type="float">
            <text:p>6669</text:p>
          </table:table-cell>
          <table:table-cell table:formula="of:=COUNTIF([.G24:.G43]; &quot;=TRUE&quot;)" office:value-type="float" office:value="11" calcext:value-type="float">
            <text:p>11</text:p>
          </table:table-cell>
          <table:table-cell table:formula="of:=COUNTIF([.G24:.G43]; &quot;=FALSE&quot;)" office:value-type="float" office:value="9" calcext:value-type="float">
            <text:p>9</text:p>
          </table:table-cell>
          <table:table-cell table:formula="of:=COUNTIF([.G24:.G43]; &quot;=Unknown&quot;)" office:value-type="float" office:value="0" calcext:value-type="float">
            <text:p>0</text:p>
          </table:table-cell>
          <table:table-cell table:formula="of:=[.L4]/([.L4]+[.M4])" office:value-type="float" office:value="0.55" calcext:value-type="float">
            <text:p>0.55</text:p>
          </table:table-cell>
          <table:table-cell table:formula="of:=[.L4]+[.P3]" office:value-type="float" office:value="31" calcext:value-type="float">
            <text:p>31</text:p>
          </table:table-cell>
          <table:table-cell table:formula="of:=[.Q3]+[.M4]" office:value-type="float" office:value="9" calcext:value-type="float">
            <text:p>9</text:p>
          </table:table-cell>
          <table:table-cell table:formula="of:=[.P4]/([.P4]+[.Q4])" office:value-type="float" office:value="0.775" calcext:value-type="float">
            <text:p>0.775</text:p>
          </table:table-cell>
          <table:table-cell table:formula="of:=[.S3]+[.K4]" office:value-type="float" office:value="8333" calcext:value-type="float">
            <text:p>8333</text:p>
          </table:table-cell>
        </table:table-row>
        <table:table-row table:style-name="ro3">
          <table:table-cell office:value-type="string" calcext:value-type="string">
            <text:p>&lt;Åke_Claes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45]" office:value-type="string" office:string-value="0.7-0.8" calcext:value-type="string">
            <text:p>0.7-0.8</text:p>
          </table:table-cell>
          <table:table-cell table:formula="of:=[.B45]" office:value-type="float" office:value="728" calcext:value-type="float">
            <text:p>728</text:p>
          </table:table-cell>
          <table:table-cell table:formula="of:=COUNTIF([.G46:.G65]; &quot;=TRUE&quot;)" office:value-type="float" office:value="10" calcext:value-type="float">
            <text:p>10</text:p>
          </table:table-cell>
          <table:table-cell table:formula="of:=COUNTIF([.G46:.G65]; &quot;=FALSE&quot;)" office:value-type="float" office:value="3" calcext:value-type="float">
            <text:p>3</text:p>
          </table:table-cell>
          <table:table-cell table:formula="of:=COUNTIF([.G46:.G65]; &quot;=Unknown&quot;)" office:value-type="float" office:value="7" calcext:value-type="float">
            <text:p>7</text:p>
          </table:table-cell>
          <table:table-cell table:formula="of:=[.L5]/([.L5]+[.M5])" office:value-type="float" office:value="0.769230769230769" calcext:value-type="float">
            <text:p>0.7692307692</text:p>
          </table:table-cell>
          <table:table-cell table:formula="of:=[.L5]+[.P4]" office:value-type="float" office:value="41" calcext:value-type="float">
            <text:p>41</text:p>
          </table:table-cell>
          <table:table-cell table:formula="of:=[.Q4]+[.M5]" office:value-type="float" office:value="12" calcext:value-type="float">
            <text:p>12</text:p>
          </table:table-cell>
          <table:table-cell table:formula="of:=[.P5]/([.P5]+[.Q5])" office:value-type="float" office:value="0.773584905660377" calcext:value-type="float">
            <text:p>0.7735849057</text:p>
          </table:table-cell>
          <table:table-cell table:formula="of:=[.S4]+[.K5]" office:value-type="float" office:value="9061" calcext:value-type="float">
            <text:p>9061</text:p>
          </table:table-cell>
        </table:table-row>
        <table:table-row table:style-name="ro3">
          <table:table-cell office:value-type="string" calcext:value-type="string">
            <text:p>&lt;Sisavang_V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Kham-Oun_I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67]" office:value-type="string" office:string-value="0.6-0.7" calcext:value-type="string">
            <text:p>0.6-0.7</text:p>
          </table:table-cell>
          <table:table-cell table:formula="of:=[.B67]" office:value-type="float" office:value="1800" calcext:value-type="float">
            <text:p>1800</text:p>
          </table:table-cell>
          <table:table-cell table:formula="of:=COUNTIF([.G68:.G87]; &quot;=TRUE&quot;)" office:value-type="float" office:value="13" calcext:value-type="float">
            <text:p>13</text:p>
          </table:table-cell>
          <table:table-cell table:formula="of:=COUNTIF([.G68:.G87]; &quot;=FALSE&quot;)" office:value-type="float" office:value="1" calcext:value-type="float">
            <text:p>1</text:p>
          </table:table-cell>
          <table:table-cell table:formula="of:=COUNTIF([.G68:.G87]; &quot;=Unknown&quot;)" office:value-type="float" office:value="6" calcext:value-type="float">
            <text:p>6</text:p>
          </table:table-cell>
          <table:table-cell table:formula="of:=[.L6]/([.L6]+[.M6])" office:value-type="float" office:value="0.928571428571429" calcext:value-type="float">
            <text:p>0.9285714286</text:p>
          </table:table-cell>
          <table:table-cell table:formula="of:=[.L6]+[.P5]" office:value-type="float" office:value="54" calcext:value-type="float">
            <text:p>54</text:p>
          </table:table-cell>
          <table:table-cell table:formula="of:=[.Q5]+[.M6]" office:value-type="float" office:value="13" calcext:value-type="float">
            <text:p>13</text:p>
          </table:table-cell>
          <table:table-cell table:formula="of:=[.P6]/([.P6]+[.Q6])" office:value-type="float" office:value="0.805970149253731" calcext:value-type="float">
            <text:p>0.8059701493</text:p>
          </table:table-cell>
          <table:table-cell table:formula="of:=[.S5]+[.K6]" office:value-type="float" office:value="10861" calcext:value-type="float">
            <text:p>10861</text:p>
          </table:table-cell>
        </table:table-row>
        <table:table-row table:style-name="ro3">
          <table:table-cell office:value-type="string" calcext:value-type="string">
            <text:p>&lt;Alexandr_Dolgopol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89]" office:value-type="string" office:string-value="0.5-0.6" calcext:value-type="string">
            <text:p>0.5-0.6</text:p>
          </table:table-cell>
          <table:table-cell table:formula="of:=[.B89]" office:value-type="float" office:value="4675" calcext:value-type="float">
            <text:p>4675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7]/([.L7]+[.M7])" office:value-type="float" office:value="0.9375" calcext:value-type="float">
            <text:p>0.9375</text:p>
          </table:table-cell>
          <table:table-cell table:formula="of:=[.L7]+[.P6]" office:value-type="float" office:value="69" calcext:value-type="float">
            <text:p>69</text:p>
          </table:table-cell>
          <table:table-cell table:formula="of:=[.Q6]+[.M7]" office:value-type="float" office:value="14" calcext:value-type="float">
            <text:p>14</text:p>
          </table:table-cell>
          <table:table-cell table:formula="of:=[.P7]/([.P7]+[.Q7])" office:value-type="float" office:value="0.831325301204819" calcext:value-type="float">
            <text:p>0.8313253012</text:p>
          </table:table-cell>
          <table:table-cell table:formula="of:=[.S6]+[.K7]" office:value-type="float" office:value="15536" calcext:value-type="float">
            <text:p>15536</text:p>
          </table:table-cell>
        </table:table-row>
        <table:table-row table:style-name="ro3">
          <table:table-cell office:value-type="string" calcext:value-type="string">
            <text:p>&lt;Viggo_Lar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11]" office:value-type="string" office:string-value="0.4-0.5" calcext:value-type="string">
            <text:p>0.4-0.5</text:p>
          </table:table-cell>
          <table:table-cell table:formula="of:=[.B111]" office:value-type="float" office:value="1527" calcext:value-type="float">
            <text:p>1527</text:p>
          </table:table-cell>
          <table:table-cell table:formula="of:=COUNTIF([.G112:.G131]; &quot;=TRUE&quot;)" office:value-type="float" office:value="5" calcext:value-type="float">
            <text:p>5</text:p>
          </table:table-cell>
          <table:table-cell table:formula="of:=COUNTIF([.G112:.G131]; &quot;=FALSE&quot;)" office:value-type="float" office:value="14" calcext:value-type="float">
            <text:p>14</text:p>
          </table:table-cell>
          <table:table-cell table:formula="of:=COUNTIF([.G112:.G131]; &quot;=Unknown&quot;)" office:value-type="float" office:value="1" calcext:value-type="float">
            <text:p>1</text:p>
          </table:table-cell>
          <table:table-cell table:formula="of:=[.L8]/([.L8]+[.M8])" office:value-type="float" office:value="0.263157894736842" calcext:value-type="float">
            <text:p>0.2631578947</text:p>
          </table:table-cell>
          <table:table-cell table:formula="of:=[.L8]+[.P7]" office:value-type="float" office:value="74" calcext:value-type="float">
            <text:p>74</text:p>
          </table:table-cell>
          <table:table-cell table:formula="of:=[.Q7]+[.M8]" office:value-type="float" office:value="28" calcext:value-type="float">
            <text:p>28</text:p>
          </table:table-cell>
          <table:table-cell table:formula="of:=[.P8]/([.P8]+[.Q8])" office:value-type="float" office:value="0.725490196078431" calcext:value-type="float">
            <text:p>0.7254901961</text:p>
          </table:table-cell>
          <table:table-cell table:formula="of:=[.S7]+[.K8]" office:value-type="float" office:value="17063" calcext:value-type="float">
            <text:p>17063</text:p>
          </table:table-cell>
        </table:table-row>
        <table:table-row table:style-name="ro3">
          <table:table-cell office:value-type="string" calcext:value-type="string">
            <text:p>&lt;Anders_Fogh_Rasmus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33]" office:value-type="string" office:string-value="0.3-0.4" calcext:value-type="string">
            <text:p>0.3-0.4</text:p>
          </table:table-cell>
          <table:table-cell table:formula="of:=[.B133]" office:value-type="float" office:value="5349" calcext:value-type="float">
            <text:p>5349</text:p>
          </table:table-cell>
          <table:table-cell table:formula="of:=COUNTIF([.G90:.G109]; &quot;=TRUE&quot;)" office:value-type="float" office:value="15" calcext:value-type="float">
            <text:p>15</text:p>
          </table:table-cell>
          <table:table-cell table:formula="of:=COUNTIF([.G90:.G109]; &quot;=FALSE&quot;)" office:value-type="float" office:value="1" calcext:value-type="float">
            <text:p>1</text:p>
          </table:table-cell>
          <table:table-cell table:formula="of:=COUNTIF([.G90:.G109]; &quot;=Unknown&quot;)" office:value-type="float" office:value="4" calcext:value-type="float">
            <text:p>4</text:p>
          </table:table-cell>
          <table:table-cell table:formula="of:=[.L9]/([.L9]+[.M9])" office:value-type="float" office:value="0.9375" calcext:value-type="float">
            <text:p>0.9375</text:p>
          </table:table-cell>
          <table:table-cell table:formula="of:=[.L9]+[.P8]" office:value-type="float" office:value="89" calcext:value-type="float">
            <text:p>89</text:p>
          </table:table-cell>
          <table:table-cell table:formula="of:=[.Q8]+[.M9]" office:value-type="float" office:value="29" calcext:value-type="float">
            <text:p>29</text:p>
          </table:table-cell>
          <table:table-cell table:formula="of:=[.P9]/([.P9]+[.Q9])" office:value-type="float" office:value="0.754237288135593" calcext:value-type="float">
            <text:p>0.7542372881</text:p>
          </table:table-cell>
          <table:table-cell table:formula="of:=[.S8]+[.K9]" office:value-type="float" office:value="22412" calcext:value-type="float">
            <text:p>22412</text:p>
          </table:table-cell>
        </table:table-row>
        <table:table-row table:style-name="ro3">
          <table:table-cell office:value-type="string" calcext:value-type="string">
            <text:p>&lt;Edward_MacCab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62605573029521" calcext:value-type="float">
            <text:p>0.962605573</text:p>
          </table:table-cell>
          <table:table-cell office:value-type="float" office:value="0.787878787878788" calcext:value-type="float">
            <text:p>0.787878787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2"/>
          <table:table-cell table:formula="of:=[.A155]" office:value-type="string" office:string-value="0.2-0.3" calcext:value-type="string">
            <text:p>0.2-0.3</text:p>
          </table:table-cell>
          <table:table-cell table:formula="of:=[.B155]" office:value-type="float" office:value="4897" calcext:value-type="float">
            <text:p>4897</text:p>
          </table:table-cell>
          <table:table-cell table:formula="of:=COUNTIF([.G156:.G175]; &quot;=TRUE&quot;)" office:value-type="float" office:value="0" calcext:value-type="float">
            <text:p>0</text:p>
          </table:table-cell>
          <table:table-cell table:formula="of:=COUNTIF([.G156:.G175]; &quot;=FALSE&quot;)" office:value-type="float" office:value="20" calcext:value-type="float">
            <text:p>20</text:p>
          </table:table-cell>
          <table:table-cell table:formula="of:=COUNTIF([.G156:.G175]; &quot;=Unknown&quot;)" office:value-type="float" office:value="0" calcext:value-type="float">
            <text:p>0</text:p>
          </table:table-cell>
          <table:table-cell table:formula="of:=[.L10]/([.L10]+[.M10])" office:value-type="float" office:value="0" calcext:value-type="float">
            <text:p>0</text:p>
          </table:table-cell>
          <table:table-cell table:formula="of:=[.L10]+[.P9]" office:value-type="float" office:value="89" calcext:value-type="float">
            <text:p>89</text:p>
          </table:table-cell>
          <table:table-cell table:formula="of:=[.Q9]+[.M10]" office:value-type="float" office:value="49" calcext:value-type="float">
            <text:p>49</text:p>
          </table:table-cell>
          <table:table-cell table:formula="of:=[.P10]/([.P10]+[.Q10])" office:value-type="float" office:value="0.644927536231884" calcext:value-type="float">
            <text:p>0.6449275362</text:p>
          </table:table-cell>
          <table:table-cell table:formula="of:=[.S9]+[.K10]" office:value-type="float" office:value="27309" calcext:value-type="float">
            <text:p>27309</text:p>
          </table:table-cell>
        </table:table-row>
        <table:table-row table:style-name="ro3">
          <table:table-cell office:value-type="string" calcext:value-type="string">
            <text:p>&lt;Jacquetta_of_Luxembo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ichard_Woodville,_1st_Earl_River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ed_Ah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786018544303" calcext:value-type="float">
            <text:p>0.9707860185</text:p>
          </table:table-cell>
          <table:table-cell office:value-type="float" office:value="0.891891891891892" calcext:value-type="float">
            <text:p>0.89189189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Fairweat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182381636633" calcext:value-type="float">
            <text:p>0.9701823816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mengarde_of_Hesba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uis_the_Pious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annes_Diderik_van_der_Waal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0208520320532" calcext:value-type="float">
            <text:p>0.902085203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eodore_Mend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67420357240746" calcext:value-type="float">
            <text:p>0.9674203572</text:p>
          </table:table-cell>
          <table:table-cell office:value-type="float" office:value="0.914285714285714" calcext:value-type="float">
            <text:p>0.914285714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_Mil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99428007614718" calcext:value-type="float">
            <text:p>0.99428007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sain_Haqq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arachi&gt;</text:p>
          </table:table-cell>
          <table:table-cell office:value-type="float" office:value="0.908974548318811" calcext:value-type="float">
            <text:p>0.9089745483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rdinand_IV,_Grand_Duke_of_Tuscan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Alice_of_Parma_(1849–1935)&gt;</text:p>
          </table:table-cell>
          <table:table-cell office:value-type="float" office:value="0.952263843583969" calcext:value-type="float">
            <text:p>0.9522638436</text:p>
          </table:table-cell>
          <table:table-cell office:value-type="float" office:value="0.970530451866405" calcext:value-type="float">
            <text:p>0.97053045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ülcan_Kamp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50205462895818" calcext:value-type="float">
            <text:p>0.9502054629</text:p>
          </table:table-cell>
          <table:table-cell office:value-type="float" office:value="0.971830985915493" calcext:value-type="float">
            <text:p>0.971830985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die_Thomp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51180638334918" calcext:value-type="float">
            <text:p>0.9511806383</text:p>
          </table:table-cell>
          <table:table-cell office:value-type="float" office:value="0.8625" calcext:value-type="float">
            <text:p>0.862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8-0.9</text:p>
          </table:table-cell>
          <table:table-cell office:value-type="float" office:value="6669" calcext:value-type="float">
            <text:p>666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Pauline_Therese_of_Württemberg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Sophie_of_Württemberg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va_Barto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lberto_Ruíz_Valdé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ubert_James_Wille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V_of_Hano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aroline_St-Hilai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_Bowll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ints_Meij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atvia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d_Fox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Georg_Friedrich_Groß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one_Scherfi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on_Carnic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85129490392648" calcext:value-type="float">
            <text:p>0.8851294904</text:p>
          </table:table-cell>
          <table:table-cell office:value-type="float" office:value="0.824427480916031" calcext:value-type="float">
            <text:p>0.824427480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ritites_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Nefermaat_II&gt;</text:p>
          </table:table-cell>
          <table:table-cell office:value-type="float" office:value="0.8463669122533" calcext:value-type="float">
            <text:p>0.8463669123</text:p>
          </table:table-cell>
          <table:table-cell office:value-type="float" office:value="0.800545383716401" calcext:value-type="float">
            <text:p>0.800545383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ique_Vian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rtugal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Karel_van_Man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1180641623015" calcext:value-type="float">
            <text:p>0.8011806416</text:p>
          </table:table-cell>
          <table:table-cell office:value-type="float" office:value="0.71875" calcext:value-type="float">
            <text:p>0.71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dwin_Heathco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lke_Bernadott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im_Mohamed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Hooper_(directo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float" office:value="0.81500872600349" calcext:value-type="float">
            <text:p>0.81500872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hdi_Karroub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882513661202186" calcext:value-type="float">
            <text:p>0.8825136612</text:p>
          </table:table-cell>
          <table:table-cell office:value-type="float" office:value="0.660714285714286" calcext:value-type="float">
            <text:p>0.66071428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7-0.8</text:p>
          </table:table-cell>
          <table:table-cell office:value-type="float" office:value="728" calcext:value-type="float">
            <text:p>728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Hendrik_Martenszoon_Sorgh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ton_Mauv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ichard_Caton_Woodvill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O'Grad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gust_Malm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yvind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Toro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dolfo_Domíng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-Waleed_bin_Tala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yadh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onna_Fry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n_Diego&gt;</text:p>
          </table:table-cell>
          <table:table-cell office:value-type="float" office:value="0.723356009070295" calcext:value-type="float">
            <text:p>0.7233560091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Franka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eil_Bla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ty_Whel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adi_Ghandou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man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its_Zernik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Jun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ns_J._Røsjord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slo&gt;</text:p>
          </table:table-cell>
          <table:table-cell office:value-type="float" office:value="0.765765765765766" calcext:value-type="float">
            <text:p>0.7657657658</text:p>
          </table:table-cell>
          <table:table-cell office:value-type="float" office:value="0.727272727272727" calcext:value-type="float">
            <text:p>0.7272727273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Goff_Lup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7186977963716" calcext:value-type="float">
            <text:p>0.7718697796</text:p>
          </table:table-cell>
          <table:table-cell office:value-type="float" office:value="0.363636363636364" calcext:value-type="float">
            <text:p>0.3636363636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rmione_Hammo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float" office:value="0.666666666666667" calcext:value-type="float">
            <text:p>0.6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6-0.7</text:p>
          </table:table-cell>
          <table:table-cell office:value-type="float" office:value="1800" calcext:value-type="float">
            <text:p>1800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harles_Frédéric_Ger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_Nesbø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 Mureș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niël_Willem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bel_Nathaniel_Bankole_Stron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reetown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uck_Grass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Hartford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colas_de_Largilliè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607304677405461" calcext:value-type="float">
            <text:p>0.6073046774</text:p>
          </table:table-cell>
          <table:table-cell office:value-type="float" office:value="0.766666666666667" calcext:value-type="float">
            <text:p>0.766666666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eginald_Talbo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B._Calla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thlehem,_Pennsylvani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Boris_Tadić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erbia&gt;</text:p>
          </table:table-cell>
          <table:table-cell office:value-type="float" office:value="0.609786370688626" calcext:value-type="float">
            <text:p>0.609786370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ir_Yani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rius_Nicoară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689957938154155" calcext:value-type="float">
            <text:p>0.6899579382</text:p>
          </table:table-cell>
          <table:table-cell office:value-type="float" office:value="0.413793103448276" calcext:value-type="float">
            <text:p>0.413793103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sper_Schnei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Fargo,_North_Dak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rei_Bet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627520266794387" calcext:value-type="float">
            <text:p>0.6275202668</text:p>
          </table:table-cell>
          <table:table-cell office:value-type="float" office:value="0.383419689119171" calcext:value-type="float">
            <text:p>0.383419689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ven_Luk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Vienna,_Iow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vid_Hanson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float" office:value="0.475862068965517" calcext:value-type="float">
            <text:p>0.47586206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weden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Sweden&gt;</text:p>
          </table:table-cell>
          <table:table-cell office:value-type="float" office:value="0.676015517229919" calcext:value-type="float">
            <text:p>0.6760155172</text:p>
          </table:table-cell>
          <table:table-cell office:value-type="float" office:value="0.117647058823529" calcext:value-type="float">
            <text:p>0.1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ka_Cheeth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631842394185085" calcext:value-type="float">
            <text:p>0.631842394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ebra_Hilstro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rooklyn_Center,_Minnesota&gt;</text:p>
          </table:table-cell>
          <table:table-cell office:value-type="float" office:value="0.699178525974777" calcext:value-type="float">
            <text:p>0.699178526</text:p>
          </table:table-cell>
          <table:table-cell office:value-type="float" office:value="0.815384615384615" calcext:value-type="float">
            <text:p>0.815384615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vlo_Tychyn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kraine&gt;</text:p>
          </table:table-cell>
          <table:table-cell office:value-type="float" office:value="0.606649857056508" calcext:value-type="float">
            <text:p>0.6066498571</text:p>
          </table:table-cell>
          <table:table-cell office:value-type="float" office:value="0.142857142857143" calcext:value-type="float">
            <text:p>0.142857142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5-0.6</text:p>
          </table:table-cell>
          <table:table-cell office:value-type="float" office:value="4675" calcext:value-type="float">
            <text:p>4675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Sherwood_Dix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ixon,_Illinois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f_Hansen_(athlete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rpsborg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eg_Pavlov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ichael_O'Riord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fred_Durni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Yuri_Linnik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Vilnius_University&gt;</text:p>
          </table:table-cell>
          <table:table-cell office:value-type="float" office:value="0.521406935214069" calcext:value-type="float">
            <text:p>0.5214069352</text:p>
          </table:table-cell>
          <table:table-cell office:value-type="float" office:value="0.617647058823529" calcext:value-type="float">
            <text:p>0.6176470588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Hutton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524819834355168" calcext:value-type="float">
            <text:p>0.5248198344</text:p>
          </table:table-cell>
          <table:table-cell office:value-type="float" office:value="0.216216216216216" calcext:value-type="float">
            <text:p>0.2162162162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udolf_Ku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enry_Archer_Ek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real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Car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amberto_Maggior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W._Ta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est_Midlands_(region)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homas_Eagle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ssouri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lia_Cæs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alter_Thomas_James_Morg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532090229764648" calcext:value-type="float">
            <text:p>0.5320902298</text:p>
          </table:table-cell>
          <table:table-cell office:value-type="float" office:value="0.630952380952381" calcext:value-type="float">
            <text:p>0.63095238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Staf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utland_(city),_Vermont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rald_Rudolff_Fo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float" office:value="0.571428571428571" calcext:value-type="float">
            <text:p>0.57142857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hashankar_Vishwanath_Tha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dhwan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Daan_Jippe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26826244849501" calcext:value-type="float">
            <text:p>0.5268262448</text:p>
          </table:table-cell>
          <table:table-cell office:value-type="float" office:value="0.711111111111111" calcext:value-type="float">
            <text:p>0.711111111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onstantine_P._Cavaf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exandria&gt;</text:p>
          </table:table-cell>
          <table:table-cell office:value-type="float" office:value="0.558808808808809" calcext:value-type="float">
            <text:p>0.5588088088</text:p>
          </table:table-cell>
          <table:table-cell office:value-type="float" office:value="0.757142857142857" calcext:value-type="float">
            <text:p>0.757142857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4-0.5</text:p>
          </table:table-cell>
          <table:table-cell office:value-type="float" office:value="1527" calcext:value-type="float">
            <text:p>152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Axel_Munthe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tockholm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eary_James_Thurairajah_Tambimutt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uan_Camilo_Mouriñ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hmad_Hasan_Dan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Islamabad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yd_Bidwell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raq&gt;</text:p>
          </table:table-cell>
          <table:table-cell office:value-type="string" calcext:value-type="string">
            <text:p>&lt;dealsWith&gt;</text:p>
          </table:table-cell>
          <table:table-cell office:value-type="string" calcext:value-type="string">
            <text:p>&lt;France&gt;</text:p>
          </table:table-cell>
          <table:table-cell office:value-type="float" office:value="0.440119722976928" calcext:value-type="float">
            <text:p>0.440119723</text:p>
          </table:table-cell>
          <table:table-cell office:value-type="float" office:value="0.426559356136821" calcext:value-type="float">
            <text:p>0.42655935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Luis_Ortiz_Monasterio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TargetSource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Mosley_(genealog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e_Tiseli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476116216652277" calcext:value-type="float">
            <text:p>0.4761162167</text:p>
          </table:table-cell>
          <table:table-cell office:value-type="float" office:value="0.282608695652174" calcext:value-type="float">
            <text:p>0.2826086957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ja_Ramann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umbai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ederico_Cantú_Garz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Mexico_City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e_Duff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rdship_of_Ireland&gt;</text:p>
          </table:table-cell>
          <table:table-cell office:value-type="float" office:value="0.426821176901254" calcext:value-type="float">
            <text:p>0.4268211769</text:p>
          </table:table-cell>
          <table:table-cell office:value-type="float" office:value="0.229357798165138" calcext:value-type="float">
            <text:p>0.229357798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amón_Grau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vana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am_V._Stewar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elena,_Montana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de_Ba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he_Hague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F._Pol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ilmington,_Delaware&gt;</text:p>
          </table:table-cell>
          <table:table-cell office:value-type="float" office:value="0.440922963544462" calcext:value-type="float">
            <text:p>0.4409229635</text:p>
          </table:table-cell>
          <table:table-cell office:value-type="float" office:value="0.460869565217391" calcext:value-type="float">
            <text:p>0.4608695652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rnold_Harberg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Chicago&gt;</text:p>
          </table:table-cell>
          <table:table-cell office:value-type="float" office:value="0.484061006275867" calcext:value-type="float">
            <text:p>0.4840610063</text:p>
          </table:table-cell>
          <table:table-cell office:value-type="float" office:value="0.615384615384615" calcext:value-type="float">
            <text:p>0.6153846154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uyon_Espiner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Wellington&gt;</text:p>
          </table:table-cell>
          <table:table-cell office:value-type="float" office:value="0.481442316631031" calcext:value-type="float">
            <text:p>0.4814423166</text:p>
          </table:table-cell>
          <table:table-cell office:value-type="float" office:value="0.403508771929825" calcext:value-type="float">
            <text:p>0.40350877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ristopher_Kelk_Ingol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38315591976732" calcext:value-type="float">
            <text:p>0.438315592</text:p>
          </table:table-cell>
          <table:table-cell office:value-type="float" office:value="0.340425531914894" calcext:value-type="float">
            <text:p>0.3404255319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es_Cottet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Paris&gt;</text:p>
          </table:table-cell>
          <table:table-cell office:value-type="float" office:value="0.440376879693195" calcext:value-type="float">
            <text:p>0.4403768797</text:p>
          </table:table-cell>
          <table:table-cell office:value-type="float" office:value="0.415686274509804" calcext:value-type="float">
            <text:p>0.4156862745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3-0.4</text:p>
          </table:table-cell>
          <table:table-cell office:value-type="float" office:value="5349" calcext:value-type="float">
            <text:p>5349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Georg_Balthasar_Metz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vidio_G._Assoniti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Choke_Canyo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sao_Ohb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eter_Jack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Jack_Brown_Geniu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onso_García_Rob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23824419167473" calcext:value-type="float">
            <text:p>0.3238244192</text:p>
          </table:table-cell>
          <table:table-cell office:value-type="float" office:value="0.150912106135987" calcext:value-type="float">
            <text:p>0.150912106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land_Berg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fred_Wege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_Vandergr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340582181895031" calcext:value-type="float">
            <text:p>0.3405821819</text:p>
          </table:table-cell>
          <table:table-cell office:value-type="float" office:value="0.21831869510665" calcext:value-type="float">
            <text:p>0.2183186951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Ingrid_von_Ro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ish_Empir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George_F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n_Gi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ichskommissariat_Niederlande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urelio_Nuño_Moral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float" office:value="0.283950617283951" calcext:value-type="float">
            <text:p>0.2839506173</text:p>
          </table:table-cell>
          <table:table-cell office:value-type="string" calcext:value-type="string">
            <text:p>ManualEvalu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ames_Hor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Honey,_I_Shrunk_the_Kids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Fort_Wayne,_Indiana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Fort_Wayne,_Indiana&gt;</text:p>
          </table:table-cell>
          <table:table-cell office:value-type="float" office:value="0.354683124157245" calcext:value-type="float">
            <text:p>0.3546831242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._R._Rahma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Kandukondain_Kandukondain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llied-occupied_German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Capell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ourbon_Restoration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bert_Buckner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ight_Victory&gt;</text:p>
          </table:table-cell>
          <table:table-cell office:value-type="float" office:value="0.329674140674049" calcext:value-type="float">
            <text:p>0.3296741407</text:p>
          </table:table-cell>
          <table:table-cell office:value-type="float" office:value="0.741349480968858" calcext:value-type="float">
            <text:p>0.741349481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aul_Ott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Pope_John_X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float" office:value="0.248081841432225" calcext:value-type="float">
            <text:p>0.2480818414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table:number-columns-repeated="6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0.2-0.3</text:p>
          </table:table-cell>
          <table:table-cell office:value-type="float" office:value="4897" calcext:value-type="float">
            <text:p>4897</text:p>
          </table:table-cell>
          <table:table-cell table:number-columns-repeated="4"/>
          <table:table-cell table:style-name="Default"/>
          <table:table-cell table:number-columns-repeated="12"/>
        </table:table-row>
        <table:table-row table:style-name="ro3">
          <table:table-cell office:value-type="string" calcext:value-type="string">
            <text:p>&lt;Cyrus_Nowraste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toning_of_Soraya_M.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Eric_Bres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Butterfly_Effect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bert_Brooks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fending_Your_Lif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nders_Thomas_Jense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Election_Night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Grey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Zero_Patienc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ford_Leac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Pirates_of_Penzance_(1983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vann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uthal_Vasanth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ooraj_R._Barjaty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Prem_Ki_Diwan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ingle_M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eoul_Raider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erry_Zucker_(film_dire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irplane!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Harry_Bawej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ain_Aisa_Hi_Hoo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Mani_Ratnam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gni_Natchathiram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Romolo_Marcellin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Grand_Olympics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William_Brent_Bell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tay_Alive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Tomás_Gutiérrez_Alea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_Cierta_Manera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Nasser_Taghva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Captain_Khorshid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Alejandro_Agresti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Valentí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John_For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Wild_Women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Oliver_Park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An_Ideal_Husband_(1999_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&lt;Stephen_Chow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haolin_Soccer&gt;</text:p>
          </table:table-cell>
          <table:table-cell office:value-type="float" office:value="0.264820306184075" calcext:value-type="float">
            <text:p>0.2648203062</text:p>
          </table:table-cell>
          <table:table-cell office:value-type="float" office:value="0.379035824856258" calcext:value-type="float">
            <text:p>0.3790358249</text:p>
          </table:table-cell>
          <table:table-cell office:value-type="string" calcext:value-type="string">
            <text:p>ManualEvaluation</text:p>
          </table:table-cell>
          <table:table-cell office:value-type="boolean" office:boolean-value="false" calcext:value-type="boolean">
            <text:p>FALSE</text:p>
          </table:table-cell>
          <table:table-cell table:number-columns-repeated="12"/>
        </table:table-row>
      </table:table>
      <table:table table:name="PCA Conf (types)" table:style-name="ta1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6" table:default-cell-style-name="Default"/>
        <table:table-column table:style-name="co37" table:default-cell-style-name="ce14"/>
        <table:table-column table:style-name="co10" table:number-columns-repeated="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3">
          <table:table-cell office:value-type="string" calcext:value-type="string">
            <text:p>[1.0, 0.9)</text:p>
          </table:table-cell>
          <table:table-cell office:value-type="float" office:value="5774" calcext:value-type="float">
            <text:p>5774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Louis_Schank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bby_Holm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ie_Loughe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ck_Webb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Interval</text:p>
          </table:table-cell>
          <table:table-cell office:value-type="string" calcext:value-type="string">
            <text:p>Predictions</text:p>
          </table:table-cell>
          <table:table-cell table:style-name="ce17" office:value-type="boolean" office:boolean-value="true" calcext:value-type="boolean">
            <text:p>TRUE</text:p>
          </table:table-cell>
          <table:table-cell table:style-name="ce17" office:value-type="boolean" office:boolean-value="false" calcext:value-type="boolean">
            <text:p>FALS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ggregated true</text:p>
          </table:table-cell>
          <table:table-cell office:value-type="string" calcext:value-type="string">
            <text:p>Aggregated false</text:p>
          </table:table-cell>
          <table:table-cell office:value-type="string" calcext:value-type="string">
            <text:p>PCA Confidence (types)</text:p>
          </table:table-cell>
          <table:table-cell office:value-type="string" calcext:value-type="string">
            <text:p>Aggregated predictions</text:p>
          </table:table-cell>
        </table:table-row>
        <table:table-row table:style-name="ro3">
          <table:table-cell office:value-type="string" calcext:value-type="string">
            <text:p>&lt;Michele_Civett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sia_Argen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]" office:value-type="string" office:string-value="[1.0, 0.9)" calcext:value-type="string">
            <text:p>[1.0, 0.9)</text:p>
          </table:table-cell>
          <table:table-cell table:formula="of:=[.B1]" office:value-type="float" office:value="5774" calcext:value-type="float">
            <text:p>5774</text:p>
          </table:table-cell>
          <table:table-cell table:formula="of:=COUNTIF([.F2:.F31]; &quot;=True&quot;)" office:value-type="float" office:value="26" calcext:value-type="float">
            <text:p>26</text:p>
          </table:table-cell>
          <table:table-cell table:formula="of:=COUNTIF([.F2:.F31]; &quot;=False&quot;)" office:value-type="float" office:value="4" calcext:value-type="float">
            <text:p>4</text:p>
          </table:table-cell>
          <table:table-cell table:formula="of:=COUNTIF([.F2:.F31]; &quot;=Unknown&quot;)" office:value-type="float" office:value="0" calcext:value-type="float">
            <text:p>0</text:p>
          </table:table-cell>
          <table:table-cell table:formula="of:=[.J4]/([.J4]+[.K4])" office:value-type="float" office:value="0.866666666666667" calcext:value-type="float">
            <text:p>0.8666666667</text:p>
          </table:table-cell>
          <table:table-cell table:formula="of:=[.J4]" office:value-type="float" office:value="26" calcext:value-type="float">
            <text:p>26</text:p>
          </table:table-cell>
          <table:table-cell table:formula="of:=[.K4]" office:value-type="float" office:value="4" calcext:value-type="float">
            <text:p>4</text:p>
          </table:table-cell>
          <table:table-cell table:formula="of:=[.N4]/([.N4]+[.O4])" office:value-type="float" office:value="0.866666666666667" calcext:value-type="float">
            <text:p>0.8666666667</text:p>
          </table:table-cell>
          <table:table-cell table:formula="of:=[.I4]" office:value-type="float" office:value="5774" calcext:value-type="float">
            <text:p>5774</text:p>
          </table:table-cell>
        </table:table-row>
        <table:table-row table:style-name="ro3">
          <table:table-cell office:value-type="string" calcext:value-type="string">
            <text:p>&lt;Brian_Cox_(physicist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Gia_Milinovich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33]" office:value-type="string" office:string-value="[0.9, 0.8)" calcext:value-type="string">
            <text:p>[0.9, 0.8)</text:p>
          </table:table-cell>
          <table:table-cell table:formula="of:=[.B33]" office:value-type="float" office:value="56586" calcext:value-type="float">
            <text:p>56586</text:p>
          </table:table-cell>
          <table:table-cell table:formula="of:=COUNTIF([.F34:.F70]; &quot;=True&quot;)" office:value-type="float" office:value="18" calcext:value-type="float">
            <text:p>18</text:p>
          </table:table-cell>
          <table:table-cell table:formula="of:=COUNTIF([.F34:.F70]; &quot;=False&quot;)" office:value-type="float" office:value="15" calcext:value-type="float">
            <text:p>15</text:p>
          </table:table-cell>
          <table:table-cell table:formula="of:=COUNTIF([.F34:.F70]; &quot;=Unknown&quot;)" office:value-type="float" office:value="4" calcext:value-type="float">
            <text:p>4</text:p>
          </table:table-cell>
          <table:table-cell table:formula="of:=[.J5]/([.J5]+[.K5])" office:value-type="float" office:value="0.545454545454545" calcext:value-type="float">
            <text:p>0.5454545455</text:p>
          </table:table-cell>
          <table:table-cell table:formula="of:=[.N4]+[.J5]" office:value-type="float" office:value="44" calcext:value-type="float">
            <text:p>44</text:p>
          </table:table-cell>
          <table:table-cell table:formula="of:=[.K5]+[.O4]" office:value-type="float" office:value="19" calcext:value-type="float">
            <text:p>19</text:p>
          </table:table-cell>
          <table:table-cell table:formula="of:=[.N5]/([.N5]+[.O5])" office:value-type="float" office:value="0.698412698412698" calcext:value-type="float">
            <text:p>0.6984126984</text:p>
          </table:table-cell>
          <table:table-cell table:formula="of:=[.I5]+[.Q4]" office:value-type="float" office:value="62360" calcext:value-type="float">
            <text:p>62360</text:p>
          </table:table-cell>
        </table:table-row>
        <table:table-row table:style-name="ro3">
          <table:table-cell office:value-type="string" calcext:value-type="string">
            <text:p>&lt;Richard_Sylber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harmagne_Leland-St.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72]" office:value-type="string" office:string-value="[0.8, 0.7)" calcext:value-type="string">
            <text:p>[0.8, 0.7)</text:p>
          </table:table-cell>
          <table:table-cell table:formula="of:=[.B72]" office:value-type="float" office:value="3403" calcext:value-type="float">
            <text:p>3403</text:p>
          </table:table-cell>
          <table:table-cell table:formula="of:=COUNTIF([.F73:.F103]; &quot;=True&quot;)" office:value-type="float" office:value="17" calcext:value-type="float">
            <text:p>17</text:p>
          </table:table-cell>
          <table:table-cell table:formula="of:=COUNTIF([.F73:.F103]; &quot;=False&quot;)" office:value-type="float" office:value="13" calcext:value-type="float">
            <text:p>13</text:p>
          </table:table-cell>
          <table:table-cell table:formula="of:=COUNTIF([.F73:.F103]; &quot;=Unknown&quot;)" office:value-type="float" office:value="1" calcext:value-type="float">
            <text:p>1</text:p>
          </table:table-cell>
          <table:table-cell table:formula="of:=[.J6]/([.J6]+[.K6])" office:value-type="float" office:value="0.566666666666667" calcext:value-type="float">
            <text:p>0.5666666667</text:p>
          </table:table-cell>
          <table:table-cell table:formula="of:=[.N5]+[.J6]" office:value-type="float" office:value="61" calcext:value-type="float">
            <text:p>61</text:p>
          </table:table-cell>
          <table:table-cell table:formula="of:=[.K6]+[.O5]" office:value-type="float" office:value="32" calcext:value-type="float">
            <text:p>32</text:p>
          </table:table-cell>
          <table:table-cell table:formula="of:=[.N6]/([.N6]+[.O6])" office:value-type="float" office:value="0.655913978494624" calcext:value-type="float">
            <text:p>0.6559139785</text:p>
          </table:table-cell>
          <table:table-cell table:formula="of:=[.I6]+[.Q5]" office:value-type="float" office:value="65763" calcext:value-type="float">
            <text:p>65763</text:p>
          </table:table-cell>
        </table:table-row>
        <table:table-row table:style-name="ro3">
          <table:table-cell office:value-type="string" calcext:value-type="string">
            <text:p>&lt;Skip_Fry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nna_Fry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05]" office:value-type="string" office:string-value="[0.7, 0.6)" calcext:value-type="string">
            <text:p>[0.7, 0.6)</text:p>
          </table:table-cell>
          <table:table-cell table:formula="of:=[.B105]" office:value-type="float" office:value="8585" calcext:value-type="float">
            <text:p>8585</text:p>
          </table:table-cell>
          <table:table-cell table:formula="of:=COUNTIF([.F106:.F135]; &quot;=True&quot;)" office:value-type="float" office:value="9" calcext:value-type="float">
            <text:p>9</text:p>
          </table:table-cell>
          <table:table-cell table:formula="of:=COUNTIF([.F106:.F135]; &quot;=False&quot;)" office:value-type="float" office:value="5" calcext:value-type="float">
            <text:p>5</text:p>
          </table:table-cell>
          <table:table-cell table:formula="of:=COUNTIF([.F106:.F135]; &quot;=Unknown&quot;)" office:value-type="float" office:value="16" calcext:value-type="float">
            <text:p>16</text:p>
          </table:table-cell>
          <table:table-cell table:formula="of:=[.J7]/([.J7]+[.K7])" office:value-type="float" office:value="0.642857142857143" calcext:value-type="float">
            <text:p>0.6428571429</text:p>
          </table:table-cell>
          <table:table-cell table:formula="of:=[.N6]+[.J7]" office:value-type="float" office:value="70" calcext:value-type="float">
            <text:p>70</text:p>
          </table:table-cell>
          <table:table-cell table:formula="of:=[.K7]+[.O6]" office:value-type="float" office:value="37" calcext:value-type="float">
            <text:p>37</text:p>
          </table:table-cell>
          <table:table-cell table:formula="of:=[.N7]/([.N7]+[.O7])" office:value-type="float" office:value="0.654205607476635" calcext:value-type="float">
            <text:p>0.6542056075</text:p>
          </table:table-cell>
          <table:table-cell table:formula="of:=[.I7]+[.Q6]" office:value-type="float" office:value="74348" calcext:value-type="float">
            <text:p>74348</text:p>
          </table:table-cell>
        </table:table-row>
        <table:table-row table:style-name="ro3">
          <table:table-cell office:value-type="string" calcext:value-type="string">
            <text:p>&lt;Victor_Gotba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etsy_Gotbau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37]" office:value-type="string" office:string-value="[0.6, 0.5)" calcext:value-type="string">
            <text:p>[0.6, 0.5)</text:p>
          </table:table-cell>
          <table:table-cell table:formula="of:=[.B137]" office:value-type="float" office:value="17343" calcext:value-type="float">
            <text:p>17343</text:p>
          </table:table-cell>
          <table:table-cell table:formula="of:=COUNTIF([.F138:.F168]; &quot;=True&quot;)" office:value-type="float" office:value="26" calcext:value-type="float">
            <text:p>26</text:p>
          </table:table-cell>
          <table:table-cell table:formula="of:=COUNTIF([.F138:.F168]; &quot;=False&quot;)" office:value-type="float" office:value="5" calcext:value-type="float">
            <text:p>5</text:p>
          </table:table-cell>
          <table:table-cell table:formula="of:=COUNTIF([.F138:.F168]; &quot;=Unknown&quot;)" office:value-type="float" office:value="0" calcext:value-type="float">
            <text:p>0</text:p>
          </table:table-cell>
          <table:table-cell table:formula="of:=[.J8]/([.J8]+[.K8])" office:value-type="float" office:value="0.838709677419355" calcext:value-type="float">
            <text:p>0.8387096774</text:p>
          </table:table-cell>
          <table:table-cell table:formula="of:=[.N7]+[.J8]" office:value-type="float" office:value="96" calcext:value-type="float">
            <text:p>96</text:p>
          </table:table-cell>
          <table:table-cell table:formula="of:=[.K8]+[.O7]" office:value-type="float" office:value="42" calcext:value-type="float">
            <text:p>42</text:p>
          </table:table-cell>
          <table:table-cell table:formula="of:=[.N8]/([.N8]+[.O8])" office:value-type="float" office:value="0.695652173913043" calcext:value-type="float">
            <text:p>0.6956521739</text:p>
          </table:table-cell>
          <table:table-cell table:formula="of:=[.I8]+[.Q7]" office:value-type="float" office:value="91691" calcext:value-type="float">
            <text:p>91691</text:p>
          </table:table-cell>
        </table:table-row>
        <table:table-row table:style-name="ro3">
          <table:table-cell office:value-type="string" calcext:value-type="string">
            <text:p>&lt;Benedict_Bogeau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olores_Mor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table:formula="of:=[.A170]" office:value-type="string" office:string-value="[0.5, 0.4)" calcext:value-type="string">
            <text:p>[0.5, 0.4)</text:p>
          </table:table-cell>
          <table:table-cell table:formula="of:=[.B170]" office:value-type="float" office:value="34432" calcext:value-type="float">
            <text:p>34432</text:p>
          </table:table-cell>
          <table:table-cell table:formula="of:=COUNTIF([.F171:.F200]; &quot;=True&quot;)" office:value-type="float" office:value="15" calcext:value-type="float">
            <text:p>15</text:p>
          </table:table-cell>
          <table:table-cell table:formula="of:=COUNTIF([.F171:.F200]; &quot;=False&quot;)" office:value-type="float" office:value="9" calcext:value-type="float">
            <text:p>9</text:p>
          </table:table-cell>
          <table:table-cell table:formula="of:=COUNTIF([.F171:.F200]; &quot;=Unknown&quot;)" office:value-type="float" office:value="6" calcext:value-type="float">
            <text:p>6</text:p>
          </table:table-cell>
          <table:table-cell table:formula="of:=[.J9]/([.J9]+[.K9])" office:value-type="float" office:value="0.625" calcext:value-type="float">
            <text:p>0.625</text:p>
          </table:table-cell>
          <table:table-cell table:formula="of:=[.N8]+[.J9]" office:value-type="float" office:value="111" calcext:value-type="float">
            <text:p>111</text:p>
          </table:table-cell>
          <table:table-cell table:formula="of:=[.K9]+[.O8]" office:value-type="float" office:value="51" calcext:value-type="float">
            <text:p>51</text:p>
          </table:table-cell>
          <table:table-cell table:formula="of:=[.N9]/([.N9]+[.O9])" office:value-type="float" office:value="0.685185185185185" calcext:value-type="float">
            <text:p>0.6851851852</text:p>
          </table:table-cell>
          <table:table-cell table:formula="of:=[.I9]+[.Q8]" office:value-type="float" office:value="126123" calcext:value-type="float">
            <text:p>126123</text:p>
          </table:table-cell>
        </table:table-row>
        <table:table-row table:style-name="ro3">
          <table:table-cell office:value-type="string" calcext:value-type="string">
            <text:p>&lt;Haakon_VI_of_Norwa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garet_I_of_Denmark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4, 0.3)</text:p>
          </table:table-cell>
          <table:table-cell table:formula="of:=[.B202]" office:value-type="float" office:value="15590" calcext:value-type="float">
            <text:p>15590</text:p>
          </table:table-cell>
          <table:table-cell table:formula="of:=COUNTIF([.F203:.F232]; &quot;=True&quot;)" office:value-type="float" office:value="8" calcext:value-type="float">
            <text:p>8</text:p>
          </table:table-cell>
          <table:table-cell table:formula="of:=COUNTIF([.F203:.F232]; &quot;=False&quot;)" office:value-type="float" office:value="8" calcext:value-type="float">
            <text:p>8</text:p>
          </table:table-cell>
          <table:table-cell table:formula="of:=COUNTIF([.F203:.F232]; &quot;=Unknown&quot;)" office:value-type="float" office:value="14" calcext:value-type="float">
            <text:p>14</text:p>
          </table:table-cell>
          <table:table-cell table:formula="of:=[.J10]/([.J10]+[.K10])" office:value-type="float" office:value="0.5" calcext:value-type="float">
            <text:p>0.5</text:p>
          </table:table-cell>
          <table:table-cell table:formula="of:=[.N9]+[.J10]" office:value-type="float" office:value="119" calcext:value-type="float">
            <text:p>119</text:p>
          </table:table-cell>
          <table:table-cell table:formula="of:=[.K10]+[.O9]" office:value-type="float" office:value="59" calcext:value-type="float">
            <text:p>59</text:p>
          </table:table-cell>
          <table:table-cell table:formula="of:=[.N10]/([.N10]+[.O10])" office:value-type="float" office:value="0.668539325842697" calcext:value-type="float">
            <text:p>0.6685393258</text:p>
          </table:table-cell>
          <table:table-cell table:formula="of:=[.I10]+[.Q9]" office:value-type="float" office:value="141713" calcext:value-type="float">
            <text:p>141713</text:p>
          </table:table-cell>
        </table:table-row>
        <table:table-row table:style-name="ro3">
          <table:table-cell office:value-type="string" calcext:value-type="string">
            <text:p>&lt;Roscoe_Bor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berta_Weis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[0.3, 0.2)</text:p>
          </table:table-cell>
          <table:table-cell table:formula="of:=[.B234]" office:value-type="float" office:value="204582" calcext:value-type="float">
            <text:p>204582</text:p>
          </table:table-cell>
          <table:table-cell table:formula="of:=COUNTIF([.F235:.F265]; &quot;=True&quot;)" office:value-type="float" office:value="12" calcext:value-type="float">
            <text:p>12</text:p>
          </table:table-cell>
          <table:table-cell table:formula="of:=COUNTIF([.F235:.F265]; &quot;=False&quot;)" office:value-type="float" office:value="13" calcext:value-type="float">
            <text:p>13</text:p>
          </table:table-cell>
          <table:table-cell table:formula="of:=COUNTIF([.F235:.F265]; &quot;=Unknown&quot;)" office:value-type="float" office:value="6" calcext:value-type="float">
            <text:p>6</text:p>
          </table:table-cell>
          <table:table-cell table:formula="of:=[.J11]/([.J11]+[.K11])" office:value-type="float" office:value="0.48" calcext:value-type="float">
            <text:p>0.48</text:p>
          </table:table-cell>
          <table:table-cell table:formula="of:=[.N10]+[.J11]" office:value-type="float" office:value="131" calcext:value-type="float">
            <text:p>131</text:p>
          </table:table-cell>
          <table:table-cell table:formula="of:=[.K11]+[.O10]" office:value-type="float" office:value="72" calcext:value-type="float">
            <text:p>72</text:p>
          </table:table-cell>
          <table:table-cell table:formula="of:=[.N11]/([.N11]+[.O11])" office:value-type="float" office:value="0.645320197044335" calcext:value-type="float">
            <text:p>0.645320197</text:p>
          </table:table-cell>
          <table:table-cell table:formula="of:=[.I11]+[.Q10]" office:value-type="float" office:value="346295" calcext:value-type="float">
            <text:p>346295</text:p>
          </table:table-cell>
        </table:table-row>
        <table:table-row table:style-name="ro3">
          <table:table-cell office:value-type="string" calcext:value-type="string">
            <text:p>&lt;Pamela_Des_Barr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ael_Des_Barr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as_de_Wae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elgium&gt;</text:p>
          </table:table-cell>
          <table:table-cell office:value-type="float" office:value="0.959141704175074" calcext:value-type="float">
            <text:p>0.959141704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ritta_Bruni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II_of_the_Netherla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armen_Castill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Xavier_Cuga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outer_Crabeth_I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979878057319303" calcext:value-type="float">
            <text:p>0.979878057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imone_Gbagb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aurent_Gbagb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_Viswa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qtada_al-Sad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ra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ren_Paters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cot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o_Alatrist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riadne_Welt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harad_Ree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hristopher_Cazenove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T._Beit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inda_Royster_Beit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Ca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nne_Nicholso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nneth_Harla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ily_McLaughl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dith_Borell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ward_Coxe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_Lenn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ulia_Lennon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Albert_of_Saxe-Altenbur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Marie_of_Prussia_(1855–1888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Scherr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950205462895818" calcext:value-type="float">
            <text:p>0.950205462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Compt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Veronica_Cartwrigh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9, 0.8)</text:p>
          </table:table-cell>
          <table:table-cell office:value-type="float" office:value="56586" calcext:value-type="float">
            <text:p>56586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._A._C._Creswell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a_Hagm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he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rtugu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mirints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uiva_(UTS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Ukrai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gau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rovice_(Bruntál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rachoH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Yep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rohně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voj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orek_(Pardubice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udovika_of_Austria-Este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e_Caroline_of_Austria&gt;</text:p>
          </table:table-cell>
          <table:table-cell office:value-type="float" office:value="0.8463669122533" calcext:value-type="float">
            <text:p>0.8463669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oravian-Silesian_Regio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ofia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Indones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lisla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~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ary_Fran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dj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abua_Jonat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chva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Romani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vojek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Citro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Y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lýnské_Struhadl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schweiler,_Grevenmacher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Luxembourg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uy_Ho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Vietnames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elnik,_Macedoni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ced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lendo,_Wyoming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ta_María_(volcano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ayan_languages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o_Kassab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áhoYí_(Tábor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ít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y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ukovan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8, 0.7)</text:p>
          </table:table-cell>
          <table:table-cell office:value-type="float" office:value="3403" calcext:value-type="float">
            <text:p>340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Suzi_Perr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livier_Schoenfeld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ul_Farm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wan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Langley_Dal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_Foster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del_Carmen_Bousada_de_La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pai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orenzo_Villores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berto_Co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Alverman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rand_Duke_Nicholas_Mikhailovich_of_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drick_Berck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Basil_Rakoc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skar_von_Boddi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eran_Phel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c_Milaza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Mauritiu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de_Bernard_de_Marign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Niel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ykola_Ivanovych_Tselui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oannis_Liritzi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ree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ggie_Renfr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rhard_G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_Bound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Walker_(cricke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no_II,_Count_of_East_Fri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ylyp_Orly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oman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van_Shestakov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id_Rubing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ordon_Murra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ía_de_los_Ángeles_Alvariñ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tto_Brau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rbert_Gibbon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7, 0.6)</text:p>
          </table:table-cell>
          <table:table-cell office:value-type="float" office:value="8585" calcext:value-type="float">
            <text:p>8585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KeMpkolan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Kamehameha_III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erre_Raymond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gotá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ka_John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ebeka_Ki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lnius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G._Han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Zionsville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D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ackfoot,_Idah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ko_Liia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monds,_Washington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ell_(Royal_Navy_offic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rickhowel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ybille_Bam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n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ke_Siewer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99178525974777" calcext:value-type="float">
            <text:p>0.69917852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L._Eng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chester,_New_York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k_R._Flem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linton,_Mississipp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Graham_(policy_analy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loomington,_Ind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Ed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ortland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y_Akinwand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ão_Botelh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ortugal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elso_Laf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ão_Paulo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us_Copi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rad,_Romani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Sophie_Reventlow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Christian_VI_of_Denmark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ven_V._Robert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thesda,_Maryland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m_Pitro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elhi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evin_Dund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ne_of_Cleve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Elizabeth_I_of_England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minika_Piątkowsk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ódz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chibald_Hi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aisal_Karim_Kund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Islamabad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ssimo_Pacett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ntrea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ond_Hegn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tavanger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eil_deGrasse_Ty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ctoria_Borwic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682726106723196" calcext:value-type="float">
            <text:p>0.6827261067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6, 0.5)</text:p>
          </table:table-cell>
          <table:table-cell office:value-type="float" office:value="17343" calcext:value-type="float">
            <text:p>17343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Obed_Góm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uerto_Rico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Cowper_(anatomist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ntamun_(20th_dynasty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Duathathor-Henuttawy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aptiste_Joseph_Delambr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524819834355168" calcext:value-type="float">
            <text:p>0.524819834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fredo_de_Sá_Cardos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isbon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ss_Ludovika_of_Bavari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unich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usa_Ibrahi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alter_Hew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shington,_D.C.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mes_Cr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seeb-ul-Has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ugen_Filott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ine_Dowiyogo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Valdon_Dowiyogo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ack_Wall_(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e_W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ngapor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un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nnhildr_Sveinsdóttir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ald_III_of_Denmark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enri_Chantavoin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rance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old_Hardi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_Leopoldine_of_Aust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rchduchess_Maria_Anna_Josepha_of_Aust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iamne_(third_wife_of_Herod)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erod_Antipas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tthias_Lech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Dawk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ast_Midlands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eter_Tennan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Graham_(Scottish_politici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end_Hey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532090229764648" calcext:value-type="float">
            <text:p>0.532090229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ra_Crav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Shishman_of_Bulgaria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Ivan_Stephen_of_Bulgari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John_I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iampino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Zeeshan_Anis_Siddiqu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chard_J._Evan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itz_Leonhard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erman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5, 0.4)</text:p>
          </table:table-cell>
          <table:table-cell office:value-type="float" office:value="34432" calcext:value-type="float">
            <text:p>3443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Prince_Leopold,_Count_of_Syracus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is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Grandison_Finn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berli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an_Boude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ravské_Budějovic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evele_Sch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oc_Blanch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lverde,_Texa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rince_Ferdinand_Philippe,_Duke_of_Orléan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_Ferdinand_Philippe,_Duke_of_Orléan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by_Gold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ami_Beach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ristopher_Greenup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Ousel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William_Ouseley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Celestine_I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ilbert_Mos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e_Frederick_Ben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hiladelph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emary_Sutclif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hichester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chael_Fland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laudia_Cockburn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ucjan_Żeligowsk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ndo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Leo_Kli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llinoi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got_Graham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William_Randolph_Hears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Rosemary_Davies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iel_Phineas_Woodbu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y_West,_Florid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rebonianus_Gall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rni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berhard_Wolfra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amburg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mperor_Shenzong_of_Song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mperor_Shenzong_of_Song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inchas_Menachem_Al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srael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id_Bennet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libu,_Californi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lumbus_Delan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unt_Vernon,_Ohio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ineichi_Ko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avao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Asca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istair_Cook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stair_Cook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dolf_Stöger-Steiner_von_Steinstätt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raz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mber_Moor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mber_Moore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4, 0.3)</text:p>
          </table:table-cell>
          <table:table-cell office:value-type="float" office:value="15590" calcext:value-type="float">
            <text:p>15590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Jerzy_Z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econd_Polish_Republic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ue_Dicke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ntan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zmul_Zygielboj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arsa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enny_K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harles_Babbag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ed_Kee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bel-Dominique_Boyé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dré_Mas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nja_Hajdu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._Ramasesh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eorg_Friedrich_Kerst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Nikolai_Ladovsk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m_McNally,_Baron_McNall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nathan_Hornblow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exandre_Caban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Francisco_Domen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n_Giller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Jerusalem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tewart_Jack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rack_Goulding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amanath_Tagor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est_Bengal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Uday_Saha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tyana_Golikov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oscow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aspars_LiepiF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ig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lison_Pinea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nut_Wicks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tockholm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ve_Boy_Gr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hrikrishna_Rau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Marc_Feinste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Dakot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m_Philb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ita_Levi-Montalcin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table:number-columns-repeated="5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[0.3, 0.2)</text:p>
          </table:table-cell>
          <table:table-cell office:value-type="float" office:value="204582" calcext:value-type="float">
            <text:p>204582</text:p>
          </table:table-cell>
          <table:table-cell table:number-columns-repeated="3"/>
          <table:table-cell table:style-name="Default"/>
          <table:table-cell table:number-columns-repeated="11"/>
        </table:table-row>
        <table:table-row table:style-name="ro3">
          <table:table-cell office:value-type="string" calcext:value-type="string">
            <text:p>&lt;Douglas_R._Campbel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gary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orquato_Tass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rik_O'Rega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Londo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nstantin_Daniel_Stah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ucharest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Kirk_Wat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_Mabry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im_Fitzpatrick_(acto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maha,_Nebrask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unichi_Suwab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oky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kijirM_Lnish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Tamba,_HyMg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lan_T._Bak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anta_Ana,_Californi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hn_House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seph_Sydney_Yo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Sandro_Tomaš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Harry_A._Sieb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Hastings,_Minnesota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Co_Hoede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Amsterdam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Dario_Argento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Cat_o'_Nine_Tails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Omar_Abdel_Aziz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airo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Arthur_C._Clark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utch_period_in_Ceylon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ope_Nicholas_II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Viterb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eniero_Colasant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pal_States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aylor_Nichol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uisville,_Kentucky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Gustav_Schüb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Heilbron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Thomas_C._Sawy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kron,_Ohi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TargetSource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in_Wallac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Orange_County,_Florida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oswell_S._Ripley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orthington,_Ohio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Russell_Cheu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Hong_Kong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Isabella_of_Franc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Tru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nzo_G._Castella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om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 table:style-name="Default" office:value-type="string" calcext:value-type="string">
            <text:p>Unknow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Joel_Pollak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kokie,_Illinois&gt;</text:p>
          </table:table-cell>
          <table:table-cell office:value-type="float" office:value="0.280241935483871" calcext:value-type="float">
            <text:p>0.280241935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Patrick_Green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rk_(city)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Ernest_Vajda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Broken_Lullaby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&lt;Vincenz_Müll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azi_Germany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False</text:p>
          </table:table-cell>
          <table:table-cell table:number-columns-repeated="11"/>
        </table:table-row>
      </table:table>
      <table:table table:name="PCA conf (types) without func violations" table:style-name="ta1"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visibility="collapse" table:default-cell-style-name="Default"/>
        <table:table-column table:style-name="co46" table:visibility="collapse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410803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Confidence [1.0, 0.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58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Alan_Pasqu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eather_Langenkamp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rince_Augustus_Ferdinand_of_Prussi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Sonja_Heni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ünther_Quand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gda_Goebbel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nna_Brazhniko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eden&gt;</text:p>
          </table:table-cell>
          <table:table-cell office:value-type="float" office:value="0.960959497509205" calcext:value-type="float">
            <text:p>0.960959497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ileen_Davidson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n_Lindstrom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aureen_McTeer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oe_Clark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ercy_Bush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51180638334918" calcext:value-type="float">
            <text:p>0.951180638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am_Groo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uzanne_Roger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dward_Payson_Terhune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ary_Virginia_Terhune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amela_Cundell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Bill_Fraser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yles_Dung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970786018544303" calcext:value-type="float">
            <text:p>0.97078601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Zerelda_Mimm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esse_Jame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ette_Bright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Suggs_(singer)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érard_Ou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Michèle_Morga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hn_de_Warenne,_7th_Earl_of_Surr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lice_de_Lusignan,_Countess_of_Surrey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brahim_Abu-Lugho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Janet_Abu-Lughod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laude_de_Bernale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anzil_Haider_Usman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924399815327793" calcext:value-type="float">
            <text:p>0.924399815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Ælfgifu_of_Shaftesbur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dmund_I_of_England&gt;</text:p>
          </table:table-cell>
          <table:table-cell office:value-type="float" office:value="0.952263843583969" calcext:value-type="float">
            <text:p>0.952263843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ohammed_bin_Rashid_Al_Maktou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rincess_Haya_bint_Al_Hussei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Lillebil_Ibs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way&gt;</text:p>
          </table:table-cell>
          <table:table-cell office:value-type="float" office:value="0.970182381636633" calcext:value-type="float">
            <text:p>0.97018238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hauna_San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Lorenzo_Lamas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eoffrey_Beever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Caroline_John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endy_Neuss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Patrick_Stewart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itt_Romney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Ann_Romn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sther_Freud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David_Morrissey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ranca_Bettoia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Ugo_Tognazzi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Nero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Otho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Mills_(lawyer)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Tessa_Jowell&gt;</text:p>
          </table:table-cell>
          <table:table-cell office:value-type="float" office:value="0.919520547945205" calcext:value-type="float">
            <text:p>0.91952054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9, 0.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55950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Portmoos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ount_Overil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Theo_van_Lynden_van_Sandenbur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etherlands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Vícen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Germ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Bloemfontei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South_African_English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Farooq_Nae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804205946337926" calcext:value-type="float">
            <text:p>0.804205946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aden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Orlando_González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uba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Olayakunnam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Tamil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ount_Mantalingaja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ilec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Kozárov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djwi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Fren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aecké_}ehr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Palaverikadu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Veruaiky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Vysoké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Alexandra_of_Denmar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Denmark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Beatty,_1st_Earl_Beatty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01180641623015" calcext:value-type="float">
            <text:p>0.801180641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tudnice_(Vyakov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Minority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Dobrkovice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Po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Masaaki_Kanagaw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809691777945746" calcext:value-type="float">
            <text:p>0.809691777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Kate_Duchên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Oaelín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Taüll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Basque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Vřesovice_(Hodonín_District)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Czec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iarinarivo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nglish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Igor_Dyachenk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kraine&gt;</text:p>
          </table:table-cell>
          <table:table-cell office:value-type="float" office:value="0.850026583896175" calcext:value-type="float">
            <text:p>0.850026583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egna&gt;</text:p>
          </table:table-cell>
          <table:table-cell office:value-type="string" calcext:value-type="string">
            <text:p>&lt;hasOfficialLanguage&gt;</text:p>
          </table:table-cell>
          <table:table-cell office:value-type="string" calcext:value-type="string">
            <text:p>&lt;Estonian_language&gt;</text:p>
          </table:table-cell>
          <table:table-cell office:value-type="float" office:value="0.847457627118644" calcext:value-type="float">
            <text:p>0.8474576271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Bill_Traver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836134453781513" calcext:value-type="float">
            <text:p>0.8361344538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8, 0.7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06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Arturo_Enri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hilippines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avid_Mills_(TV_writ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Lenny_Fan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Louisian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Subhash_Chandr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nd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ark_Cubb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gypt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erry_Anderson_(golf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anad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adeus_Reichstei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artin_Wiegel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i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acqueline_Sil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azil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drianne_Alle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witzer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Becky_Brewer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Wales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aul_Afflec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Eng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ules_Gauch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Vietnam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Tudor_Arghez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mania&gt;</text:p>
          </table:table-cell>
          <table:table-cell office:value-type="float" office:value="0.77186977963716" calcext:value-type="float">
            <text:p>0.771869779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._W._Both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Afric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nna_Kostrov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Russia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ustaw_Orlicz-Dresz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ukka_Keskisalo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in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Douglas_Devanand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ri_Lanka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acobus_Kaptey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bid_Qaiyum_Suler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akistan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olfgang_Heyd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Germany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ian-Carlo_Rot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an_Trbka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Jean-Marie_Hullo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Ion_Dumeniuc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ldova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George_Lee_(journalist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765765765765766" calcext:value-type="float">
            <text:p>0.7657657658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Allvar_Gullstran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725927885039231" calcext:value-type="float">
            <text:p>0.7259278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afael_Barrett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France&gt;</text:p>
          </table:table-cell>
          <table:table-cell office:value-type="float" office:value="0.75065963060686" calcext:value-type="float">
            <text:p>0.750659630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Patricio_Morales_(footballer)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Chile&gt;</text:p>
          </table:table-cell>
          <table:table-cell office:value-type="float" office:value="0.745679012345679" calcext:value-type="float">
            <text:p>0.7456790123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Confidence [0.7, 0.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841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Camilla,_Duchess_of_Cornwall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Prince_Harry_of_Wales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ames_Martin_(Maine_politician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Orono,_Main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Zhao_Hongb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henzhe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Lawson_Tai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W._Pete_Cunningha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harlotte,_North_Caroli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Oliver_DeMill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noch,_Utah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Dara_Rasmi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bbhantripaja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Bob_Bry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sley_Chapel,_Florid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Linda_Upmey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Garner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Roger_Wend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ioux_City,_Iow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Charles_Cusiman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etairie,_Louisi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Bla~_Ro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tuj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William_Boyd_Carpen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Nathaniel_Mitchel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aurel,_Delawa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onald_Gold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s_Angele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ony_Gregor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blin&gt;</text:p>
          </table:table-cell>
          <table:table-cell office:value-type="float" office:value="0.631842394185085" calcext:value-type="float">
            <text:p>0.6318423942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effrey_R._Immel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naan,_Connecticut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Jeanne_Shahe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bury,_New_Hampshir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Kamiel_Corneliss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nsched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Sue_Myrick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Charlotte,_North_Caroli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Peter_Smi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608638673687887" calcext:value-type="float">
            <text:p>0.608638673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ike_Beeb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earcy,_Arkansas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William_Dudley_War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ida_Vale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Guðrún_Katrín_Þorbergsdótt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ssastaðir&gt;</text:p>
          </table:table-cell>
          <table:table-cell office:value-type="float" office:value="0.647540983606557" calcext:value-type="float">
            <text:p>0.647540983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Cecilia_Underwood,_1st_Duchess_of_Inverness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ugustus_d'Este&gt;</text:p>
          </table:table-cell>
          <table:table-cell office:value-type="float" office:value="0.622404745608031" calcext:value-type="float">
            <text:p>0.622404745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Dimuthu_Bandara_Abayako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Kandy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Gary_Crittende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Canaan,_Connecticut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James_Jones_(bishop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verpool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Franke_Wilm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ozeman,_Montana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Olivier_Ruel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ille&gt;</text:p>
          </table:table-cell>
          <table:table-cell office:value-type="float" office:value="0.611940298507463" calcext:value-type="float">
            <text:p>0.6119402985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Confidence [0.6, 0.5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6999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Guy_Lyon_Playfa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hn_Patrick_Farrell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arina_Oliv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Elias_Aslaks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orwa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Miroslav_Krlež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Zagreb&gt;</text:p>
          </table:table-cell>
          <table:table-cell office:value-type="float" office:value="0.558808808808809" calcext:value-type="float">
            <text:p>0.5588088088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Agostino_Bass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tal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Ælfgifu_of_Northampton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Harthacnut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João_Filgueiras_Lima_(Lelé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razil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acobus_Henricus_van_'t_Hof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Northern_Ireland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false" calcext:value-type="boolean">
            <text:p>FALSE</text:p>
          </table:table-cell>
        </table:table-row>
        <table:table-row table:style-name="ro3">
          <table:table-cell office:value-type="string" calcext:value-type="string">
            <text:p>&lt;Lynne_Brow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er_Ekström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wede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Pastor_Corone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aguay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Tommy_Allen_(speedway_rider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ShMko_Ied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 office:value-type="string" calcext:value-type="string">
            <text:p>Unknown</text:p>
          </table:table-cell>
        </table:table-row>
        <table:table-row table:style-name="ro3">
          <table:table-cell office:value-type="string" calcext:value-type="string">
            <text:p>&lt;Atakhebasken&gt;</text:p>
          </table:table-cell>
          <table:table-cell office:value-type="string" calcext:value-type="string">
            <text:p>&lt;hasChild&gt;</text:p>
          </table:table-cell>
          <table:table-cell office:value-type="string" calcext:value-type="string">
            <text:p>&lt;Atlanersa&gt;</text:p>
          </table:table-cell>
          <table:table-cell office:value-type="float" office:value="0.593127599036988" calcext:value-type="float">
            <text:p>0.5931275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nuel_de_Freita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iona_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mal_Rajapaks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ri_Lank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Callow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uhammed_Zafar_Iqba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ngladesh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danam_Krishnankutt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ndia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irofumi_Sug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ap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an_Hudgh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cot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diozzaman_Forouzanf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Ir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Z._Morrow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entucky&gt;</text:p>
          </table:table-cell>
          <table:table-cell office:value-type="float" office:value="0.514797665646198" calcext:value-type="float">
            <text:p>0.51479766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hmad_Bashi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kistan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k_Selb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ng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sef_Václav_Myslbek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Yugoslavia&gt;</text:p>
          </table:table-cell>
          <table:table-cell office:value-type="float" office:value="0.507518796992481" calcext:value-type="float">
            <text:p>0.50751879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rnard_D._H._Telleg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therlands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eg_Armstron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epublic_of_Ireland&gt;</text:p>
          </table:table-cell>
          <table:table-cell office:value-type="float" office:value="0.529824561403509" calcext:value-type="float">
            <text:p>0.529824561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5, 0.3999999999999999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31054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Reg_Saund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ydn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rt_Jame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verside_County,_Califor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cholas_I_of_Montenegr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ntib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ns_Wagner_(genera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aden-Württemberg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hawntinice_Pol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ucson,_Arizo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nest_Woodruff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Ernest_Woodruff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avril_Buciu_c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ransnistr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rl_Heinz_Lich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ielefeld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urnett_Guff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liforn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D._Murra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Durham,_North_Caroli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uce_Lest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ry_Schwar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outh_Afric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ic_Muno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ark,_New_Jerse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tti_Miettune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Finland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old_Taf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xas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ieter_Voltelyn_Graham_van_der_Byl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pe_Tow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ne_of_Austria,_Margravine_of_Brandenburg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ilesia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avid_Atwoo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adison,_Wisconsin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lle_Tanner_Dillon_Johns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oc_Gorma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Evanston,_Illinoi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om_Sutto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esbury,_Massachusetts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riet_G._Wal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w_York_City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Le_Queux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nokk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atoliy_Nasedkin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Kharkiv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eniamino_Andreatt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ologn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iranuma_KiichirM&gt;</text:p>
          </table:table-cell>
          <table:table-cell office:value-type="string" calcext:value-type="string">
            <text:p>&lt;isMarriedTo&gt;</text:p>
          </table:table-cell>
          <table:table-cell office:value-type="string" calcext:value-type="string">
            <text:p>&lt;Hiranuma_KiichirM&gt;</text:p>
          </table:table-cell>
          <table:table-cell office:value-type="float" office:value="0.406852864958249" calcext:value-type="float">
            <text:p>0.40685286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ich_Kästner_(World_War_I_veteran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ologne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yril_Shap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417085427135678" calcext:value-type="float">
            <text:p>0.417085427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ul_Clinescu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charest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ck_Mollenkopf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ochester,_Minnesota&gt;</text:p>
          </table:table-cell>
          <table:table-cell office:value-type="float" office:value="0.430555555555556" calcext:value-type="float">
            <text:p>0.430555555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3999999999999999, 0.29999999999999993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3305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Eilat_Maza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Jerusalem&gt;</text:p>
          </table:table-cell>
          <table:table-cell office:value-type="float" office:value="0.323824419167473" calcext:value-type="float">
            <text:p>0.323824419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ugh_Mill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dinburgh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iego_Velázquez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ger_Penros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London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tru_Solt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ucharest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ntiago_Herrer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Madrid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o_Jang-kang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South_Kore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lton_Subotsky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I,_Monster&gt;</text:p>
          </table:table-cell>
          <table:table-cell office:value-type="float" office:value="0.329674140674049" calcext:value-type="float">
            <text:p>0.329674140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otte_von_Mahlsdorf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Prussia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ec_Jeffrey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Stephenson_(row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ellingt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nda_Jagannadham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New_Delhi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itz_Sauter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Vienn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rendan_Beha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Ireland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an_José_Díaz_Infante_Núñez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exico_City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ope_Anacletus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Italy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itz_Saute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Jena&gt;</text:p>
          </table:table-cell>
          <table:table-cell office:value-type="float" office:value="0.388127853881278" calcext:value-type="float">
            <text:p>0.388127853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olin_Chap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ob_Krist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Nebraska&gt;</text:p>
          </table:table-cell>
          <table:table-cell office:value-type="float" office:value="0.340582181895031" calcext:value-type="float">
            <text:p>0.340582181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ev_Gudkov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oscow&gt;</text:p>
          </table:table-cell>
          <table:table-cell office:value-type="float" office:value="0.372190315315315" calcext:value-type="float">
            <text:p>0.372190315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lara_Immerwah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erlin&gt;</text:p>
          </table:table-cell>
          <table:table-cell office:value-type="float" office:value="0.323824419167473" calcext:value-type="float">
            <text:p>0.323824419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is_Burdett_(1743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im_Glenn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Dub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ill_O'Brien_(British_politician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ean_Tiber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is&gt;</text:p>
          </table:table-cell>
          <table:table-cell office:value-type="float" office:value="0.353479326373808" calcext:value-type="float">
            <text:p>0.35347932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umiko_Ench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Occupation_of_Japan&gt;</text:p>
          </table:table-cell>
          <table:table-cell office:value-type="float" office:value="0.38922555833633" calcext:value-type="float">
            <text:p>0.389225558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drigue_Beaubois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aris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ulie_Myerso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ndo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ristine_Lieberknecht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rlin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sizole_Mnqasel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retoria&gt;</text:p>
          </table:table-cell>
          <table:table-cell office:value-type="float" office:value="0.396396396396396" calcext:value-type="float">
            <text:p>0.396396396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29999999999999993, 0.19999999999999996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59108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John_Henry_Carver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Australia&gt;</text:p>
          </table:table-cell>
          <table:table-cell office:value-type="float" office:value="0.202618657937807" calcext:value-type="float">
            <text:p>0.202618657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Roy_Andersso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Something_Happened_(film)&gt;</text:p>
          </table:table-cell>
          <table:table-cell office:value-type="float" office:value="0.264820306184075" calcext:value-type="float">
            <text:p>0.264820306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eter_Barrett_(cricketer)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inchester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fred_Spector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Carnegie_Mellon_University&gt;</text:p>
          </table:table-cell>
          <table:table-cell office:value-type="float" office:value="0.217821782178218" calcext:value-type="float">
            <text:p>0.217821782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ris_M._Plaisted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Bangor,_Maine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mit_Bas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Kolkata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aryn_Polit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orcester_County,_Massachusetts&gt;</text:p>
          </table:table-cell>
          <table:table-cell office:value-type="float" office:value="0.20778564206269" calcext:value-type="float">
            <text:p>0.207785642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em_Holleed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msterdam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lle_Järnkrok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ävle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ek_Borowski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Poland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derick_Lowri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Wakefield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berto_Bonucc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Campobasso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ndrei_Hodorogea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Saint_Petersburg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nest_Angley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Gastonia,_North_Carolina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Mori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Beverly,_Massachusett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Yoshitsugu_SaitM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Japan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hsan_Abdel_Quddous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Al-Tareeq_al-Masdood&gt;</text:p>
          </table:table-cell>
          <table:table-cell office:value-type="float" office:value="0.225703510298811" calcext:value-type="float">
            <text:p>0.225703510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im_Guinee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ason_Estrada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Providence,_Rhode_Island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risu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Seongnam&gt;</text:p>
          </table:table-cell>
          <table:table-cell office:value-type="float" office:value="0.216085271317829" calcext:value-type="float">
            <text:p>0.216085271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artin_Steglich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WrocBaw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irM_Minami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okyo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aint-Zacharie,_Quebec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Saint-Georges,_Quebec&gt;</text:p>
          </table:table-cell>
          <table:table-cell office:value-type="float" office:value="0.258064516129032" calcext:value-type="float">
            <text:p>0.258064516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chael_W._Mosman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Eugene,_Oregon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rasmus_Augustus_Worthington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British_America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Edoardo_Ballerin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Los_Angeles&gt;</text:p>
          </table:table-cell>
          <table:table-cell office:value-type="float" office:value="0.225225225225225" calcext:value-type="float">
            <text:p>0.225225225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Paula_Baracho&gt;</text:p>
          </table:table-cell>
          <table:table-cell office:value-type="string" calcext:value-type="string">
            <text:p>&lt;diedIn&gt;</text:p>
          </table:table-cell>
          <table:table-cell office:value-type="string" calcext:value-type="string">
            <text:p>&lt;Recife&gt;</text:p>
          </table:table-cell>
          <table:table-cell office:value-type="float" office:value="0.224806201550388" calcext:value-type="float">
            <text:p>0.2248062016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_Gerard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Copenhagen&gt;</text:p>
          </table:table-cell>
          <table:table-cell office:value-type="float" office:value="0.279538904899135" calcext:value-type="float">
            <text:p>0.2795389049</text:p>
          </table:table-cell>
          <table:table-cell office:value-type="string" calcext:value-type="string">
            <text:p>TargetSource</text:p>
          </table:table-cell>
          <table:table-cell table:style-name="ce17" office:value-type="boolean" office:boolean-value="true" calcext:value-type="boolean">
            <text:p>TRUE</text:p>
          </table:table-cell>
        </table:table-row>
        <table:table-row table:style-name="ro3">
          <table:table-cell office:value-type="string" calcext:value-type="string">
            <text:p>&lt;John_Morrissey&gt;</text:p>
          </table:table-cell>
          <table:table-cell office:value-type="string" calcext:value-type="string">
            <text:p>&lt;wasBornIn&gt;</text:p>
          </table:table-cell>
          <table:table-cell office:value-type="string" calcext:value-type="string">
            <text:p>&lt;Troy,_New_York&gt;</text:p>
          </table:table-cell>
          <table:table-cell office:value-type="float" office:value="0.223243109014154" calcext:value-type="float">
            <text:p>0.22324310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uriel_George&gt;</text:p>
          </table:table-cell>
          <table:table-cell office:value-type="string" calcext:value-type="string">
            <text:p>&lt;isCitizenOf&gt;</text:p>
          </table:table-cell>
          <table:table-cell office:value-type="string" calcext:value-type="string">
            <text:p>&lt;Kingdom_of_Essex&gt;</text:p>
          </table:table-cell>
          <table:table-cell office:value-type="float" office:value="0.23402466367713" calcext:value-type="float">
            <text:p>0.2340246637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19999999999999996, 0.09999999999999998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117331 predictions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&lt;Amy_Robins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From_Hell_(film)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Milan_Gurovi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mski_`a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evi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&lt;Charles_Band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Parasite_(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Kimberley_Conrad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Alabam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alph_Murphy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Man_in_Half_Moon_Stree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einrich_Hein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University_of_Bonn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ijmegen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Nijmegen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William_Nigh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esert_Nights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Vigilante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Michigan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John_Herber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Tennessee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._Gallen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St._Gallen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ed_Zinneman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Search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Robert_Dozi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Young_Stranger&gt;</text:p>
          </table:table-cell>
          <table:table-cell office:value-type="float" office:value="0.12547252108171" calcext:value-type="float">
            <text:p>0.125472521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tan_Winston&gt;</text:p>
          </table:table-cell>
          <table:table-cell office:value-type="string" calcext:value-type="string">
            <text:p>&lt;directed&gt;</text:p>
          </table:table-cell>
          <table:table-cell office:value-type="string" calcext:value-type="string">
            <text:p>&lt;The_Deaths_of_Ian_Stone&gt;</text:p>
          </table:table-cell>
          <table:table-cell office:value-type="float" office:value="0.134277543238458" calcext:value-type="float">
            <text:p>0.134277543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Haskell_Wexler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Medium_Cool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Thomas_Kuhn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Jean_Piaget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ill_Chambers_(basketball)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Virgi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eri_DiNovo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Parkdale,_Toronto&gt;</text:p>
          </table:table-cell>
          <table:table-cell office:value-type="float" office:value="0.170068027210884" calcext:value-type="float">
            <text:p>0.1700680272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arlos_F._Borcosque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La_Verdadera_victoria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Ingmar_Bergma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Dreams_(1955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Francis_Ford_(actor)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Winking_Idol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Nathaniel_Park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United_Kingdom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angor,_Maine&gt;</text:p>
          </table:table-cell>
          <table:table-cell office:value-type="string" calcext:value-type="string">
            <text:p>&lt;hasCapital&gt;</text:p>
          </table:table-cell>
          <table:table-cell office:value-type="string" calcext:value-type="string">
            <text:p>&lt;Bangor,_Maine&gt;</text:p>
          </table:table-cell>
          <table:table-cell office:value-type="float" office:value="0.130225080385852" calcext:value-type="float">
            <text:p>0.130225080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Al_Gore&gt;</text:p>
          </table:table-cell>
          <table:table-cell office:value-type="string" calcext:value-type="string">
            <text:p>&lt;worksAt&gt;</text:p>
          </table:table-cell>
          <table:table-cell office:value-type="string" calcext:value-type="string">
            <text:p>&lt;Harvard_University&gt;</text:p>
          </table:table-cell>
          <table:table-cell office:value-type="float" office:value="0.156786271450858" calcext:value-type="float">
            <text:p>0.156786271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Lisa_Joyner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Sacramento,_California&gt;</text:p>
          </table:table-cell>
          <table:table-cell office:value-type="float" office:value="0.1896875" calcext:value-type="float">
            <text:p>0.1896875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Gyula_Germanus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Budapest&gt;</text:p>
          </table:table-cell>
          <table:table-cell office:value-type="float" office:value="0.165537270087125" calcext:value-type="float">
            <text:p>0.1655372701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Sidney_Lumet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The_Appointment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Delbert_Mann&gt;</text:p>
          </table:table-cell>
          <table:table-cell office:value-type="string" calcext:value-type="string">
            <text:p>&lt;produced&gt;</text:p>
          </table:table-cell>
          <table:table-cell office:value-type="string" calcext:value-type="string">
            <text:p>&lt;Jane_Eyre_(1970_film)&gt;</text:p>
          </table:table-cell>
          <table:table-cell office:value-type="float" office:value="0.159340659340659" calcext:value-type="float">
            <text:p>0.1593406593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Billy_Vera&gt;</text:p>
          </table:table-cell>
          <table:table-cell office:value-type="string" calcext:value-type="string">
            <text:p>&lt;livesIn&gt;</text:p>
          </table:table-cell>
          <table:table-cell office:value-type="string" calcext:value-type="string">
            <text:p>&lt;Riverside_County,_California&gt;</text:p>
          </table:table-cell>
          <table:table-cell office:value-type="float" office:value="0.167627029858565" calcext:value-type="float">
            <text:p>0.1676270299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&lt;Charles_Oatley&gt;</text:p>
          </table:table-cell>
          <table:table-cell office:value-type="string" calcext:value-type="string">
            <text:p>&lt;hasAcademicAdvisor&gt;</text:p>
          </table:table-cell>
          <table:table-cell office:value-type="string" calcext:value-type="string">
            <text:p>&lt;John_Cockcroft&gt;</text:p>
          </table:table-cell>
          <table:table-cell office:value-type="float" office:value="0.122270742358079" calcext:value-type="float">
            <text:p>0.1222707424</text:p>
          </table:table-cell>
          <table:table-cell office:value-type="string" calcext:value-type="string">
            <text:p>ManualEvaluation</text:p>
          </table:table-cell>
          <table:table-cell/>
        </table:table-row>
        <table:table-row table:style-name="ro3">
          <table:table-cell office:value-type="string" calcext:value-type="string">
            <text:p>Confidence [0.09999999999999998, 0.0)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0 prediction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1" table:target-range-address="'Std Confidence'.A110:'Std Confidence'.E154" table:contains-header="false">
          <table:sort>
            <table:sort-by table:field-number="4" table:order="descending" table:data-type="automatic"/>
          </table:sort>
        </table:database-range>
        <table:database-range table:name="__Anonymous_Sheet_DB__4" table:target-range-address="Sheet5.A2:Sheet5.D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000000" draw:fill-color="#99ccf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 style:data-style-name="N2" text:time-value="16:32:03.119479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Galárraga</meta:initial-creator>
    <meta:creation-date>2013-03-08T15:07:26</meta:creation-date>
    <dc:date>2015-10-10T17:42:05.821849069</dc:date>
    <meta:editing-duration>P11DT8H55M16S</meta:editing-duration>
    <meta:editing-cycles>110</meta:editing-cycles>
    <meta:generator>LibreOffice/4.2.8.2$Linux_X86_64 LibreOffice_project/420m0$Build-2</meta:generator>
    <meta:document-statistic meta:table-count="8" meta:cell-count="81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4" style:family="chart">
      <style:chart-properties chart:auto-position="true" style:rotation-angle="0"/>
      <style:text-properties fo:font-size="13pt" style:font-size-asian="9pt" style:font-size-complex="9pt"/>
    </style:style>
    <style:style style:name="ch5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8cm" svg:stroke-color="#666666" draw:fill-color="#666666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44cm" svg:height="7cm" xlink:href=".." xlink:type="simple" chart:class="chart:scatter" chart:style-name="ch1">
        <chart:plot-area chart:style-name="ch2" table:cell-range-address="'PCA Confidence'.J2:'PCA Confidence'.J31 'PCA Confidence'.A1:'PCA Confidence'.A1 'PCA Confidence'.M2:'PCA Confidence'.M31 'Std Confidence'.A1:'Std Confidence'.A1 'Std Confidence'.M2:'Std Confidence'.M46 'Std Confidence'.A47:'Std Confidence'.A47" chart:data-source-has-labels="row" svg:x="1.845cm" svg:y="0.055cm" svg:width="17.699cm" svg:height="5.698cm">
          <chartooo:coordinate-region svg:x="3.604cm" svg:y="0.294cm" svg:width="15.303cm" svg:height="4.733cm"/>
          <chart:axis chart:dimension="x" chart:name="primary-x" chart:style-name="ch3">
            <chart:title svg:x="6.086cm" svg:y="5.894cm" chart:style-name="ch4">
              <text:p>Aggregated predictions (beyond the initial KB)</text:p>
            </chart:title>
          </chart:axis>
          <chart:axis chart:dimension="y" chart:name="primary-y" chart:style-name="ch5">
            <chart:title svg:x="0.544cm" svg:y="5.454cm" chart:style-name="ch6">
              <text:p>Aggregated Precision</text:p>
            </chart:title>
            <chart:grid chart:style-name="ch7" chart:class="major"/>
          </chart:axis>
          <chart:series chart:style-name="ch8" chart:values-cell-range-address="'PCA Confidence'.M2:'PCA Confidence'.M31" chart:label-cell-address="'PCA Confidence'.A1:'PCA Confidence'.A1" chart:class="chart:scatter">
            <chart:domain table:cell-range-address="'PCA Confidence'.J2:'PCA Confidence'.J31"/>
            <chart:data-point chart:repeated="30"/>
          </chart:series>
          <chart:series chart:style-name="ch9" chart:values-cell-range-address="'Std Confidence'.M2:'Std Confidence'.M30" chart:label-cell-address="'Std Confidence'.A1:'Std Confidence'.A1" chart:class="chart:scatter">
            <chart:domain table:cell-range-address="'Std Confidence'.J2:'Std Confidence'.J30"/>
            <chart:data-point chart:repeated="29"/>
          </chart:series>
          <chart:series chart:style-name="ch10" chart:values-cell-range-address="'Std Confidence'.M31:'Std Confidence'.M46" chart:label-cell-address="'Std Confidence'.A47:'Std Confidence'.A47" chart:class="chart:scatter">
            <chart:domain table:cell-range-address="'Std Confidence'.J31:'Std Confidence'.J46"/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31-45)</text:p>
                <draw:g>
                  <svg:desc>'Std Confidence'.A47:'Std Confidence'.A4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58">
                <text:p>5158</text:p>
                <draw:g>
                  <svg:desc>'PCA Confidence'.J2:'PCA Confidence'.J31</svg:desc>
                </draw:g>
              </table:table-cell>
              <table:table-cell office:value-type="float" office:value="1">
                <text:p>1</text:p>
                <draw:g>
                  <svg:desc>'PCA Confidence'.M2:'PCA Confidence'.M31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30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30</svg:desc>
                </draw:g>
              </table:table-cell>
              <table:table-cell office:value-type="float" office:value="113439">
                <text:p>113439</text:p>
                <draw:g>
                  <svg:desc>'Std Confidence'.J31:'Std Confidence'.J46</svg:desc>
                </draw:g>
              </table:table-cell>
              <table:table-cell office:value-type="float" office:value="0.343713956170704">
                <text:p>0.343713956170704</text:p>
                <draw:g>
                  <svg:desc>'Std Confidence'.M31:'Std Confidence'.M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6133">
                <text:p>366133</text:p>
              </table:table-cell>
              <table:table-cell office:value-type="float" office:value="0.3860103626943">
                <text:p>0.3860103626943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0420">
                <text:p>380420</text:p>
              </table:table-cell>
              <table:table-cell office:value-type="float" office:value="0.372817955112219">
                <text:p>0.372817955112219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4369">
                <text:p>394369</text:p>
              </table:table-cell>
              <table:table-cell office:value-type="float" office:value="0.374378109452736">
                <text:p>0.37437810945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5" style:family="chart">
      <style:chart-properties style:rotation-angle="0"/>
      <style:text-properties fo:font-size="13pt" fo:font-weight="bold" style:font-size-asian="9pt" style:font-size-complex="9pt"/>
    </style:style>
    <style:style style:name="ch6" style:family="chart" style:data-style-name="N11">
      <style:chart-properties chart:display-label="true" chart:logarithmic="false" chart:maximum="1" chart:reverse-direction="false" text:line-break="false" chart:link-data-style-to-source="true" chart:axis-position="0"/>
      <style:graphic-properties svg:stroke-color="#b3b3b3"/>
      <style:text-properties fo:font-size="11pt" style:font-size-asian="8pt" style:font-size-complex="8pt"/>
    </style:style>
    <style:style style:name="ch7" style:family="chart">
      <style:chart-properties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3cm" svg:height="9.085cm" xlink:href=".." xlink:type="simple" chart:class="chart:scatter" chart:style-name="ch1">
        <chart:legend svg:x="13.308cm" svg:y="0cm" style:legend-expansion="custom" chartooo:width="6.292cm" chartooo:height="2.067cm" style:legend-expansion-aspect-ratio="3.0440251572327" chart:style-name="ch2"/>
        <chart:plot-area chart:style-name="ch3" table:cell-range-address="'PCA Conf (multiple rules, types)'.R3:'PCA Conf (multiple rules, types)'.R10 'PCA Confidence'.J2:'PCA Confidence'.J28 'PCA Confidence'.A1:'PCA Confidence'.A1 'PCA Confidence'.M2:'PCA Confidence'.M28 'Std Confidence'.A1:'Std Confidence'.A1 'Std Confidence'.M2:'Std Confidence'.M46 'PCA Conf (types)'.P3:'PCA Conf (types)'.P11" chart:data-source-has-labels="both" svg:x="1.393cm" svg:y="0.139cm" svg:width="18.845cm" svg:height="7.667cm">
          <chartooo:coordinate-region svg:x="3.152cm" svg:y="0.378cm" svg:width="16.449cm" svg:height="6.702cm"/>
          <chart:axis chart:dimension="x" chart:name="primary-x" chart:style-name="ch4" chartooo:axis-type="auto">
            <chart:title svg:x="5.829cm" svg:y="7.987cm" chart:style-name="ch5">
              <text:p>Aggregated predictions (beyond the initial KB)</text:p>
            </chart:title>
            <chart:categories table:cell-range-address="'PCA Conf (multiple rules, types)'.R3:'PCA Conf (multiple rules, types)'.R10"/>
          </chart:axis>
          <chart:axis chart:dimension="y" chart:name="primary-y" chart:style-name="ch6">
            <chart:title svg:x="0.329cm" svg:y="6.422cm" chart:style-name="ch7">
              <text:p>Aggregated Precision</text:p>
            </chart:title>
            <chart:grid chart:style-name="ch8" chart:class="major"/>
          </chart:axis>
          <chart:series chart:style-name="ch9" chart:values-cell-range-address="'PCA Confidence'.M2:'PCA Confidence'.M28" chart:label-cell-address="'PCA Confidence'.A1:'PCA Confidence'.A1" chart:class="chart:scatter">
            <chart:domain table:cell-range-address="'PCA Confidence'.J2:'PCA Confidence'.J28"/>
            <chart:data-point chart:repeated="27"/>
          </chart:series>
          <chart:series chart:style-name="ch10" chart:values-cell-range-address="'Std Confidence'.M2:'Std Confidence'.M46" chart:label-cell-address="'Std Confidence'.A1:'Std Confidence'.A1" chart:class="chart:scatter">
            <chart:domain table:cell-range-address="'Std Confidence'.J2:'Std Confidence'.J46"/>
            <chart:data-point chart:repeated="45"/>
          </chart:series>
          <chart:series chart:style-name="ch11" chart:values-cell-range-address="'PCA Conf (types)'.P4:'PCA Conf (types)'.P11" chart:label-cell-address="'PCA Conf (types)'.P3:'PCA Conf (types)'.P3" chart:class="chart:scatter">
            <chart:domain table:cell-range-address="'PCA Conf (types)'.Q4:'PCA Conf (types)'.Q11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CA Confidence (rules 1-30)</text:p>
                <draw:g>
                  <svg:desc>'PCA Confidence'.A1:'PCA Confidence'.A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Standard Confidence (rules 1-30)</text:p>
                <draw:g>
                  <svg:desc>'Std Confidence'.A1:'Std Confidence'.A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PCA Confidence (types)</text:p>
                <draw:g>
                  <svg:desc>'PCA Conf (types)'.P3:'PCA Conf (types)'.P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PCA Conf (multiple rules, types)'.R3:'PCA Conf (multiple rules, types)'.R10</svg:desc>
                </draw:g>
              </table:table-cell>
              <table:table-cell office:value-type="float" office:value="5158">
                <text:p>5158</text:p>
                <draw:g>
                  <svg:desc>'PCA Confidence'.J2:'PCA Confidence'.J28</svg:desc>
                </draw:g>
              </table:table-cell>
              <table:table-cell office:value-type="float" office:value="1">
                <text:p>1</text:p>
                <draw:g>
                  <svg:desc>'PCA Confidence'.M2:'PCA Confidence'.M28</svg:desc>
                </draw:g>
              </table:table-cell>
              <table:table-cell office:value-type="float" office:value="1865">
                <text:p>1865</text:p>
                <draw:g>
                  <svg:desc>'Std Confidence'.J2:'Std Confidence'.J46</svg:desc>
                </draw:g>
              </table:table-cell>
              <table:table-cell office:value-type="float" office:value="0.344827586206897">
                <text:p>0.344827586206897</text:p>
                <draw:g>
                  <svg:desc>'Std Confidence'.M2:'Std Confidence'.M46</svg:desc>
                </draw:g>
              </table:table-cell>
              <table:table-cell office:value-type="float" office:value="5774">
                <text:p>5774</text:p>
                <draw:g>
                  <svg:desc>'PCA Conf (types)'.Q4:'PCA Conf (types)'.Q11</svg:desc>
                </draw:g>
              </table:table-cell>
              <table:table-cell office:value-type="float" office:value="0.866666666666667">
                <text:p>0.866666666666667</text:p>
                <draw:g>
                  <svg:desc>'PCA Conf (types)'.P4:'PCA Conf (types)'.P11</svg:desc>
                </draw:g>
              </table:table-cell>
            </table:table-row>
            <table:table-row>
              <table:table-cell office:value-type="float" office:value="0.775">
                <text:p>0</text:p>
              </table:table-cell>
              <table:table-cell office:value-type="float" office:value="18196">
                <text:p>18196</text:p>
              </table:table-cell>
              <table:table-cell office:value-type="float" office:value="0.576271186440678">
                <text:p>0.576271186440678</text:p>
              </table:table-cell>
              <table:table-cell office:value-type="float" office:value="2933">
                <text:p>2933</text:p>
              </table:table-cell>
              <table:table-cell office:value-type="float" office:value="0.338983050847458">
                <text:p>0.338983050847458</text:p>
              </table:table-cell>
              <table:table-cell office:value-type="float" office:value="62360">
                <text:p>62360</text:p>
              </table:table-cell>
              <table:table-cell office:value-type="float" office:value="0.698412698412698">
                <text:p>0.698412698412698</text:p>
              </table:table-cell>
            </table:table-row>
            <table:table-row>
              <table:table-cell office:value-type="float" office:value="0.773584905660377">
                <text:p>0</text:p>
              </table:table-cell>
              <table:table-cell office:value-type="float" office:value="23135">
                <text:p>23135</text:p>
              </table:table-cell>
              <table:table-cell office:value-type="float" office:value="0.528089887640449">
                <text:p>0.528089887640449</text:p>
              </table:table-cell>
              <table:table-cell office:value-type="float" office:value="8091">
                <text:p>8091</text:p>
              </table:table-cell>
              <table:table-cell office:value-type="float" office:value="0.550561797752809">
                <text:p>0.550561797752809</text:p>
              </table:table-cell>
              <table:table-cell office:value-type="float" office:value="65763">
                <text:p>65763</text:p>
              </table:table-cell>
              <table:table-cell office:value-type="float" office:value="0.655913978494624">
                <text:p>0.655913978494624</text:p>
              </table:table-cell>
            </table:table-row>
            <table:table-row>
              <table:table-cell office:value-type="float" office:value="0.805970149253731">
                <text:p>0</text:p>
              </table:table-cell>
              <table:table-cell office:value-type="float" office:value="98714">
                <text:p>98714</text:p>
              </table:table-cell>
              <table:table-cell office:value-type="float" office:value="0.570175438596491">
                <text:p>0.570175438596491</text:p>
              </table:table-cell>
              <table:table-cell office:value-type="float" office:value="9067">
                <text:p>9067</text:p>
              </table:table-cell>
              <table:table-cell office:value-type="float" office:value="0.420168067226891">
                <text:p>0.420168067226891</text:p>
              </table:table-cell>
              <table:table-cell office:value-type="float" office:value="74348">
                <text:p>74348</text:p>
              </table:table-cell>
              <table:table-cell office:value-type="float" office:value="0.654205607476635">
                <text:p>0.654205607476635</text:p>
              </table:table-cell>
            </table:table-row>
            <table:table-row>
              <table:table-cell office:value-type="float" office:value="0.831325301204819">
                <text:p>0</text:p>
              </table:table-cell>
              <table:table-cell office:value-type="float" office:value="99040">
                <text:p>99040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9585">
                <text:p>9585</text:p>
              </table:table-cell>
              <table:table-cell office:value-type="float" office:value="0.344594594594595">
                <text:p>0.344594594594595</text:p>
              </table:table-cell>
              <table:table-cell office:value-type="float" office:value="91691">
                <text:p>91691</text:p>
              </table:table-cell>
              <table:table-cell office:value-type="float" office:value="0.695652173913043">
                <text:p>0.695652173913043</text:p>
              </table:table-cell>
            </table:table-row>
            <table:table-row>
              <table:table-cell office:value-type="float" office:value="0.725490196078431">
                <text:p>0</text:p>
              </table:table-cell>
              <table:table-cell office:value-type="float" office:value="99339">
                <text:p>99339</text:p>
              </table:table-cell>
              <table:table-cell office:value-type="float" office:value="0.614035087719298">
                <text:p>0.614035087719298</text:p>
              </table:table-cell>
              <table:table-cell office:value-type="float" office:value="9911">
                <text:p>9911</text:p>
              </table:table-cell>
              <table:table-cell office:value-type="float" office:value="0.401162790697674">
                <text:p>0.401162790697674</text:p>
              </table:table-cell>
              <table:table-cell office:value-type="float" office:value="126123">
                <text:p>126123</text:p>
              </table:table-cell>
              <table:table-cell office:value-type="float" office:value="0.685185185185185">
                <text:p>0.685185185185185</text:p>
              </table:table-cell>
            </table:table-row>
            <table:table-row>
              <table:table-cell office:value-type="float" office:value="0.754237288135593">
                <text:p>0</text:p>
              </table:table-cell>
              <table:table-cell office:value-type="float" office:value="99439">
                <text:p>99439</text:p>
              </table:table-cell>
              <table:table-cell office:value-type="float" office:value="0.567164179104478">
                <text:p>0.567164179104478</text:p>
              </table:table-cell>
              <table:table-cell office:value-type="float" office:value="9986">
                <text:p>9986</text:p>
              </table:table-cell>
              <table:table-cell office:value-type="float" office:value="0.371287128712871">
                <text:p>0.371287128712871</text:p>
              </table:table-cell>
              <table:table-cell office:value-type="float" office:value="141713">
                <text:p>141713</text:p>
              </table:table-cell>
              <table:table-cell office:value-type="float" office:value="0.668539325842697">
                <text:p>0.668539325842697</text:p>
              </table:table-cell>
            </table:table-row>
            <table:table-row>
              <table:table-cell office:value-type="float" office:value="0.644927536231884">
                <text:p>0</text:p>
              </table:table-cell>
              <table:table-cell office:value-type="float" office:value="100415">
                <text:p>100415</text:p>
              </table:table-cell>
              <table:table-cell office:value-type="float" office:value="0.493506493506493">
                <text:p>0.493506493506493</text:p>
              </table:table-cell>
              <table:table-cell office:value-type="float" office:value="10285">
                <text:p>10285</text:p>
              </table:table-cell>
              <table:table-cell office:value-type="float" office:value="0.438053097345133">
                <text:p>0.438053097345133</text:p>
              </table:table-cell>
              <table:table-cell office:value-type="float" office:value="346295">
                <text:p>346295</text:p>
              </table:table-cell>
              <table:table-cell office:value-type="float" office:value="0.645320197044335">
                <text:p>0.645320197044335</text:p>
              </table:table-cell>
            </table:table-row>
            <table:table-row>
              <table:table-cell office:value-type="string"/>
              <table:table-cell office:value-type="float" office:value="102280">
                <text:p>102280</text:p>
              </table:table-cell>
              <table:table-cell office:value-type="float" office:value="0.476923076923077">
                <text:p>0.476923076923077</text:p>
              </table:table-cell>
              <table:table-cell office:value-type="float" office:value="11075">
                <text:p>11075</text:p>
              </table:table-cell>
              <table:table-cell office:value-type="float" office:value="0.411067193675889">
                <text:p>0.411067193675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771">
                <text:p>134771</text:p>
              </table:table-cell>
              <table:table-cell office:value-type="float" office:value="0.451724137931034">
                <text:p>0.451724137931034</text:p>
              </table:table-cell>
              <table:table-cell office:value-type="float" office:value="38055">
                <text:p>38055</text:p>
              </table:table-cell>
              <table:table-cell office:value-type="float" office:value="0.393617021276596">
                <text:p>0.393617021276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5654">
                <text:p>165654</text:p>
              </table:table-cell>
              <table:table-cell office:value-type="float" office:value="0.426332288401254">
                <text:p>0.426332288401254</text:p>
              </table:table-cell>
              <table:table-cell office:value-type="float" office:value="40906">
                <text:p>40906</text:p>
              </table:table-cell>
              <table:table-cell office:value-type="float" office:value="0.375404530744337">
                <text:p>0.375404530744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6722">
                <text:p>166722</text:p>
              </table:table-cell>
              <table:table-cell office:value-type="float" office:value="0.418338108882521">
                <text:p>0.418338108882521</text:p>
              </table:table-cell>
              <table:table-cell office:value-type="float" office:value="45131">
                <text:p>45131</text:p>
              </table:table-cell>
              <table:table-cell office:value-type="float" office:value="0.420118343195266">
                <text:p>0.420118343195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9076">
                <text:p>219076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46301">
                <text:p>46301</text:p>
              </table:table-cell>
              <table:table-cell office:value-type="float" office:value="0.448369565217391">
                <text:p>0.448369565217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2989">
                <text:p>232989</text:p>
              </table:table-cell>
              <table:table-cell office:value-type="float" office:value="0.432432432432432">
                <text:p>0.432432432432432</text:p>
              </table:table-cell>
              <table:table-cell office:value-type="float" office:value="51274">
                <text:p>51274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4162">
                <text:p>234162</text:p>
              </table:table-cell>
              <table:table-cell office:value-type="float" office:value="0.423340961098398">
                <text:p>0.423340961098398</text:p>
              </table:table-cell>
              <table:table-cell office:value-type="float" office:value="51745">
                <text:p>51745</text:p>
              </table:table-cell>
              <table:table-cell office:value-type="float" office:value="0.419811320754717">
                <text:p>0.41981132075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8329">
                <text:p>238329</text:p>
              </table:table-cell>
              <table:table-cell office:value-type="float" office:value="0.4">
                <text:p>0.4</text:p>
              </table:table-cell>
              <table:table-cell office:value-type="float" office:value="51845">
                <text:p>51845</text:p>
              </table:table-cell>
              <table:table-cell office:value-type="float" office:value="0.414096916299559">
                <text:p>0.414096916299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010">
                <text:p>249010</text:p>
              </table:table-cell>
              <table:table-cell office:value-type="float" office:value="0.38989898989899">
                <text:p>0.38989898989899</text:p>
              </table:table-cell>
              <table:table-cell office:value-type="float" office:value="51997">
                <text:p>51997</text:p>
              </table:table-cell>
              <table:table-cell office:value-type="float" office:value="0.450413223140496">
                <text:p>0.45041322314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9528">
                <text:p>249528</text:p>
              </table:table-cell>
              <table:table-cell office:value-type="float" office:value="0.370229007633588">
                <text:p>0.370229007633588</text:p>
              </table:table-cell>
              <table:table-cell office:value-type="float" office:value="54853">
                <text:p>54853</text:p>
              </table:table-cell>
              <table:table-cell office:value-type="float" office:value="0.45224171539961">
                <text:p>0.45224171539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1411">
                <text:p>271411</text:p>
              </table:table-cell>
              <table:table-cell office:value-type="float" office:value="0.391621129326047">
                <text:p>0.391621129326047</text:p>
              </table:table-cell>
              <table:table-cell office:value-type="float" office:value="55405">
                <text:p>55405</text:p>
              </table:table-cell>
              <table:table-cell office:value-type="float" office:value="0.453038674033149">
                <text:p>0.4530386740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2581">
                <text:p>272581</text:p>
              </table:table-cell>
              <table:table-cell office:value-type="float" office:value="0.407599309153713">
                <text:p>0.407599309153713</text:p>
              </table:table-cell>
              <table:table-cell office:value-type="float" office:value="55499">
                <text:p>55499</text:p>
              </table:table-cell>
              <table:table-cell office:value-type="float" office:value="0.431064572425829">
                <text:p>0.431064572425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4650">
                <text:p>294650</text:p>
              </table:table-cell>
              <table:table-cell office:value-type="float" office:value="0.398026315789474">
                <text:p>0.398026315789474</text:p>
              </table:table-cell>
              <table:table-cell office:value-type="float" office:value="71761">
                <text:p>71761</text:p>
              </table:table-cell>
              <table:table-cell office:value-type="float" office:value="0.409618573797678">
                <text:p>0.409618573797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202">
                <text:p>295202</text:p>
              </table:table-cell>
              <table:table-cell office:value-type="float" office:value="0.401253918495298">
                <text:p>0.401253918495298</text:p>
              </table:table-cell>
              <table:table-cell office:value-type="float" office:value="72199">
                <text:p>72199</text:p>
              </table:table-cell>
              <table:table-cell office:value-type="float" office:value="0.412044374009509">
                <text:p>0.412044374009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5992">
                <text:p>295992</text:p>
              </table:table-cell>
              <table:table-cell office:value-type="float" office:value="0.388467374810319">
                <text:p>0.388467374810319</text:p>
              </table:table-cell>
              <table:table-cell office:value-type="float" office:value="73398">
                <text:p>73398</text:p>
              </table:table-cell>
              <table:table-cell office:value-type="float" office:value="0.40695915279879">
                <text:p>0.40695915279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8635">
                <text:p>308635</text:p>
              </table:table-cell>
              <table:table-cell office:value-type="float" office:value="0.414244186046512">
                <text:p>0.414244186046512</text:p>
              </table:table-cell>
              <table:table-cell office:value-type="float" office:value="89670">
                <text:p>89670</text:p>
              </table:table-cell>
              <table:table-cell office:value-type="float" office:value="0.394202898550725">
                <text:p>0.394202898550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1571">
                <text:p>321571</text:p>
              </table:table-cell>
              <table:table-cell office:value-type="float" office:value="0.411510791366907">
                <text:p>0.411510791366907</text:p>
              </table:table-cell>
              <table:table-cell office:value-type="float" office:value="89941">
                <text:p>8994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6544">
                <text:p>326544</text:p>
              </table:table-cell>
              <table:table-cell office:value-type="float" office:value="0.399721448467967">
                <text:p>0.399721448467967</text:p>
              </table:table-cell>
              <table:table-cell office:value-type="float" office:value="92158">
                <text:p>92158</text:p>
              </table:table-cell>
              <table:table-cell office:value-type="float" office:value="0.377510040160643">
                <text:p>0.377510040160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9153">
                <text:p>339153</text:p>
              </table:table-cell>
              <table:table-cell office:value-type="float" office:value="0.391711229946524">
                <text:p>0.391711229946524</text:p>
              </table:table-cell>
              <table:table-cell office:value-type="float" office:value="112354">
                <text:p>112354</text:p>
              </table:table-cell>
              <table:table-cell office:value-type="float" office:value="0.362934362934363">
                <text:p>0.362934362934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2734">
                <text:p>112734</text:p>
              </table:table-cell>
              <table:table-cell office:value-type="float" office:value="0.351116625310174">
                <text:p>0.35111662531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164">
                <text:p>113164</text:p>
              </table:table-cell>
              <table:table-cell office:value-type="float" office:value="0.352870813397129">
                <text:p>0.352870813397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439">
                <text:p>113439</text:p>
              </table:table-cell>
              <table:table-cell office:value-type="float" office:value="0.343713956170704">
                <text:p>0.343713956170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509">
                <text:p>125509</text:p>
              </table:table-cell>
              <table:table-cell office:value-type="float" office:value="0.338218714768884">
                <text:p>0.338218714768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842">
                <text:p>125842</text:p>
              </table:table-cell>
              <table:table-cell office:value-type="float" office:value="0.329334787350054">
                <text:p>0.329334787350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505">
                <text:p>126505</text:p>
              </table:table-cell>
              <table:table-cell office:value-type="float" office:value="0.332980972515856">
                <text:p>0.332980972515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860">
                <text:p>126860</text:p>
              </table:table-cell>
              <table:table-cell office:value-type="float" office:value="0.325819672131148">
                <text:p>0.32581967213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054">
                <text:p>127054</text:p>
              </table:table-cell>
              <table:table-cell office:value-type="float" office:value="0.31610337972167">
                <text:p>0.31610337972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828">
                <text:p>152828</text:p>
              </table:table-cell>
              <table:table-cell office:value-type="float" office:value="0.30984555984556">
                <text:p>0.30984555984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935">
                <text:p>152935</text:p>
              </table:table-cell>
              <table:table-cell office:value-type="float" office:value="0.301125703564728">
                <text:p>0.30112570356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053">
                <text:p>153053</text:p>
              </table:table-cell>
              <table:table-cell office:value-type="float" office:value="0.293795620437956">
                <text:p>0.293795620437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442">
                <text:p>153442</text:p>
              </table:table-cell>
              <table:table-cell office:value-type="float" office:value="0.291814946619217">
                <text:p>0.291814946619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6562">
                <text:p>166562</text:p>
              </table:table-cell>
              <table:table-cell office:value-type="float" office:value="0.287944492627927">
                <text:p>0.287944492627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498">
                <text:p>179498</text:p>
              </table:table-cell>
              <table:table-cell office:value-type="float" office:value="0.283163265306122">
                <text:p>0.28316326530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295">
                <text:p>180295</text:p>
              </table:table-cell>
              <table:table-cell office:value-type="float" office:value="0.281094527363184">
                <text:p>0.28109452736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541">
                <text:p>180541</text:p>
              </table:table-cell>
              <table:table-cell office:value-type="float" office:value="0.279126213592233">
                <text:p>0.279126213592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291">
                <text:p>181291</text:p>
              </table:table-cell>
              <table:table-cell office:value-type="float" office:value="0.273301737756714">
                <text:p>0.273301737756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049">
                <text:p>188049</text:p>
              </table:table-cell>
              <table:table-cell office:value-type="float" office:value="0.268518518518519">
                <text:p>0.268518518518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